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57.91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new Race('&quot;;[.C2];&quot;', '&quot;;[.D2];&quot;', &quot;;[.F2];&quot;, &quot;;[.G2];&quot;, &quot;;[.H2])" office:value-type="string" office:string-value="BULBASAUR: new Race('Bulbasaur', 'b', 85, 255, 85" calcext:value-type="string">
            <text:p>BULBASAUR: new Race('Bulbasaur', 'b', 85, 255, 85</text:p>
          </table:table-cell>
          <table:table-cell table:formula="of:=CONCATENATE(&quot;, &quot;;[.J2];&quot;, Types.&quot;;[.K2]; IF([.L2]&lt;&gt;&quot;&quot;;CONCATENATE(&quot;, Types.&quot;;[.L2]);&quot;, null&quot;); &quot;, &quot;;[.M2];&quot;, &quot;;[.N2];&quot;, &quot;;[.O2];&quot;, &quot;;[.P2];&quot;, &quot;; [.Q2])" office:value-type="string" office:string-value=", true, Types.GRASS, Types.POISON, 45, 49, 49, 65, 65" calcext:value-type="string">
            <text:p>, true, Types.GRASS, Types.POISON, 45, 49, 49, 65, 65</text:p>
          </table:table-cell>
          <table:table-cell table:formula="of:=CONCATENATE(&quot;, &quot;;[.R2];&quot;, &quot;;[.S2];&quot;),&quot;)" office:value-type="string" office:string-value=", 45, 64)," calcext:value-type="string">
            <text:p>, 45, 64),</text:p>
          </table:table-cell>
          <table:table-cell table:style-name="ce5" table:formula="of:=COM.MICROSOFT.CONCAT([.V2:.X2])" office:value-type="string" office:string-value="BULBASAUR: new Race('Bulbasaur', 'b', 85, 255, 85, true, Types.GRASS, Types.POISON, 45, 49, 49, 65, 65, 45, 64)," calcext:value-type="string">
            <text:p>BULBASAUR: new Race('Bulbasaur', 'b', 85, 255, 85, true, Types.GRASS, Types.POISON, 45, 49, 49, 65, 65, 45, 64),</text:p>
          </table:table-cell>
          <table:table-cell table:style-name="ce7" table:formula="of:=IF([.T2]&lt;&gt;&quot;&quot;;CONCATENATE(&quot;Races.&quot;;[.B2];&quot;.setMainEvolution(&quot;;[.U2];&quot;, Races.&quot;;[.T2];&quot;); &quot;);&quot;&quot;)" office:value-type="string" office:string-value="Races.BULBASAUR.setMainEvolution(16, Races.IVYSAUR); " calcext:value-type="string">
            <text:p>Races.BULBASAUR.setMainEvolution(16, Races.IVYSAUR);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new Race('&quot;;[.C3];&quot;', '&quot;;[.D3];&quot;', &quot;;[.F3];&quot;, &quot;;[.G3];&quot;, &quot;;[.H3])" office:value-type="string" office:string-value="IVYSAUR: new Race('Ivysaur', 'i', 85, 255, 85" calcext:value-type="string">
            <text:p>IVYSAUR: new Race('Ivysaur', 'i', 85, 255, 85</text:p>
          </table:table-cell>
          <table:table-cell table:formula="of:=CONCATENATE(&quot;, &quot;;[.J3];&quot;, Types.&quot;;[.K3]; IF([.L3]&lt;&gt;&quot;&quot;;CONCATENATE(&quot;, Types.&quot;;[.L3]);&quot;, null&quot;); &quot;, &quot;;[.M3];&quot;, &quot;;[.N3];&quot;, &quot;;[.O3];&quot;, &quot;;[.P3];&quot;, &quot;; [.Q3])" office:value-type="string" office:string-value=", true, Types.GRASS, Types.POISON, 60, 62, 63, 80, 80" calcext:value-type="string">
            <text:p>, true, Types.GRASS, Types.POISON, 60, 62, 63, 80, 80</text:p>
          </table:table-cell>
          <table:table-cell table:formula="of:=CONCATENATE(&quot;, &quot;;[.R3];&quot;, &quot;;[.S3];&quot;),&quot;)" office:value-type="string" office:string-value=", 60, 141)," calcext:value-type="string">
            <text:p>, 60, 141),</text:p>
          </table:table-cell>
          <table:table-cell table:style-name="ce5" table:formula="of:=COM.MICROSOFT.CONCAT([.V3:.X3])" office:value-type="string" office:string-value="IVYSAUR: new Race('Ivysaur', 'i', 85, 255, 85, true, Types.GRASS, Types.POISON, 60, 62, 63, 80, 80, 60, 141)," calcext:value-type="string">
            <text:p>IVYSAUR: new Race('Ivysaur', 'i', 85, 255, 85, true, Types.GRASS, Types.POISON, 60, 62, 63, 80, 80, 60, 141),</text:p>
          </table:table-cell>
          <table:table-cell table:style-name="ce7" table:formula="of:=IF([.T3]&lt;&gt;&quot;&quot;;CONCATENATE(&quot;Races.&quot;;[.B3];&quot;.setMainEvolution(&quot;;[.U3];&quot;, Races.&quot;;[.T3];&quot;); &quot;);&quot;&quot;)" office:value-type="string" office:string-value="Races.IVYSAUR.setMainEvolution(32, Races.VENUSAUR); " calcext:value-type="string">
            <text:p>Races.IVYSAUR.setMainEvolution(32, Races.VENUSAUR);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new Race('&quot;;[.C4];&quot;', '&quot;;[.D4];&quot;', &quot;;[.F4];&quot;, &quot;;[.G4];&quot;, &quot;;[.H4])" office:value-type="string" office:string-value="VENUSAUR: new Race('Venusaur', 'V', 85, 255, 85" calcext:value-type="string">
            <text:p>VENUSAUR: new Race('Venusaur', 'V', 85, 255, 85</text:p>
          </table:table-cell>
          <table:table-cell table:formula="of:=CONCATENATE(&quot;, &quot;;[.J4];&quot;, Types.&quot;;[.K4]; IF([.L4]&lt;&gt;&quot;&quot;;CONCATENATE(&quot;, Types.&quot;;[.L4]);&quot;, null&quot;); &quot;, &quot;;[.M4];&quot;, &quot;;[.N4];&quot;, &quot;;[.O4];&quot;, &quot;;[.P4];&quot;, &quot;; [.Q4])" office:value-type="string" office:string-value=", true, Types.GRASS, Types.POISON, 80, 82, 83, 100, 100" calcext:value-type="string">
            <text:p>, true, Types.GRASS, Types.POISON, 80, 82, 83, 100, 100</text:p>
          </table:table-cell>
          <table:table-cell table:formula="of:=CONCATENATE(&quot;, &quot;;[.R4];&quot;, &quot;;[.S4];&quot;),&quot;)" office:value-type="string" office:string-value=", 80, 208)," calcext:value-type="string">
            <text:p>, 80, 208),</text:p>
          </table:table-cell>
          <table:table-cell table:style-name="ce5" table:formula="of:=COM.MICROSOFT.CONCAT([.V4:.X4])" office:value-type="string" office:string-value="VENUSAUR: new Race('Venusaur', 'V', 85, 255, 85, true, Types.GRASS, Types.POISON, 80, 82, 83, 100, 100, 80, 208)," calcext:value-type="string">
            <text:p>VENUSAUR: new Race('Venusaur', 'V', 85, 255, 85, true, Types.GRASS, Types.POISON, 80, 82, 83, 100, 100, 80, 208),</text:p>
          </table:table-cell>
          <table:table-cell table:style-name="ce7" table:formula="of:=IF([.T4]&lt;&gt;&quot;&quot;;CONCATENATE(&quot;Races.&quot;;[.B4];&quot;.setMainEvolution(&quot;;[.U4];&quot;, Races.&quot;;[.T4];&quot;); 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new Race('&quot;;[.C5];&quot;', '&quot;;[.D5];&quot;', &quot;;[.F5];&quot;, &quot;;[.G5];&quot;, &quot;;[.H5])" office:value-type="string" office:string-value="CHARMANDER: new Race('Charmander', 'c', 255, 85, 85" calcext:value-type="string">
            <text:p>CHARMANDER: new Race('Charmander', 'c', 255, 85, 85</text:p>
          </table:table-cell>
          <table:table-cell table:formula="of:=CONCATENATE(&quot;, &quot;;[.J5];&quot;, Types.&quot;;[.K5]; IF([.L5]&lt;&gt;&quot;&quot;;CONCATENATE(&quot;, Types.&quot;;[.L5]);&quot;, null&quot;); &quot;, &quot;;[.M5];&quot;, &quot;;[.N5];&quot;, &quot;;[.O5];&quot;, &quot;;[.P5];&quot;, &quot;; [.Q5])" office:value-type="string" office:string-value=", true, Types.FIRE, null, 39, 52, 43, 60, 50" calcext:value-type="string">
            <text:p>, true, Types.FIRE, null, 39, 52, 43, 60, 50</text:p>
          </table:table-cell>
          <table:table-cell table:formula="of:=CONCATENATE(&quot;, &quot;;[.R5];&quot;, &quot;;[.S5];&quot;),&quot;)" office:value-type="string" office:string-value=", 65, 65)," calcext:value-type="string">
            <text:p>, 65, 65),</text:p>
          </table:table-cell>
          <table:table-cell table:style-name="ce5" table:formula="of:=COM.MICROSOFT.CONCAT([.V5:.X5])" office:value-type="string" office:string-value="CHARMANDER: new Race('Charmander', 'c', 255, 85, 85, true, Types.FIRE, null, 39, 52, 43, 60, 50, 65, 65)," calcext:value-type="string">
            <text:p>CHARMANDER: new Race('Charmander', 'c', 255, 85, 85, true, Types.FIRE, null, 39, 52, 43, 60, 50, 65, 65),</text:p>
          </table:table-cell>
          <table:table-cell table:style-name="ce7" table:formula="of:=IF([.T5]&lt;&gt;&quot;&quot;;CONCATENATE(&quot;Races.&quot;;[.B5];&quot;.setMainEvolution(&quot;;[.U5];&quot;, Races.&quot;;[.T5];&quot;); &quot;);&quot;&quot;)" office:value-type="string" office:string-value="Races.CHARMANDER.setMainEvolution(16, Races.CHARMELEON); " calcext:value-type="string">
            <text:p>Races.CHARMANDER.setMainEvolution(16, Races.CHARMELEON);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new Race('&quot;;[.C6];&quot;', '&quot;;[.D6];&quot;', &quot;;[.F6];&quot;, &quot;;[.G6];&quot;, &quot;;[.H6])" office:value-type="string" office:string-value="CHARMELEON: new Race('Charmeleon', 'c', 255, 85, 85" calcext:value-type="string">
            <text:p>CHARMELEON: new Race('Charmeleon', 'c', 255, 85, 85</text:p>
          </table:table-cell>
          <table:table-cell table:formula="of:=CONCATENATE(&quot;, &quot;;[.J6];&quot;, Types.&quot;;[.K6]; IF([.L6]&lt;&gt;&quot;&quot;;CONCATENATE(&quot;, Types.&quot;;[.L6]);&quot;, null&quot;); &quot;, &quot;;[.M6];&quot;, &quot;;[.N6];&quot;, &quot;;[.O6];&quot;, &quot;;[.P6];&quot;, &quot;; [.Q6])" office:value-type="string" office:string-value=", true, Types.FIRE, null, 58, 64, 58, 80, 65" calcext:value-type="string">
            <text:p>, true, Types.FIRE, null, 58, 64, 58, 80, 65</text:p>
          </table:table-cell>
          <table:table-cell table:formula="of:=CONCATENATE(&quot;, &quot;;[.R6];&quot;, &quot;;[.S6];&quot;),&quot;)" office:value-type="string" office:string-value=", 80, 142)," calcext:value-type="string">
            <text:p>, 80, 142),</text:p>
          </table:table-cell>
          <table:table-cell table:style-name="ce5" table:formula="of:=COM.MICROSOFT.CONCAT([.V6:.X6])" office:value-type="string" office:string-value="CHARMELEON: new Race('Charmeleon', 'c', 255, 85, 85, true, Types.FIRE, null, 58, 64, 58, 80, 65, 80, 142)," calcext:value-type="string">
            <text:p>CHARMELEON: new Race('Charmeleon', 'c', 255, 85, 85, true, Types.FIRE, null, 58, 64, 58, 80, 65, 80, 142),</text:p>
          </table:table-cell>
          <table:table-cell table:style-name="ce7" table:formula="of:=IF([.T6]&lt;&gt;&quot;&quot;;CONCATENATE(&quot;Races.&quot;;[.B6];&quot;.setMainEvolution(&quot;;[.U6];&quot;, Races.&quot;;[.T6];&quot;); &quot;);&quot;&quot;)" office:value-type="string" office:string-value="Races.CHARMELEON.setMainEvolution(36, Races.CHARIZARD); " calcext:value-type="string">
            <text:p>Races.CHARMELEON.setMainEvolution(36, Races.CHARIZARD);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new Race('&quot;;[.C7];&quot;', '&quot;;[.D7];&quot;', &quot;;[.F7];&quot;, &quot;;[.G7];&quot;, &quot;;[.H7])" office:value-type="string" office:string-value="CHARIZARD: new Race('Charizard', 'C', 255, 85, 85" calcext:value-type="string">
            <text:p>CHARIZARD: new Race('Charizard', 'C', 255, 85, 85</text:p>
          </table:table-cell>
          <table:table-cell table:formula="of:=CONCATENATE(&quot;, &quot;;[.J7];&quot;, Types.&quot;;[.K7]; IF([.L7]&lt;&gt;&quot;&quot;;CONCATENATE(&quot;, Types.&quot;;[.L7]);&quot;, null&quot;); &quot;, &quot;;[.M7];&quot;, &quot;;[.N7];&quot;, &quot;;[.O7];&quot;, &quot;;[.P7];&quot;, &quot;; [.Q7])" office:value-type="string" office:string-value=", true, Types.FIRE, Types.FLYING, 78, 84, 78, 109, 85" calcext:value-type="string">
            <text:p>, true, Types.FIRE, Types.FLYING, 78, 84, 78, 109, 85</text:p>
          </table:table-cell>
          <table:table-cell table:formula="of:=CONCATENATE(&quot;, &quot;;[.R7];&quot;, &quot;;[.S7];&quot;),&quot;)" office:value-type="string" office:string-value=", 100, 209)," calcext:value-type="string">
            <text:p>, 100, 209),</text:p>
          </table:table-cell>
          <table:table-cell table:style-name="ce5" table:formula="of:=COM.MICROSOFT.CONCAT([.V7:.X7])" office:value-type="string" office:string-value="CHARIZARD: new Race('Charizard', 'C', 255, 85, 85, true, Types.FIRE, Types.FLYING, 78, 84, 78, 109, 85, 100, 209)," calcext:value-type="string">
            <text:p>CHARIZARD: new Race('Charizard', 'C', 255, 85, 85, true, Types.FIRE, Types.FLYING, 78, 84, 78, 109, 85, 100, 209),</text:p>
          </table:table-cell>
          <table:table-cell table:style-name="ce7" table:formula="of:=IF([.T7]&lt;&gt;&quot;&quot;;CONCATENATE(&quot;Races.&quot;;[.B7];&quot;.setMainEvolution(&quot;;[.U7];&quot;, Races.&quot;;[.T7];&quot;); 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new Race('&quot;;[.C8];&quot;', '&quot;;[.D8];&quot;', &quot;;[.F8];&quot;, &quot;;[.G8];&quot;, &quot;;[.H8])" office:value-type="string" office:string-value="SQUIRTLE: new Race('Squirtle', 's', 85, 85, 255" calcext:value-type="string">
            <text:p>SQUIRTLE: new Race('Squirtle', 's', 85, 85, 255</text:p>
          </table:table-cell>
          <table:table-cell table:formula="of:=CONCATENATE(&quot;, &quot;;[.J8];&quot;, Types.&quot;;[.K8]; IF([.L8]&lt;&gt;&quot;&quot;;CONCATENATE(&quot;, Types.&quot;;[.L8]);&quot;, null&quot;); &quot;, &quot;;[.M8];&quot;, &quot;;[.N8];&quot;, &quot;;[.O8];&quot;, &quot;;[.P8];&quot;, &quot;; [.Q8])" office:value-type="string" office:string-value=", true, Types.WATER, null, 44, 48, 65, 50, 64" calcext:value-type="string">
            <text:p>, true, Types.WATER, null, 44, 48, 65, 50, 64</text:p>
          </table:table-cell>
          <table:table-cell table:formula="of:=CONCATENATE(&quot;, &quot;;[.R8];&quot;, &quot;;[.S8];&quot;),&quot;)" office:value-type="string" office:string-value=", 43, 66)," calcext:value-type="string">
            <text:p>, 43, 66),</text:p>
          </table:table-cell>
          <table:table-cell table:style-name="ce5" table:formula="of:=COM.MICROSOFT.CONCAT([.V8:.X8])" office:value-type="string" office:string-value="SQUIRTLE: new Race('Squirtle', 's', 85, 85, 255, true, Types.WATER, null, 44, 48, 65, 50, 64, 43, 66)," calcext:value-type="string">
            <text:p>SQUIRTLE: new Race('Squirtle', 's', 85, 85, 255, true, Types.WATER, null, 44, 48, 65, 50, 64, 43, 66),</text:p>
          </table:table-cell>
          <table:table-cell table:style-name="ce7" table:formula="of:=IF([.T8]&lt;&gt;&quot;&quot;;CONCATENATE(&quot;Races.&quot;;[.B8];&quot;.setMainEvolution(&quot;;[.U8];&quot;, Races.&quot;;[.T8];&quot;); &quot;);&quot;&quot;)" office:value-type="string" office:string-value="Races.SQUIRTLE.setMainEvolution(16, Races.WARTORTLE); " calcext:value-type="string">
            <text:p>Races.SQUIRTLE.setMainEvolution(16, Races.WARTORTLE);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new Race('&quot;;[.C9];&quot;', '&quot;;[.D9];&quot;', &quot;;[.F9];&quot;, &quot;;[.G9];&quot;, &quot;;[.H9])" office:value-type="string" office:string-value="WARTORTLE: new Race('Wartortle', 'w', 85, 85, 255" calcext:value-type="string">
            <text:p>WARTORTLE: new Race('Wartortle', 'w', 85, 85, 255</text:p>
          </table:table-cell>
          <table:table-cell table:formula="of:=CONCATENATE(&quot;, &quot;;[.J9];&quot;, Types.&quot;;[.K9]; IF([.L9]&lt;&gt;&quot;&quot;;CONCATENATE(&quot;, Types.&quot;;[.L9]);&quot;, null&quot;); &quot;, &quot;;[.M9];&quot;, &quot;;[.N9];&quot;, &quot;;[.O9];&quot;, &quot;;[.P9];&quot;, &quot;; [.Q9])" office:value-type="string" office:string-value=", true, Types.WATER, null, 59, 63, 80, 65, 80" calcext:value-type="string">
            <text:p>, true, Types.WATER, null, 59, 63, 80, 65, 80</text:p>
          </table:table-cell>
          <table:table-cell table:formula="of:=CONCATENATE(&quot;, &quot;;[.R9];&quot;, &quot;;[.S9];&quot;),&quot;)" office:value-type="string" office:string-value=", 58, 143)," calcext:value-type="string">
            <text:p>, 58, 143),</text:p>
          </table:table-cell>
          <table:table-cell table:style-name="ce5" table:formula="of:=COM.MICROSOFT.CONCAT([.V9:.X9])" office:value-type="string" office:string-value="WARTORTLE: new Race('Wartortle', 'w', 85, 85, 255, true, Types.WATER, null, 59, 63, 80, 65, 80, 58, 143)," calcext:value-type="string">
            <text:p>WARTORTLE: new Race('Wartortle', 'w', 85, 85, 255, true, Types.WATER, null, 59, 63, 80, 65, 80, 58, 143),</text:p>
          </table:table-cell>
          <table:table-cell table:style-name="ce7" table:formula="of:=IF([.T9]&lt;&gt;&quot;&quot;;CONCATENATE(&quot;Races.&quot;;[.B9];&quot;.setMainEvolution(&quot;;[.U9];&quot;, Races.&quot;;[.T9];&quot;); &quot;);&quot;&quot;)" office:value-type="string" office:string-value="Races.WARTORTLE.setMainEvolution(36, Races.BLASTOISE); " calcext:value-type="string">
            <text:p>Races.WARTORTLE.setMainEvolution(36, Races.BLASTOISE);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new Race('&quot;;[.C10];&quot;', '&quot;;[.D10];&quot;', &quot;;[.F10];&quot;, &quot;;[.G10];&quot;, &quot;;[.H10])" office:value-type="string" office:string-value="BLASTOISE: new Race('Blastoise', 'B', 85, 85, 255" calcext:value-type="string">
            <text:p>BLASTOISE: new Race('Blastoise', 'B', 85, 85, 255</text:p>
          </table:table-cell>
          <table:table-cell table:formula="of:=CONCATENATE(&quot;, &quot;;[.J10];&quot;, Types.&quot;;[.K10]; IF([.L10]&lt;&gt;&quot;&quot;;CONCATENATE(&quot;, Types.&quot;;[.L10]);&quot;, null&quot;); &quot;, &quot;;[.M10];&quot;, &quot;;[.N10];&quot;, &quot;;[.O10];&quot;, &quot;;[.P10];&quot;, &quot;; [.Q10])" office:value-type="string" office:string-value=", true, Types.WATER, null, 79, 83, 100, 85, 105" calcext:value-type="string">
            <text:p>, true, Types.WATER, null, 79, 83, 100, 85, 105</text:p>
          </table:table-cell>
          <table:table-cell table:formula="of:=CONCATENATE(&quot;, &quot;;[.R10];&quot;, &quot;;[.S10];&quot;),&quot;)" office:value-type="string" office:string-value=", 78, 210)," calcext:value-type="string">
            <text:p>, 78, 210),</text:p>
          </table:table-cell>
          <table:table-cell table:style-name="ce5" table:formula="of:=COM.MICROSOFT.CONCAT([.V10:.X10])" office:value-type="string" office:string-value="BLASTOISE: new Race('Blastoise', 'B', 85, 85, 255, true, Types.WATER, null, 79, 83, 100, 85, 105, 78, 210)," calcext:value-type="string">
            <text:p>BLASTOISE: new Race('Blastoise', 'B', 85, 85, 255, true, Types.WATER, null, 79, 83, 100, 85, 105, 78, 210),</text:p>
          </table:table-cell>
          <table:table-cell table:style-name="ce7" table:formula="of:=IF([.T10]&lt;&gt;&quot;&quot;;CONCATENATE(&quot;Races.&quot;;[.B10];&quot;.setMainEvolution(&quot;;[.U10];&quot;, Races.&quot;;[.T10];&quot;); 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new Race('&quot;;[.C11];&quot;', '&quot;;[.D11];&quot;', &quot;;[.F11];&quot;, &quot;;[.G11];&quot;, &quot;;[.H11])" office:value-type="string" office:string-value="CATERPIE: new Race('Caterpie', 'c', 85, 255, 85" calcext:value-type="string">
            <text:p>CATERPIE: new Race('Caterpie', 'c', 85, 255, 85</text:p>
          </table:table-cell>
          <table:table-cell table:formula="of:=CONCATENATE(&quot;, &quot;;[.J11];&quot;, Types.&quot;;[.K11]; IF([.L11]&lt;&gt;&quot;&quot;;CONCATENATE(&quot;, Types.&quot;;[.L11]);&quot;, null&quot;); &quot;, &quot;;[.M11];&quot;, &quot;;[.N11];&quot;, &quot;;[.O11];&quot;, &quot;;[.P11];&quot;, &quot;; [.Q11])" office:value-type="string" office:string-value=", false, Types.BUG, null, 45, 30, 35, 20, 20" calcext:value-type="string">
            <text:p>, false, Types.BUG, null, 45, 30, 35, 20, 20</text:p>
          </table:table-cell>
          <table:table-cell table:formula="of:=CONCATENATE(&quot;, &quot;;[.R11];&quot;, &quot;;[.S11];&quot;),&quot;)" office:value-type="string" office:string-value=", 45, 53)," calcext:value-type="string">
            <text:p>, 45, 53),</text:p>
          </table:table-cell>
          <table:table-cell table:style-name="ce5" table:formula="of:=COM.MICROSOFT.CONCAT([.V11:.X11])" office:value-type="string" office:string-value="CATERPIE: new Race('Caterpie', 'c', 85, 255, 85, false, Types.BUG, null, 45, 30, 35, 20, 20, 45, 53)," calcext:value-type="string">
            <text:p>CATERPIE: new Race('Caterpie', 'c', 85, 255, 85, false, Types.BUG, null, 45, 30, 35, 20, 20, 45, 53),</text:p>
          </table:table-cell>
          <table:table-cell table:style-name="ce7" table:formula="of:=IF([.T11]&lt;&gt;&quot;&quot;;CONCATENATE(&quot;Races.&quot;;[.B11];&quot;.setMainEvolution(&quot;;[.U11];&quot;, Races.&quot;;[.T11];&quot;); &quot;);&quot;&quot;)" office:value-type="string" office:string-value="Races.CATERPIE.setMainEvolution(7, Races.METAPOD); " calcext:value-type="string">
            <text:p>Races.CATERPIE.setMainEvolution(7, Races.METAPOD);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new Race('&quot;;[.C12];&quot;', '&quot;;[.D12];&quot;', &quot;;[.F12];&quot;, &quot;;[.G12];&quot;, &quot;;[.H12])" office:value-type="string" office:string-value="METAPOD: new Race('Metapod', 'm', 85, 255, 85" calcext:value-type="string">
            <text:p>METAPOD: new Race('Metapod', 'm', 85, 255, 85</text:p>
          </table:table-cell>
          <table:table-cell table:formula="of:=CONCATENATE(&quot;, &quot;;[.J12];&quot;, Types.&quot;;[.K12]; IF([.L12]&lt;&gt;&quot;&quot;;CONCATENATE(&quot;, Types.&quot;;[.L12]);&quot;, null&quot;); &quot;, &quot;;[.M12];&quot;, &quot;;[.N12];&quot;, &quot;;[.O12];&quot;, &quot;;[.P12];&quot;, &quot;; [.Q12])" office:value-type="string" office:string-value=", false, Types.BUG, null, 50, 20, 55, 25, 25" calcext:value-type="string">
            <text:p>, false, Types.BUG, null, 50, 20, 55, 25, 25</text:p>
          </table:table-cell>
          <table:table-cell table:formula="of:=CONCATENATE(&quot;, &quot;;[.R12];&quot;, &quot;;[.S12];&quot;),&quot;)" office:value-type="string" office:string-value=", 30, 72)," calcext:value-type="string">
            <text:p>, 30, 72),</text:p>
          </table:table-cell>
          <table:table-cell table:style-name="ce5" table:formula="of:=COM.MICROSOFT.CONCAT([.V12:.X12])" office:value-type="string" office:string-value="METAPOD: new Race('Metapod', 'm', 85, 255, 85, false, Types.BUG, null, 50, 20, 55, 25, 25, 30, 72)," calcext:value-type="string">
            <text:p>METAPOD: new Race('Metapod', 'm', 85, 255, 85, false, Types.BUG, null, 50, 20, 55, 25, 25, 30, 72),</text:p>
          </table:table-cell>
          <table:table-cell table:style-name="ce7" table:formula="of:=IF([.T12]&lt;&gt;&quot;&quot;;CONCATENATE(&quot;Races.&quot;;[.B12];&quot;.setMainEvolution(&quot;;[.U12];&quot;, Races.&quot;;[.T12];&quot;); &quot;);&quot;&quot;)" office:value-type="string" office:string-value="Races.METAPOD.setMainEvolution(10, Races.BUTERFREE); " calcext:value-type="string">
            <text:p>Races.METAPOD.setMainEvolution(10, Races.BUTERFREE);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new Race('&quot;;[.C13];&quot;', '&quot;;[.D13];&quot;', &quot;;[.F13];&quot;, &quot;;[.G13];&quot;, &quot;;[.H13])" office:value-type="string" office:string-value="BUTERFREE: new Race('Butterfree', 'b', 255, 255, 255" calcext:value-type="string">
            <text:p>BUTERFREE: new Race('Butterfree', 'b', 255, 255, 255</text:p>
          </table:table-cell>
          <table:table-cell table:formula="of:=CONCATENATE(&quot;, &quot;;[.J13];&quot;, Types.&quot;;[.K13]; IF([.L13]&lt;&gt;&quot;&quot;;CONCATENATE(&quot;, Types.&quot;;[.L13]);&quot;, null&quot;); &quot;, &quot;;[.M13];&quot;, &quot;;[.N13];&quot;, &quot;;[.O13];&quot;, &quot;;[.P13];&quot;, &quot;; [.Q13])" office:value-type="string" office:string-value=", false, Types.BUG, Types.FLYING, 60, 45, 50, 80, 80" calcext:value-type="string">
            <text:p>, false, Types.BUG, Types.FLYING, 60, 45, 50, 80, 80</text:p>
          </table:table-cell>
          <table:table-cell table:formula="of:=CONCATENATE(&quot;, &quot;;[.R13];&quot;, &quot;;[.S13];&quot;),&quot;)" office:value-type="string" office:string-value=", 70, 160)," calcext:value-type="string">
            <text:p>, 70, 160),</text:p>
          </table:table-cell>
          <table:table-cell table:style-name="ce5" table:formula="of:=COM.MICROSOFT.CONCAT([.V13:.X13])" office:value-type="string" office:string-value="BUTERFREE: new Race('Butterfree', 'b', 255, 255, 255, false, Types.BUG, Types.FLYING, 60, 45, 50, 80, 80, 70, 160)," calcext:value-type="string">
            <text:p>BUTERFREE: new Race('Butterfree', 'b', 255, 255, 255, false, Types.BUG, Types.FLYING, 60, 45, 50, 80, 80, 70, 160),</text:p>
          </table:table-cell>
          <table:table-cell table:style-name="ce7" table:formula="of:=IF([.T13]&lt;&gt;&quot;&quot;;CONCATENATE(&quot;Races.&quot;;[.B13];&quot;.setMainEvolution(&quot;;[.U13];&quot;, Races.&quot;;[.T13];&quot;); 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new Race('&quot;;[.C14];&quot;', '&quot;;[.D14];&quot;', &quot;;[.F14];&quot;, &quot;;[.G14];&quot;, &quot;;[.H14])" office:value-type="string" office:string-value="WEEDLE: new Race('Weedle', 'w', 170, 85, 0" calcext:value-type="string">
            <text:p>WEEDLE: new Race('Weedle', 'w', 170, 85, 0</text:p>
          </table:table-cell>
          <table:table-cell table:formula="of:=CONCATENATE(&quot;, &quot;;[.J14];&quot;, Types.&quot;;[.K14]; IF([.L14]&lt;&gt;&quot;&quot;;CONCATENATE(&quot;, Types.&quot;;[.L14]);&quot;, null&quot;); &quot;, &quot;;[.M14];&quot;, &quot;;[.N14];&quot;, &quot;;[.O14];&quot;, &quot;;[.P14];&quot;, &quot;; [.Q14])" office:value-type="string" office:string-value=", false, Types.BUG, Types.POISON, 40, 35, 30, 20, 20" calcext:value-type="string">
            <text:p>, false, Types.BUG, Types.POISON, 40, 35, 30, 20, 20</text:p>
          </table:table-cell>
          <table:table-cell table:formula="of:=CONCATENATE(&quot;, &quot;;[.R14];&quot;, &quot;;[.S14];&quot;),&quot;)" office:value-type="string" office:string-value=", 50, 52)," calcext:value-type="string">
            <text:p>, 50, 52),</text:p>
          </table:table-cell>
          <table:table-cell table:style-name="ce5" table:formula="of:=COM.MICROSOFT.CONCAT([.V14:.X14])" office:value-type="string" office:string-value="WEEDLE: new Race('Weedle', 'w', 170, 85, 0, false, Types.BUG, Types.POISON, 40, 35, 30, 20, 20, 50, 52)," calcext:value-type="string">
            <text:p>WEEDLE: new Race('Weedle', 'w', 170, 85, 0, false, Types.BUG, Types.POISON, 40, 35, 30, 20, 20, 50, 52),</text:p>
          </table:table-cell>
          <table:table-cell table:style-name="ce7" table:formula="of:=IF([.T14]&lt;&gt;&quot;&quot;;CONCATENATE(&quot;Races.&quot;;[.B14];&quot;.setMainEvolution(&quot;;[.U14];&quot;, Races.&quot;;[.T14];&quot;); &quot;);&quot;&quot;)" office:value-type="string" office:string-value="Races.WEEDLE.setMainEvolution(7, Races.KAKUNA); " calcext:value-type="string">
            <text:p>Races.WEEDLE.setMainEvolution(7, Races.KAKUNA);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new Race('&quot;;[.C15];&quot;', '&quot;;[.D15];&quot;', &quot;;[.F15];&quot;, &quot;;[.G15];&quot;, &quot;;[.H15])" office:value-type="string" office:string-value="KAKUNA: new Race('Kakuna', 'k', 255, 255, 85" calcext:value-type="string">
            <text:p>KAKUNA: new Race('Kakuna', 'k', 255, 255, 85</text:p>
          </table:table-cell>
          <table:table-cell table:formula="of:=CONCATENATE(&quot;, &quot;;[.J15];&quot;, Types.&quot;;[.K15]; IF([.L15]&lt;&gt;&quot;&quot;;CONCATENATE(&quot;, Types.&quot;;[.L15]);&quot;, null&quot;); &quot;, &quot;;[.M15];&quot;, &quot;;[.N15];&quot;, &quot;;[.O15];&quot;, &quot;;[.P15];&quot;, &quot;; [.Q15])" office:value-type="string" office:string-value=", false, Types.BUG, Types.POISON, 45, 25, 50, 25, 25" calcext:value-type="string">
            <text:p>, false, Types.BUG, Types.POISON, 45, 25, 50, 25, 25</text:p>
          </table:table-cell>
          <table:table-cell table:formula="of:=CONCATENATE(&quot;, &quot;;[.R15];&quot;, &quot;;[.S15];&quot;),&quot;)" office:value-type="string" office:string-value=", 35, 71)," calcext:value-type="string">
            <text:p>, 35, 71),</text:p>
          </table:table-cell>
          <table:table-cell table:style-name="ce5" table:formula="of:=COM.MICROSOFT.CONCAT([.V15:.X15])" office:value-type="string" office:string-value="KAKUNA: new Race('Kakuna', 'k', 255, 255, 85, false, Types.BUG, Types.POISON, 45, 25, 50, 25, 25, 35, 71)," calcext:value-type="string">
            <text:p>KAKUNA: new Race('Kakuna', 'k', 255, 255, 85, false, Types.BUG, Types.POISON, 45, 25, 50, 25, 25, 35, 71),</text:p>
          </table:table-cell>
          <table:table-cell table:style-name="ce7" table:formula="of:=IF([.T15]&lt;&gt;&quot;&quot;;CONCATENATE(&quot;Races.&quot;;[.B15];&quot;.setMainEvolution(&quot;;[.U15];&quot;, Races.&quot;;[.T15];&quot;); &quot;);&quot;&quot;)" office:value-type="string" office:string-value="Races.KAKUNA.setMainEvolution(10, Races.BEEDRILL); " calcext:value-type="string">
            <text:p>Races.KAKUNA.setMainEvolution(10, Races.BEEDRILL);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new Race('&quot;;[.C16];&quot;', '&quot;;[.D16];&quot;', &quot;;[.F16];&quot;, &quot;;[.G16];&quot;, &quot;;[.H16])" office:value-type="string" office:string-value="BEEDRILL: new Race('Beedrill', 'b', 255, 255, 85" calcext:value-type="string">
            <text:p>BEEDRILL: new Race('Beedrill', 'b', 255, 255, 85</text:p>
          </table:table-cell>
          <table:table-cell table:formula="of:=CONCATENATE(&quot;, &quot;;[.J16];&quot;, Types.&quot;;[.K16]; IF([.L16]&lt;&gt;&quot;&quot;;CONCATENATE(&quot;, Types.&quot;;[.L16]);&quot;, null&quot;); &quot;, &quot;;[.M16];&quot;, &quot;;[.N16];&quot;, &quot;;[.O16];&quot;, &quot;;[.P16];&quot;, &quot;; [.Q16])" office:value-type="string" office:string-value=", true, Types.BUG, Types.POISON, 65, 80, 40, 45, 80" calcext:value-type="string">
            <text:p>, true, Types.BUG, Types.POISON, 65, 80, 40, 45, 80</text:p>
          </table:table-cell>
          <table:table-cell table:formula="of:=CONCATENATE(&quot;, &quot;;[.R16];&quot;, &quot;;[.S16];&quot;),&quot;)" office:value-type="string" office:string-value=", 75, 159)," calcext:value-type="string">
            <text:p>, 75, 159),</text:p>
          </table:table-cell>
          <table:table-cell table:style-name="ce5" table:formula="of:=COM.MICROSOFT.CONCAT([.V16:.X16])" office:value-type="string" office:string-value="BEEDRILL: new Race('Beedrill', 'b', 255, 255, 85, true, Types.BUG, Types.POISON, 65, 80, 40, 45, 80, 75, 159)," calcext:value-type="string">
            <text:p>BEEDRILL: new Race('Beedrill', 'b', 255, 255, 85, true, Types.BUG, Types.POISON, 65, 80, 40, 45, 80, 75, 159),</text:p>
          </table:table-cell>
          <table:table-cell table:style-name="ce7" table:formula="of:=IF([.T16]&lt;&gt;&quot;&quot;;CONCATENATE(&quot;Races.&quot;;[.B16];&quot;.setMainEvolution(&quot;;[.U16];&quot;, Races.&quot;;[.T16];&quot;); 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new Race('&quot;;[.C17];&quot;', '&quot;;[.D17];&quot;', &quot;;[.F17];&quot;, &quot;;[.G17];&quot;, &quot;;[.H17])" office:value-type="string" office:string-value="PIDGEY: new Race('Pidgey', 'p', 170, 85, 0" calcext:value-type="string">
            <text:p>PIDGEY: new Race('Pidgey', 'p', 170, 85, 0</text:p>
          </table:table-cell>
          <table:table-cell table:formula="of:=CONCATENATE(&quot;, &quot;;[.J17];&quot;, Types.&quot;;[.K17]; IF([.L17]&lt;&gt;&quot;&quot;;CONCATENATE(&quot;, Types.&quot;;[.L17]);&quot;, null&quot;); &quot;, &quot;;[.M17];&quot;, &quot;;[.N17];&quot;, &quot;;[.O17];&quot;, &quot;;[.P17];&quot;, &quot;; [.Q17])" office:value-type="string" office:string-value=", false, Types.NORMAL, Types.FLYING, 40, 45, 40, 35, 35" calcext:value-type="string">
            <text:p>, false, Types.NORMAL, Types.FLYING, 40, 45, 40, 35, 35</text:p>
          </table:table-cell>
          <table:table-cell table:formula="of:=CONCATENATE(&quot;, &quot;;[.R17];&quot;, &quot;;[.S17];&quot;),&quot;)" office:value-type="string" office:string-value=", 56, 55)," calcext:value-type="string">
            <text:p>, 56, 55),</text:p>
          </table:table-cell>
          <table:table-cell table:style-name="ce5" table:formula="of:=COM.MICROSOFT.CONCAT([.V17:.X17])" office:value-type="string" office:string-value="PIDGEY: new Race('Pidgey', 'p', 170, 85, 0, false, Types.NORMAL, Types.FLYING, 40, 45, 40, 35, 35, 56, 55)," calcext:value-type="string">
            <text:p>PIDGEY: new Race('Pidgey', 'p', 170, 85, 0, false, Types.NORMAL, Types.FLYING, 40, 45, 40, 35, 35, 56, 55),</text:p>
          </table:table-cell>
          <table:table-cell table:style-name="ce7" table:formula="of:=IF([.T17]&lt;&gt;&quot;&quot;;CONCATENATE(&quot;Races.&quot;;[.B17];&quot;.setMainEvolution(&quot;;[.U17];&quot;, Races.&quot;;[.T17];&quot;); &quot;);&quot;&quot;)" office:value-type="string" office:string-value="Races.PIDGEY.setMainEvolution(18, Races.PIDGEOTTO); " calcext:value-type="string">
            <text:p>Races.PIDGEY.setMainEvolution(18, Races.PIDGEOTTO);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new Race('&quot;;[.C18];&quot;', '&quot;;[.D18];&quot;', &quot;;[.F18];&quot;, &quot;;[.G18];&quot;, &quot;;[.H18])" office:value-type="string" office:string-value="PIDGEOTTO: new Race('Pidgeotto', 'p', 170, 85, 0" calcext:value-type="string">
            <text:p>PIDGEOTTO: new Race('Pidgeotto', 'p', 170, 85, 0</text:p>
          </table:table-cell>
          <table:table-cell table:formula="of:=CONCATENATE(&quot;, &quot;;[.J18];&quot;, Types.&quot;;[.K18]; IF([.L18]&lt;&gt;&quot;&quot;;CONCATENATE(&quot;, Types.&quot;;[.L18]);&quot;, null&quot;); &quot;, &quot;;[.M18];&quot;, &quot;;[.N18];&quot;, &quot;;[.O18];&quot;, &quot;;[.P18];&quot;, &quot;; [.Q18])" office:value-type="string" office:string-value=", true, Types.NORMAL, Types.FLYING, 63, 60, 55, 50, 50" calcext:value-type="string">
            <text:p>, true, Types.NORMAL, Types.FLYING, 63, 60, 55, 50, 50</text:p>
          </table:table-cell>
          <table:table-cell table:formula="of:=CONCATENATE(&quot;, &quot;;[.R18];&quot;, &quot;;[.S18];&quot;),&quot;)" office:value-type="string" office:string-value=", 71, 113)," calcext:value-type="string">
            <text:p>, 71, 113),</text:p>
          </table:table-cell>
          <table:table-cell table:style-name="ce5" table:formula="of:=COM.MICROSOFT.CONCAT([.V18:.X18])" office:value-type="string" office:string-value="PIDGEOTTO: new Race('Pidgeotto', 'p', 170, 85, 0, true, Types.NORMAL, Types.FLYING, 63, 60, 55, 50, 50, 71, 113)," calcext:value-type="string">
            <text:p>PIDGEOTTO: new Race('Pidgeotto', 'p', 170, 85, 0, true, Types.NORMAL, Types.FLYING, 63, 60, 55, 50, 50, 71, 113),</text:p>
          </table:table-cell>
          <table:table-cell table:style-name="ce7" table:formula="of:=IF([.T18]&lt;&gt;&quot;&quot;;CONCATENATE(&quot;Races.&quot;;[.B18];&quot;.setMainEvolution(&quot;;[.U18];&quot;, Races.&quot;;[.T18];&quot;); &quot;);&quot;&quot;)" office:value-type="string" office:string-value="Races.PIDGEOTTO.setMainEvolution(36, Races.PIDGEOT); " calcext:value-type="string">
            <text:p>Races.PIDGEOTTO.setMainEvolution(36, Races.PIDGEOT);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new Race('&quot;;[.C19];&quot;', '&quot;;[.D19];&quot;', &quot;;[.F19];&quot;, &quot;;[.G19];&quot;, &quot;;[.H19])" office:value-type="string" office:string-value="PIDGEOT: new Race('Pidgeot', 'P', 170, 85, 0" calcext:value-type="string">
            <text:p>PIDGEOT: new Race('Pidgeot', 'P', 170, 85, 0</text:p>
          </table:table-cell>
          <table:table-cell table:formula="of:=CONCATENATE(&quot;, &quot;;[.J19];&quot;, Types.&quot;;[.K19]; IF([.L19]&lt;&gt;&quot;&quot;;CONCATENATE(&quot;, Types.&quot;;[.L19]);&quot;, null&quot;); &quot;, &quot;;[.M19];&quot;, &quot;;[.N19];&quot;, &quot;;[.O19];&quot;, &quot;;[.P19];&quot;, &quot;; [.Q19])" office:value-type="string" office:string-value=", true, Types.NORMAL, Types.FLYING, 83, 80, 75, 70, 70" calcext:value-type="string">
            <text:p>, true, Types.NORMAL, Types.FLYING, 83, 80, 75, 70, 70</text:p>
          </table:table-cell>
          <table:table-cell table:formula="of:=CONCATENATE(&quot;, &quot;;[.R19];&quot;, &quot;;[.S19];&quot;),&quot;)" office:value-type="string" office:string-value=", 91, 172)," calcext:value-type="string">
            <text:p>, 91, 172),</text:p>
          </table:table-cell>
          <table:table-cell table:style-name="ce5" table:formula="of:=COM.MICROSOFT.CONCAT([.V19:.X19])" office:value-type="string" office:string-value="PIDGEOT: new Race('Pidgeot', 'P', 170, 85, 0, true, Types.NORMAL, Types.FLYING, 83, 80, 75, 70, 70, 91, 172)," calcext:value-type="string">
            <text:p>PIDGEOT: new Race('Pidgeot', 'P', 170, 85, 0, true, Types.NORMAL, Types.FLYING, 83, 80, 75, 70, 70, 91, 172),</text:p>
          </table:table-cell>
          <table:table-cell table:style-name="ce7" table:formula="of:=IF([.T19]&lt;&gt;&quot;&quot;;CONCATENATE(&quot;Races.&quot;;[.B19];&quot;.setMainEvolution(&quot;;[.U19];&quot;, Races.&quot;;[.T19];&quot;); 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new Race('&quot;;[.C20];&quot;', '&quot;;[.D20];&quot;', &quot;;[.F20];&quot;, &quot;;[.G20];&quot;, &quot;;[.H20])" office:value-type="string" office:string-value="RATTATA: new Race('Rattata', 'r', 170, 0, 170" calcext:value-type="string">
            <text:p>RATTATA: new Race('Rattata', 'r', 170, 0, 170</text:p>
          </table:table-cell>
          <table:table-cell table:formula="of:=CONCATENATE(&quot;, &quot;;[.J20];&quot;, Types.&quot;;[.K20]; IF([.L20]&lt;&gt;&quot;&quot;;CONCATENATE(&quot;, Types.&quot;;[.L20]);&quot;, null&quot;); &quot;, &quot;;[.M20];&quot;, &quot;;[.N20];&quot;, &quot;;[.O20];&quot;, &quot;;[.P20];&quot;, &quot;; [.Q20])" office:value-type="string" office:string-value=", true, Types.NORMAL, null, 30, 56, 35, 25, 35" calcext:value-type="string">
            <text:p>, true, Types.NORMAL, null, 30, 56, 35, 25, 35</text:p>
          </table:table-cell>
          <table:table-cell table:formula="of:=CONCATENATE(&quot;, &quot;;[.R20];&quot;, &quot;;[.S20];&quot;),&quot;)" office:value-type="string" office:string-value=", 72, 57)," calcext:value-type="string">
            <text:p>, 72, 57),</text:p>
          </table:table-cell>
          <table:table-cell table:style-name="ce5" table:formula="of:=COM.MICROSOFT.CONCAT([.V20:.X20])" office:value-type="string" office:string-value="RATTATA: new Race('Rattata', 'r', 170, 0, 170, true, Types.NORMAL, null, 30, 56, 35, 25, 35, 72, 57)," calcext:value-type="string">
            <text:p>RATTATA: new Race('Rattata', 'r', 170, 0, 170, true, Types.NORMAL, null, 30, 56, 35, 25, 35, 72, 57),</text:p>
          </table:table-cell>
          <table:table-cell table:style-name="ce7" table:formula="of:=IF([.T20]&lt;&gt;&quot;&quot;;CONCATENATE(&quot;Races.&quot;;[.B20];&quot;.setMainEvolution(&quot;;[.U20];&quot;, Races.&quot;;[.T20];&quot;); &quot;);&quot;&quot;)" office:value-type="string" office:string-value="Races.RATTATA.setMainEvolution(20, Races.RATICATE); " calcext:value-type="string">
            <text:p>Races.RATTATA.setMainEvolution(20, Races.RATICATE);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new Race('&quot;;[.C21];&quot;', '&quot;;[.D21];&quot;', &quot;;[.F21];&quot;, &quot;;[.G21];&quot;, &quot;;[.H21])" office:value-type="string" office:string-value="RATICATE: new Race('Raticate', 'R', 170, 85, 0" calcext:value-type="string">
            <text:p>RATICATE: new Race('Raticate', 'R', 170, 85, 0</text:p>
          </table:table-cell>
          <table:table-cell table:formula="of:=CONCATENATE(&quot;, &quot;;[.J21];&quot;, Types.&quot;;[.K21]; IF([.L21]&lt;&gt;&quot;&quot;;CONCATENATE(&quot;, Types.&quot;;[.L21]);&quot;, null&quot;); &quot;, &quot;;[.M21];&quot;, &quot;;[.N21];&quot;, &quot;;[.O21];&quot;, &quot;;[.P21];&quot;, &quot;; [.Q21])" office:value-type="string" office:string-value=", true, Types.NORMAL, null, 55, 81, 60, 50, 70" calcext:value-type="string">
            <text:p>, true, Types.NORMAL, null, 55, 81, 60, 50, 70</text:p>
          </table:table-cell>
          <table:table-cell table:formula="of:=CONCATENATE(&quot;, &quot;;[.R21];&quot;, &quot;;[.S21];&quot;),&quot;)" office:value-type="string" office:string-value=", 97, 116)," calcext:value-type="string">
            <text:p>, 97, 116),</text:p>
          </table:table-cell>
          <table:table-cell table:style-name="ce5" table:formula="of:=COM.MICROSOFT.CONCAT([.V21:.X21])" office:value-type="string" office:string-value="RATICATE: new Race('Raticate', 'R', 170, 85, 0, true, Types.NORMAL, null, 55, 81, 60, 50, 70, 97, 116)," calcext:value-type="string">
            <text:p>RATICATE: new Race('Raticate', 'R', 170, 85, 0, true, Types.NORMAL, null, 55, 81, 60, 50, 70, 97, 116),</text:p>
          </table:table-cell>
          <table:table-cell table:style-name="ce7" table:formula="of:=IF([.T21]&lt;&gt;&quot;&quot;;CONCATENATE(&quot;Races.&quot;;[.B21];&quot;.setMainEvolution(&quot;;[.U21];&quot;, Races.&quot;;[.T21];&quot;); 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new Race('&quot;;[.C22];&quot;', '&quot;;[.D22];&quot;', &quot;;[.F22];&quot;, &quot;;[.G22];&quot;, &quot;;[.H22])" office:value-type="string" office:string-value="SPEAROW: new Race('Spearow', 's', 170, 85, 0" calcext:value-type="string">
            <text:p>SPEAROW: new Race('Spearow', 's', 170, 85, 0</text:p>
          </table:table-cell>
          <table:table-cell table:formula="of:=CONCATENATE(&quot;, &quot;;[.J22];&quot;, Types.&quot;;[.K22]; IF([.L22]&lt;&gt;&quot;&quot;;CONCATENATE(&quot;, Types.&quot;;[.L22]);&quot;, null&quot;); &quot;, &quot;;[.M22];&quot;, &quot;;[.N22];&quot;, &quot;;[.O22];&quot;, &quot;;[.P22];&quot;, &quot;; [.Q22])" office:value-type="string" office:string-value=", true, Types.NORMAL, Types.FLYING, 40, 60, 30, 31, 31" calcext:value-type="string">
            <text:p>, true, Types.NORMAL, Types.FLYING, 40, 60, 30, 31, 31</text:p>
          </table:table-cell>
          <table:table-cell table:formula="of:=CONCATENATE(&quot;, &quot;;[.R22];&quot;, &quot;;[.S22];&quot;),&quot;)" office:value-type="string" office:string-value=", 70, 58)," calcext:value-type="string">
            <text:p>, 70, 58),</text:p>
          </table:table-cell>
          <table:table-cell table:style-name="ce5" table:formula="of:=COM.MICROSOFT.CONCAT([.V22:.X22])" office:value-type="string" office:string-value="SPEAROW: new Race('Spearow', 's', 170, 85, 0, true, Types.NORMAL, Types.FLYING, 40, 60, 30, 31, 31, 70, 58)," calcext:value-type="string">
            <text:p>SPEAROW: new Race('Spearow', 's', 170, 85, 0, true, Types.NORMAL, Types.FLYING, 40, 60, 30, 31, 31, 70, 58),</text:p>
          </table:table-cell>
          <table:table-cell table:style-name="ce7" table:formula="of:=IF([.T22]&lt;&gt;&quot;&quot;;CONCATENATE(&quot;Races.&quot;;[.B22];&quot;.setMainEvolution(&quot;;[.U22];&quot;, Races.&quot;;[.T22];&quot;); &quot;);&quot;&quot;)" office:value-type="string" office:string-value="Races.SPEAROW.setMainEvolution(20, Races.FEAROW); " calcext:value-type="string">
            <text:p>Races.SPEAROW.setMainEvolution(20, Races.FEAROW);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new Race('&quot;;[.C23];&quot;', '&quot;;[.D23];&quot;', &quot;;[.F23];&quot;, &quot;;[.G23];&quot;, &quot;;[.H23])" office:value-type="string" office:string-value="FEAROW: new Race('Fearow', 'F', 170, 85, 0" calcext:value-type="string">
            <text:p>FEAROW: new Race('Fearow', 'F', 170, 85, 0</text:p>
          </table:table-cell>
          <table:table-cell table:formula="of:=CONCATENATE(&quot;, &quot;;[.J23];&quot;, Types.&quot;;[.K23]; IF([.L23]&lt;&gt;&quot;&quot;;CONCATENATE(&quot;, Types.&quot;;[.L23]);&quot;, null&quot;); &quot;, &quot;;[.M23];&quot;, &quot;;[.N23];&quot;, &quot;;[.O23];&quot;, &quot;;[.P23];&quot;, &quot;; [.Q23])" office:value-type="string" office:string-value=", true, Types.NORMAL, Types.FLYING, 65, 90, 65, 61, 61" calcext:value-type="string">
            <text:p>, true, Types.NORMAL, Types.FLYING, 65, 90, 65, 61, 61</text:p>
          </table:table-cell>
          <table:table-cell table:formula="of:=CONCATENATE(&quot;, &quot;;[.R23];&quot;, &quot;;[.S23];&quot;),&quot;)" office:value-type="string" office:string-value=", 100, 162)," calcext:value-type="string">
            <text:p>, 100, 162),</text:p>
          </table:table-cell>
          <table:table-cell table:style-name="ce5" table:formula="of:=COM.MICROSOFT.CONCAT([.V23:.X23])" office:value-type="string" office:string-value="FEAROW: new Race('Fearow', 'F', 170, 85, 0, true, Types.NORMAL, Types.FLYING, 65, 90, 65, 61, 61, 100, 162)," calcext:value-type="string">
            <text:p>FEAROW: new Race('Fearow', 'F', 170, 85, 0, true, Types.NORMAL, Types.FLYING, 65, 90, 65, 61, 61, 100, 162),</text:p>
          </table:table-cell>
          <table:table-cell table:style-name="ce7" table:formula="of:=IF([.T23]&lt;&gt;&quot;&quot;;CONCATENATE(&quot;Races.&quot;;[.B23];&quot;.setMainEvolution(&quot;;[.U23];&quot;, Races.&quot;;[.T23];&quot;); 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new Race('&quot;;[.C24];&quot;', '&quot;;[.D24];&quot;', &quot;;[.F24];&quot;, &quot;;[.G24];&quot;, &quot;;[.H24])" office:value-type="string" office:string-value="EKANS: new Race('Ekans', 'e', 170, 0, 170" calcext:value-type="string">
            <text:p>EKANS: new Race('Ekans', 'e', 170, 0, 170</text:p>
          </table:table-cell>
          <table:table-cell table:formula="of:=CONCATENATE(&quot;, &quot;;[.J24];&quot;, Types.&quot;;[.K24]; IF([.L24]&lt;&gt;&quot;&quot;;CONCATENATE(&quot;, Types.&quot;;[.L24]);&quot;, null&quot;); &quot;, &quot;;[.M24];&quot;, &quot;;[.N24];&quot;, &quot;;[.O24];&quot;, &quot;;[.P24];&quot;, &quot;; [.Q24])" office:value-type="string" office:string-value=", true, Types.POISON, null, 30, 60, 44, 40, 54" calcext:value-type="string">
            <text:p>, true, Types.POISON, null, 30, 60, 44, 40, 54</text:p>
          </table:table-cell>
          <table:table-cell table:formula="of:=CONCATENATE(&quot;, &quot;;[.R24];&quot;, &quot;;[.S24];&quot;),&quot;)" office:value-type="string" office:string-value=", 55, 62)," calcext:value-type="string">
            <text:p>, 55, 62),</text:p>
          </table:table-cell>
          <table:table-cell table:style-name="ce5" table:formula="of:=COM.MICROSOFT.CONCAT([.V24:.X24])" office:value-type="string" office:string-value="EKANS: new Race('Ekans', 'e', 170, 0, 170, true, Types.POISON, null, 30, 60, 44, 40, 54, 55, 62)," calcext:value-type="string">
            <text:p>EKANS: new Race('Ekans', 'e', 170, 0, 170, true, Types.POISON, null, 30, 60, 44, 40, 54, 55, 62),</text:p>
          </table:table-cell>
          <table:table-cell table:style-name="ce7" table:formula="of:=IF([.T24]&lt;&gt;&quot;&quot;;CONCATENATE(&quot;Races.&quot;;[.B24];&quot;.setMainEvolution(&quot;;[.U24];&quot;, Races.&quot;;[.T24];&quot;); &quot;);&quot;&quot;)" office:value-type="string" office:string-value="Races.EKANS.setMainEvolution(22, Races.ARBOK); " calcext:value-type="string">
            <text:p>Races.EKANS.setMainEvolution(22, Races.ARBOK);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new Race('&quot;;[.C25];&quot;', '&quot;;[.D25];&quot;', &quot;;[.F25];&quot;, &quot;;[.G25];&quot;, &quot;;[.H25])" office:value-type="string" office:string-value="ARBOK: new Race('Arbok', 'a', 170, 0, 170" calcext:value-type="string">
            <text:p>ARBOK: new Race('Arbok', 'a', 170, 0, 170</text:p>
          </table:table-cell>
          <table:table-cell table:formula="of:=CONCATENATE(&quot;, &quot;;[.J25];&quot;, Types.&quot;;[.K25]; IF([.L25]&lt;&gt;&quot;&quot;;CONCATENATE(&quot;, Types.&quot;;[.L25]);&quot;, null&quot;); &quot;, &quot;;[.M25];&quot;, &quot;;[.N25];&quot;, &quot;;[.O25];&quot;, &quot;;[.P25];&quot;, &quot;; [.Q25])" office:value-type="string" office:string-value=", true, Types.POISON, null, 60, 85, 69, 65, 79" calcext:value-type="string">
            <text:p>, true, Types.POISON, null, 60, 85, 69, 65, 79</text:p>
          </table:table-cell>
          <table:table-cell table:formula="of:=CONCATENATE(&quot;, &quot;;[.R25];&quot;, &quot;;[.S25];&quot;),&quot;)" office:value-type="string" office:string-value=", 80, 147)," calcext:value-type="string">
            <text:p>, 80, 147),</text:p>
          </table:table-cell>
          <table:table-cell table:style-name="ce5" table:formula="of:=COM.MICROSOFT.CONCAT([.V25:.X25])" office:value-type="string" office:string-value="ARBOK: new Race('Arbok', 'a', 170, 0, 170, true, Types.POISON, null, 60, 85, 69, 65, 79, 80, 147)," calcext:value-type="string">
            <text:p>ARBOK: new Race('Arbok', 'a', 170, 0, 170, true, Types.POISON, null, 60, 85, 69, 65, 79, 80, 147),</text:p>
          </table:table-cell>
          <table:table-cell table:style-name="ce7" table:formula="of:=IF([.T25]&lt;&gt;&quot;&quot;;CONCATENATE(&quot;Races.&quot;;[.B25];&quot;.setMainEvolution(&quot;;[.U25];&quot;, Races.&quot;;[.T25];&quot;); 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new Race('&quot;;[.C26];&quot;', '&quot;;[.D26];&quot;', &quot;;[.F26];&quot;, &quot;;[.G26];&quot;, &quot;;[.H26])" office:value-type="string" office:string-value="PIKACHU: new Race('Pikachu', 'p', 255, 255, 85" calcext:value-type="string">
            <text:p>PIKACHU: new Race('Pikachu', 'p', 255, 255, 85</text:p>
          </table:table-cell>
          <table:table-cell table:formula="of:=CONCATENATE(&quot;, &quot;;[.J26];&quot;, Types.&quot;;[.K26]; IF([.L26]&lt;&gt;&quot;&quot;;CONCATENATE(&quot;, Types.&quot;;[.L26]);&quot;, null&quot;); &quot;, &quot;;[.M26];&quot;, &quot;;[.N26];&quot;, &quot;;[.O26];&quot;, &quot;;[.P26];&quot;, &quot;; [.Q26])" office:value-type="string" office:string-value=", true, Types.ELECTRIC, null, 35, 55, 30, 50, 40" calcext:value-type="string">
            <text:p>, true, Types.ELECTRIC, null, 35, 55, 30, 50, 40</text:p>
          </table:table-cell>
          <table:table-cell table:formula="of:=CONCATENATE(&quot;, &quot;;[.R26];&quot;, &quot;;[.S26];&quot;),&quot;)" office:value-type="string" office:string-value=", 90, 82)," calcext:value-type="string">
            <text:p>, 90, 82),</text:p>
          </table:table-cell>
          <table:table-cell table:style-name="ce5" table:formula="of:=COM.MICROSOFT.CONCAT([.V26:.X26])" office:value-type="string" office:string-value="PIKACHU: new Race('Pikachu', 'p', 255, 255, 85, true, Types.ELECTRIC, null, 35, 55, 30, 50, 40, 90, 82)," calcext:value-type="string">
            <text:p>PIKACHU: new Race('Pikachu', 'p', 255, 255, 85, true, Types.ELECTRIC, null, 35, 55, 30, 50, 40, 90, 82),</text:p>
          </table:table-cell>
          <table:table-cell table:style-name="ce7" table:formula="of:=IF([.T26]&lt;&gt;&quot;&quot;;CONCATENATE(&quot;Races.&quot;;[.B26];&quot;.setMainEvolution(&quot;;[.U26];&quot;, Races.&quot;;[.T26];&quot;); 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new Race('&quot;;[.C27];&quot;', '&quot;;[.D27];&quot;', &quot;;[.F27];&quot;, &quot;;[.G27];&quot;, &quot;;[.H27])" office:value-type="string" office:string-value="RAICHU: new Race('Raichu', 'R', 255, 255, 85" calcext:value-type="string">
            <text:p>RAICHU: new Race('Raichu', 'R', 255, 255, 85</text:p>
          </table:table-cell>
          <table:table-cell table:formula="of:=CONCATENATE(&quot;, &quot;;[.J27];&quot;, Types.&quot;;[.K27]; IF([.L27]&lt;&gt;&quot;&quot;;CONCATENATE(&quot;, Types.&quot;;[.L27]);&quot;, null&quot;); &quot;, &quot;;[.M27];&quot;, &quot;;[.N27];&quot;, &quot;;[.O27];&quot;, &quot;;[.P27];&quot;, &quot;; [.Q27])" office:value-type="string" office:string-value=", true, Types.ELECTRIC, null, 60, 90, 55, 90, 80" calcext:value-type="string">
            <text:p>, true, Types.ELECTRIC, null, 60, 90, 55, 90, 80</text:p>
          </table:table-cell>
          <table:table-cell table:formula="of:=CONCATENATE(&quot;, &quot;;[.R27];&quot;, &quot;;[.S27];&quot;),&quot;)" office:value-type="string" office:string-value=", 100, 122)," calcext:value-type="string">
            <text:p>, 100, 122),</text:p>
          </table:table-cell>
          <table:table-cell table:style-name="ce5" table:formula="of:=COM.MICROSOFT.CONCAT([.V27:.X27])" office:value-type="string" office:string-value="RAICHU: new Race('Raichu', 'R', 255, 255, 85, true, Types.ELECTRIC, null, 60, 90, 55, 90, 80, 100, 122)," calcext:value-type="string">
            <text:p>RAICHU: new Race('Raichu', 'R', 255, 255, 85, true, Types.ELECTRIC, null, 60, 90, 55, 90, 80, 100, 122),</text:p>
          </table:table-cell>
          <table:table-cell table:style-name="ce7" table:formula="of:=IF([.T27]&lt;&gt;&quot;&quot;;CONCATENATE(&quot;Races.&quot;;[.B27];&quot;.setMainEvolution(&quot;;[.U27];&quot;, Races.&quot;;[.T27];&quot;); 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new Race('&quot;;[.C28];&quot;', '&quot;;[.D28];&quot;', &quot;;[.F28];&quot;, &quot;;[.G28];&quot;, &quot;;[.H28])" office:value-type="string" office:string-value="SANDSHREW: new Race('Sandshrew', 's', 255, 255, 85" calcext:value-type="string">
            <text:p>SANDSHREW: new Race('Sandshrew', 's', 255, 255, 85</text:p>
          </table:table-cell>
          <table:table-cell table:formula="of:=CONCATENATE(&quot;, &quot;;[.J28];&quot;, Types.&quot;;[.K28]; IF([.L28]&lt;&gt;&quot;&quot;;CONCATENATE(&quot;, Types.&quot;;[.L28]);&quot;, null&quot;); &quot;, &quot;;[.M28];&quot;, &quot;;[.N28];&quot;, &quot;;[.O28];&quot;, &quot;;[.P28];&quot;, &quot;; [.Q28])" office:value-type="string" office:string-value=", true, Types.GROUND, null, 50, 75, 85, 20, 30" calcext:value-type="string">
            <text:p>, true, Types.GROUND, null, 50, 75, 85, 20, 30</text:p>
          </table:table-cell>
          <table:table-cell table:formula="of:=CONCATENATE(&quot;, &quot;;[.R28];&quot;, &quot;;[.S28];&quot;),&quot;)" office:value-type="string" office:string-value=", 40, 93)," calcext:value-type="string">
            <text:p>, 40, 93),</text:p>
          </table:table-cell>
          <table:table-cell table:style-name="ce5" table:formula="of:=COM.MICROSOFT.CONCAT([.V28:.X28])" office:value-type="string" office:string-value="SANDSHREW: new Race('Sandshrew', 's', 255, 255, 85, true, Types.GROUND, null, 50, 75, 85, 20, 30, 40, 93)," calcext:value-type="string">
            <text:p>SANDSHREW: new Race('Sandshrew', 's', 255, 255, 85, true, Types.GROUND, null, 50, 75, 85, 20, 30, 40, 93),</text:p>
          </table:table-cell>
          <table:table-cell table:style-name="ce7" table:formula="of:=IF([.T28]&lt;&gt;&quot;&quot;;CONCATENATE(&quot;Races.&quot;;[.B28];&quot;.setMainEvolution(&quot;;[.U28];&quot;, Races.&quot;;[.T28];&quot;); &quot;);&quot;&quot;)" office:value-type="string" office:string-value="Races.SANDSHREW.setMainEvolution(22, Races.SANDSLASH); " calcext:value-type="string">
            <text:p>Races.SANDSHREW.setMainEvolution(22, Races.SANDSLASH);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new Race('&quot;;[.C29];&quot;', '&quot;;[.D29];&quot;', &quot;;[.F29];&quot;, &quot;;[.G29];&quot;, &quot;;[.H29])" office:value-type="string" office:string-value="SANDSLASH: new Race('Sandslash', 'S', 255, 255, 85" calcext:value-type="string">
            <text:p>SANDSLASH: new Race('Sandslash', 'S', 255, 255, 85</text:p>
          </table:table-cell>
          <table:table-cell table:formula="of:=CONCATENATE(&quot;, &quot;;[.J29];&quot;, Types.&quot;;[.K29]; IF([.L29]&lt;&gt;&quot;&quot;;CONCATENATE(&quot;, Types.&quot;;[.L29]);&quot;, null&quot;); &quot;, &quot;;[.M29];&quot;, &quot;;[.N29];&quot;, &quot;;[.O29];&quot;, &quot;;[.P29];&quot;, &quot;; [.Q29])" office:value-type="string" office:string-value=", true, Types.GROUND, null, 75, 100, 110, 45, 55" calcext:value-type="string">
            <text:p>, true, Types.GROUND, null, 75, 100, 110, 45, 55</text:p>
          </table:table-cell>
          <table:table-cell table:formula="of:=CONCATENATE(&quot;, &quot;;[.R29];&quot;, &quot;;[.S29];&quot;),&quot;)" office:value-type="string" office:string-value=", 65, 163)," calcext:value-type="string">
            <text:p>, 65, 163),</text:p>
          </table:table-cell>
          <table:table-cell table:style-name="ce5" table:formula="of:=COM.MICROSOFT.CONCAT([.V29:.X29])" office:value-type="string" office:string-value="SANDSLASH: new Race('Sandslash', 'S', 255, 255, 85, true, Types.GROUND, null, 75, 100, 110, 45, 55, 65, 163)," calcext:value-type="string">
            <text:p>SANDSLASH: new Race('Sandslash', 'S', 255, 255, 85, true, Types.GROUND, null, 75, 100, 110, 45, 55, 65, 163),</text:p>
          </table:table-cell>
          <table:table-cell table:style-name="ce7" table:formula="of:=IF([.T29]&lt;&gt;&quot;&quot;;CONCATENATE(&quot;Races.&quot;;[.B29];&quot;.setMainEvolution(&quot;;[.U29];&quot;, Races.&quot;;[.T29];&quot;); 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new Race('&quot;;[.C30];&quot;', '&quot;;[.D30];&quot;', &quot;;[.F30];&quot;, &quot;;[.G30];&quot;, &quot;;[.H30])" office:value-type="string" office:string-value="NIDORAN_F: new Race('Nidoran♀', 'n', 85, 85, 255" calcext:value-type="string">
            <text:p>NIDORAN_F: new Race('Nidoran♀', 'n', 85, 85, 255</text:p>
          </table:table-cell>
          <table:table-cell table:formula="of:=CONCATENATE(&quot;, &quot;;[.J30];&quot;, Types.&quot;;[.K30]; IF([.L30]&lt;&gt;&quot;&quot;;CONCATENATE(&quot;, Types.&quot;;[.L30]);&quot;, null&quot;); &quot;, &quot;;[.M30];&quot;, &quot;;[.N30];&quot;, &quot;;[.O30];&quot;, &quot;;[.P30];&quot;, &quot;; [.Q30])" office:value-type="string" office:string-value=", false, Types.POISON, null, 55, 47, 52, 40, 40" calcext:value-type="string">
            <text:p>, false, Types.POISON, null, 55, 47, 52, 40, 40</text:p>
          </table:table-cell>
          <table:table-cell table:formula="of:=CONCATENATE(&quot;, &quot;;[.R30];&quot;, &quot;;[.S30];&quot;),&quot;)" office:value-type="string" office:string-value=", 41, 59)," calcext:value-type="string">
            <text:p>, 41, 59),</text:p>
          </table:table-cell>
          <table:table-cell table:style-name="ce5" table:formula="of:=COM.MICROSOFT.CONCAT([.V30:.X30])" office:value-type="string" office:string-value="NIDORAN_F: new Race('Nidoran♀', 'n', 85, 85, 255, false, Types.POISON, null, 55, 47, 52, 40, 40, 41, 59)," calcext:value-type="string">
            <text:p>NIDORAN_F: new Race('Nidoran♀', 'n', 85, 85, 255, false, Types.POISON, null, 55, 47, 52, 40, 40, 41, 59),</text:p>
          </table:table-cell>
          <table:table-cell table:style-name="ce7" table:formula="of:=IF([.T30]&lt;&gt;&quot;&quot;;CONCATENATE(&quot;Races.&quot;;[.B30];&quot;.setMainEvolution(&quot;;[.U30];&quot;, Races.&quot;;[.T30];&quot;); &quot;);&quot;&quot;)" office:value-type="string" office:string-value="Races.NIDORAN_F.setMainEvolution(16, Races.NIDORINA); " calcext:value-type="string">
            <text:p>Races.NIDORAN_F.setMainEvolution(16, Races.NIDORINA);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new Race('&quot;;[.C31];&quot;', '&quot;;[.D31];&quot;', &quot;;[.F31];&quot;, &quot;;[.G31];&quot;, &quot;;[.H31])" office:value-type="string" office:string-value="NIDORINA: new Race('Nidorina', 'n', 85, 85, 255" calcext:value-type="string">
            <text:p>NIDORINA: new Race('Nidorina', 'n', 85, 85, 255</text:p>
          </table:table-cell>
          <table:table-cell table:formula="of:=CONCATENATE(&quot;, &quot;;[.J31];&quot;, Types.&quot;;[.K31]; IF([.L31]&lt;&gt;&quot;&quot;;CONCATENATE(&quot;, Types.&quot;;[.L31]);&quot;, null&quot;); &quot;, &quot;;[.M31];&quot;, &quot;;[.N31];&quot;, &quot;;[.O31];&quot;, &quot;;[.P31];&quot;, &quot;; [.Q31])" office:value-type="string" office:string-value=", true, Types.POISON, null, 70, 62, 67, 55, 55" calcext:value-type="string">
            <text:p>, true, Types.POISON, null, 70, 62, 67, 55, 55</text:p>
          </table:table-cell>
          <table:table-cell table:formula="of:=CONCATENATE(&quot;, &quot;;[.R31];&quot;, &quot;;[.S31];&quot;),&quot;)" office:value-type="string" office:string-value=", 56, 117)," calcext:value-type="string">
            <text:p>, 56, 117),</text:p>
          </table:table-cell>
          <table:table-cell table:style-name="ce5" table:formula="of:=COM.MICROSOFT.CONCAT([.V31:.X31])" office:value-type="string" office:string-value="NIDORINA: new Race('Nidorina', 'n', 85, 85, 255, true, Types.POISON, null, 70, 62, 67, 55, 55, 56, 117)," calcext:value-type="string">
            <text:p>NIDORINA: new Race('Nidorina', 'n', 85, 85, 255, true, Types.POISON, null, 70, 62, 67, 55, 55, 56, 117),</text:p>
          </table:table-cell>
          <table:table-cell table:style-name="ce7" table:formula="of:=IF([.T31]&lt;&gt;&quot;&quot;;CONCATENATE(&quot;Races.&quot;;[.B31];&quot;.setMainEvolution(&quot;;[.U31];&quot;, Races.&quot;;[.T31];&quot;); 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new Race('&quot;;[.C32];&quot;', '&quot;;[.D32];&quot;', &quot;;[.F32];&quot;, &quot;;[.G32];&quot;, &quot;;[.H32])" office:value-type="string" office:string-value="NIDOQUEEN: new Race('Nidoqueen', 'N', 85, 85, 255" calcext:value-type="string">
            <text:p>NIDOQUEEN: new Race('Nidoqueen', 'N', 85, 85, 255</text:p>
          </table:table-cell>
          <table:table-cell table:formula="of:=CONCATENATE(&quot;, &quot;;[.J32];&quot;, Types.&quot;;[.K32]; IF([.L32]&lt;&gt;&quot;&quot;;CONCATENATE(&quot;, Types.&quot;;[.L32]);&quot;, null&quot;); &quot;, &quot;;[.M32];&quot;, &quot;;[.N32];&quot;, &quot;;[.O32];&quot;, &quot;;[.P32];&quot;, &quot;; [.Q32])" office:value-type="string" office:string-value=", true, Types.POISON, Types.GROUND, 90, 82, 87, 75, 85" calcext:value-type="string">
            <text:p>, true, Types.POISON, Types.GROUND, 90, 82, 87, 75, 85</text:p>
          </table:table-cell>
          <table:table-cell table:formula="of:=CONCATENATE(&quot;, &quot;;[.R32];&quot;, &quot;;[.S32];&quot;),&quot;)" office:value-type="string" office:string-value=", 76, 194)," calcext:value-type="string">
            <text:p>, 76, 194),</text:p>
          </table:table-cell>
          <table:table-cell table:style-name="ce5" table:formula="of:=COM.MICROSOFT.CONCAT([.V32:.X32])" office:value-type="string" office:string-value="NIDOQUEEN: new Race('Nidoqueen', 'N', 85, 85, 255, true, Types.POISON, Types.GROUND, 90, 82, 87, 75, 85, 76, 194)," calcext:value-type="string">
            <text:p>NIDOQUEEN: new Race('Nidoqueen', 'N', 85, 85, 255, true, Types.POISON, Types.GROUND, 90, 82, 87, 75, 85, 76, 194),</text:p>
          </table:table-cell>
          <table:table-cell table:style-name="ce7" table:formula="of:=IF([.T32]&lt;&gt;&quot;&quot;;CONCATENATE(&quot;Races.&quot;;[.B32];&quot;.setMainEvolution(&quot;;[.U32];&quot;, Races.&quot;;[.T32];&quot;); 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new Race('&quot;;[.C33];&quot;', '&quot;;[.D33];&quot;', &quot;;[.F33];&quot;, &quot;;[.G33];&quot;, &quot;;[.H33])" office:value-type="string" office:string-value="NIDORAN_M: new Race('Nidoran♂', 'n', 170, 0, 170" calcext:value-type="string">
            <text:p>NIDORAN_M: new Race('Nidoran♂', 'n', 170, 0, 170</text:p>
          </table:table-cell>
          <table:table-cell table:formula="of:=CONCATENATE(&quot;, &quot;;[.J33];&quot;, Types.&quot;;[.K33]; IF([.L33]&lt;&gt;&quot;&quot;;CONCATENATE(&quot;, Types.&quot;;[.L33]);&quot;, null&quot;); &quot;, &quot;;[.M33];&quot;, &quot;;[.N33];&quot;, &quot;;[.O33];&quot;, &quot;;[.P33];&quot;, &quot;; [.Q33])" office:value-type="string" office:string-value=", false, Types.POISON, null, 46, 57, 40, 40, 40" calcext:value-type="string">
            <text:p>, false, Types.POISON, null, 46, 57, 40, 40, 40</text:p>
          </table:table-cell>
          <table:table-cell table:formula="of:=CONCATENATE(&quot;, &quot;;[.R33];&quot;, &quot;;[.S33];&quot;),&quot;)" office:value-type="string" office:string-value=", 50, 60)," calcext:value-type="string">
            <text:p>, 50, 60),</text:p>
          </table:table-cell>
          <table:table-cell table:style-name="ce5" table:formula="of:=COM.MICROSOFT.CONCAT([.V33:.X33])" office:value-type="string" office:string-value="NIDORAN_M: new Race('Nidoran♂', 'n', 170, 0, 170, false, Types.POISON, null, 46, 57, 40, 40, 40, 50, 60)," calcext:value-type="string">
            <text:p>NIDORAN_M: new Race('Nidoran♂', 'n', 170, 0, 170, false, Types.POISON, null, 46, 57, 40, 40, 40, 50, 60),</text:p>
          </table:table-cell>
          <table:table-cell table:style-name="ce7" table:formula="of:=IF([.T33]&lt;&gt;&quot;&quot;;CONCATENATE(&quot;Races.&quot;;[.B33];&quot;.setMainEvolution(&quot;;[.U33];&quot;, Races.&quot;;[.T33];&quot;); &quot;);&quot;&quot;)" office:value-type="string" office:string-value="Races.NIDORAN_M.setMainEvolution(16, Races.NIDORINO); " calcext:value-type="string">
            <text:p>Races.NIDORAN_M.setMainEvolution(16, Races.NIDORINO);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new Race('&quot;;[.C34];&quot;', '&quot;;[.D34];&quot;', &quot;;[.F34];&quot;, &quot;;[.G34];&quot;, &quot;;[.H34])" office:value-type="string" office:string-value="NIDORINO: new Race('Nidorino', 'n', 170, 0, 170" calcext:value-type="string">
            <text:p>NIDORINO: new Race('Nidorino', 'n', 170, 0, 170</text:p>
          </table:table-cell>
          <table:table-cell table:formula="of:=CONCATENATE(&quot;, &quot;;[.J34];&quot;, Types.&quot;;[.K34]; IF([.L34]&lt;&gt;&quot;&quot;;CONCATENATE(&quot;, Types.&quot;;[.L34]);&quot;, null&quot;); &quot;, &quot;;[.M34];&quot;, &quot;;[.N34];&quot;, &quot;;[.O34];&quot;, &quot;;[.P34];&quot;, &quot;; [.Q34])" office:value-type="string" office:string-value=", true, Types.POISON, null, 61, 72, 57, 55, 55" calcext:value-type="string">
            <text:p>, true, Types.POISON, null, 61, 72, 57, 55, 55</text:p>
          </table:table-cell>
          <table:table-cell table:formula="of:=CONCATENATE(&quot;, &quot;;[.R34];&quot;, &quot;;[.S34];&quot;),&quot;)" office:value-type="string" office:string-value=", 65, 118)," calcext:value-type="string">
            <text:p>, 65, 118),</text:p>
          </table:table-cell>
          <table:table-cell table:style-name="ce5" table:formula="of:=COM.MICROSOFT.CONCAT([.V34:.X34])" office:value-type="string" office:string-value="NIDORINO: new Race('Nidorino', 'n', 170, 0, 170, true, Types.POISON, null, 61, 72, 57, 55, 55, 65, 118)," calcext:value-type="string">
            <text:p>NIDORINO: new Race('Nidorino', 'n', 170, 0, 170, true, Types.POISON, null, 61, 72, 57, 55, 55, 65, 118),</text:p>
          </table:table-cell>
          <table:table-cell table:style-name="ce7" table:formula="of:=IF([.T34]&lt;&gt;&quot;&quot;;CONCATENATE(&quot;Races.&quot;;[.B34];&quot;.setMainEvolution(&quot;;[.U34];&quot;, Races.&quot;;[.T34];&quot;); 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new Race('&quot;;[.C35];&quot;', '&quot;;[.D35];&quot;', &quot;;[.F35];&quot;, &quot;;[.G35];&quot;, &quot;;[.H35])" office:value-type="string" office:string-value="NIDOKING: new Race('Nidoking', 'N', 170, 0, 170" calcext:value-type="string">
            <text:p>NIDOKING: new Race('Nidoking', 'N', 170, 0, 170</text:p>
          </table:table-cell>
          <table:table-cell table:formula="of:=CONCATENATE(&quot;, &quot;;[.J35];&quot;, Types.&quot;;[.K35]; IF([.L35]&lt;&gt;&quot;&quot;;CONCATENATE(&quot;, Types.&quot;;[.L35]);&quot;, null&quot;); &quot;, &quot;;[.M35];&quot;, &quot;;[.N35];&quot;, &quot;;[.O35];&quot;, &quot;;[.P35];&quot;, &quot;; [.Q35])" office:value-type="string" office:string-value=", true, Types.POISON, Types.GROUND, 81, 92, 77, 85, 75" calcext:value-type="string">
            <text:p>, true, Types.POISON, Types.GROUND, 81, 92, 77, 85, 75</text:p>
          </table:table-cell>
          <table:table-cell table:formula="of:=CONCATENATE(&quot;, &quot;;[.R35];&quot;, &quot;;[.S35];&quot;),&quot;)" office:value-type="string" office:string-value=", 85, 195)," calcext:value-type="string">
            <text:p>, 85, 195),</text:p>
          </table:table-cell>
          <table:table-cell table:style-name="ce5" table:formula="of:=COM.MICROSOFT.CONCAT([.V35:.X35])" office:value-type="string" office:string-value="NIDOKING: new Race('Nidoking', 'N', 170, 0, 170, true, Types.POISON, Types.GROUND, 81, 92, 77, 85, 75, 85, 195)," calcext:value-type="string">
            <text:p>NIDOKING: new Race('Nidoking', 'N', 170, 0, 170, true, Types.POISON, Types.GROUND, 81, 92, 77, 85, 75, 85, 195),</text:p>
          </table:table-cell>
          <table:table-cell table:style-name="ce7" table:formula="of:=IF([.T35]&lt;&gt;&quot;&quot;;CONCATENATE(&quot;Races.&quot;;[.B35];&quot;.setMainEvolution(&quot;;[.U35];&quot;, Races.&quot;;[.T35];&quot;); 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new Race('&quot;;[.C36];&quot;', '&quot;;[.D36];&quot;', &quot;;[.F36];&quot;, &quot;;[.G36];&quot;, &quot;;[.H36])" office:value-type="string" office:string-value="CLEFAIRY: new Race('Clefairy', 'c', 255, 85, 255" calcext:value-type="string">
            <text:p>CLEFAIRY: new Race('Clefairy', 'c', 255, 85, 255</text:p>
          </table:table-cell>
          <table:table-cell table:formula="of:=CONCATENATE(&quot;, &quot;;[.J36];&quot;, Types.&quot;;[.K36]; IF([.L36]&lt;&gt;&quot;&quot;;CONCATENATE(&quot;, Types.&quot;;[.L36]);&quot;, null&quot;); &quot;, &quot;;[.M36];&quot;, &quot;;[.N36];&quot;, &quot;;[.O36];&quot;, &quot;;[.P36];&quot;, &quot;; [.Q36])" office:value-type="string" office:string-value=", false, Types.NORMAL, null, 70, 45, 48, 60, 65" calcext:value-type="string">
            <text:p>, false, Types.NORMAL, null, 70, 45, 48, 60, 65</text:p>
          </table:table-cell>
          <table:table-cell table:formula="of:=CONCATENATE(&quot;, &quot;;[.R36];&quot;, &quot;;[.S36];&quot;),&quot;)" office:value-type="string" office:string-value=", 35, 68)," calcext:value-type="string">
            <text:p>, 35, 68),</text:p>
          </table:table-cell>
          <table:table-cell table:style-name="ce5" table:formula="of:=COM.MICROSOFT.CONCAT([.V36:.X36])" office:value-type="string" office:string-value="CLEFAIRY: new Race('Clefairy', 'c', 255, 85, 255, false, Types.NORMAL, null, 70, 45, 48, 60, 65, 35, 68)," calcext:value-type="string">
            <text:p>CLEFAIRY: new Race('Clefairy', 'c', 255, 85, 255, false, Types.NORMAL, null, 70, 45, 48, 60, 65, 35, 68),</text:p>
          </table:table-cell>
          <table:table-cell table:style-name="ce7" table:formula="of:=IF([.T36]&lt;&gt;&quot;&quot;;CONCATENATE(&quot;Races.&quot;;[.B36];&quot;.setMainEvolution(&quot;;[.U36];&quot;, Races.&quot;;[.T36];&quot;); 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new Race('&quot;;[.C37];&quot;', '&quot;;[.D37];&quot;', &quot;;[.F37];&quot;, &quot;;[.G37];&quot;, &quot;;[.H37])" office:value-type="string" office:string-value="CLEFABLE: new Race('Clefable', 'C', 255, 85, 255" calcext:value-type="string">
            <text:p>CLEFABLE: new Race('Clefable', 'C', 255, 85, 255</text:p>
          </table:table-cell>
          <table:table-cell table:formula="of:=CONCATENATE(&quot;, &quot;;[.J37];&quot;, Types.&quot;;[.K37]; IF([.L37]&lt;&gt;&quot;&quot;;CONCATENATE(&quot;, Types.&quot;;[.L37]);&quot;, null&quot;); &quot;, &quot;;[.M37];&quot;, &quot;;[.N37];&quot;, &quot;;[.O37];&quot;, &quot;;[.P37];&quot;, &quot;; [.Q37])" office:value-type="string" office:string-value=", false, Types.NORMAL, null, 95, 70, 73, 85, 90" calcext:value-type="string">
            <text:p>, false, Types.NORMAL, null, 95, 70, 73, 85, 90</text:p>
          </table:table-cell>
          <table:table-cell table:formula="of:=CONCATENATE(&quot;, &quot;;[.R37];&quot;, &quot;;[.S37];&quot;),&quot;)" office:value-type="string" office:string-value=", 60, 129)," calcext:value-type="string">
            <text:p>, 60, 129),</text:p>
          </table:table-cell>
          <table:table-cell table:style-name="ce5" table:formula="of:=COM.MICROSOFT.CONCAT([.V37:.X37])" office:value-type="string" office:string-value="CLEFABLE: new Race('Clefable', 'C', 255, 85, 255, false, Types.NORMAL, null, 95, 70, 73, 85, 90, 60, 129)," calcext:value-type="string">
            <text:p>CLEFABLE: new Race('Clefable', 'C', 255, 85, 255, false, Types.NORMAL, null, 95, 70, 73, 85, 90, 60, 129),</text:p>
          </table:table-cell>
          <table:table-cell table:style-name="ce7" table:formula="of:=IF([.T37]&lt;&gt;&quot;&quot;;CONCATENATE(&quot;Races.&quot;;[.B37];&quot;.setMainEvolution(&quot;;[.U37];&quot;, Races.&quot;;[.T37];&quot;); 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new Race('&quot;;[.C38];&quot;', '&quot;;[.D38];&quot;', &quot;;[.F38];&quot;, &quot;;[.G38];&quot;, &quot;;[.H38])" office:value-type="string" office:string-value="VULPIX: new Race('Vulpix', 'v', 170, 85, 0" calcext:value-type="string">
            <text:p>VULPIX: new Race('Vulpix', 'v', 170, 85, 0</text:p>
          </table:table-cell>
          <table:table-cell table:formula="of:=CONCATENATE(&quot;, &quot;;[.J38];&quot;, Types.&quot;;[.K38]; IF([.L38]&lt;&gt;&quot;&quot;;CONCATENATE(&quot;, Types.&quot;;[.L38]);&quot;, null&quot;); &quot;, &quot;;[.M38];&quot;, &quot;;[.N38];&quot;, &quot;;[.O38];&quot;, &quot;;[.P38];&quot;, &quot;; [.Q38])" office:value-type="string" office:string-value=", false, Types.FIRE, null, 38, 41, 40, 50, 65" calcext:value-type="string">
            <text:p>, false, Types.FIRE, null, 38, 41, 40, 50, 65</text:p>
          </table:table-cell>
          <table:table-cell table:formula="of:=CONCATENATE(&quot;, &quot;;[.R38];&quot;, &quot;;[.S38];&quot;),&quot;)" office:value-type="string" office:string-value=", 65, 63)," calcext:value-type="string">
            <text:p>, 65, 63),</text:p>
          </table:table-cell>
          <table:table-cell table:style-name="ce5" table:formula="of:=COM.MICROSOFT.CONCAT([.V38:.X38])" office:value-type="string" office:string-value="VULPIX: new Race('Vulpix', 'v', 170, 85, 0, false, Types.FIRE, null, 38, 41, 40, 50, 65, 65, 63)," calcext:value-type="string">
            <text:p>VULPIX: new Race('Vulpix', 'v', 170, 85, 0, false, Types.FIRE, null, 38, 41, 40, 50, 65, 65, 63),</text:p>
          </table:table-cell>
          <table:table-cell table:style-name="ce7" table:formula="of:=IF([.T38]&lt;&gt;&quot;&quot;;CONCATENATE(&quot;Races.&quot;;[.B38];&quot;.setMainEvolution(&quot;;[.U38];&quot;, Races.&quot;;[.T38];&quot;); 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new Race('&quot;;[.C39];&quot;', '&quot;;[.D39];&quot;', &quot;;[.F39];&quot;, &quot;;[.G39];&quot;, &quot;;[.H39])" office:value-type="string" office:string-value="NINETALES: new Race('Ninetales', 'N', 255, 255, 85" calcext:value-type="string">
            <text:p>NINETALES: new Race('Ninetales', 'N', 255, 255, 85</text:p>
          </table:table-cell>
          <table:table-cell table:formula="of:=CONCATENATE(&quot;, &quot;;[.J39];&quot;, Types.&quot;;[.K39]; IF([.L39]&lt;&gt;&quot;&quot;;CONCATENATE(&quot;, Types.&quot;;[.L39]);&quot;, null&quot;); &quot;, &quot;;[.M39];&quot;, &quot;;[.N39];&quot;, &quot;;[.O39];&quot;, &quot;;[.P39];&quot;, &quot;; [.Q39])" office:value-type="string" office:string-value=", true, Types.FIRE, null, 73, 76, 75, 81, 100" calcext:value-type="string">
            <text:p>, true, Types.FIRE, null, 73, 76, 75, 81, 100</text:p>
          </table:table-cell>
          <table:table-cell table:formula="of:=CONCATENATE(&quot;, &quot;;[.R39];&quot;, &quot;;[.S39];&quot;),&quot;)" office:value-type="string" office:string-value=", 100, 178)," calcext:value-type="string">
            <text:p>, 100, 178),</text:p>
          </table:table-cell>
          <table:table-cell table:style-name="ce5" table:formula="of:=COM.MICROSOFT.CONCAT([.V39:.X39])" office:value-type="string" office:string-value="NINETALES: new Race('Ninetales', 'N', 255, 255, 85, true, Types.FIRE, null, 73, 76, 75, 81, 100, 100, 178)," calcext:value-type="string">
            <text:p>NINETALES: new Race('Ninetales', 'N', 255, 255, 85, true, Types.FIRE, null, 73, 76, 75, 81, 100, 100, 178),</text:p>
          </table:table-cell>
          <table:table-cell table:style-name="ce7" table:formula="of:=IF([.T39]&lt;&gt;&quot;&quot;;CONCATENATE(&quot;Races.&quot;;[.B39];&quot;.setMainEvolution(&quot;;[.U39];&quot;, Races.&quot;;[.T39];&quot;); 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new Race('&quot;;[.C40];&quot;', '&quot;;[.D40];&quot;', &quot;;[.F40];&quot;, &quot;;[.G40];&quot;, &quot;;[.H40])" office:value-type="string" office:string-value="JIGGLYPUFF: new Race('Jigglypuff', 'j', 255, 85, 255" calcext:value-type="string">
            <text:p>JIGGLYPUFF: new Race('Jigglypuff', 'j', 255, 85, 255</text:p>
          </table:table-cell>
          <table:table-cell table:formula="of:=CONCATENATE(&quot;, &quot;;[.J40];&quot;, Types.&quot;;[.K40]; IF([.L40]&lt;&gt;&quot;&quot;;CONCATENATE(&quot;, Types.&quot;;[.L40]);&quot;, null&quot;); &quot;, &quot;;[.M40];&quot;, &quot;;[.N40];&quot;, &quot;;[.O40];&quot;, &quot;;[.P40];&quot;, &quot;; [.Q40])" office:value-type="string" office:string-value=", false, Types.NORMAL, null, 115, 45, 20, 45, 25" calcext:value-type="string">
            <text:p>, false, Types.NORMAL, null, 115, 45, 20, 45, 25</text:p>
          </table:table-cell>
          <table:table-cell table:formula="of:=CONCATENATE(&quot;, &quot;;[.R40];&quot;, &quot;;[.S40];&quot;),&quot;)" office:value-type="string" office:string-value=", 20, 76)," calcext:value-type="string">
            <text:p>, 20, 76),</text:p>
          </table:table-cell>
          <table:table-cell table:style-name="ce5" table:formula="of:=COM.MICROSOFT.CONCAT([.V40:.X40])" office:value-type="string" office:string-value="JIGGLYPUFF: new Race('Jigglypuff', 'j', 255, 85, 255, false, Types.NORMAL, null, 115, 45, 20, 45, 25, 20, 76)," calcext:value-type="string">
            <text:p>JIGGLYPUFF: new Race('Jigglypuff', 'j', 255, 85, 255, false, Types.NORMAL, null, 115, 45, 20, 45, 25, 20, 76),</text:p>
          </table:table-cell>
          <table:table-cell table:style-name="ce7" table:formula="of:=IF([.T40]&lt;&gt;&quot;&quot;;CONCATENATE(&quot;Races.&quot;;[.B40];&quot;.setMainEvolution(&quot;;[.U40];&quot;, Races.&quot;;[.T40];&quot;); 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new Race('&quot;;[.C41];&quot;', '&quot;;[.D41];&quot;', &quot;;[.F41];&quot;, &quot;;[.G41];&quot;, &quot;;[.H41])" office:value-type="string" office:string-value="WIGGLYTUFF: new Race('Wigglytuff', 'w', 255, 85, 255" calcext:value-type="string">
            <text:p>WIGGLYTUFF: new Race('Wigglytuff', 'w', 255, 85, 255</text:p>
          </table:table-cell>
          <table:table-cell table:formula="of:=CONCATENATE(&quot;, &quot;;[.J41];&quot;, Types.&quot;;[.K41]; IF([.L41]&lt;&gt;&quot;&quot;;CONCATENATE(&quot;, Types.&quot;;[.L41]);&quot;, null&quot;); &quot;, &quot;;[.M41];&quot;, &quot;;[.N41];&quot;, &quot;;[.O41];&quot;, &quot;;[.P41];&quot;, &quot;; [.Q41])" office:value-type="string" office:string-value=", true, Types.NORMAL, null, 140, 70, 45, 75, 50" calcext:value-type="string">
            <text:p>, true, Types.NORMAL, null, 140, 70, 45, 75, 50</text:p>
          </table:table-cell>
          <table:table-cell table:formula="of:=CONCATENATE(&quot;, &quot;;[.R41];&quot;, &quot;;[.S41];&quot;),&quot;)" office:value-type="string" office:string-value=", 45, 109)," calcext:value-type="string">
            <text:p>, 45, 109),</text:p>
          </table:table-cell>
          <table:table-cell table:style-name="ce5" table:formula="of:=COM.MICROSOFT.CONCAT([.V41:.X41])" office:value-type="string" office:string-value="WIGGLYTUFF: new Race('Wigglytuff', 'w', 255, 85, 255, true, Types.NORMAL, null, 140, 70, 45, 75, 50, 45, 109)," calcext:value-type="string">
            <text:p>WIGGLYTUFF: new Race('Wigglytuff', 'w', 255, 85, 255, true, Types.NORMAL, null, 140, 70, 45, 75, 50, 45, 109),</text:p>
          </table:table-cell>
          <table:table-cell table:style-name="ce7" table:formula="of:=IF([.T41]&lt;&gt;&quot;&quot;;CONCATENATE(&quot;Races.&quot;;[.B41];&quot;.setMainEvolution(&quot;;[.U41];&quot;, Races.&quot;;[.T41];&quot;); 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new Race('&quot;;[.C42];&quot;', '&quot;;[.D42];&quot;', &quot;;[.F42];&quot;, &quot;;[.G42];&quot;, &quot;;[.H42])" office:value-type="string" office:string-value="ZUBAT: new Race('Zubat', 'z', 170, 0, 170" calcext:value-type="string">
            <text:p>ZUBAT: new Race('Zubat', 'z', 170, 0, 170</text:p>
          </table:table-cell>
          <table:table-cell table:formula="of:=CONCATENATE(&quot;, &quot;;[.J42];&quot;, Types.&quot;;[.K42]; IF([.L42]&lt;&gt;&quot;&quot;;CONCATENATE(&quot;, Types.&quot;;[.L42]);&quot;, null&quot;); &quot;, &quot;;[.M42];&quot;, &quot;;[.N42];&quot;, &quot;;[.O42];&quot;, &quot;;[.P42];&quot;, &quot;; [.Q42])" office:value-type="string" office:string-value=", false, Types.POISON, Types.FLYING, 40, 45, 35, 30, 40" calcext:value-type="string">
            <text:p>, false, Types.POISON, Types.FLYING, 40, 45, 35, 30, 40</text:p>
          </table:table-cell>
          <table:table-cell table:formula="of:=CONCATENATE(&quot;, &quot;;[.R42];&quot;, &quot;;[.S42];&quot;),&quot;)" office:value-type="string" office:string-value=", 55, 54)," calcext:value-type="string">
            <text:p>, 55, 54),</text:p>
          </table:table-cell>
          <table:table-cell table:style-name="ce5" table:formula="of:=COM.MICROSOFT.CONCAT([.V42:.X42])" office:value-type="string" office:string-value="ZUBAT: new Race('Zubat', 'z', 170, 0, 170, false, Types.POISON, Types.FLYING, 40, 45, 35, 30, 40, 55, 54)," calcext:value-type="string">
            <text:p>ZUBAT: new Race('Zubat', 'z', 170, 0, 170, false, Types.POISON, Types.FLYING, 40, 45, 35, 30, 40, 55, 54),</text:p>
          </table:table-cell>
          <table:table-cell table:style-name="ce7" table:formula="of:=IF([.T42]&lt;&gt;&quot;&quot;;CONCATENATE(&quot;Races.&quot;;[.B42];&quot;.setMainEvolution(&quot;;[.U42];&quot;, Races.&quot;;[.T42];&quot;); &quot;);&quot;&quot;)" office:value-type="string" office:string-value="Races.ZUBAT.setMainEvolution(22, Races.GOLBAT); " calcext:value-type="string">
            <text:p>Races.ZUBAT.setMainEvolution(22, Races.GOLBAT);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new Race('&quot;;[.C43];&quot;', '&quot;;[.D43];&quot;', &quot;;[.F43];&quot;, &quot;;[.G43];&quot;, &quot;;[.H43])" office:value-type="string" office:string-value="GOLBAT: new Race('Golbat', 'G', 170, 0, 170" calcext:value-type="string">
            <text:p>GOLBAT: new Race('Golbat', 'G', 170, 0, 170</text:p>
          </table:table-cell>
          <table:table-cell table:formula="of:=CONCATENATE(&quot;, &quot;;[.J43];&quot;, Types.&quot;;[.K43]; IF([.L43]&lt;&gt;&quot;&quot;;CONCATENATE(&quot;, Types.&quot;;[.L43]);&quot;, null&quot;); &quot;, &quot;;[.M43];&quot;, &quot;;[.N43];&quot;, &quot;;[.O43];&quot;, &quot;;[.P43];&quot;, &quot;; [.Q43])" office:value-type="string" office:string-value=", true, Types.POISON, Types.FLYING, 75, 80, 70, 65, 75" calcext:value-type="string">
            <text:p>, true, Types.POISON, Types.FLYING, 75, 80, 70, 65, 75</text:p>
          </table:table-cell>
          <table:table-cell table:formula="of:=CONCATENATE(&quot;, &quot;;[.R43];&quot;, &quot;;[.S43];&quot;),&quot;)" office:value-type="string" office:string-value=", 90, 171)," calcext:value-type="string">
            <text:p>, 90, 171),</text:p>
          </table:table-cell>
          <table:table-cell table:style-name="ce5" table:formula="of:=COM.MICROSOFT.CONCAT([.V43:.X43])" office:value-type="string" office:string-value="GOLBAT: new Race('Golbat', 'G', 170, 0, 170, true, Types.POISON, Types.FLYING, 75, 80, 70, 65, 75, 90, 171)," calcext:value-type="string">
            <text:p>GOLBAT: new Race('Golbat', 'G', 170, 0, 170, true, Types.POISON, Types.FLYING, 75, 80, 70, 65, 75, 90, 171),</text:p>
          </table:table-cell>
          <table:table-cell table:style-name="ce7" table:formula="of:=IF([.T43]&lt;&gt;&quot;&quot;;CONCATENATE(&quot;Races.&quot;;[.B43];&quot;.setMainEvolution(&quot;;[.U43];&quot;, Races.&quot;;[.T43];&quot;); 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new Race('&quot;;[.C44];&quot;', '&quot;;[.D44];&quot;', &quot;;[.F44];&quot;, &quot;;[.G44];&quot;, &quot;;[.H44])" office:value-type="string" office:string-value="ODDISH: new Race('Oddish', 'o', 85, 85, 255" calcext:value-type="string">
            <text:p>ODDISH: new Race('Oddish', 'o', 85, 85, 255</text:p>
          </table:table-cell>
          <table:table-cell table:formula="of:=CONCATENATE(&quot;, &quot;;[.J44];&quot;, Types.&quot;;[.K44]; IF([.L44]&lt;&gt;&quot;&quot;;CONCATENATE(&quot;, Types.&quot;;[.L44]);&quot;, null&quot;); &quot;, &quot;;[.M44];&quot;, &quot;;[.N44];&quot;, &quot;;[.O44];&quot;, &quot;;[.P44];&quot;, &quot;; [.Q44])" office:value-type="string" office:string-value=", false, Types.GRASS, Types.POISON, 45, 50, 55, 75, 65" calcext:value-type="string">
            <text:p>, false, Types.GRASS, Types.POISON, 45, 50, 55, 75, 65</text:p>
          </table:table-cell>
          <table:table-cell table:formula="of:=CONCATENATE(&quot;, &quot;;[.R44];&quot;, &quot;;[.S44];&quot;),&quot;)" office:value-type="string" office:string-value=", 30, 78)," calcext:value-type="string">
            <text:p>, 30, 78),</text:p>
          </table:table-cell>
          <table:table-cell table:style-name="ce5" table:formula="of:=COM.MICROSOFT.CONCAT([.V44:.X44])" office:value-type="string" office:string-value="ODDISH: new Race('Oddish', 'o', 85, 85, 255, false, Types.GRASS, Types.POISON, 45, 50, 55, 75, 65, 30, 78)," calcext:value-type="string">
            <text:p>ODDISH: new Race('Oddish', 'o', 85, 85, 255, false, Types.GRASS, Types.POISON, 45, 50, 55, 75, 65, 30, 78),</text:p>
          </table:table-cell>
          <table:table-cell table:style-name="ce7" table:formula="of:=IF([.T44]&lt;&gt;&quot;&quot;;CONCATENATE(&quot;Races.&quot;;[.B44];&quot;.setMainEvolution(&quot;;[.U44];&quot;, Races.&quot;;[.T44];&quot;); &quot;);&quot;&quot;)" office:value-type="string" office:string-value="Races.ODDISH.setMainEvolution(21, Races.GLOOM); " calcext:value-type="string">
            <text:p>Races.ODDISH.setMainEvolution(21, Races.GLOOM);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new Race('&quot;;[.C45];&quot;', '&quot;;[.D45];&quot;', &quot;;[.F45];&quot;, &quot;;[.G45];&quot;, &quot;;[.H45])" office:value-type="string" office:string-value="GLOOM: new Race('Gloom', 'g', 85, 85, 255" calcext:value-type="string">
            <text:p>GLOOM: new Race('Gloom', 'g', 85, 85, 255</text:p>
          </table:table-cell>
          <table:table-cell table:formula="of:=CONCATENATE(&quot;, &quot;;[.J45];&quot;, Types.&quot;;[.K45]; IF([.L45]&lt;&gt;&quot;&quot;;CONCATENATE(&quot;, Types.&quot;;[.L45]);&quot;, null&quot;); &quot;, &quot;;[.M45];&quot;, &quot;;[.N45];&quot;, &quot;;[.O45];&quot;, &quot;;[.P45];&quot;, &quot;; [.Q45])" office:value-type="string" office:string-value=", false, Types.GRASS, Types.POISON, 60, 65, 70, 85, 75" calcext:value-type="string">
            <text:p>, false, Types.GRASS, Types.POISON, 60, 65, 70, 85, 75</text:p>
          </table:table-cell>
          <table:table-cell table:formula="of:=CONCATENATE(&quot;, &quot;;[.R45];&quot;, &quot;;[.S45];&quot;),&quot;)" office:value-type="string" office:string-value=", 40, 132)," calcext:value-type="string">
            <text:p>, 40, 132),</text:p>
          </table:table-cell>
          <table:table-cell table:style-name="ce5" table:formula="of:=COM.MICROSOFT.CONCAT([.V45:.X45])" office:value-type="string" office:string-value="GLOOM: new Race('Gloom', 'g', 85, 85, 255, false, Types.GRASS, Types.POISON, 60, 65, 70, 85, 75, 40, 132)," calcext:value-type="string">
            <text:p>GLOOM: new Race('Gloom', 'g', 85, 85, 255, false, Types.GRASS, Types.POISON, 60, 65, 70, 85, 75, 40, 132),</text:p>
          </table:table-cell>
          <table:table-cell table:style-name="ce7" table:formula="of:=IF([.T45]&lt;&gt;&quot;&quot;;CONCATENATE(&quot;Races.&quot;;[.B45];&quot;.setMainEvolution(&quot;;[.U45];&quot;, Races.&quot;;[.T45];&quot;); 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new Race('&quot;;[.C46];&quot;', '&quot;;[.D46];&quot;', &quot;;[.F46];&quot;, &quot;;[.G46];&quot;, &quot;;[.H46])" office:value-type="string" office:string-value="VILEPLUME: new Race('Vileplume', 'V', 255, 85, 85" calcext:value-type="string">
            <text:p>VILEPLUME: new Race('Vileplume', 'V', 255, 85, 85</text:p>
          </table:table-cell>
          <table:table-cell table:formula="of:=CONCATENATE(&quot;, &quot;;[.J46];&quot;, Types.&quot;;[.K46]; IF([.L46]&lt;&gt;&quot;&quot;;CONCATENATE(&quot;, Types.&quot;;[.L46]);&quot;, null&quot;); &quot;, &quot;;[.M46];&quot;, &quot;;[.N46];&quot;, &quot;;[.O46];&quot;, &quot;;[.P46];&quot;, &quot;; [.Q46])" office:value-type="string" office:string-value=", false, Types.GRASS, Types.POISON, 75, 80, 85, 100, 90" calcext:value-type="string">
            <text:p>, false, Types.GRASS, Types.POISON, 75, 80, 85, 100, 90</text:p>
          </table:table-cell>
          <table:table-cell table:formula="of:=CONCATENATE(&quot;, &quot;;[.R46];&quot;, &quot;;[.S46];&quot;),&quot;)" office:value-type="string" office:string-value=", 50, 184)," calcext:value-type="string">
            <text:p>, 50, 184),</text:p>
          </table:table-cell>
          <table:table-cell table:style-name="ce5" table:formula="of:=COM.MICROSOFT.CONCAT([.V46:.X46])" office:value-type="string" office:string-value="VILEPLUME: new Race('Vileplume', 'V', 255, 85, 85, false, Types.GRASS, Types.POISON, 75, 80, 85, 100, 90, 50, 184)," calcext:value-type="string">
            <text:p>VILEPLUME: new Race('Vileplume', 'V', 255, 85, 85, false, Types.GRASS, Types.POISON, 75, 80, 85, 100, 90, 50, 184),</text:p>
          </table:table-cell>
          <table:table-cell table:style-name="ce7" table:formula="of:=IF([.T46]&lt;&gt;&quot;&quot;;CONCATENATE(&quot;Races.&quot;;[.B46];&quot;.setMainEvolution(&quot;;[.U46];&quot;, Races.&quot;;[.T46];&quot;); 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new Race('&quot;;[.C47];&quot;', '&quot;;[.D47];&quot;', &quot;;[.F47];&quot;, &quot;;[.G47];&quot;, &quot;;[.H47])" office:value-type="string" office:string-value="PARAS: new Race('Paras', 'p', 255, 85, 85" calcext:value-type="string">
            <text:p>PARAS: new Race('Paras', 'p', 255, 85, 85</text:p>
          </table:table-cell>
          <table:table-cell table:formula="of:=CONCATENATE(&quot;, &quot;;[.J47];&quot;, Types.&quot;;[.K47]; IF([.L47]&lt;&gt;&quot;&quot;;CONCATENATE(&quot;, Types.&quot;;[.L47]);&quot;, null&quot;); &quot;, &quot;;[.M47];&quot;, &quot;;[.N47];&quot;, &quot;;[.O47];&quot;, &quot;;[.P47];&quot;, &quot;; [.Q47])" office:value-type="string" office:string-value=", false, Types.BUG, Types.GRASS, 35, 70, 55, 45, 55" calcext:value-type="string">
            <text:p>, false, Types.BUG, Types.GRASS, 35, 70, 55, 45, 55</text:p>
          </table:table-cell>
          <table:table-cell table:formula="of:=CONCATENATE(&quot;, &quot;;[.R47];&quot;, &quot;;[.S47];&quot;),&quot;)" office:value-type="string" office:string-value=", 25, 70)," calcext:value-type="string">
            <text:p>, 25, 70),</text:p>
          </table:table-cell>
          <table:table-cell table:style-name="ce5" table:formula="of:=COM.MICROSOFT.CONCAT([.V47:.X47])" office:value-type="string" office:string-value="PARAS: new Race('Paras', 'p', 255, 85, 85, false, Types.BUG, Types.GRASS, 35, 70, 55, 45, 55, 25, 70)," calcext:value-type="string">
            <text:p>PARAS: new Race('Paras', 'p', 255, 85, 85, false, Types.BUG, Types.GRASS, 35, 70, 55, 45, 55, 25, 70),</text:p>
          </table:table-cell>
          <table:table-cell table:style-name="ce7" table:formula="of:=IF([.T47]&lt;&gt;&quot;&quot;;CONCATENATE(&quot;Races.&quot;;[.B47];&quot;.setMainEvolution(&quot;;[.U47];&quot;, Races.&quot;;[.T47];&quot;); &quot;);&quot;&quot;)" office:value-type="string" office:string-value="Races.PARAS.setMainEvolution(24, Races.PARASECT); " calcext:value-type="string">
            <text:p>Races.PARAS.setMainEvolution(24, Races.PARASECT);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new Race('&quot;;[.C48];&quot;', '&quot;;[.D48];&quot;', &quot;;[.F48];&quot;, &quot;;[.G48];&quot;, &quot;;[.H48])" office:value-type="string" office:string-value="PARASECT: new Race('Parasect', 'P', 255, 85, 85" calcext:value-type="string">
            <text:p>PARASECT: new Race('Parasect', 'P', 255, 85, 85</text:p>
          </table:table-cell>
          <table:table-cell table:formula="of:=CONCATENATE(&quot;, &quot;;[.J48];&quot;, Types.&quot;;[.K48]; IF([.L48]&lt;&gt;&quot;&quot;;CONCATENATE(&quot;, Types.&quot;;[.L48]);&quot;, null&quot;); &quot;, &quot;;[.M48];&quot;, &quot;;[.N48];&quot;, &quot;;[.O48];&quot;, &quot;;[.P48];&quot;, &quot;; [.Q48])" office:value-type="string" office:string-value=", true, Types.BUG, Types.GRASS, 60, 95, 80, 60, 80" calcext:value-type="string">
            <text:p>, true, Types.BUG, Types.GRASS, 60, 95, 80, 60, 80</text:p>
          </table:table-cell>
          <table:table-cell table:formula="of:=CONCATENATE(&quot;, &quot;;[.R48];&quot;, &quot;;[.S48];&quot;),&quot;)" office:value-type="string" office:string-value=", 30, 128)," calcext:value-type="string">
            <text:p>, 30, 128),</text:p>
          </table:table-cell>
          <table:table-cell table:style-name="ce5" table:formula="of:=COM.MICROSOFT.CONCAT([.V48:.X48])" office:value-type="string" office:string-value="PARASECT: new Race('Parasect', 'P', 255, 85, 85, true, Types.BUG, Types.GRASS, 60, 95, 80, 60, 80, 30, 128)," calcext:value-type="string">
            <text:p>PARASECT: new Race('Parasect', 'P', 255, 85, 85, true, Types.BUG, Types.GRASS, 60, 95, 80, 60, 80, 30, 128),</text:p>
          </table:table-cell>
          <table:table-cell table:style-name="ce7" table:formula="of:=IF([.T48]&lt;&gt;&quot;&quot;;CONCATENATE(&quot;Races.&quot;;[.B48];&quot;.setMainEvolution(&quot;;[.U48];&quot;, Races.&quot;;[.T48];&quot;); 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new Race('&quot;;[.C49];&quot;', '&quot;;[.D49];&quot;', &quot;;[.F49];&quot;, &quot;;[.G49];&quot;, &quot;;[.H49])" office:value-type="string" office:string-value="VENONAT: new Race('Venonat', 'v', 170, 0, 170" calcext:value-type="string">
            <text:p>VENONAT: new Race('Venonat', 'v', 170, 0, 170</text:p>
          </table:table-cell>
          <table:table-cell table:formula="of:=CONCATENATE(&quot;, &quot;;[.J49];&quot;, Types.&quot;;[.K49]; IF([.L49]&lt;&gt;&quot;&quot;;CONCATENATE(&quot;, Types.&quot;;[.L49]);&quot;, null&quot;); &quot;, &quot;;[.M49];&quot;, &quot;;[.N49];&quot;, &quot;;[.O49];&quot;, &quot;;[.P49];&quot;, &quot;; [.Q49])" office:value-type="string" office:string-value=", true, Types.BUG, Types.POISON, 60, 55, 50, 40, 55" calcext:value-type="string">
            <text:p>, true, Types.BUG, Types.POISON, 60, 55, 50, 40, 55</text:p>
          </table:table-cell>
          <table:table-cell table:formula="of:=CONCATENATE(&quot;, &quot;;[.R49];&quot;, &quot;;[.S49];&quot;),&quot;)" office:value-type="string" office:string-value=", 45, 75)," calcext:value-type="string">
            <text:p>, 45, 75),</text:p>
          </table:table-cell>
          <table:table-cell table:style-name="ce5" table:formula="of:=COM.MICROSOFT.CONCAT([.V49:.X49])" office:value-type="string" office:string-value="VENONAT: new Race('Venonat', 'v', 170, 0, 170, true, Types.BUG, Types.POISON, 60, 55, 50, 40, 55, 45, 75)," calcext:value-type="string">
            <text:p>VENONAT: new Race('Venonat', 'v', 170, 0, 170, true, Types.BUG, Types.POISON, 60, 55, 50, 40, 55, 45, 75),</text:p>
          </table:table-cell>
          <table:table-cell table:style-name="ce7" table:formula="of:=IF([.T49]&lt;&gt;&quot;&quot;;CONCATENATE(&quot;Races.&quot;;[.B49];&quot;.setMainEvolution(&quot;;[.U49];&quot;, Races.&quot;;[.T49];&quot;); &quot;);&quot;&quot;)" office:value-type="string" office:string-value="Races.VENONAT.setMainEvolution(31, Races.VENOMOTH); " calcext:value-type="string">
            <text:p>Races.VENONAT.setMainEvolution(31, Races.VENOMOTH);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new Race('&quot;;[.C50];&quot;', '&quot;;[.D50];&quot;', &quot;;[.F50];&quot;, &quot;;[.G50];&quot;, &quot;;[.H50])" office:value-type="string" office:string-value="VENOMOTH: new Race('Venomoth', 'v', 170, 0, 170" calcext:value-type="string">
            <text:p>VENOMOTH: new Race('Venomoth', 'v', 170, 0, 170</text:p>
          </table:table-cell>
          <table:table-cell table:formula="of:=CONCATENATE(&quot;, &quot;;[.J50];&quot;, Types.&quot;;[.K50]; IF([.L50]&lt;&gt;&quot;&quot;;CONCATENATE(&quot;, Types.&quot;;[.L50]);&quot;, null&quot;); &quot;, &quot;;[.M50];&quot;, &quot;;[.N50];&quot;, &quot;;[.O50];&quot;, &quot;;[.P50];&quot;, &quot;; [.Q50])" office:value-type="string" office:string-value=", true, Types.BUG, Types.POISON, 70, 65, 60, 90, 75" calcext:value-type="string">
            <text:p>, true, Types.BUG, Types.POISON, 70, 65, 60, 90, 75</text:p>
          </table:table-cell>
          <table:table-cell table:formula="of:=CONCATENATE(&quot;, &quot;;[.R50];&quot;, &quot;;[.S50];&quot;),&quot;)" office:value-type="string" office:string-value=", 90, 138)," calcext:value-type="string">
            <text:p>, 90, 138),</text:p>
          </table:table-cell>
          <table:table-cell table:style-name="ce5" table:formula="of:=COM.MICROSOFT.CONCAT([.V50:.X50])" office:value-type="string" office:string-value="VENOMOTH: new Race('Venomoth', 'v', 170, 0, 170, true, Types.BUG, Types.POISON, 70, 65, 60, 90, 75, 90, 138)," calcext:value-type="string">
            <text:p>VENOMOTH: new Race('Venomoth', 'v', 170, 0, 170, true, Types.BUG, Types.POISON, 70, 65, 60, 90, 75, 90, 138),</text:p>
          </table:table-cell>
          <table:table-cell table:style-name="ce7" table:formula="of:=IF([.T50]&lt;&gt;&quot;&quot;;CONCATENATE(&quot;Races.&quot;;[.B50];&quot;.setMainEvolution(&quot;;[.U50];&quot;, Races.&quot;;[.T50];&quot;); 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new Race('&quot;;[.C51];&quot;', '&quot;;[.D51];&quot;', &quot;;[.F51];&quot;, &quot;;[.G51];&quot;, &quot;;[.H51])" office:value-type="string" office:string-value="DIGLETT: new Race('Diglett', 'd', 170, 85, 0" calcext:value-type="string">
            <text:p>DIGLETT: new Race('Diglett', 'd', 170, 85, 0</text:p>
          </table:table-cell>
          <table:table-cell table:formula="of:=CONCATENATE(&quot;, &quot;;[.J51];&quot;, Types.&quot;;[.K51]; IF([.L51]&lt;&gt;&quot;&quot;;CONCATENATE(&quot;, Types.&quot;;[.L51]);&quot;, null&quot;); &quot;, &quot;;[.M51];&quot;, &quot;;[.N51];&quot;, &quot;;[.O51];&quot;, &quot;;[.P51];&quot;, &quot;; [.Q51])" office:value-type="string" office:string-value=", true, Types.GROUND, null, 10, 55, 25, 35, 45" calcext:value-type="string">
            <text:p>, true, Types.GROUND, null, 10, 55, 25, 35, 45</text:p>
          </table:table-cell>
          <table:table-cell table:formula="of:=CONCATENATE(&quot;, &quot;;[.R51];&quot;, &quot;;[.S51];&quot;),&quot;)" office:value-type="string" office:string-value=", 95, 81)," calcext:value-type="string">
            <text:p>, 95, 81),</text:p>
          </table:table-cell>
          <table:table-cell table:style-name="ce5" table:formula="of:=COM.MICROSOFT.CONCAT([.V51:.X51])" office:value-type="string" office:string-value="DIGLETT: new Race('Diglett', 'd', 170, 85, 0, true, Types.GROUND, null, 10, 55, 25, 35, 45, 95, 81)," calcext:value-type="string">
            <text:p>DIGLETT: new Race('Diglett', 'd', 170, 85, 0, true, Types.GROUND, null, 10, 55, 25, 35, 45, 95, 81),</text:p>
          </table:table-cell>
          <table:table-cell table:style-name="ce7" table:formula="of:=IF([.T51]&lt;&gt;&quot;&quot;;CONCATENATE(&quot;Races.&quot;;[.B51];&quot;.setMainEvolution(&quot;;[.U51];&quot;, Races.&quot;;[.T51];&quot;); &quot;);&quot;&quot;)" office:value-type="string" office:string-value="Races.DIGLETT.setMainEvolution(26, Races.DUGTRIO); " calcext:value-type="string">
            <text:p>Races.DIGLETT.setMainEvolution(26, Races.DUGTRIO);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new Race('&quot;;[.C52];&quot;', '&quot;;[.D52];&quot;', &quot;;[.F52];&quot;, &quot;;[.G52];&quot;, &quot;;[.H52])" office:value-type="string" office:string-value="DUGTRIO: new Race('Dugtrio', 'd', 170, 85, 0" calcext:value-type="string">
            <text:p>DUGTRIO: new Race('Dugtrio', 'd', 170, 85, 0</text:p>
          </table:table-cell>
          <table:table-cell table:formula="of:=CONCATENATE(&quot;, &quot;;[.J52];&quot;, Types.&quot;;[.K52]; IF([.L52]&lt;&gt;&quot;&quot;;CONCATENATE(&quot;, Types.&quot;;[.L52]);&quot;, null&quot;); &quot;, &quot;;[.M52];&quot;, &quot;;[.N52];&quot;, &quot;;[.O52];&quot;, &quot;;[.P52];&quot;, &quot;; [.Q52])" office:value-type="string" office:string-value=", true, Types.GROUND, null, 35, 80, 50, 50, 70" calcext:value-type="string">
            <text:p>, true, Types.GROUND, null, 35, 80, 50, 50, 70</text:p>
          </table:table-cell>
          <table:table-cell table:formula="of:=CONCATENATE(&quot;, &quot;;[.R52];&quot;, &quot;;[.S52];&quot;),&quot;)" office:value-type="string" office:string-value=", 120, 153)," calcext:value-type="string">
            <text:p>, 120, 153),</text:p>
          </table:table-cell>
          <table:table-cell table:style-name="ce5" table:formula="of:=COM.MICROSOFT.CONCAT([.V52:.X52])" office:value-type="string" office:string-value="DUGTRIO: new Race('Dugtrio', 'd', 170, 85, 0, true, Types.GROUND, null, 35, 80, 50, 50, 70, 120, 153)," calcext:value-type="string">
            <text:p>DUGTRIO: new Race('Dugtrio', 'd', 170, 85, 0, true, Types.GROUND, null, 35, 80, 50, 50, 70, 120, 153),</text:p>
          </table:table-cell>
          <table:table-cell table:style-name="ce7" table:formula="of:=IF([.T52]&lt;&gt;&quot;&quot;;CONCATENATE(&quot;Races.&quot;;[.B52];&quot;.setMainEvolution(&quot;;[.U52];&quot;, Races.&quot;;[.T52];&quot;); 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new Race('&quot;;[.C53];&quot;', '&quot;;[.D53];&quot;', &quot;;[.F53];&quot;, &quot;;[.G53];&quot;, &quot;;[.H53])" office:value-type="string" office:string-value="MEOWTH: new Race('Meowth', 'm', 255, 255, 85" calcext:value-type="string">
            <text:p>MEOWTH: new Race('Meowth', 'm', 255, 255, 85</text:p>
          </table:table-cell>
          <table:table-cell table:formula="of:=CONCATENATE(&quot;, &quot;;[.J53];&quot;, Types.&quot;;[.K53]; IF([.L53]&lt;&gt;&quot;&quot;;CONCATENATE(&quot;, Types.&quot;;[.L53]);&quot;, null&quot;); &quot;, &quot;;[.M53];&quot;, &quot;;[.N53];&quot;, &quot;;[.O53];&quot;, &quot;;[.P53];&quot;, &quot;; [.Q53])" office:value-type="string" office:string-value=", true, Types.NORMAL, null, 40, 45, 35, 40, 40" calcext:value-type="string">
            <text:p>, true, Types.NORMAL, null, 40, 45, 35, 40, 40</text:p>
          </table:table-cell>
          <table:table-cell table:formula="of:=CONCATENATE(&quot;, &quot;;[.R53];&quot;, &quot;;[.S53];&quot;),&quot;)" office:value-type="string" office:string-value=", 90, 69)," calcext:value-type="string">
            <text:p>, 90, 69),</text:p>
          </table:table-cell>
          <table:table-cell table:style-name="ce5" table:formula="of:=COM.MICROSOFT.CONCAT([.V53:.X53])" office:value-type="string" office:string-value="MEOWTH: new Race('Meowth', 'm', 255, 255, 85, true, Types.NORMAL, null, 40, 45, 35, 40, 40, 90, 69)," calcext:value-type="string">
            <text:p>MEOWTH: new Race('Meowth', 'm', 255, 255, 85, true, Types.NORMAL, null, 40, 45, 35, 40, 40, 90, 69),</text:p>
          </table:table-cell>
          <table:table-cell table:style-name="ce7" table:formula="of:=IF([.T53]&lt;&gt;&quot;&quot;;CONCATENATE(&quot;Races.&quot;;[.B53];&quot;.setMainEvolution(&quot;;[.U53];&quot;, Races.&quot;;[.T53];&quot;); &quot;);&quot;&quot;)" office:value-type="string" office:string-value="Races.MEOWTH.setMainEvolution(28, Races.PERSIAN); " calcext:value-type="string">
            <text:p>Races.MEOWTH.setMainEvolution(28, Races.PERSIAN);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new Race('&quot;;[.C54];&quot;', '&quot;;[.D54];&quot;', &quot;;[.F54];&quot;, &quot;;[.G54];&quot;, &quot;;[.H54])" office:value-type="string" office:string-value="PERSIAN: new Race('Persian', 'p', 255, 255, 85" calcext:value-type="string">
            <text:p>PERSIAN: new Race('Persian', 'p', 255, 255, 85</text:p>
          </table:table-cell>
          <table:table-cell table:formula="of:=CONCATENATE(&quot;, &quot;;[.J54];&quot;, Types.&quot;;[.K54]; IF([.L54]&lt;&gt;&quot;&quot;;CONCATENATE(&quot;, Types.&quot;;[.L54]);&quot;, null&quot;); &quot;, &quot;;[.M54];&quot;, &quot;;[.N54];&quot;, &quot;;[.O54];&quot;, &quot;;[.P54];&quot;, &quot;; [.Q54])" office:value-type="string" office:string-value=", true, Types.NORMAL, null, 65, 70, 60, 65, 65" calcext:value-type="string">
            <text:p>, true, Types.NORMAL, null, 65, 70, 60, 65, 65</text:p>
          </table:table-cell>
          <table:table-cell table:formula="of:=CONCATENATE(&quot;, &quot;;[.R54];&quot;, &quot;;[.S54];&quot;),&quot;)" office:value-type="string" office:string-value=", 115, 148)," calcext:value-type="string">
            <text:p>, 115, 148),</text:p>
          </table:table-cell>
          <table:table-cell table:style-name="ce5" table:formula="of:=COM.MICROSOFT.CONCAT([.V54:.X54])" office:value-type="string" office:string-value="PERSIAN: new Race('Persian', 'p', 255, 255, 85, true, Types.NORMAL, null, 65, 70, 60, 65, 65, 115, 148)," calcext:value-type="string">
            <text:p>PERSIAN: new Race('Persian', 'p', 255, 255, 85, true, Types.NORMAL, null, 65, 70, 60, 65, 65, 115, 148),</text:p>
          </table:table-cell>
          <table:table-cell table:style-name="ce7" table:formula="of:=IF([.T54]&lt;&gt;&quot;&quot;;CONCATENATE(&quot;Races.&quot;;[.B54];&quot;.setMainEvolution(&quot;;[.U54];&quot;, Races.&quot;;[.T54];&quot;); 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new Race('&quot;;[.C55];&quot;', '&quot;;[.D55];&quot;', &quot;;[.F55];&quot;, &quot;;[.G55];&quot;, &quot;;[.H55])" office:value-type="string" office:string-value="PSYDUCK: new Race('Psyduck', 'p', 255, 255, 85" calcext:value-type="string">
            <text:p>PSYDUCK: new Race('Psyduck', 'p', 255, 255, 85</text:p>
          </table:table-cell>
          <table:table-cell table:formula="of:=CONCATENATE(&quot;, &quot;;[.J55];&quot;, Types.&quot;;[.K55]; IF([.L55]&lt;&gt;&quot;&quot;;CONCATENATE(&quot;, Types.&quot;;[.L55]);&quot;, null&quot;); &quot;, &quot;;[.M55];&quot;, &quot;;[.N55];&quot;, &quot;;[.O55];&quot;, &quot;;[.P55];&quot;, &quot;; [.Q55])" office:value-type="string" office:string-value=", false, Types.WATER, null, 50, 52, 48, 65, 50" calcext:value-type="string">
            <text:p>, false, Types.WATER, null, 50, 52, 48, 65, 50</text:p>
          </table:table-cell>
          <table:table-cell table:formula="of:=CONCATENATE(&quot;, &quot;;[.R55];&quot;, &quot;;[.S55];&quot;),&quot;)" office:value-type="string" office:string-value=", 55, 80)," calcext:value-type="string">
            <text:p>, 55, 80),</text:p>
          </table:table-cell>
          <table:table-cell table:style-name="ce5" table:formula="of:=COM.MICROSOFT.CONCAT([.V55:.X55])" office:value-type="string" office:string-value="PSYDUCK: new Race('Psyduck', 'p', 255, 255, 85, false, Types.WATER, null, 50, 52, 48, 65, 50, 55, 80)," calcext:value-type="string">
            <text:p>PSYDUCK: new Race('Psyduck', 'p', 255, 255, 85, false, Types.WATER, null, 50, 52, 48, 65, 50, 55, 80),</text:p>
          </table:table-cell>
          <table:table-cell table:style-name="ce7" table:formula="of:=IF([.T55]&lt;&gt;&quot;&quot;;CONCATENATE(&quot;Races.&quot;;[.B55];&quot;.setMainEvolution(&quot;;[.U55];&quot;, Races.&quot;;[.T55];&quot;); &quot;);&quot;&quot;)" office:value-type="string" office:string-value="Races.PSYDUCK.setMainEvolution(33, Races.GOLDUCK); " calcext:value-type="string">
            <text:p>Races.PSYDUCK.setMainEvolution(33, Races.GOLDUCK);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new Race('&quot;;[.C56];&quot;', '&quot;;[.D56];&quot;', &quot;;[.F56];&quot;, &quot;;[.G56];&quot;, &quot;;[.H56])" office:value-type="string" office:string-value="GOLDUCK: new Race('Golduck', 'g', 85, 85, 255" calcext:value-type="string">
            <text:p>GOLDUCK: new Race('Golduck', 'g', 85, 85, 255</text:p>
          </table:table-cell>
          <table:table-cell table:formula="of:=CONCATENATE(&quot;, &quot;;[.J56];&quot;, Types.&quot;;[.K56]; IF([.L56]&lt;&gt;&quot;&quot;;CONCATENATE(&quot;, Types.&quot;;[.L56]);&quot;, null&quot;); &quot;, &quot;;[.M56];&quot;, &quot;;[.N56];&quot;, &quot;;[.O56];&quot;, &quot;;[.P56];&quot;, &quot;; [.Q56])" office:value-type="string" office:string-value=", true, Types.WATER, null, 80, 82, 78, 95, 80" calcext:value-type="string">
            <text:p>, true, Types.WATER, null, 80, 82, 78, 95, 80</text:p>
          </table:table-cell>
          <table:table-cell table:formula="of:=CONCATENATE(&quot;, &quot;;[.R56];&quot;, &quot;;[.S56];&quot;),&quot;)" office:value-type="string" office:string-value=", 85, 174)," calcext:value-type="string">
            <text:p>, 85, 174),</text:p>
          </table:table-cell>
          <table:table-cell table:style-name="ce5" table:formula="of:=COM.MICROSOFT.CONCAT([.V56:.X56])" office:value-type="string" office:string-value="GOLDUCK: new Race('Golduck', 'g', 85, 85, 255, true, Types.WATER, null, 80, 82, 78, 95, 80, 85, 174)," calcext:value-type="string">
            <text:p>GOLDUCK: new Race('Golduck', 'g', 85, 85, 255, true, Types.WATER, null, 80, 82, 78, 95, 80, 85, 174),</text:p>
          </table:table-cell>
          <table:table-cell table:style-name="ce7" table:formula="of:=IF([.T56]&lt;&gt;&quot;&quot;;CONCATENATE(&quot;Races.&quot;;[.B56];&quot;.setMainEvolution(&quot;;[.U56];&quot;, Races.&quot;;[.T56];&quot;); 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new Race('&quot;;[.C57];&quot;', '&quot;;[.D57];&quot;', &quot;;[.F57];&quot;, &quot;;[.G57];&quot;, &quot;;[.H57])" office:value-type="string" office:string-value="MANKEY: new Race('Mankey', 'm', 170, 85, 0" calcext:value-type="string">
            <text:p>MANKEY: new Race('Mankey', 'm', 170, 85, 0</text:p>
          </table:table-cell>
          <table:table-cell table:formula="of:=CONCATENATE(&quot;, &quot;;[.J57];&quot;, Types.&quot;;[.K57]; IF([.L57]&lt;&gt;&quot;&quot;;CONCATENATE(&quot;, Types.&quot;;[.L57]);&quot;, null&quot;); &quot;, &quot;;[.M57];&quot;, &quot;;[.N57];&quot;, &quot;;[.O57];&quot;, &quot;;[.P57];&quot;, &quot;; [.Q57])" office:value-type="string" office:string-value=", true, Types.FIGHTING, null, 40, 80, 35, 35, 45" calcext:value-type="string">
            <text:p>, true, Types.FIGHTING, null, 40, 80, 35, 35, 45</text:p>
          </table:table-cell>
          <table:table-cell table:formula="of:=CONCATENATE(&quot;, &quot;;[.R57];&quot;, &quot;;[.S57];&quot;),&quot;)" office:value-type="string" office:string-value=", 70, 74)," calcext:value-type="string">
            <text:p>, 70, 74),</text:p>
          </table:table-cell>
          <table:table-cell table:style-name="ce5" table:formula="of:=COM.MICROSOFT.CONCAT([.V57:.X57])" office:value-type="string" office:string-value="MANKEY: new Race('Mankey', 'm', 170, 85, 0, true, Types.FIGHTING, null, 40, 80, 35, 35, 45, 70, 74)," calcext:value-type="string">
            <text:p>MANKEY: new Race('Mankey', 'm', 170, 85, 0, true, Types.FIGHTING, null, 40, 80, 35, 35, 45, 70, 74),</text:p>
          </table:table-cell>
          <table:table-cell table:style-name="ce7" table:formula="of:=IF([.T57]&lt;&gt;&quot;&quot;;CONCATENATE(&quot;Races.&quot;;[.B57];&quot;.setMainEvolution(&quot;;[.U57];&quot;, Races.&quot;;[.T57];&quot;); &quot;);&quot;&quot;)" office:value-type="string" office:string-value="Races.MANKEY.setMainEvolution(28, Races.PRIMEAPE); " calcext:value-type="string">
            <text:p>Races.MANKEY.setMainEvolution(28, Races.PRIMEAPE);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new Race('&quot;;[.C58];&quot;', '&quot;;[.D58];&quot;', &quot;;[.F58];&quot;, &quot;;[.G58];&quot;, &quot;;[.H58])" office:value-type="string" office:string-value="PRIMEAPE: new Race('Primeape', 'p', 170, 85, 0" calcext:value-type="string">
            <text:p>PRIMEAPE: new Race('Primeape', 'p', 170, 85, 0</text:p>
          </table:table-cell>
          <table:table-cell table:formula="of:=CONCATENATE(&quot;, &quot;;[.J58];&quot;, Types.&quot;;[.K58]; IF([.L58]&lt;&gt;&quot;&quot;;CONCATENATE(&quot;, Types.&quot;;[.L58]);&quot;, null&quot;); &quot;, &quot;;[.M58];&quot;, &quot;;[.N58];&quot;, &quot;;[.O58];&quot;, &quot;;[.P58];&quot;, &quot;; [.Q58])" office:value-type="string" office:string-value=", true, Types.FIGHTING, null, 65, 105, 60, 60, 70" calcext:value-type="string">
            <text:p>, true, Types.FIGHTING, null, 65, 105, 60, 60, 70</text:p>
          </table:table-cell>
          <table:table-cell table:formula="of:=CONCATENATE(&quot;, &quot;;[.R58];&quot;, &quot;;[.S58];&quot;),&quot;)" office:value-type="string" office:string-value=", 95, 149)," calcext:value-type="string">
            <text:p>, 95, 149),</text:p>
          </table:table-cell>
          <table:table-cell table:style-name="ce5" table:formula="of:=COM.MICROSOFT.CONCAT([.V58:.X58])" office:value-type="string" office:string-value="PRIMEAPE: new Race('Primeape', 'p', 170, 85, 0, true, Types.FIGHTING, null, 65, 105, 60, 60, 70, 95, 149)," calcext:value-type="string">
            <text:p>PRIMEAPE: new Race('Primeape', 'p', 170, 85, 0, true, Types.FIGHTING, null, 65, 105, 60, 60, 70, 95, 149),</text:p>
          </table:table-cell>
          <table:table-cell table:style-name="ce7" table:formula="of:=IF([.T58]&lt;&gt;&quot;&quot;;CONCATENATE(&quot;Races.&quot;;[.B58];&quot;.setMainEvolution(&quot;;[.U58];&quot;, Races.&quot;;[.T58];&quot;); 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new Race('&quot;;[.C59];&quot;', '&quot;;[.D59];&quot;', &quot;;[.F59];&quot;, &quot;;[.G59];&quot;, &quot;;[.H59])" office:value-type="string" office:string-value="GROWLITHE: new Race('Growlithe', 'g', 170, 85, 0" calcext:value-type="string">
            <text:p>GROWLITHE: new Race('Growlithe', 'g', 170, 85, 0</text:p>
          </table:table-cell>
          <table:table-cell table:formula="of:=CONCATENATE(&quot;, &quot;;[.J59];&quot;, Types.&quot;;[.K59]; IF([.L59]&lt;&gt;&quot;&quot;;CONCATENATE(&quot;, Types.&quot;;[.L59]);&quot;, null&quot;); &quot;, &quot;;[.M59];&quot;, &quot;;[.N59];&quot;, &quot;;[.O59];&quot;, &quot;;[.P59];&quot;, &quot;; [.Q59])" office:value-type="string" office:string-value=", true, Types.FIRE, null, 55, 70, 45, 70, 50" calcext:value-type="string">
            <text:p>, true, Types.FIRE, null, 55, 70, 45, 70, 50</text:p>
          </table:table-cell>
          <table:table-cell table:formula="of:=CONCATENATE(&quot;, &quot;;[.R59];&quot;, &quot;;[.S59];&quot;),&quot;)" office:value-type="string" office:string-value=", 60, 91)," calcext:value-type="string">
            <text:p>, 60, 91),</text:p>
          </table:table-cell>
          <table:table-cell table:style-name="ce5" table:formula="of:=COM.MICROSOFT.CONCAT([.V59:.X59])" office:value-type="string" office:string-value="GROWLITHE: new Race('Growlithe', 'g', 170, 85, 0, true, Types.FIRE, null, 55, 70, 45, 70, 50, 60, 91)," calcext:value-type="string">
            <text:p>GROWLITHE: new Race('Growlithe', 'g', 170, 85, 0, true, Types.FIRE, null, 55, 70, 45, 70, 50, 60, 91),</text:p>
          </table:table-cell>
          <table:table-cell table:style-name="ce7" table:formula="of:=IF([.T59]&lt;&gt;&quot;&quot;;CONCATENATE(&quot;Races.&quot;;[.B59];&quot;.setMainEvolution(&quot;;[.U59];&quot;, Races.&quot;;[.T59];&quot;); 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new Race('&quot;;[.C60];&quot;', '&quot;;[.D60];&quot;', &quot;;[.F60];&quot;, &quot;;[.G60];&quot;, &quot;;[.H60])" office:value-type="string" office:string-value="ARCANINE: new Race('Arcanine', 'A', 170, 85, 0" calcext:value-type="string">
            <text:p>ARCANINE: new Race('Arcanine', 'A', 170, 85, 0</text:p>
          </table:table-cell>
          <table:table-cell table:formula="of:=CONCATENATE(&quot;, &quot;;[.J60];&quot;, Types.&quot;;[.K60]; IF([.L60]&lt;&gt;&quot;&quot;;CONCATENATE(&quot;, Types.&quot;;[.L60]);&quot;, null&quot;); &quot;, &quot;;[.M60];&quot;, &quot;;[.N60];&quot;, &quot;;[.O60];&quot;, &quot;;[.P60];&quot;, &quot;; [.Q60])" office:value-type="string" office:string-value=", true, Types.FIRE, null, 90, 110, 80, 100, 80" calcext:value-type="string">
            <text:p>, true, Types.FIRE, null, 90, 110, 80, 100, 80</text:p>
          </table:table-cell>
          <table:table-cell table:formula="of:=CONCATENATE(&quot;, &quot;;[.R60];&quot;, &quot;;[.S60];&quot;),&quot;)" office:value-type="string" office:string-value=", 95, 213)," calcext:value-type="string">
            <text:p>, 95, 213),</text:p>
          </table:table-cell>
          <table:table-cell table:style-name="ce5" table:formula="of:=COM.MICROSOFT.CONCAT([.V60:.X60])" office:value-type="string" office:string-value="ARCANINE: new Race('Arcanine', 'A', 170, 85, 0, true, Types.FIRE, null, 90, 110, 80, 100, 80, 95, 213)," calcext:value-type="string">
            <text:p>ARCANINE: new Race('Arcanine', 'A', 170, 85, 0, true, Types.FIRE, null, 90, 110, 80, 100, 80, 95, 213),</text:p>
          </table:table-cell>
          <table:table-cell table:style-name="ce7" table:formula="of:=IF([.T60]&lt;&gt;&quot;&quot;;CONCATENATE(&quot;Races.&quot;;[.B60];&quot;.setMainEvolution(&quot;;[.U60];&quot;, Races.&quot;;[.T60];&quot;); 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new Race('&quot;;[.C61];&quot;', '&quot;;[.D61];&quot;', &quot;;[.F61];&quot;, &quot;;[.G61];&quot;, &quot;;[.H61])" office:value-type="string" office:string-value="POLIWAG: new Race('Poliwag', 'p', 85, 85, 255" calcext:value-type="string">
            <text:p>POLIWAG: new Race('Poliwag', 'p', 85, 85, 255</text:p>
          </table:table-cell>
          <table:table-cell table:formula="of:=CONCATENATE(&quot;, &quot;;[.J61];&quot;, Types.&quot;;[.K61]; IF([.L61]&lt;&gt;&quot;&quot;;CONCATENATE(&quot;, Types.&quot;;[.L61]);&quot;, null&quot;); &quot;, &quot;;[.M61];&quot;, &quot;;[.N61];&quot;, &quot;;[.O61];&quot;, &quot;;[.P61];&quot;, &quot;; [.Q61])" office:value-type="string" office:string-value=", false, Types.WATER, null, 40, 50, 40, 40, 40" calcext:value-type="string">
            <text:p>, false, Types.WATER, null, 40, 50, 40, 40, 40</text:p>
          </table:table-cell>
          <table:table-cell table:formula="of:=CONCATENATE(&quot;, &quot;;[.R61];&quot;, &quot;;[.S61];&quot;),&quot;)" office:value-type="string" office:string-value=", 90, 77)," calcext:value-type="string">
            <text:p>, 90, 77),</text:p>
          </table:table-cell>
          <table:table-cell table:style-name="ce5" table:formula="of:=COM.MICROSOFT.CONCAT([.V61:.X61])" office:value-type="string" office:string-value="POLIWAG: new Race('Poliwag', 'p', 85, 85, 255, false, Types.WATER, null, 40, 50, 40, 40, 40, 90, 77)," calcext:value-type="string">
            <text:p>POLIWAG: new Race('Poliwag', 'p', 85, 85, 255, false, Types.WATER, null, 40, 50, 40, 40, 40, 90, 77),</text:p>
          </table:table-cell>
          <table:table-cell table:style-name="ce7" table:formula="of:=IF([.T61]&lt;&gt;&quot;&quot;;CONCATENATE(&quot;Races.&quot;;[.B61];&quot;.setMainEvolution(&quot;;[.U61];&quot;, Races.&quot;;[.T61];&quot;); &quot;);&quot;&quot;)" office:value-type="string" office:string-value="Races.POLIWAG.setMainEvolution(25, Races.POLIWHIRL); " calcext:value-type="string">
            <text:p>Races.POLIWAG.setMainEvolution(25, Races.POLIWHIRL);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new Race('&quot;;[.C62];&quot;', '&quot;;[.D62];&quot;', &quot;;[.F62];&quot;, &quot;;[.G62];&quot;, &quot;;[.H62])" office:value-type="string" office:string-value="POLIWHIRL: new Race('Poliwhirl', 'p', 85, 85, 255" calcext:value-type="string">
            <text:p>POLIWHIRL: new Race('Poliwhirl', 'p', 85, 85, 255</text:p>
          </table:table-cell>
          <table:table-cell table:formula="of:=CONCATENATE(&quot;, &quot;;[.J62];&quot;, Types.&quot;;[.K62]; IF([.L62]&lt;&gt;&quot;&quot;;CONCATENATE(&quot;, Types.&quot;;[.L62]);&quot;, null&quot;); &quot;, &quot;;[.M62];&quot;, &quot;;[.N62];&quot;, &quot;;[.O62];&quot;, &quot;;[.P62];&quot;, &quot;; [.Q62])" office:value-type="string" office:string-value=", true, Types.WATER, null, 65, 65, 65, 50, 50" calcext:value-type="string">
            <text:p>, true, Types.WATER, null, 65, 65, 65, 50, 50</text:p>
          </table:table-cell>
          <table:table-cell table:formula="of:=CONCATENATE(&quot;, &quot;;[.R62];&quot;, &quot;;[.S62];&quot;),&quot;)" office:value-type="string" office:string-value=", 90, 131)," calcext:value-type="string">
            <text:p>, 90, 131),</text:p>
          </table:table-cell>
          <table:table-cell table:style-name="ce5" table:formula="of:=COM.MICROSOFT.CONCAT([.V62:.X62])" office:value-type="string" office:string-value="POLIWHIRL: new Race('Poliwhirl', 'p', 85, 85, 255, true, Types.WATER, null, 65, 65, 65, 50, 50, 90, 131)," calcext:value-type="string">
            <text:p>POLIWHIRL: new Race('Poliwhirl', 'p', 85, 85, 255, true, Types.WATER, null, 65, 65, 65, 50, 50, 90, 131),</text:p>
          </table:table-cell>
          <table:table-cell table:style-name="ce7" table:formula="of:=IF([.T62]&lt;&gt;&quot;&quot;;CONCATENATE(&quot;Races.&quot;;[.B62];&quot;.setMainEvolution(&quot;;[.U62];&quot;, Races.&quot;;[.T62];&quot;); 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new Race('&quot;;[.C63];&quot;', '&quot;;[.D63];&quot;', &quot;;[.F63];&quot;, &quot;;[.G63];&quot;, &quot;;[.H63])" office:value-type="string" office:string-value="POLIWRATH: new Race('Poliwrath', 'P', 85, 85, 255" calcext:value-type="string">
            <text:p>POLIWRATH: new Race('Poliwrath', 'P', 85, 85, 255</text:p>
          </table:table-cell>
          <table:table-cell table:formula="of:=CONCATENATE(&quot;, &quot;;[.J63];&quot;, Types.&quot;;[.K63]; IF([.L63]&lt;&gt;&quot;&quot;;CONCATENATE(&quot;, Types.&quot;;[.L63]);&quot;, null&quot;); &quot;, &quot;;[.M63];&quot;, &quot;;[.N63];&quot;, &quot;;[.O63];&quot;, &quot;;[.P63];&quot;, &quot;; [.Q63])" office:value-type="string" office:string-value=", true, Types.WATER, Types.FIGHTING, 90, 85, 95, 70, 90" calcext:value-type="string">
            <text:p>, true, Types.WATER, Types.FIGHTING, 90, 85, 95, 70, 90</text:p>
          </table:table-cell>
          <table:table-cell table:formula="of:=CONCATENATE(&quot;, &quot;;[.R63];&quot;, &quot;;[.S63];&quot;),&quot;)" office:value-type="string" office:string-value=", 70, 185)," calcext:value-type="string">
            <text:p>, 70, 185),</text:p>
          </table:table-cell>
          <table:table-cell table:style-name="ce5" table:formula="of:=COM.MICROSOFT.CONCAT([.V63:.X63])" office:value-type="string" office:string-value="POLIWRATH: new Race('Poliwrath', 'P', 85, 85, 255, true, Types.WATER, Types.FIGHTING, 90, 85, 95, 70, 90, 70, 185)," calcext:value-type="string">
            <text:p>POLIWRATH: new Race('Poliwrath', 'P', 85, 85, 255, true, Types.WATER, Types.FIGHTING, 90, 85, 95, 70, 90, 70, 185),</text:p>
          </table:table-cell>
          <table:table-cell table:style-name="ce7" table:formula="of:=IF([.T63]&lt;&gt;&quot;&quot;;CONCATENATE(&quot;Races.&quot;;[.B63];&quot;.setMainEvolution(&quot;;[.U63];&quot;, Races.&quot;;[.T63];&quot;); 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new Race('&quot;;[.C64];&quot;', '&quot;;[.D64];&quot;', &quot;;[.F64];&quot;, &quot;;[.G64];&quot;, &quot;;[.H64])" office:value-type="string" office:string-value="ABRA: new Race('Abra', 'a', 170, 85, 0" calcext:value-type="string">
            <text:p>ABRA: new Race('Abra', 'a', 170, 85, 0</text:p>
          </table:table-cell>
          <table:table-cell table:formula="of:=CONCATENATE(&quot;, &quot;;[.J64];&quot;, Types.&quot;;[.K64]; IF([.L64]&lt;&gt;&quot;&quot;;CONCATENATE(&quot;, Types.&quot;;[.L64]);&quot;, null&quot;); &quot;, &quot;;[.M64];&quot;, &quot;;[.N64];&quot;, &quot;;[.O64];&quot;, &quot;;[.P64];&quot;, &quot;; [.Q64])" office:value-type="string" office:string-value=", false, Types.PSYCHIC, null, 25, 20, 15, 105, 55" calcext:value-type="string">
            <text:p>, false, Types.PSYCHIC, null, 25, 20, 15, 105, 55</text:p>
          </table:table-cell>
          <table:table-cell table:formula="of:=CONCATENATE(&quot;, &quot;;[.R64];&quot;, &quot;;[.S64];&quot;),&quot;)" office:value-type="string" office:string-value=", 90, 73)," calcext:value-type="string">
            <text:p>, 90, 73),</text:p>
          </table:table-cell>
          <table:table-cell table:style-name="ce5" table:formula="of:=COM.MICROSOFT.CONCAT([.V64:.X64])" office:value-type="string" office:string-value="ABRA: new Race('Abra', 'a', 170, 85, 0, false, Types.PSYCHIC, null, 25, 20, 15, 105, 55, 90, 73)," calcext:value-type="string">
            <text:p>ABRA: new Race('Abra', 'a', 170, 85, 0, false, Types.PSYCHIC, null, 25, 20, 15, 105, 55, 90, 73),</text:p>
          </table:table-cell>
          <table:table-cell table:style-name="ce7" table:formula="of:=IF([.T64]&lt;&gt;&quot;&quot;;CONCATENATE(&quot;Races.&quot;;[.B64];&quot;.setMainEvolution(&quot;;[.U64];&quot;, Races.&quot;;[.T64];&quot;); &quot;);&quot;&quot;)" office:value-type="string" office:string-value="Races.ABRA.setMainEvolution(16, Races.KADABRA); " calcext:value-type="string">
            <text:p>Races.ABRA.setMainEvolution(16, Races.KADABRA);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new Race('&quot;;[.C65];&quot;', '&quot;;[.D65];&quot;', &quot;;[.F65];&quot;, &quot;;[.G65];&quot;, &quot;;[.H65])" office:value-type="string" office:string-value="KADABRA: new Race('Kadabra', 'k', 170, 85, 0" calcext:value-type="string">
            <text:p>KADABRA: new Race('Kadabra', 'k', 170, 85, 0</text:p>
          </table:table-cell>
          <table:table-cell table:formula="of:=CONCATENATE(&quot;, &quot;;[.J65];&quot;, Types.&quot;;[.K65]; IF([.L65]&lt;&gt;&quot;&quot;;CONCATENATE(&quot;, Types.&quot;;[.L65]);&quot;, null&quot;); &quot;, &quot;;[.M65];&quot;, &quot;;[.N65];&quot;, &quot;;[.O65];&quot;, &quot;;[.P65];&quot;, &quot;; [.Q65])" office:value-type="string" office:string-value=", true, Types.PSYCHIC, null, 40, 35, 30, 120, 70" calcext:value-type="string">
            <text:p>, true, Types.PSYCHIC, null, 40, 35, 30, 120, 70</text:p>
          </table:table-cell>
          <table:table-cell table:formula="of:=CONCATENATE(&quot;, &quot;;[.R65];&quot;, &quot;;[.S65];&quot;),&quot;)" office:value-type="string" office:string-value=", 105, 145)," calcext:value-type="string">
            <text:p>, 105, 145),</text:p>
          </table:table-cell>
          <table:table-cell table:style-name="ce5" table:formula="of:=COM.MICROSOFT.CONCAT([.V65:.X65])" office:value-type="string" office:string-value="KADABRA: new Race('Kadabra', 'k', 170, 85, 0, true, Types.PSYCHIC, null, 40, 35, 30, 120, 70, 105, 145)," calcext:value-type="string">
            <text:p>KADABRA: new Race('Kadabra', 'k', 170, 85, 0, true, Types.PSYCHIC, null, 40, 35, 30, 120, 70, 105, 145),</text:p>
          </table:table-cell>
          <table:table-cell table:style-name="ce7" table:formula="of:=IF([.T65]&lt;&gt;&quot;&quot;;CONCATENATE(&quot;Races.&quot;;[.B65];&quot;.setMainEvolution(&quot;;[.U65];&quot;, Races.&quot;;[.T65];&quot;); 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new Race('&quot;;[.C66];&quot;', '&quot;;[.D66];&quot;', &quot;;[.F66];&quot;, &quot;;[.G66];&quot;, &quot;;[.H66])" office:value-type="string" office:string-value="ALAKAZAM: new Race('Alakazam', 'A', 170, 85, 0" calcext:value-type="string">
            <text:p>ALAKAZAM: new Race('Alakazam', 'A', 170, 85, 0</text:p>
          </table:table-cell>
          <table:table-cell table:formula="of:=CONCATENATE(&quot;, &quot;;[.J66];&quot;, Types.&quot;;[.K66]; IF([.L66]&lt;&gt;&quot;&quot;;CONCATENATE(&quot;, Types.&quot;;[.L66]);&quot;, null&quot;); &quot;, &quot;;[.M66];&quot;, &quot;;[.N66];&quot;, &quot;;[.O66];&quot;, &quot;;[.P66];&quot;, &quot;; [.Q66])" office:value-type="string" office:string-value=", true, Types.PSYCHIC, null, 55, 50, 45, 135, 85" calcext:value-type="string">
            <text:p>, true, Types.PSYCHIC, null, 55, 50, 45, 135, 85</text:p>
          </table:table-cell>
          <table:table-cell table:formula="of:=CONCATENATE(&quot;, &quot;;[.R66];&quot;, &quot;;[.S66];&quot;),&quot;)" office:value-type="string" office:string-value=", 120, 186)," calcext:value-type="string">
            <text:p>, 120, 186),</text:p>
          </table:table-cell>
          <table:table-cell table:style-name="ce5" table:formula="of:=COM.MICROSOFT.CONCAT([.V66:.X66])" office:value-type="string" office:string-value="ALAKAZAM: new Race('Alakazam', 'A', 170, 85, 0, true, Types.PSYCHIC, null, 55, 50, 45, 135, 85, 120, 186)," calcext:value-type="string">
            <text:p>ALAKAZAM: new Race('Alakazam', 'A', 170, 85, 0, true, Types.PSYCHIC, null, 55, 50, 45, 135, 85, 120, 186),</text:p>
          </table:table-cell>
          <table:table-cell table:style-name="ce7" table:formula="of:=IF([.T66]&lt;&gt;&quot;&quot;;CONCATENATE(&quot;Races.&quot;;[.B66];&quot;.setMainEvolution(&quot;;[.U66];&quot;, Races.&quot;;[.T66];&quot;); 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new Race('&quot;;[.C67];&quot;', '&quot;;[.D67];&quot;', &quot;;[.F67];&quot;, &quot;;[.G67];&quot;, &quot;;[.H67])" office:value-type="string" office:string-value="MACHOP: new Race('Machop', 'm', 170, 170, 170" calcext:value-type="string">
            <text:p>MACHOP: new Race('Machop', 'm', 170, 170, 170</text:p>
          </table:table-cell>
          <table:table-cell table:formula="of:=CONCATENATE(&quot;, &quot;;[.J67];&quot;, Types.&quot;;[.K67]; IF([.L67]&lt;&gt;&quot;&quot;;CONCATENATE(&quot;, Types.&quot;;[.L67]);&quot;, null&quot;); &quot;, &quot;;[.M67];&quot;, &quot;;[.N67];&quot;, &quot;;[.O67];&quot;, &quot;;[.P67];&quot;, &quot;; [.Q67])" office:value-type="string" office:string-value=", true, Types.FIGHTING, null, 70, 80, 50, 35, 35" calcext:value-type="string">
            <text:p>, true, Types.FIGHTING, null, 70, 80, 50, 35, 35</text:p>
          </table:table-cell>
          <table:table-cell table:formula="of:=CONCATENATE(&quot;, &quot;;[.R67];&quot;, &quot;;[.S67];&quot;),&quot;)" office:value-type="string" office:string-value=", 35, 88)," calcext:value-type="string">
            <text:p>, 35, 88),</text:p>
          </table:table-cell>
          <table:table-cell table:style-name="ce5" table:formula="of:=COM.MICROSOFT.CONCAT([.V67:.X67])" office:value-type="string" office:string-value="MACHOP: new Race('Machop', 'm', 170, 170, 170, true, Types.FIGHTING, null, 70, 80, 50, 35, 35, 35, 88)," calcext:value-type="string">
            <text:p>MACHOP: new Race('Machop', 'm', 170, 170, 170, true, Types.FIGHTING, null, 70, 80, 50, 35, 35, 35, 88),</text:p>
          </table:table-cell>
          <table:table-cell table:style-name="ce7" table:formula="of:=IF([.T67]&lt;&gt;&quot;&quot;;CONCATENATE(&quot;Races.&quot;;[.B67];&quot;.setMainEvolution(&quot;;[.U67];&quot;, Races.&quot;;[.T67];&quot;); &quot;);&quot;&quot;)" office:value-type="string" office:string-value="Races.MACHOP.setMainEvolution(28, Races.MACHOKE); " calcext:value-type="string">
            <text:p>Races.MACHOP.setMainEvolution(28, Races.MACHOKE);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new Race('&quot;;[.C68];&quot;', '&quot;;[.D68];&quot;', &quot;;[.F68];&quot;, &quot;;[.G68];&quot;, &quot;;[.H68])" office:value-type="string" office:string-value="MACHOKE: new Race('Machoke', 'm', 170, 170, 170" calcext:value-type="string">
            <text:p>MACHOKE: new Race('Machoke', 'm', 170, 170, 170</text:p>
          </table:table-cell>
          <table:table-cell table:formula="of:=CONCATENATE(&quot;, &quot;;[.J68];&quot;, Types.&quot;;[.K68]; IF([.L68]&lt;&gt;&quot;&quot;;CONCATENATE(&quot;, Types.&quot;;[.L68]);&quot;, null&quot;); &quot;, &quot;;[.M68];&quot;, &quot;;[.N68];&quot;, &quot;;[.O68];&quot;, &quot;;[.P68];&quot;, &quot;; [.Q68])" office:value-type="string" office:string-value=", true, Types.FIGHTING, null, 80, 100, 70, 50, 60" calcext:value-type="string">
            <text:p>, true, Types.FIGHTING, null, 80, 100, 70, 50, 60</text:p>
          </table:table-cell>
          <table:table-cell table:formula="of:=CONCATENATE(&quot;, &quot;;[.R68];&quot;, &quot;;[.S68];&quot;),&quot;)" office:value-type="string" office:string-value=", 45, 146)," calcext:value-type="string">
            <text:p>, 45, 146),</text:p>
          </table:table-cell>
          <table:table-cell table:style-name="ce5" table:formula="of:=COM.MICROSOFT.CONCAT([.V68:.X68])" office:value-type="string" office:string-value="MACHOKE: new Race('Machoke', 'm', 170, 170, 170, true, Types.FIGHTING, null, 80, 100, 70, 50, 60, 45, 146)," calcext:value-type="string">
            <text:p>MACHOKE: new Race('Machoke', 'm', 170, 170, 170, true, Types.FIGHTING, null, 80, 100, 70, 50, 60, 45, 146),</text:p>
          </table:table-cell>
          <table:table-cell table:style-name="ce7" table:formula="of:=IF([.T68]&lt;&gt;&quot;&quot;;CONCATENATE(&quot;Races.&quot;;[.B68];&quot;.setMainEvolution(&quot;;[.U68];&quot;, Races.&quot;;[.T68];&quot;); 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new Race('&quot;;[.C69];&quot;', '&quot;;[.D69];&quot;', &quot;;[.F69];&quot;, &quot;;[.G69];&quot;, &quot;;[.H69])" office:value-type="string" office:string-value="MACHAMP: new Race('Machamp', 'M', 170, 170, 170" calcext:value-type="string">
            <text:p>MACHAMP: new Race('Machamp', 'M', 170, 170, 170</text:p>
          </table:table-cell>
          <table:table-cell table:formula="of:=CONCATENATE(&quot;, &quot;;[.J69];&quot;, Types.&quot;;[.K69]; IF([.L69]&lt;&gt;&quot;&quot;;CONCATENATE(&quot;, Types.&quot;;[.L69]);&quot;, null&quot;); &quot;, &quot;;[.M69];&quot;, &quot;;[.N69];&quot;, &quot;;[.O69];&quot;, &quot;;[.P69];&quot;, &quot;; [.Q69])" office:value-type="string" office:string-value=", true, Types.FIGHTING, null, 90, 130, 80, 65, 85" calcext:value-type="string">
            <text:p>, true, Types.FIGHTING, null, 90, 130, 80, 65, 85</text:p>
          </table:table-cell>
          <table:table-cell table:formula="of:=CONCATENATE(&quot;, &quot;;[.R69];&quot;, &quot;;[.S69];&quot;),&quot;)" office:value-type="string" office:string-value=", 55, 193)," calcext:value-type="string">
            <text:p>, 55, 193),</text:p>
          </table:table-cell>
          <table:table-cell table:style-name="ce5" table:formula="of:=COM.MICROSOFT.CONCAT([.V69:.X69])" office:value-type="string" office:string-value="MACHAMP: new Race('Machamp', 'M', 170, 170, 170, true, Types.FIGHTING, null, 90, 130, 80, 65, 85, 55, 193)," calcext:value-type="string">
            <text:p>MACHAMP: new Race('Machamp', 'M', 170, 170, 170, true, Types.FIGHTING, null, 90, 130, 80, 65, 85, 55, 193),</text:p>
          </table:table-cell>
          <table:table-cell table:style-name="ce7" table:formula="of:=IF([.T69]&lt;&gt;&quot;&quot;;CONCATENATE(&quot;Races.&quot;;[.B69];&quot;.setMainEvolution(&quot;;[.U69];&quot;, Races.&quot;;[.T69];&quot;); 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new Race('&quot;;[.C70];&quot;', '&quot;;[.D70];&quot;', &quot;;[.F70];&quot;, &quot;;[.G70];&quot;, &quot;;[.H70])" office:value-type="string" office:string-value="BELLSPROUT: new Race('Bellsprout', 'b', 85, 255, 85" calcext:value-type="string">
            <text:p>BELLSPROUT: new Race('Bellsprout', 'b', 85, 255, 85</text:p>
          </table:table-cell>
          <table:table-cell table:formula="of:=CONCATENATE(&quot;, &quot;;[.J70];&quot;, Types.&quot;;[.K70]; IF([.L70]&lt;&gt;&quot;&quot;;CONCATENATE(&quot;, Types.&quot;;[.L70]);&quot;, null&quot;); &quot;, &quot;;[.M70];&quot;, &quot;;[.N70];&quot;, &quot;;[.O70];&quot;, &quot;;[.P70];&quot;, &quot;; [.Q70])" office:value-type="string" office:string-value=", false, Types.GRASS, Types.POISON, 50, 75, 35, 70, 30" calcext:value-type="string">
            <text:p>, false, Types.GRASS, Types.POISON, 50, 75, 35, 70, 30</text:p>
          </table:table-cell>
          <table:table-cell table:formula="of:=CONCATENATE(&quot;, &quot;;[.R70];&quot;, &quot;;[.S70];&quot;),&quot;)" office:value-type="string" office:string-value=", 40, 84)," calcext:value-type="string">
            <text:p>, 40, 84),</text:p>
          </table:table-cell>
          <table:table-cell table:style-name="ce5" table:formula="of:=COM.MICROSOFT.CONCAT([.V70:.X70])" office:value-type="string" office:string-value="BELLSPROUT: new Race('Bellsprout', 'b', 85, 255, 85, false, Types.GRASS, Types.POISON, 50, 75, 35, 70, 30, 40, 84)," calcext:value-type="string">
            <text:p>BELLSPROUT: new Race('Bellsprout', 'b', 85, 255, 85, false, Types.GRASS, Types.POISON, 50, 75, 35, 70, 30, 40, 84),</text:p>
          </table:table-cell>
          <table:table-cell table:style-name="ce7" table:formula="of:=IF([.T70]&lt;&gt;&quot;&quot;;CONCATENATE(&quot;Races.&quot;;[.B70];&quot;.setMainEvolution(&quot;;[.U70];&quot;, Races.&quot;;[.T70];&quot;); &quot;);&quot;&quot;)" office:value-type="string" office:string-value="Races.BELLSPROUT.setMainEvolution(21, Races.WEEPINBELL); " calcext:value-type="string">
            <text:p>Races.BELLSPROUT.setMainEvolution(21, Races.WEEPINBELL);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new Race('&quot;;[.C71];&quot;', '&quot;;[.D71];&quot;', &quot;;[.F71];&quot;, &quot;;[.G71];&quot;, &quot;;[.H71])" office:value-type="string" office:string-value="WEEPINBELL: new Race('Weepinbell', 'w', 85, 255, 85" calcext:value-type="string">
            <text:p>WEEPINBELL: new Race('Weepinbell', 'w', 85, 255, 85</text:p>
          </table:table-cell>
          <table:table-cell table:formula="of:=CONCATENATE(&quot;, &quot;;[.J71];&quot;, Types.&quot;;[.K71]; IF([.L71]&lt;&gt;&quot;&quot;;CONCATENATE(&quot;, Types.&quot;;[.L71]);&quot;, null&quot;); &quot;, &quot;;[.M71];&quot;, &quot;;[.N71];&quot;, &quot;;[.O71];&quot;, &quot;;[.P71];&quot;, &quot;; [.Q71])" office:value-type="string" office:string-value=", false, Types.GRASS, Types.POISON, 65, 90, 50, 85, 45" calcext:value-type="string">
            <text:p>, false, Types.GRASS, Types.POISON, 65, 90, 50, 85, 45</text:p>
          </table:table-cell>
          <table:table-cell table:formula="of:=CONCATENATE(&quot;, &quot;;[.R71];&quot;, &quot;;[.S71];&quot;),&quot;)" office:value-type="string" office:string-value=", 55, 151)," calcext:value-type="string">
            <text:p>, 55, 151),</text:p>
          </table:table-cell>
          <table:table-cell table:style-name="ce5" table:formula="of:=COM.MICROSOFT.CONCAT([.V71:.X71])" office:value-type="string" office:string-value="WEEPINBELL: new Race('Weepinbell', 'w', 85, 255, 85, false, Types.GRASS, Types.POISON, 65, 90, 50, 85, 45, 55, 151)," calcext:value-type="string">
            <text:p>WEEPINBELL: new Race('Weepinbell', 'w', 85, 255, 85, false, Types.GRASS, Types.POISON, 65, 90, 50, 85, 45, 55, 151),</text:p>
          </table:table-cell>
          <table:table-cell table:style-name="ce7" table:formula="of:=IF([.T71]&lt;&gt;&quot;&quot;;CONCATENATE(&quot;Races.&quot;;[.B71];&quot;.setMainEvolution(&quot;;[.U71];&quot;, Races.&quot;;[.T71];&quot;); 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new Race('&quot;;[.C72];&quot;', '&quot;;[.D72];&quot;', &quot;;[.F72];&quot;, &quot;;[.G72];&quot;, &quot;;[.H72])" office:value-type="string" office:string-value="VICTREEBEL: new Race('Victreebel', 'V', 85, 255, 85" calcext:value-type="string">
            <text:p>VICTREEBEL: new Race('Victreebel', 'V', 85, 255, 85</text:p>
          </table:table-cell>
          <table:table-cell table:formula="of:=CONCATENATE(&quot;, &quot;;[.J72];&quot;, Types.&quot;;[.K72]; IF([.L72]&lt;&gt;&quot;&quot;;CONCATENATE(&quot;, Types.&quot;;[.L72]);&quot;, null&quot;); &quot;, &quot;;[.M72];&quot;, &quot;;[.N72];&quot;, &quot;;[.O72];&quot;, &quot;;[.P72];&quot;, &quot;; [.Q72])" office:value-type="string" office:string-value=", true, Types.GRASS, Types.POISON, 80, 105, 65, 100, 60" calcext:value-type="string">
            <text:p>, true, Types.GRASS, Types.POISON, 80, 105, 65, 100, 60</text:p>
          </table:table-cell>
          <table:table-cell table:formula="of:=CONCATENATE(&quot;, &quot;;[.R72];&quot;, &quot;;[.S72];&quot;),&quot;)" office:value-type="string" office:string-value=", 70, 191)," calcext:value-type="string">
            <text:p>, 70, 191),</text:p>
          </table:table-cell>
          <table:table-cell table:style-name="ce5" table:formula="of:=COM.MICROSOFT.CONCAT([.V72:.X72])" office:value-type="string" office:string-value="VICTREEBEL: new Race('Victreebel', 'V', 85, 255, 85, true, Types.GRASS, Types.POISON, 80, 105, 65, 100, 60, 70, 191)," calcext:value-type="string">
            <text:p>VICTREEBEL: new Race('Victreebel', 'V', 85, 255, 85, true, Types.GRASS, Types.POISON, 80, 105, 65, 100, 60, 70, 191),</text:p>
          </table:table-cell>
          <table:table-cell table:style-name="ce7" table:formula="of:=IF([.T72]&lt;&gt;&quot;&quot;;CONCATENATE(&quot;Races.&quot;;[.B72];&quot;.setMainEvolution(&quot;;[.U72];&quot;, Races.&quot;;[.T72];&quot;); 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new Race('&quot;;[.C73];&quot;', '&quot;;[.D73];&quot;', &quot;;[.F73];&quot;, &quot;;[.G73];&quot;, &quot;;[.H73])" office:value-type="string" office:string-value="TENTACOOL: new Race('Tentacool', 't', 85, 85, 255" calcext:value-type="string">
            <text:p>TENTACOOL: new Race('Tentacool', 't', 85, 85, 255</text:p>
          </table:table-cell>
          <table:table-cell table:formula="of:=CONCATENATE(&quot;, &quot;;[.J73];&quot;, Types.&quot;;[.K73]; IF([.L73]&lt;&gt;&quot;&quot;;CONCATENATE(&quot;, Types.&quot;;[.L73]);&quot;, null&quot;); &quot;, &quot;;[.M73];&quot;, &quot;;[.N73];&quot;, &quot;;[.O73];&quot;, &quot;;[.P73];&quot;, &quot;; [.Q73])" office:value-type="string" office:string-value=", true, Types.WATER, Types.POISON, 40, 40, 35, 50, 100" calcext:value-type="string">
            <text:p>, true, Types.WATER, Types.POISON, 40, 40, 35, 50, 100</text:p>
          </table:table-cell>
          <table:table-cell table:formula="of:=CONCATENATE(&quot;, &quot;;[.R73];&quot;, &quot;;[.S73];&quot;),&quot;)" office:value-type="string" office:string-value=", 70, 105)," calcext:value-type="string">
            <text:p>, 70, 105),</text:p>
          </table:table-cell>
          <table:table-cell table:style-name="ce5" table:formula="of:=COM.MICROSOFT.CONCAT([.V73:.X73])" office:value-type="string" office:string-value="TENTACOOL: new Race('Tentacool', 't', 85, 85, 255, true, Types.WATER, Types.POISON, 40, 40, 35, 50, 100, 70, 105)," calcext:value-type="string">
            <text:p>TENTACOOL: new Race('Tentacool', 't', 85, 85, 255, true, Types.WATER, Types.POISON, 40, 40, 35, 50, 100, 70, 105),</text:p>
          </table:table-cell>
          <table:table-cell table:style-name="ce7" table:formula="of:=IF([.T73]&lt;&gt;&quot;&quot;;CONCATENATE(&quot;Races.&quot;;[.B73];&quot;.setMainEvolution(&quot;;[.U73];&quot;, Races.&quot;;[.T73];&quot;); &quot;);&quot;&quot;)" office:value-type="string" office:string-value="Races.TENTACOOL.setMainEvolution(30, Races.TENTACRUEL); " calcext:value-type="string">
            <text:p>Races.TENTACOOL.setMainEvolution(30, Races.TENTACRUEL);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new Race('&quot;;[.C74];&quot;', '&quot;;[.D74];&quot;', &quot;;[.F74];&quot;, &quot;;[.G74];&quot;, &quot;;[.H74])" office:value-type="string" office:string-value="TENTACRUEL: new Race('Tentacruel', 't', 85, 85, 255" calcext:value-type="string">
            <text:p>TENTACRUEL: new Race('Tentacruel', 't', 85, 85, 255</text:p>
          </table:table-cell>
          <table:table-cell table:formula="of:=CONCATENATE(&quot;, &quot;;[.J74];&quot;, Types.&quot;;[.K74]; IF([.L74]&lt;&gt;&quot;&quot;;CONCATENATE(&quot;, Types.&quot;;[.L74]);&quot;, null&quot;); &quot;, &quot;;[.M74];&quot;, &quot;;[.N74];&quot;, &quot;;[.O74];&quot;, &quot;;[.P74];&quot;, &quot;; [.Q74])" office:value-type="string" office:string-value=", true, Types.WATER, Types.POISON, 80, 70, 65, 80, 120" calcext:value-type="string">
            <text:p>, true, Types.WATER, Types.POISON, 80, 70, 65, 80, 120</text:p>
          </table:table-cell>
          <table:table-cell table:formula="of:=CONCATENATE(&quot;, &quot;;[.R74];&quot;, &quot;;[.S74];&quot;),&quot;)" office:value-type="string" office:string-value=", 100, 205)," calcext:value-type="string">
            <text:p>, 100, 205),</text:p>
          </table:table-cell>
          <table:table-cell table:style-name="ce5" table:formula="of:=COM.MICROSOFT.CONCAT([.V74:.X74])" office:value-type="string" office:string-value="TENTACRUEL: new Race('Tentacruel', 't', 85, 85, 255, true, Types.WATER, Types.POISON, 80, 70, 65, 80, 120, 100, 205)," calcext:value-type="string">
            <text:p>TENTACRUEL: new Race('Tentacruel', 't', 85, 85, 255, true, Types.WATER, Types.POISON, 80, 70, 65, 80, 120, 100, 205),</text:p>
          </table:table-cell>
          <table:table-cell table:style-name="ce7" table:formula="of:=IF([.T74]&lt;&gt;&quot;&quot;;CONCATENATE(&quot;Races.&quot;;[.B74];&quot;.setMainEvolution(&quot;;[.U74];&quot;, Races.&quot;;[.T74];&quot;); 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new Race('&quot;;[.C75];&quot;', '&quot;;[.D75];&quot;', &quot;;[.F75];&quot;, &quot;;[.G75];&quot;, &quot;;[.H75])" office:value-type="string" office:string-value="GEODUDE: new Race('Geodude', 'g', 170, 85, 0" calcext:value-type="string">
            <text:p>GEODUDE: new Race('Geodude', 'g', 170, 85, 0</text:p>
          </table:table-cell>
          <table:table-cell table:formula="of:=CONCATENATE(&quot;, &quot;;[.J75];&quot;, Types.&quot;;[.K75]; IF([.L75]&lt;&gt;&quot;&quot;;CONCATENATE(&quot;, Types.&quot;;[.L75]);&quot;, null&quot;); &quot;, &quot;;[.M75];&quot;, &quot;;[.N75];&quot;, &quot;;[.O75];&quot;, &quot;;[.P75];&quot;, &quot;; [.Q75])" office:value-type="string" office:string-value=", true, Types.ROCK, Types.GROUND, 40, 80, 100, 30, 30" calcext:value-type="string">
            <text:p>, true, Types.ROCK, Types.GROUND, 40, 80, 100, 30, 30</text:p>
          </table:table-cell>
          <table:table-cell table:formula="of:=CONCATENATE(&quot;, &quot;;[.R75];&quot;, &quot;;[.S75];&quot;),&quot;)" office:value-type="string" office:string-value=", 20, 86)," calcext:value-type="string">
            <text:p>, 20, 86),</text:p>
          </table:table-cell>
          <table:table-cell table:style-name="ce5" table:formula="of:=COM.MICROSOFT.CONCAT([.V75:.X75])" office:value-type="string" office:string-value="GEODUDE: new Race('Geodude', 'g', 170, 85, 0, true, Types.ROCK, Types.GROUND, 40, 80, 100, 30, 30, 20, 86)," calcext:value-type="string">
            <text:p>GEODUDE: new Race('Geodude', 'g', 170, 85, 0, true, Types.ROCK, Types.GROUND, 40, 80, 100, 30, 30, 20, 86),</text:p>
          </table:table-cell>
          <table:table-cell table:style-name="ce7" table:formula="of:=IF([.T75]&lt;&gt;&quot;&quot;;CONCATENATE(&quot;Races.&quot;;[.B75];&quot;.setMainEvolution(&quot;;[.U75];&quot;, Races.&quot;;[.T75];&quot;); &quot;);&quot;&quot;)" office:value-type="string" office:string-value="Races.GEODUDE.setMainEvolution(25, Races.GRAVELER); " calcext:value-type="string">
            <text:p>Races.GEODUDE.setMainEvolution(25, Races.GRAVELER);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new Race('&quot;;[.C76];&quot;', '&quot;;[.D76];&quot;', &quot;;[.F76];&quot;, &quot;;[.G76];&quot;, &quot;;[.H76])" office:value-type="string" office:string-value="GRAVELER: new Race('Graveler', 'G', 170, 85, 0" calcext:value-type="string">
            <text:p>GRAVELER: new Race('Graveler', 'G', 170, 85, 0</text:p>
          </table:table-cell>
          <table:table-cell table:formula="of:=CONCATENATE(&quot;, &quot;;[.J76];&quot;, Types.&quot;;[.K76]; IF([.L76]&lt;&gt;&quot;&quot;;CONCATENATE(&quot;, Types.&quot;;[.L76]);&quot;, null&quot;); &quot;, &quot;;[.M76];&quot;, &quot;;[.N76];&quot;, &quot;;[.O76];&quot;, &quot;;[.P76];&quot;, &quot;; [.Q76])" office:value-type="string" office:string-value=", true, Types.ROCK, Types.GROUND, 55, 95, 115, 45, 45" calcext:value-type="string">
            <text:p>, true, Types.ROCK, Types.GROUND, 55, 95, 115, 45, 45</text:p>
          </table:table-cell>
          <table:table-cell table:formula="of:=CONCATENATE(&quot;, &quot;;[.R76];&quot;, &quot;;[.S76];&quot;),&quot;)" office:value-type="string" office:string-value=", 35, 134)," calcext:value-type="string">
            <text:p>, 35, 134),</text:p>
          </table:table-cell>
          <table:table-cell table:style-name="ce5" table:formula="of:=COM.MICROSOFT.CONCAT([.V76:.X76])" office:value-type="string" office:string-value="GRAVELER: new Race('Graveler', 'G', 170, 85, 0, true, Types.ROCK, Types.GROUND, 55, 95, 115, 45, 45, 35, 134)," calcext:value-type="string">
            <text:p>GRAVELER: new Race('Graveler', 'G', 170, 85, 0, true, Types.ROCK, Types.GROUND, 55, 95, 115, 45, 45, 35, 134),</text:p>
          </table:table-cell>
          <table:table-cell table:style-name="ce7" table:formula="of:=IF([.T76]&lt;&gt;&quot;&quot;;CONCATENATE(&quot;Races.&quot;;[.B76];&quot;.setMainEvolution(&quot;;[.U76];&quot;, Races.&quot;;[.T76];&quot;); 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new Race('&quot;;[.C77];&quot;', '&quot;;[.D77];&quot;', &quot;;[.F77];&quot;, &quot;;[.G77];&quot;, &quot;;[.H77])" office:value-type="string" office:string-value="GOLEM: new Race('Golem', 'G', 170, 85, 0" calcext:value-type="string">
            <text:p>GOLEM: new Race('Golem', 'G', 170, 85, 0</text:p>
          </table:table-cell>
          <table:table-cell table:formula="of:=CONCATENATE(&quot;, &quot;;[.J77];&quot;, Types.&quot;;[.K77]; IF([.L77]&lt;&gt;&quot;&quot;;CONCATENATE(&quot;, Types.&quot;;[.L77]);&quot;, null&quot;); &quot;, &quot;;[.M77];&quot;, &quot;;[.N77];&quot;, &quot;;[.O77];&quot;, &quot;;[.P77];&quot;, &quot;; [.Q77])" office:value-type="string" office:string-value=", true, Types.ROCK, Types.GROUND, 80, 110, 130, 55, 65" calcext:value-type="string">
            <text:p>, true, Types.ROCK, Types.GROUND, 80, 110, 130, 55, 65</text:p>
          </table:table-cell>
          <table:table-cell table:formula="of:=CONCATENATE(&quot;, &quot;;[.R77];&quot;, &quot;;[.S77];&quot;),&quot;)" office:value-type="string" office:string-value=", 45, 177)," calcext:value-type="string">
            <text:p>, 45, 177),</text:p>
          </table:table-cell>
          <table:table-cell table:style-name="ce5" table:formula="of:=COM.MICROSOFT.CONCAT([.V77:.X77])" office:value-type="string" office:string-value="GOLEM: new Race('Golem', 'G', 170, 85, 0, true, Types.ROCK, Types.GROUND, 80, 110, 130, 55, 65, 45, 177)," calcext:value-type="string">
            <text:p>GOLEM: new Race('Golem', 'G', 170, 85, 0, true, Types.ROCK, Types.GROUND, 80, 110, 130, 55, 65, 45, 177),</text:p>
          </table:table-cell>
          <table:table-cell table:style-name="ce7" table:formula="of:=IF([.T77]&lt;&gt;&quot;&quot;;CONCATENATE(&quot;Races.&quot;;[.B77];&quot;.setMainEvolution(&quot;;[.U77];&quot;, Races.&quot;;[.T77];&quot;); 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new Race('&quot;;[.C78];&quot;', '&quot;;[.D78];&quot;', &quot;;[.F78];&quot;, &quot;;[.G78];&quot;, &quot;;[.H78])" office:value-type="string" office:string-value="PONYTA: new Race('Ponyta', 'p', 255, 255, 85" calcext:value-type="string">
            <text:p>PONYTA: new Race('Ponyta', 'p', 255, 255, 85</text:p>
          </table:table-cell>
          <table:table-cell table:formula="of:=CONCATENATE(&quot;, &quot;;[.J78];&quot;, Types.&quot;;[.K78]; IF([.L78]&lt;&gt;&quot;&quot;;CONCATENATE(&quot;, Types.&quot;;[.L78]);&quot;, null&quot;); &quot;, &quot;;[.M78];&quot;, &quot;;[.N78];&quot;, &quot;;[.O78];&quot;, &quot;;[.P78];&quot;, &quot;; [.Q78])" office:value-type="string" office:string-value=", false, Types.FIRE, null, 50, 85, 55, 65, 65" calcext:value-type="string">
            <text:p>, false, Types.FIRE, null, 50, 85, 55, 65, 65</text:p>
          </table:table-cell>
          <table:table-cell table:formula="of:=CONCATENATE(&quot;, &quot;;[.R78];&quot;, &quot;;[.S78];&quot;),&quot;)" office:value-type="string" office:string-value=", 90, 152)," calcext:value-type="string">
            <text:p>, 90, 152),</text:p>
          </table:table-cell>
          <table:table-cell table:style-name="ce5" table:formula="of:=COM.MICROSOFT.CONCAT([.V78:.X78])" office:value-type="string" office:string-value="PONYTA: new Race('Ponyta', 'p', 255, 255, 85, false, Types.FIRE, null, 50, 85, 55, 65, 65, 90, 152)," calcext:value-type="string">
            <text:p>PONYTA: new Race('Ponyta', 'p', 255, 255, 85, false, Types.FIRE, null, 50, 85, 55, 65, 65, 90, 152),</text:p>
          </table:table-cell>
          <table:table-cell table:style-name="ce7" table:formula="of:=IF([.T78]&lt;&gt;&quot;&quot;;CONCATENATE(&quot;Races.&quot;;[.B78];&quot;.setMainEvolution(&quot;;[.U78];&quot;, Races.&quot;;[.T78];&quot;); &quot;);&quot;&quot;)" office:value-type="string" office:string-value="Races.PONYTA.setMainEvolution(40, Races.RAPIDASH); " calcext:value-type="string">
            <text:p>Races.PONYTA.setMainEvolution(40, Races.RAPIDASH);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new Race('&quot;;[.C79];&quot;', '&quot;;[.D79];&quot;', &quot;;[.F79];&quot;, &quot;;[.G79];&quot;, &quot;;[.H79])" office:value-type="string" office:string-value="RAPIDASH: new Race('Rapidash', 'R', 255, 255, 85" calcext:value-type="string">
            <text:p>RAPIDASH: new Race('Rapidash', 'R', 255, 255, 85</text:p>
          </table:table-cell>
          <table:table-cell table:formula="of:=CONCATENATE(&quot;, &quot;;[.J79];&quot;, Types.&quot;;[.K79]; IF([.L79]&lt;&gt;&quot;&quot;;CONCATENATE(&quot;, Types.&quot;;[.L79]);&quot;, null&quot;); &quot;, &quot;;[.M79];&quot;, &quot;;[.N79];&quot;, &quot;;[.O79];&quot;, &quot;;[.P79];&quot;, &quot;; [.Q79])" office:value-type="string" office:string-value=", false, Types.FIRE, null, 65, 100, 70, 80, 80" calcext:value-type="string">
            <text:p>, false, Types.FIRE, null, 65, 100, 70, 80, 80</text:p>
          </table:table-cell>
          <table:table-cell table:formula="of:=CONCATENATE(&quot;, &quot;;[.R79];&quot;, &quot;;[.S79];&quot;),&quot;)" office:value-type="string" office:string-value=", 105, 192)," calcext:value-type="string">
            <text:p>, 105, 192),</text:p>
          </table:table-cell>
          <table:table-cell table:style-name="ce5" table:formula="of:=COM.MICROSOFT.CONCAT([.V79:.X79])" office:value-type="string" office:string-value="RAPIDASH: new Race('Rapidash', 'R', 255, 255, 85, false, Types.FIRE, null, 65, 100, 70, 80, 80, 105, 192)," calcext:value-type="string">
            <text:p>RAPIDASH: new Race('Rapidash', 'R', 255, 255, 85, false, Types.FIRE, null, 65, 100, 70, 80, 80, 105, 192),</text:p>
          </table:table-cell>
          <table:table-cell table:style-name="ce7" table:formula="of:=IF([.T79]&lt;&gt;&quot;&quot;;CONCATENATE(&quot;Races.&quot;;[.B79];&quot;.setMainEvolution(&quot;;[.U79];&quot;, Races.&quot;;[.T79];&quot;); 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new Race('&quot;;[.C80];&quot;', '&quot;;[.D80];&quot;', &quot;;[.F80];&quot;, &quot;;[.G80];&quot;, &quot;;[.H80])" office:value-type="string" office:string-value="SLOWPOKE: new Race('Slowpoke', 's', 255, 85, 255" calcext:value-type="string">
            <text:p>SLOWPOKE: new Race('Slowpoke', 's', 255, 85, 255</text:p>
          </table:table-cell>
          <table:table-cell table:formula="of:=CONCATENATE(&quot;, &quot;;[.J80];&quot;, Types.&quot;;[.K80]; IF([.L80]&lt;&gt;&quot;&quot;;CONCATENATE(&quot;, Types.&quot;;[.L80]);&quot;, null&quot;); &quot;, &quot;;[.M80];&quot;, &quot;;[.N80];&quot;, &quot;;[.O80];&quot;, &quot;;[.P80];&quot;, &quot;; [.Q80])" office:value-type="string" office:string-value=", false, Types.WATER, Types.PSYCHIC, 90, 65, 65, 40, 40" calcext:value-type="string">
            <text:p>, false, Types.WATER, Types.PSYCHIC, 90, 65, 65, 40, 40</text:p>
          </table:table-cell>
          <table:table-cell table:formula="of:=CONCATENATE(&quot;, &quot;;[.R80];&quot;, &quot;;[.S80];&quot;),&quot;)" office:value-type="string" office:string-value=", 15, 99)," calcext:value-type="string">
            <text:p>, 15, 99),</text:p>
          </table:table-cell>
          <table:table-cell table:style-name="ce5" table:formula="of:=COM.MICROSOFT.CONCAT([.V80:.X80])" office:value-type="string" office:string-value="SLOWPOKE: new Race('Slowpoke', 's', 255, 85, 255, false, Types.WATER, Types.PSYCHIC, 90, 65, 65, 40, 40, 15, 99)," calcext:value-type="string">
            <text:p>SLOWPOKE: new Race('Slowpoke', 's', 255, 85, 255, false, Types.WATER, Types.PSYCHIC, 90, 65, 65, 40, 40, 15, 99),</text:p>
          </table:table-cell>
          <table:table-cell table:style-name="ce7" table:formula="of:=IF([.T80]&lt;&gt;&quot;&quot;;CONCATENATE(&quot;Races.&quot;;[.B80];&quot;.setMainEvolution(&quot;;[.U80];&quot;, Races.&quot;;[.T80];&quot;); &quot;);&quot;&quot;)" office:value-type="string" office:string-value="Races.SLOWPOKE.setMainEvolution(37, Races.SLOWBRO); " calcext:value-type="string">
            <text:p>Races.SLOWPOKE.setMainEvolution(37, Races.SLOWBRO);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new Race('&quot;;[.C81];&quot;', '&quot;;[.D81];&quot;', &quot;;[.F81];&quot;, &quot;;[.G81];&quot;, &quot;;[.H81])" office:value-type="string" office:string-value="SLOWBRO: new Race('Slowbro', 's', 255, 85, 255" calcext:value-type="string">
            <text:p>SLOWBRO: new Race('Slowbro', 's', 255, 85, 255</text:p>
          </table:table-cell>
          <table:table-cell table:formula="of:=CONCATENATE(&quot;, &quot;;[.J81];&quot;, Types.&quot;;[.K81]; IF([.L81]&lt;&gt;&quot;&quot;;CONCATENATE(&quot;, Types.&quot;;[.L81]);&quot;, null&quot;); &quot;, &quot;;[.M81];&quot;, &quot;;[.N81];&quot;, &quot;;[.O81];&quot;, &quot;;[.P81];&quot;, &quot;; [.Q81])" office:value-type="string" office:string-value=", false, Types.WATER, Types.PSYCHIC, 95, 75, 110, 100, 80" calcext:value-type="string">
            <text:p>, false, Types.WATER, Types.PSYCHIC, 95, 75, 110, 100, 80</text:p>
          </table:table-cell>
          <table:table-cell table:formula="of:=CONCATENATE(&quot;, &quot;;[.R81];&quot;, &quot;;[.S81];&quot;),&quot;)" office:value-type="string" office:string-value=", 30, 164)," calcext:value-type="string">
            <text:p>, 30, 164),</text:p>
          </table:table-cell>
          <table:table-cell table:style-name="ce5" table:formula="of:=COM.MICROSOFT.CONCAT([.V81:.X81])" office:value-type="string" office:string-value="SLOWBRO: new Race('Slowbro', 's', 255, 85, 255, false, Types.WATER, Types.PSYCHIC, 95, 75, 110, 100, 80, 30, 164)," calcext:value-type="string">
            <text:p>SLOWBRO: new Race('Slowbro', 's', 255, 85, 255, false, Types.WATER, Types.PSYCHIC, 95, 75, 110, 100, 80, 30, 164),</text:p>
          </table:table-cell>
          <table:table-cell table:style-name="ce7" table:formula="of:=IF([.T81]&lt;&gt;&quot;&quot;;CONCATENATE(&quot;Races.&quot;;[.B81];&quot;.setMainEvolution(&quot;;[.U81];&quot;, Races.&quot;;[.T81];&quot;); 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new Race('&quot;;[.C82];&quot;', '&quot;;[.D82];&quot;', &quot;;[.F82];&quot;, &quot;;[.G82];&quot;, &quot;;[.H82])" office:value-type="string" office:string-value="MAGNEMITE: new Race('Magnemite', 'm', 170, 170, 170" calcext:value-type="string">
            <text:p>MAGNEMITE: new Race('Magnemite', 'm', 170, 170, 170</text:p>
          </table:table-cell>
          <table:table-cell table:formula="of:=CONCATENATE(&quot;, &quot;;[.J82];&quot;, Types.&quot;;[.K82]; IF([.L82]&lt;&gt;&quot;&quot;;CONCATENATE(&quot;, Types.&quot;;[.L82]);&quot;, null&quot;); &quot;, &quot;;[.M82];&quot;, &quot;;[.N82];&quot;, &quot;;[.O82];&quot;, &quot;;[.P82];&quot;, &quot;; [.Q82])" office:value-type="string" office:string-value=", true, Types.ELECTRIC, Types.STEEL, 25, 35, 70, 95, 55" calcext:value-type="string">
            <text:p>, true, Types.ELECTRIC, Types.STEEL, 25, 35, 70, 95, 55</text:p>
          </table:table-cell>
          <table:table-cell table:formula="of:=CONCATENATE(&quot;, &quot;;[.R82];&quot;, &quot;;[.S82];&quot;),&quot;)" office:value-type="string" office:string-value=", 45, 89)," calcext:value-type="string">
            <text:p>, 45, 89),</text:p>
          </table:table-cell>
          <table:table-cell table:style-name="ce5" table:formula="of:=COM.MICROSOFT.CONCAT([.V82:.X82])" office:value-type="string" office:string-value="MAGNEMITE: new Race('Magnemite', 'm', 170, 170, 170, true, Types.ELECTRIC, Types.STEEL, 25, 35, 70, 95, 55, 45, 89)," calcext:value-type="string">
            <text:p>MAGNEMITE: new Race('Magnemite', 'm', 170, 170, 170, true, Types.ELECTRIC, Types.STEEL, 25, 35, 70, 95, 55, 45, 89),</text:p>
          </table:table-cell>
          <table:table-cell table:style-name="ce7" table:formula="of:=IF([.T82]&lt;&gt;&quot;&quot;;CONCATENATE(&quot;Races.&quot;;[.B82];&quot;.setMainEvolution(&quot;;[.U82];&quot;, Races.&quot;;[.T82];&quot;); &quot;);&quot;&quot;)" office:value-type="string" office:string-value="Races.MAGNEMITE.setMainEvolution(30, Races.MAGNETON); " calcext:value-type="string">
            <text:p>Races.MAGNEMITE.setMainEvolution(30, Races.MAGNETON);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new Race('&quot;;[.C83];&quot;', '&quot;;[.D83];&quot;', &quot;;[.F83];&quot;, &quot;;[.G83];&quot;, &quot;;[.H83])" office:value-type="string" office:string-value="MAGNETON: new Race('Magneton', 'm', 170, 170, 170" calcext:value-type="string">
            <text:p>MAGNETON: new Race('Magneton', 'm', 170, 170, 170</text:p>
          </table:table-cell>
          <table:table-cell table:formula="of:=CONCATENATE(&quot;, &quot;;[.J83];&quot;, Types.&quot;;[.K83]; IF([.L83]&lt;&gt;&quot;&quot;;CONCATENATE(&quot;, Types.&quot;;[.L83]);&quot;, null&quot;); &quot;, &quot;;[.M83];&quot;, &quot;;[.N83];&quot;, &quot;;[.O83];&quot;, &quot;;[.P83];&quot;, &quot;; [.Q83])" office:value-type="string" office:string-value=", true, Types.ELECTRIC, Types.STEEL, 50, 60, 95, 120, 70" calcext:value-type="string">
            <text:p>, true, Types.ELECTRIC, Types.STEEL, 50, 60, 95, 120, 70</text:p>
          </table:table-cell>
          <table:table-cell table:formula="of:=CONCATENATE(&quot;, &quot;;[.R83];&quot;, &quot;;[.S83];&quot;),&quot;)" office:value-type="string" office:string-value=", 70, 161)," calcext:value-type="string">
            <text:p>, 70, 161),</text:p>
          </table:table-cell>
          <table:table-cell table:style-name="ce5" table:formula="of:=COM.MICROSOFT.CONCAT([.V83:.X83])" office:value-type="string" office:string-value="MAGNETON: new Race('Magneton', 'm', 170, 170, 170, true, Types.ELECTRIC, Types.STEEL, 50, 60, 95, 120, 70, 70, 161)," calcext:value-type="string">
            <text:p>MAGNETON: new Race('Magneton', 'm', 170, 170, 170, true, Types.ELECTRIC, Types.STEEL, 50, 60, 95, 120, 70, 70, 161),</text:p>
          </table:table-cell>
          <table:table-cell table:style-name="ce7" table:formula="of:=IF([.T83]&lt;&gt;&quot;&quot;;CONCATENATE(&quot;Races.&quot;;[.B83];&quot;.setMainEvolution(&quot;;[.U83];&quot;, Races.&quot;;[.T83];&quot;); 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new Race('&quot;;[.C84];&quot;', '&quot;;[.D84];&quot;', &quot;;[.F84];&quot;, &quot;;[.G84];&quot;, &quot;;[.H84])" office:value-type="string" office:string-value="FARFETCHD: new Race('Farfetch\'d', 'f', 170, 85, 0" calcext:value-type="string">
            <text:p>FARFETCHD: new Race('Farfetch\'d', 'f', 170, 85, 0</text:p>
          </table:table-cell>
          <table:table-cell table:formula="of:=CONCATENATE(&quot;, &quot;;[.J84];&quot;, Types.&quot;;[.K84]; IF([.L84]&lt;&gt;&quot;&quot;;CONCATENATE(&quot;, Types.&quot;;[.L84]);&quot;, null&quot;); &quot;, &quot;;[.M84];&quot;, &quot;;[.N84];&quot;, &quot;;[.O84];&quot;, &quot;;[.P84];&quot;, &quot;; [.Q84])" office:value-type="string" office:string-value=", true, Types.NORMAL, Types.FLYING, 52, 65, 55, 58, 62" calcext:value-type="string">
            <text:p>, true, Types.NORMAL, Types.FLYING, 52, 65, 55, 58, 62</text:p>
          </table:table-cell>
          <table:table-cell table:formula="of:=CONCATENATE(&quot;, &quot;;[.R84];&quot;, &quot;;[.S84];&quot;),&quot;)" office:value-type="string" office:string-value=", 60, 94)," calcext:value-type="string">
            <text:p>, 60, 94),</text:p>
          </table:table-cell>
          <table:table-cell table:style-name="ce5" table:formula="of:=COM.MICROSOFT.CONCAT([.V84:.X84])" office:value-type="string" office:string-value="FARFETCHD: new Race('Farfetch\'d', 'f', 170, 85, 0, true, Types.NORMAL, Types.FLYING, 52, 65, 55, 58, 62, 60, 94)," calcext:value-type="string">
            <text:p>FARFETCHD: new Race('Farfetch\'d', 'f', 170, 85, 0, true, Types.NORMAL, Types.FLYING, 52, 65, 55, 58, 62, 60, 94),</text:p>
          </table:table-cell>
          <table:table-cell table:style-name="ce7" table:formula="of:=IF([.T84]&lt;&gt;&quot;&quot;;CONCATENATE(&quot;Races.&quot;;[.B84];&quot;.setMainEvolution(&quot;;[.U84];&quot;, Races.&quot;;[.T84];&quot;); 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new Race('&quot;;[.C85];&quot;', '&quot;;[.D85];&quot;', &quot;;[.F85];&quot;, &quot;;[.G85];&quot;, &quot;;[.H85])" office:value-type="string" office:string-value="DODUO: new Race('Doduo', 'd', 170, 85, 0" calcext:value-type="string">
            <text:p>DODUO: new Race('Doduo', 'd', 170, 85, 0</text:p>
          </table:table-cell>
          <table:table-cell table:formula="of:=CONCATENATE(&quot;, &quot;;[.J85];&quot;, Types.&quot;;[.K85]; IF([.L85]&lt;&gt;&quot;&quot;;CONCATENATE(&quot;, Types.&quot;;[.L85]);&quot;, null&quot;); &quot;, &quot;;[.M85];&quot;, &quot;;[.N85];&quot;, &quot;;[.O85];&quot;, &quot;;[.P85];&quot;, &quot;; [.Q85])" office:value-type="string" office:string-value=", true, Types.NORMAL, Types.FLYING, 35, 85, 45, 35, 35" calcext:value-type="string">
            <text:p>, true, Types.NORMAL, Types.FLYING, 35, 85, 45, 35, 35</text:p>
          </table:table-cell>
          <table:table-cell table:formula="of:=CONCATENATE(&quot;, &quot;;[.R85];&quot;, &quot;;[.S85];&quot;),&quot;)" office:value-type="string" office:string-value=", 75, 96)," calcext:value-type="string">
            <text:p>, 75, 96),</text:p>
          </table:table-cell>
          <table:table-cell table:style-name="ce5" table:formula="of:=COM.MICROSOFT.CONCAT([.V85:.X85])" office:value-type="string" office:string-value="DODUO: new Race('Doduo', 'd', 170, 85, 0, true, Types.NORMAL, Types.FLYING, 35, 85, 45, 35, 35, 75, 96)," calcext:value-type="string">
            <text:p>DODUO: new Race('Doduo', 'd', 170, 85, 0, true, Types.NORMAL, Types.FLYING, 35, 85, 45, 35, 35, 75, 96),</text:p>
          </table:table-cell>
          <table:table-cell table:style-name="ce7" table:formula="of:=IF([.T85]&lt;&gt;&quot;&quot;;CONCATENATE(&quot;Races.&quot;;[.B85];&quot;.setMainEvolution(&quot;;[.U85];&quot;, Races.&quot;;[.T85];&quot;); &quot;);&quot;&quot;)" office:value-type="string" office:string-value="Races.DODUO.setMainEvolution(31, Races.DODRIO); " calcext:value-type="string">
            <text:p>Races.DODUO.setMainEvolution(31, Races.DODRIO);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new Race('&quot;;[.C86];&quot;', '&quot;;[.D86];&quot;', &quot;;[.F86];&quot;, &quot;;[.G86];&quot;, &quot;;[.H86])" office:value-type="string" office:string-value="DODRIO: new Race('Dodrio', 'd', 170, 85, 0" calcext:value-type="string">
            <text:p>DODRIO: new Race('Dodrio', 'd', 170, 85, 0</text:p>
          </table:table-cell>
          <table:table-cell table:formula="of:=CONCATENATE(&quot;, &quot;;[.J86];&quot;, Types.&quot;;[.K86]; IF([.L86]&lt;&gt;&quot;&quot;;CONCATENATE(&quot;, Types.&quot;;[.L86]);&quot;, null&quot;); &quot;, &quot;;[.M86];&quot;, &quot;;[.N86];&quot;, &quot;;[.O86];&quot;, &quot;;[.P86];&quot;, &quot;; [.Q86])" office:value-type="string" office:string-value=", true, Types.NORMAL, Types.FLYING, 60, 110, 70, 60, 60" calcext:value-type="string">
            <text:p>, true, Types.NORMAL, Types.FLYING, 60, 110, 70, 60, 60</text:p>
          </table:table-cell>
          <table:table-cell table:formula="of:=CONCATENATE(&quot;, &quot;;[.R86];&quot;, &quot;;[.S86];&quot;),&quot;)" office:value-type="string" office:string-value=", 100, 158)," calcext:value-type="string">
            <text:p>, 100, 158),</text:p>
          </table:table-cell>
          <table:table-cell table:style-name="ce5" table:formula="of:=COM.MICROSOFT.CONCAT([.V86:.X86])" office:value-type="string" office:string-value="DODRIO: new Race('Dodrio', 'd', 170, 85, 0, true, Types.NORMAL, Types.FLYING, 60, 110, 70, 60, 60, 100, 158)," calcext:value-type="string">
            <text:p>DODRIO: new Race('Dodrio', 'd', 170, 85, 0, true, Types.NORMAL, Types.FLYING, 60, 110, 70, 60, 60, 100, 158),</text:p>
          </table:table-cell>
          <table:table-cell table:style-name="ce7" table:formula="of:=IF([.T86]&lt;&gt;&quot;&quot;;CONCATENATE(&quot;Races.&quot;;[.B86];&quot;.setMainEvolution(&quot;;[.U86];&quot;, Races.&quot;;[.T86];&quot;); 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new Race('&quot;;[.C87];&quot;', '&quot;;[.D87];&quot;', &quot;;[.F87];&quot;, &quot;;[.G87];&quot;, &quot;;[.H87])" office:value-type="string" office:string-value="SEEL: new Race('Seel', 's', 255, 255, 255" calcext:value-type="string">
            <text:p>SEEL: new Race('Seel', 's', 255, 255, 255</text:p>
          </table:table-cell>
          <table:table-cell table:formula="of:=CONCATENATE(&quot;, &quot;;[.J87];&quot;, Types.&quot;;[.K87]; IF([.L87]&lt;&gt;&quot;&quot;;CONCATENATE(&quot;, Types.&quot;;[.L87]);&quot;, null&quot;); &quot;, &quot;;[.M87];&quot;, &quot;;[.N87];&quot;, &quot;;[.O87];&quot;, &quot;;[.P87];&quot;, &quot;; [.Q87])" office:value-type="string" office:string-value=", false, Types.WATER, null, 65, 45, 55, 45, 70" calcext:value-type="string">
            <text:p>, false, Types.WATER, null, 65, 45, 55, 45, 70</text:p>
          </table:table-cell>
          <table:table-cell table:formula="of:=CONCATENATE(&quot;, &quot;;[.R87];&quot;, &quot;;[.S87];&quot;),&quot;)" office:value-type="string" office:string-value=", 45, 100)," calcext:value-type="string">
            <text:p>, 45, 100),</text:p>
          </table:table-cell>
          <table:table-cell table:style-name="ce5" table:formula="of:=COM.MICROSOFT.CONCAT([.V87:.X87])" office:value-type="string" office:string-value="SEEL: new Race('Seel', 's', 255, 255, 255, false, Types.WATER, null, 65, 45, 55, 45, 70, 45, 100)," calcext:value-type="string">
            <text:p>SEEL: new Race('Seel', 's', 255, 255, 255, false, Types.WATER, null, 65, 45, 55, 45, 70, 45, 100),</text:p>
          </table:table-cell>
          <table:table-cell table:style-name="ce7" table:formula="of:=IF([.T87]&lt;&gt;&quot;&quot;;CONCATENATE(&quot;Races.&quot;;[.B87];&quot;.setMainEvolution(&quot;;[.U87];&quot;, Races.&quot;;[.T87];&quot;); &quot;);&quot;&quot;)" office:value-type="string" office:string-value="Races.SEEL.setMainEvolution(34, Races.DEWGONG); " calcext:value-type="string">
            <text:p>Races.SEEL.setMainEvolution(34, Races.DEWGONG);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new Race('&quot;;[.C88];&quot;', '&quot;;[.D88];&quot;', &quot;;[.F88];&quot;, &quot;;[.G88];&quot;, &quot;;[.H88])" office:value-type="string" office:string-value="DEWGONG: new Race('Dewgong', 'd', 255, 255, 255" calcext:value-type="string">
            <text:p>DEWGONG: new Race('Dewgong', 'd', 255, 255, 255</text:p>
          </table:table-cell>
          <table:table-cell table:formula="of:=CONCATENATE(&quot;, &quot;;[.J88];&quot;, Types.&quot;;[.K88]; IF([.L88]&lt;&gt;&quot;&quot;;CONCATENATE(&quot;, Types.&quot;;[.L88]);&quot;, null&quot;); &quot;, &quot;;[.M88];&quot;, &quot;;[.N88];&quot;, &quot;;[.O88];&quot;, &quot;;[.P88];&quot;, &quot;; [.Q88])" office:value-type="string" office:string-value=", true, Types.WATER, Types.ICE, 90, 70, 80, 70, 95" calcext:value-type="string">
            <text:p>, true, Types.WATER, Types.ICE, 90, 70, 80, 70, 95</text:p>
          </table:table-cell>
          <table:table-cell table:formula="of:=CONCATENATE(&quot;, &quot;;[.R88];&quot;, &quot;;[.S88];&quot;),&quot;)" office:value-type="string" office:string-value=", 70, 176)," calcext:value-type="string">
            <text:p>, 70, 176),</text:p>
          </table:table-cell>
          <table:table-cell table:style-name="ce5" table:formula="of:=COM.MICROSOFT.CONCAT([.V88:.X88])" office:value-type="string" office:string-value="DEWGONG: new Race('Dewgong', 'd', 255, 255, 255, true, Types.WATER, Types.ICE, 90, 70, 80, 70, 95, 70, 176)," calcext:value-type="string">
            <text:p>DEWGONG: new Race('Dewgong', 'd', 255, 255, 255, true, Types.WATER, Types.ICE, 90, 70, 80, 70, 95, 70, 176),</text:p>
          </table:table-cell>
          <table:table-cell table:style-name="ce7" table:formula="of:=IF([.T88]&lt;&gt;&quot;&quot;;CONCATENATE(&quot;Races.&quot;;[.B88];&quot;.setMainEvolution(&quot;;[.U88];&quot;, Races.&quot;;[.T88];&quot;); 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new Race('&quot;;[.C89];&quot;', '&quot;;[.D89];&quot;', &quot;;[.F89];&quot;, &quot;;[.G89];&quot;, &quot;;[.H89])" office:value-type="string" office:string-value="GRIMER: new Race('Grimer', 'g', 170, 0, 170" calcext:value-type="string">
            <text:p>GRIMER: new Race('Grimer', 'g', 170, 0, 170</text:p>
          </table:table-cell>
          <table:table-cell table:formula="of:=CONCATENATE(&quot;, &quot;;[.J89];&quot;, Types.&quot;;[.K89]; IF([.L89]&lt;&gt;&quot;&quot;;CONCATENATE(&quot;, Types.&quot;;[.L89]);&quot;, null&quot;); &quot;, &quot;;[.M89];&quot;, &quot;;[.N89];&quot;, &quot;;[.O89];&quot;, &quot;;[.P89];&quot;, &quot;; [.Q89])" office:value-type="string" office:string-value=", true, Types.POISON, null, 80, 80, 50, 40, 50" calcext:value-type="string">
            <text:p>, true, Types.POISON, null, 80, 80, 50, 40, 50</text:p>
          </table:table-cell>
          <table:table-cell table:formula="of:=CONCATENATE(&quot;, &quot;;[.R89];&quot;, &quot;;[.S89];&quot;),&quot;)" office:value-type="string" office:string-value=", 25, 90)," calcext:value-type="string">
            <text:p>, 25, 90),</text:p>
          </table:table-cell>
          <table:table-cell table:style-name="ce5" table:formula="of:=COM.MICROSOFT.CONCAT([.V89:.X89])" office:value-type="string" office:string-value="GRIMER: new Race('Grimer', 'g', 170, 0, 170, true, Types.POISON, null, 80, 80, 50, 40, 50, 25, 90)," calcext:value-type="string">
            <text:p>GRIMER: new Race('Grimer', 'g', 170, 0, 170, true, Types.POISON, null, 80, 80, 50, 40, 50, 25, 90),</text:p>
          </table:table-cell>
          <table:table-cell table:style-name="ce7" table:formula="of:=IF([.T89]&lt;&gt;&quot;&quot;;CONCATENATE(&quot;Races.&quot;;[.B89];&quot;.setMainEvolution(&quot;;[.U89];&quot;, Races.&quot;;[.T89];&quot;); &quot;);&quot;&quot;)" office:value-type="string" office:string-value="Races.GRIMER.setMainEvolution(38, Races.MUK); " calcext:value-type="string">
            <text:p>Races.GRIMER.setMainEvolution(38, Races.MUK);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new Race('&quot;;[.C90];&quot;', '&quot;;[.D90];&quot;', &quot;;[.F90];&quot;, &quot;;[.G90];&quot;, &quot;;[.H90])" office:value-type="string" office:string-value="MUK: new Race('Muk', 'm', 170, 0, 170" calcext:value-type="string">
            <text:p>MUK: new Race('Muk', 'm', 170, 0, 170</text:p>
          </table:table-cell>
          <table:table-cell table:formula="of:=CONCATENATE(&quot;, &quot;;[.J90];&quot;, Types.&quot;;[.K90]; IF([.L90]&lt;&gt;&quot;&quot;;CONCATENATE(&quot;, Types.&quot;;[.L90]);&quot;, null&quot;); &quot;, &quot;;[.M90];&quot;, &quot;;[.N90];&quot;, &quot;;[.O90];&quot;, &quot;;[.P90];&quot;, &quot;; [.Q90])" office:value-type="string" office:string-value=", true, Types.POISON, null, 105, 105, 75, 65, 100" calcext:value-type="string">
            <text:p>, true, Types.POISON, null, 105, 105, 75, 65, 100</text:p>
          </table:table-cell>
          <table:table-cell table:formula="of:=CONCATENATE(&quot;, &quot;;[.R90];&quot;, &quot;;[.S90];&quot;),&quot;)" office:value-type="string" office:string-value=", 50, 157)," calcext:value-type="string">
            <text:p>, 50, 157),</text:p>
          </table:table-cell>
          <table:table-cell table:style-name="ce5" table:formula="of:=COM.MICROSOFT.CONCAT([.V90:.X90])" office:value-type="string" office:string-value="MUK: new Race('Muk', 'm', 170, 0, 170, true, Types.POISON, null, 105, 105, 75, 65, 100, 50, 157)," calcext:value-type="string">
            <text:p>MUK: new Race('Muk', 'm', 170, 0, 170, true, Types.POISON, null, 105, 105, 75, 65, 100, 50, 157),</text:p>
          </table:table-cell>
          <table:table-cell table:style-name="ce7" table:formula="of:=IF([.T90]&lt;&gt;&quot;&quot;;CONCATENATE(&quot;Races.&quot;;[.B90];&quot;.setMainEvolution(&quot;;[.U90];&quot;, Races.&quot;;[.T90];&quot;); 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new Race('&quot;;[.C91];&quot;', '&quot;;[.D91];&quot;', &quot;;[.F91];&quot;, &quot;;[.G91];&quot;, &quot;;[.H91])" office:value-type="string" office:string-value="SHELLDER: new Race('Shellder', 's', 170, 0, 170" calcext:value-type="string">
            <text:p>SHELLDER: new Race('Shellder', 's', 170, 0, 170</text:p>
          </table:table-cell>
          <table:table-cell table:formula="of:=CONCATENATE(&quot;, &quot;;[.J91];&quot;, Types.&quot;;[.K91]; IF([.L91]&lt;&gt;&quot;&quot;;CONCATENATE(&quot;, Types.&quot;;[.L91]);&quot;, null&quot;); &quot;, &quot;;[.M91];&quot;, &quot;;[.N91];&quot;, &quot;;[.O91];&quot;, &quot;;[.P91];&quot;, &quot;; [.Q91])" office:value-type="string" office:string-value=", false, Types.WATER, null, 30, 65, 100, 45, 25" calcext:value-type="string">
            <text:p>, false, Types.WATER, null, 30, 65, 100, 45, 25</text:p>
          </table:table-cell>
          <table:table-cell table:formula="of:=CONCATENATE(&quot;, &quot;;[.R91];&quot;, &quot;;[.S91];&quot;),&quot;)" office:value-type="string" office:string-value=", 40, 97)," calcext:value-type="string">
            <text:p>, 40, 97),</text:p>
          </table:table-cell>
          <table:table-cell table:style-name="ce5" table:formula="of:=COM.MICROSOFT.CONCAT([.V91:.X91])" office:value-type="string" office:string-value="SHELLDER: new Race('Shellder', 's', 170, 0, 170, false, Types.WATER, null, 30, 65, 100, 45, 25, 40, 97)," calcext:value-type="string">
            <text:p>SHELLDER: new Race('Shellder', 's', 170, 0, 170, false, Types.WATER, null, 30, 65, 100, 45, 25, 40, 97),</text:p>
          </table:table-cell>
          <table:table-cell table:style-name="ce7" table:formula="of:=IF([.T91]&lt;&gt;&quot;&quot;;CONCATENATE(&quot;Races.&quot;;[.B91];&quot;.setMainEvolution(&quot;;[.U91];&quot;, Races.&quot;;[.T91];&quot;); 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new Race('&quot;;[.C92];&quot;', '&quot;;[.D92];&quot;', &quot;;[.F92];&quot;, &quot;;[.G92];&quot;, &quot;;[.H92])" office:value-type="string" office:string-value="CLOYSTER: new Race('Cloyster', 'c', 170, 0, 170" calcext:value-type="string">
            <text:p>CLOYSTER: new Race('Cloyster', 'c', 170, 0, 170</text:p>
          </table:table-cell>
          <table:table-cell table:formula="of:=CONCATENATE(&quot;, &quot;;[.J92];&quot;, Types.&quot;;[.K92]; IF([.L92]&lt;&gt;&quot;&quot;;CONCATENATE(&quot;, Types.&quot;;[.L92]);&quot;, null&quot;); &quot;, &quot;;[.M92];&quot;, &quot;;[.N92];&quot;, &quot;;[.O92];&quot;, &quot;;[.P92];&quot;, &quot;; [.Q92])" office:value-type="string" office:string-value=", true, Types.WATER, Types.ICE, 50, 90, 180, 85, 45" calcext:value-type="string">
            <text:p>, true, Types.WATER, Types.ICE, 50, 90, 180, 85, 45</text:p>
          </table:table-cell>
          <table:table-cell table:formula="of:=CONCATENATE(&quot;, &quot;;[.R92];&quot;, &quot;;[.S92];&quot;),&quot;)" office:value-type="string" office:string-value=", 70, 203)," calcext:value-type="string">
            <text:p>, 70, 203),</text:p>
          </table:table-cell>
          <table:table-cell table:style-name="ce5" table:formula="of:=COM.MICROSOFT.CONCAT([.V92:.X92])" office:value-type="string" office:string-value="CLOYSTER: new Race('Cloyster', 'c', 170, 0, 170, true, Types.WATER, Types.ICE, 50, 90, 180, 85, 45, 70, 203)," calcext:value-type="string">
            <text:p>CLOYSTER: new Race('Cloyster', 'c', 170, 0, 170, true, Types.WATER, Types.ICE, 50, 90, 180, 85, 45, 70, 203),</text:p>
          </table:table-cell>
          <table:table-cell table:style-name="ce7" table:formula="of:=IF([.T92]&lt;&gt;&quot;&quot;;CONCATENATE(&quot;Races.&quot;;[.B92];&quot;.setMainEvolution(&quot;;[.U92];&quot;, Races.&quot;;[.T92];&quot;); 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new Race('&quot;;[.C93];&quot;', '&quot;;[.D93];&quot;', &quot;;[.F93];&quot;, &quot;;[.G93];&quot;, &quot;;[.H93])" office:value-type="string" office:string-value="GASTLY: new Race('Gastly', 'g', 170, 0, 170" calcext:value-type="string">
            <text:p>GASTLY: new Race('Gastly', 'g', 170, 0, 170</text:p>
          </table:table-cell>
          <table:table-cell table:formula="of:=CONCATENATE(&quot;, &quot;;[.J93];&quot;, Types.&quot;;[.K93]; IF([.L93]&lt;&gt;&quot;&quot;;CONCATENATE(&quot;, Types.&quot;;[.L93]);&quot;, null&quot;); &quot;, &quot;;[.M93];&quot;, &quot;;[.N93];&quot;, &quot;;[.O93];&quot;, &quot;;[.P93];&quot;, &quot;; [.Q93])" office:value-type="string" office:string-value=", true, Types.GHOST, Types.POISON, 30, 35, 30, 100, 35" calcext:value-type="string">
            <text:p>, true, Types.GHOST, Types.POISON, 30, 35, 30, 100, 35</text:p>
          </table:table-cell>
          <table:table-cell table:formula="of:=CONCATENATE(&quot;, &quot;;[.R93];&quot;, &quot;;[.S93];&quot;),&quot;)" office:value-type="string" office:string-value=", 80, 95)," calcext:value-type="string">
            <text:p>, 80, 95),</text:p>
          </table:table-cell>
          <table:table-cell table:style-name="ce5" table:formula="of:=COM.MICROSOFT.CONCAT([.V93:.X93])" office:value-type="string" office:string-value="GASTLY: new Race('Gastly', 'g', 170, 0, 170, true, Types.GHOST, Types.POISON, 30, 35, 30, 100, 35, 80, 95)," calcext:value-type="string">
            <text:p>GASTLY: new Race('Gastly', 'g', 170, 0, 170, true, Types.GHOST, Types.POISON, 30, 35, 30, 100, 35, 80, 95),</text:p>
          </table:table-cell>
          <table:table-cell table:style-name="ce7" table:formula="of:=IF([.T93]&lt;&gt;&quot;&quot;;CONCATENATE(&quot;Races.&quot;;[.B93];&quot;.setMainEvolution(&quot;;[.U93];&quot;, Races.&quot;;[.T93];&quot;); &quot;);&quot;&quot;)" office:value-type="string" office:string-value="Races.GASTLY.setMainEvolution(25, Races.HAUNTER); " calcext:value-type="string">
            <text:p>Races.GASTLY.setMainEvolution(25, Races.HAUNTER);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new Race('&quot;;[.C94];&quot;', '&quot;;[.D94];&quot;', &quot;;[.F94];&quot;, &quot;;[.G94];&quot;, &quot;;[.H94])" office:value-type="string" office:string-value="HAUNTER: new Race('Haunter', 'h', 170, 0, 170" calcext:value-type="string">
            <text:p>HAUNTER: new Race('Haunter', 'h', 170, 0, 170</text:p>
          </table:table-cell>
          <table:table-cell table:formula="of:=CONCATENATE(&quot;, &quot;;[.J94];&quot;, Types.&quot;;[.K94]; IF([.L94]&lt;&gt;&quot;&quot;;CONCATENATE(&quot;, Types.&quot;;[.L94]);&quot;, null&quot;); &quot;, &quot;;[.M94];&quot;, &quot;;[.N94];&quot;, &quot;;[.O94];&quot;, &quot;;[.P94];&quot;, &quot;; [.Q94])" office:value-type="string" office:string-value=", true, Types.GHOST, Types.POISON, 45, 50, 45, 115, 55" calcext:value-type="string">
            <text:p>, true, Types.GHOST, Types.POISON, 45, 50, 45, 115, 55</text:p>
          </table:table-cell>
          <table:table-cell table:formula="of:=CONCATENATE(&quot;, &quot;;[.R94];&quot;, &quot;;[.S94];&quot;),&quot;)" office:value-type="string" office:string-value=", 95, 126)," calcext:value-type="string">
            <text:p>, 95, 126),</text:p>
          </table:table-cell>
          <table:table-cell table:style-name="ce5" table:formula="of:=COM.MICROSOFT.CONCAT([.V94:.X94])" office:value-type="string" office:string-value="HAUNTER: new Race('Haunter', 'h', 170, 0, 170, true, Types.GHOST, Types.POISON, 45, 50, 45, 115, 55, 95, 126)," calcext:value-type="string">
            <text:p>HAUNTER: new Race('Haunter', 'h', 170, 0, 170, true, Types.GHOST, Types.POISON, 45, 50, 45, 115, 55, 95, 126),</text:p>
          </table:table-cell>
          <table:table-cell table:style-name="ce7" table:formula="of:=IF([.T94]&lt;&gt;&quot;&quot;;CONCATENATE(&quot;Races.&quot;;[.B94];&quot;.setMainEvolution(&quot;;[.U94];&quot;, Races.&quot;;[.T94];&quot;); 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new Race('&quot;;[.C95];&quot;', '&quot;;[.D95];&quot;', &quot;;[.F95];&quot;, &quot;;[.G95];&quot;, &quot;;[.H95])" office:value-type="string" office:string-value="GENGAR: new Race('Gengar', 'G', 170, 0, 170" calcext:value-type="string">
            <text:p>GENGAR: new Race('Gengar', 'G', 170, 0, 170</text:p>
          </table:table-cell>
          <table:table-cell table:formula="of:=CONCATENATE(&quot;, &quot;;[.J95];&quot;, Types.&quot;;[.K95]; IF([.L95]&lt;&gt;&quot;&quot;;CONCATENATE(&quot;, Types.&quot;;[.L95]);&quot;, null&quot;); &quot;, &quot;;[.M95];&quot;, &quot;;[.N95];&quot;, &quot;;[.O95];&quot;, &quot;;[.P95];&quot;, &quot;; [.Q95])" office:value-type="string" office:string-value=", true, Types.GHOST, Types.POISON, 60, 65, 60, 130, 75" calcext:value-type="string">
            <text:p>, true, Types.GHOST, Types.POISON, 60, 65, 60, 130, 75</text:p>
          </table:table-cell>
          <table:table-cell table:formula="of:=CONCATENATE(&quot;, &quot;;[.R95];&quot;, &quot;;[.S95];&quot;),&quot;)" office:value-type="string" office:string-value=", 110, 190)," calcext:value-type="string">
            <text:p>, 110, 190),</text:p>
          </table:table-cell>
          <table:table-cell table:style-name="ce5" table:formula="of:=COM.MICROSOFT.CONCAT([.V95:.X95])" office:value-type="string" office:string-value="GENGAR: new Race('Gengar', 'G', 170, 0, 170, true, Types.GHOST, Types.POISON, 60, 65, 60, 130, 75, 110, 190)," calcext:value-type="string">
            <text:p>GENGAR: new Race('Gengar', 'G', 170, 0, 170, true, Types.GHOST, Types.POISON, 60, 65, 60, 130, 75, 110, 190),</text:p>
          </table:table-cell>
          <table:table-cell table:style-name="ce7" table:formula="of:=IF([.T95]&lt;&gt;&quot;&quot;;CONCATENATE(&quot;Races.&quot;;[.B95];&quot;.setMainEvolution(&quot;;[.U95];&quot;, Races.&quot;;[.T95];&quot;); 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new Race('&quot;;[.C96];&quot;', '&quot;;[.D96];&quot;', &quot;;[.F96];&quot;, &quot;;[.G96];&quot;, &quot;;[.H96])" office:value-type="string" office:string-value="ONIX: new Race('Onix', 'O', 170, 170, 170" calcext:value-type="string">
            <text:p>ONIX: new Race('Onix', 'O', 170, 170, 170</text:p>
          </table:table-cell>
          <table:table-cell table:formula="of:=CONCATENATE(&quot;, &quot;;[.J96];&quot;, Types.&quot;;[.K96]; IF([.L96]&lt;&gt;&quot;&quot;;CONCATENATE(&quot;, Types.&quot;;[.L96]);&quot;, null&quot;); &quot;, &quot;;[.M96];&quot;, &quot;;[.N96];&quot;, &quot;;[.O96];&quot;, &quot;;[.P96];&quot;, &quot;; [.Q96])" office:value-type="string" office:string-value=", true, Types.ROCK, Types.GROUND, 35, 45, 160, 30, 45" calcext:value-type="string">
            <text:p>, true, Types.ROCK, Types.GROUND, 35, 45, 160, 30, 45</text:p>
          </table:table-cell>
          <table:table-cell table:formula="of:=CONCATENATE(&quot;, &quot;;[.R96];&quot;, &quot;;[.S96];&quot;),&quot;)" office:value-type="string" office:string-value=", 70, 108)," calcext:value-type="string">
            <text:p>, 70, 108),</text:p>
          </table:table-cell>
          <table:table-cell table:style-name="ce5" table:formula="of:=COM.MICROSOFT.CONCAT([.V96:.X96])" office:value-type="string" office:string-value="ONIX: new Race('Onix', 'O', 170, 170, 170, true, Types.ROCK, Types.GROUND, 35, 45, 160, 30, 45, 70, 108)," calcext:value-type="string">
            <text:p>ONIX: new Race('Onix', 'O', 170, 170, 170, true, Types.ROCK, Types.GROUND, 35, 45, 160, 30, 45, 70, 108),</text:p>
          </table:table-cell>
          <table:table-cell table:style-name="ce7" table:formula="of:=IF([.T96]&lt;&gt;&quot;&quot;;CONCATENATE(&quot;Races.&quot;;[.B96];&quot;.setMainEvolution(&quot;;[.U96];&quot;, Races.&quot;;[.T96];&quot;); 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new Race('&quot;;[.C97];&quot;', '&quot;;[.D97];&quot;', &quot;;[.F97];&quot;, &quot;;[.G97];&quot;, &quot;;[.H97])" office:value-type="string" office:string-value="DROWZEE: new Race('Drowzee', 'd', 255, 255, 85" calcext:value-type="string">
            <text:p>DROWZEE: new Race('Drowzee', 'd', 255, 255, 85</text:p>
          </table:table-cell>
          <table:table-cell table:formula="of:=CONCATENATE(&quot;, &quot;;[.J97];&quot;, Types.&quot;;[.K97]; IF([.L97]&lt;&gt;&quot;&quot;;CONCATENATE(&quot;, Types.&quot;;[.L97]);&quot;, null&quot;); &quot;, &quot;;[.M97];&quot;, &quot;;[.N97];&quot;, &quot;;[.O97];&quot;, &quot;;[.P97];&quot;, &quot;; [.Q97])" office:value-type="string" office:string-value=", false, Types.PSYCHIC, null, 60, 48, 45, 43, 90" calcext:value-type="string">
            <text:p>, false, Types.PSYCHIC, null, 60, 48, 45, 43, 90</text:p>
          </table:table-cell>
          <table:table-cell table:formula="of:=CONCATENATE(&quot;, &quot;;[.R97];&quot;, &quot;;[.S97];&quot;),&quot;)" office:value-type="string" office:string-value=", 42, 102)," calcext:value-type="string">
            <text:p>, 42, 102),</text:p>
          </table:table-cell>
          <table:table-cell table:style-name="ce5" table:formula="of:=COM.MICROSOFT.CONCAT([.V97:.X97])" office:value-type="string" office:string-value="DROWZEE: new Race('Drowzee', 'd', 255, 255, 85, false, Types.PSYCHIC, null, 60, 48, 45, 43, 90, 42, 102)," calcext:value-type="string">
            <text:p>DROWZEE: new Race('Drowzee', 'd', 255, 255, 85, false, Types.PSYCHIC, null, 60, 48, 45, 43, 90, 42, 102),</text:p>
          </table:table-cell>
          <table:table-cell table:style-name="ce7" table:formula="of:=IF([.T97]&lt;&gt;&quot;&quot;;CONCATENATE(&quot;Races.&quot;;[.B97];&quot;.setMainEvolution(&quot;;[.U97];&quot;, Races.&quot;;[.T97];&quot;); &quot;);&quot;&quot;)" office:value-type="string" office:string-value="Races.DROWZEE.setMainEvolution(26, Races.HYPNO); " calcext:value-type="string">
            <text:p>Races.DROWZEE.setMainEvolution(26, Races.HYPNO);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new Race('&quot;;[.C98];&quot;', '&quot;;[.D98];&quot;', &quot;;[.F98];&quot;, &quot;;[.G98];&quot;, &quot;;[.H98])" office:value-type="string" office:string-value="HYPNO: new Race('Hypno', 'h', 255, 255, 85" calcext:value-type="string">
            <text:p>HYPNO: new Race('Hypno', 'h', 255, 255, 85</text:p>
          </table:table-cell>
          <table:table-cell table:formula="of:=CONCATENATE(&quot;, &quot;;[.J98];&quot;, Types.&quot;;[.K98]; IF([.L98]&lt;&gt;&quot;&quot;;CONCATENATE(&quot;, Types.&quot;;[.L98]);&quot;, null&quot;); &quot;, &quot;;[.M98];&quot;, &quot;;[.N98];&quot;, &quot;;[.O98];&quot;, &quot;;[.P98];&quot;, &quot;; [.Q98])" office:value-type="string" office:string-value=", false, Types.PSYCHIC, null, 85, 73, 70, 73, 115" calcext:value-type="string">
            <text:p>, false, Types.PSYCHIC, null, 85, 73, 70, 73, 115</text:p>
          </table:table-cell>
          <table:table-cell table:formula="of:=CONCATENATE(&quot;, &quot;;[.R98];&quot;, &quot;;[.S98];&quot;),&quot;)" office:value-type="string" office:string-value=", 67, 165)," calcext:value-type="string">
            <text:p>, 67, 165),</text:p>
          </table:table-cell>
          <table:table-cell table:style-name="ce5" table:formula="of:=COM.MICROSOFT.CONCAT([.V98:.X98])" office:value-type="string" office:string-value="HYPNO: new Race('Hypno', 'h', 255, 255, 85, false, Types.PSYCHIC, null, 85, 73, 70, 73, 115, 67, 165)," calcext:value-type="string">
            <text:p>HYPNO: new Race('Hypno', 'h', 255, 255, 85, false, Types.PSYCHIC, null, 85, 73, 70, 73, 115, 67, 165),</text:p>
          </table:table-cell>
          <table:table-cell table:style-name="ce7" table:formula="of:=IF([.T98]&lt;&gt;&quot;&quot;;CONCATENATE(&quot;Races.&quot;;[.B98];&quot;.setMainEvolution(&quot;;[.U98];&quot;, Races.&quot;;[.T98];&quot;); 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new Race('&quot;;[.C99];&quot;', '&quot;;[.D99];&quot;', &quot;;[.F99];&quot;, &quot;;[.G99];&quot;, &quot;;[.H99])" office:value-type="string" office:string-value="KRABBY: new Race('Krabby', 'k', 255, 85, 85" calcext:value-type="string">
            <text:p>KRABBY: new Race('Krabby', 'k', 255, 85, 85</text:p>
          </table:table-cell>
          <table:table-cell table:formula="of:=CONCATENATE(&quot;, &quot;;[.J99];&quot;, Types.&quot;;[.K99]; IF([.L99]&lt;&gt;&quot;&quot;;CONCATENATE(&quot;, Types.&quot;;[.L99]);&quot;, null&quot;); &quot;, &quot;;[.M99];&quot;, &quot;;[.N99];&quot;, &quot;;[.O99];&quot;, &quot;;[.P99];&quot;, &quot;; [.Q99])" office:value-type="string" office:string-value=", false, Types.WATER, null, 30, 105, 90, 25, 25" calcext:value-type="string">
            <text:p>, false, Types.WATER, null, 30, 105, 90, 25, 25</text:p>
          </table:table-cell>
          <table:table-cell table:formula="of:=CONCATENATE(&quot;, &quot;;[.R99];&quot;, &quot;;[.S99];&quot;),&quot;)" office:value-type="string" office:string-value=", 50, 115)," calcext:value-type="string">
            <text:p>, 50, 115),</text:p>
          </table:table-cell>
          <table:table-cell table:style-name="ce5" table:formula="of:=COM.MICROSOFT.CONCAT([.V99:.X99])" office:value-type="string" office:string-value="KRABBY: new Race('Krabby', 'k', 255, 85, 85, false, Types.WATER, null, 30, 105, 90, 25, 25, 50, 115)," calcext:value-type="string">
            <text:p>KRABBY: new Race('Krabby', 'k', 255, 85, 85, false, Types.WATER, null, 30, 105, 90, 25, 25, 50, 115),</text:p>
          </table:table-cell>
          <table:table-cell table:style-name="ce7" table:formula="of:=IF([.T99]&lt;&gt;&quot;&quot;;CONCATENATE(&quot;Races.&quot;;[.B99];&quot;.setMainEvolution(&quot;;[.U99];&quot;, Races.&quot;;[.T99];&quot;); &quot;);&quot;&quot;)" office:value-type="string" office:string-value="Races.KRABBY.setMainEvolution(28, Races.KINGLER); " calcext:value-type="string">
            <text:p>Races.KRABBY.setMainEvolution(28, Races.KINGLER);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new Race('&quot;;[.C100];&quot;', '&quot;;[.D100];&quot;', &quot;;[.F100];&quot;, &quot;;[.G100];&quot;, &quot;;[.H100])" office:value-type="string" office:string-value="KINGLER: new Race('Kingler', 'K', 255, 85, 85" calcext:value-type="string">
            <text:p>KINGLER: new Race('Kingler', 'K', 255, 85, 85</text:p>
          </table:table-cell>
          <table:table-cell table:formula="of:=CONCATENATE(&quot;, &quot;;[.J100];&quot;, Types.&quot;;[.K100]; IF([.L100]&lt;&gt;&quot;&quot;;CONCATENATE(&quot;, Types.&quot;;[.L100]);&quot;, null&quot;); &quot;, &quot;;[.M100];&quot;, &quot;;[.N100];&quot;, &quot;;[.O100];&quot;, &quot;;[.P100];&quot;, &quot;; [.Q100])" office:value-type="string" office:string-value=", true, Types.WATER, null, 55, 130, 115, 50, 50" calcext:value-type="string">
            <text:p>, true, Types.WATER, null, 55, 130, 115, 50, 50</text:p>
          </table:table-cell>
          <table:table-cell table:formula="of:=CONCATENATE(&quot;, &quot;;[.R100];&quot;, &quot;;[.S100];&quot;),&quot;)" office:value-type="string" office:string-value=", 75, 206)," calcext:value-type="string">
            <text:p>, 75, 206),</text:p>
          </table:table-cell>
          <table:table-cell table:style-name="ce5" table:formula="of:=COM.MICROSOFT.CONCAT([.V100:.X100])" office:value-type="string" office:string-value="KINGLER: new Race('Kingler', 'K', 255, 85, 85, true, Types.WATER, null, 55, 130, 115, 50, 50, 75, 206)," calcext:value-type="string">
            <text:p>KINGLER: new Race('Kingler', 'K', 255, 85, 85, true, Types.WATER, null, 55, 130, 115, 50, 50, 75, 206),</text:p>
          </table:table-cell>
          <table:table-cell table:style-name="ce7" table:formula="of:=IF([.T100]&lt;&gt;&quot;&quot;;CONCATENATE(&quot;Races.&quot;;[.B100];&quot;.setMainEvolution(&quot;;[.U100];&quot;, Races.&quot;;[.T100];&quot;); 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new Race('&quot;;[.C101];&quot;', '&quot;;[.D101];&quot;', &quot;;[.F101];&quot;, &quot;;[.G101];&quot;, &quot;;[.H101])" office:value-type="string" office:string-value="VOLTORB: new Race('Voltorb', 'v', 255, 85, 85" calcext:value-type="string">
            <text:p>VOLTORB: new Race('Voltorb', 'v', 255, 85, 85</text:p>
          </table:table-cell>
          <table:table-cell table:formula="of:=CONCATENATE(&quot;, &quot;;[.J101];&quot;, Types.&quot;;[.K101]; IF([.L101]&lt;&gt;&quot;&quot;;CONCATENATE(&quot;, Types.&quot;;[.L101]);&quot;, null&quot;); &quot;, &quot;;[.M101];&quot;, &quot;;[.N101];&quot;, &quot;;[.O101];&quot;, &quot;;[.P101];&quot;, &quot;; [.Q101])" office:value-type="string" office:string-value=", true, Types.ELECTRIC, null, 40, 30, 50, 55, 55" calcext:value-type="string">
            <text:p>, true, Types.ELECTRIC, null, 40, 30, 50, 55, 55</text:p>
          </table:table-cell>
          <table:table-cell table:formula="of:=CONCATENATE(&quot;, &quot;;[.R101];&quot;, &quot;;[.S101];&quot;),&quot;)" office:value-type="string" office:string-value=", 100, 103)," calcext:value-type="string">
            <text:p>, 100, 103),</text:p>
          </table:table-cell>
          <table:table-cell table:style-name="ce5" table:formula="of:=COM.MICROSOFT.CONCAT([.V101:.X101])" office:value-type="string" office:string-value="VOLTORB: new Race('Voltorb', 'v', 255, 85, 85, true, Types.ELECTRIC, null, 40, 30, 50, 55, 55, 100, 103)," calcext:value-type="string">
            <text:p>VOLTORB: new Race('Voltorb', 'v', 255, 85, 85, true, Types.ELECTRIC, null, 40, 30, 50, 55, 55, 100, 103),</text:p>
          </table:table-cell>
          <table:table-cell table:style-name="ce7" table:formula="of:=IF([.T101]&lt;&gt;&quot;&quot;;CONCATENATE(&quot;Races.&quot;;[.B101];&quot;.setMainEvolution(&quot;;[.U101];&quot;, Races.&quot;;[.T101];&quot;); &quot;);&quot;&quot;)" office:value-type="string" office:string-value="Races.VOLTORB.setMainEvolution(30, Races.ELECTRODE); " calcext:value-type="string">
            <text:p>Races.VOLTORB.setMainEvolution(30, Races.ELECTRODE);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new Race('&quot;;[.C102];&quot;', '&quot;;[.D102];&quot;', &quot;;[.F102];&quot;, &quot;;[.G102];&quot;, &quot;;[.H102])" office:value-type="string" office:string-value="ELECTRODE: new Race('Electrode', 'E', 255, 85, 85" calcext:value-type="string">
            <text:p>ELECTRODE: new Race('Electrode', 'E', 255, 85, 85</text:p>
          </table:table-cell>
          <table:table-cell table:formula="of:=CONCATENATE(&quot;, &quot;;[.J102];&quot;, Types.&quot;;[.K102]; IF([.L102]&lt;&gt;&quot;&quot;;CONCATENATE(&quot;, Types.&quot;;[.L102]);&quot;, null&quot;); &quot;, &quot;;[.M102];&quot;, &quot;;[.N102];&quot;, &quot;;[.O102];&quot;, &quot;;[.P102];&quot;, &quot;; [.Q102])" office:value-type="string" office:string-value=", true, Types.ELECTRIC, null, 60, 50, 70, 80, 80" calcext:value-type="string">
            <text:p>, true, Types.ELECTRIC, null, 60, 50, 70, 80, 80</text:p>
          </table:table-cell>
          <table:table-cell table:formula="of:=CONCATENATE(&quot;, &quot;;[.R102];&quot;, &quot;;[.S102];&quot;),&quot;)" office:value-type="string" office:string-value=", 140, 150)," calcext:value-type="string">
            <text:p>, 140, 150),</text:p>
          </table:table-cell>
          <table:table-cell table:style-name="ce5" table:formula="of:=COM.MICROSOFT.CONCAT([.V102:.X102])" office:value-type="string" office:string-value="ELECTRODE: new Race('Electrode', 'E', 255, 85, 85, true, Types.ELECTRIC, null, 60, 50, 70, 80, 80, 140, 150)," calcext:value-type="string">
            <text:p>ELECTRODE: new Race('Electrode', 'E', 255, 85, 85, true, Types.ELECTRIC, null, 60, 50, 70, 80, 80, 140, 150),</text:p>
          </table:table-cell>
          <table:table-cell table:style-name="ce7" table:formula="of:=IF([.T102]&lt;&gt;&quot;&quot;;CONCATENATE(&quot;Races.&quot;;[.B102];&quot;.setMainEvolution(&quot;;[.U102];&quot;, Races.&quot;;[.T102];&quot;); 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new Race('&quot;;[.C103];&quot;', '&quot;;[.D103];&quot;', &quot;;[.F103];&quot;, &quot;;[.G103];&quot;, &quot;;[.H103])" office:value-type="string" office:string-value="EXEGGCUTE: new Race('Exeggcute', 'e', 255, 85, 255" calcext:value-type="string">
            <text:p>EXEGGCUTE: new Race('Exeggcute', 'e', 255, 85, 255</text:p>
          </table:table-cell>
          <table:table-cell table:formula="of:=CONCATENATE(&quot;, &quot;;[.J103];&quot;, Types.&quot;;[.K103]; IF([.L103]&lt;&gt;&quot;&quot;;CONCATENATE(&quot;, Types.&quot;;[.L103]);&quot;, null&quot;); &quot;, &quot;;[.M103];&quot;, &quot;;[.N103];&quot;, &quot;;[.O103];&quot;, &quot;;[.P103];&quot;, &quot;; [.Q103])" office:value-type="string" office:string-value=", true, Types.GRASS, Types.PSYCHIC, 60, 40, 80, 60, 45" calcext:value-type="string">
            <text:p>, true, Types.GRASS, Types.PSYCHIC, 60, 40, 80, 60, 45</text:p>
          </table:table-cell>
          <table:table-cell table:formula="of:=CONCATENATE(&quot;, &quot;;[.R103];&quot;, &quot;;[.S103];&quot;),&quot;)" office:value-type="string" office:string-value=", 40, 98)," calcext:value-type="string">
            <text:p>, 40, 98),</text:p>
          </table:table-cell>
          <table:table-cell table:style-name="ce5" table:formula="of:=COM.MICROSOFT.CONCAT([.V103:.X103])" office:value-type="string" office:string-value="EXEGGCUTE: new Race('Exeggcute', 'e', 255, 85, 255, true, Types.GRASS, Types.PSYCHIC, 60, 40, 80, 60, 45, 40, 98)," calcext:value-type="string">
            <text:p>EXEGGCUTE: new Race('Exeggcute', 'e', 255, 85, 255, true, Types.GRASS, Types.PSYCHIC, 60, 40, 80, 60, 45, 40, 98),</text:p>
          </table:table-cell>
          <table:table-cell table:style-name="ce7" table:formula="of:=IF([.T103]&lt;&gt;&quot;&quot;;CONCATENATE(&quot;Races.&quot;;[.B103];&quot;.setMainEvolution(&quot;;[.U103];&quot;, Races.&quot;;[.T103];&quot;); 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new Race('&quot;;[.C104];&quot;', '&quot;;[.D104];&quot;', &quot;;[.F104];&quot;, &quot;;[.G104];&quot;, &quot;;[.H104])" office:value-type="string" office:string-value="EXEGGUTOR: new Race('Exeggutor', 'E', 255, 255, 85" calcext:value-type="string">
            <text:p>EXEGGUTOR: new Race('Exeggutor', 'E', 255, 255, 85</text:p>
          </table:table-cell>
          <table:table-cell table:formula="of:=CONCATENATE(&quot;, &quot;;[.J104];&quot;, Types.&quot;;[.K104]; IF([.L104]&lt;&gt;&quot;&quot;;CONCATENATE(&quot;, Types.&quot;;[.L104]);&quot;, null&quot;); &quot;, &quot;;[.M104];&quot;, &quot;;[.N104];&quot;, &quot;;[.O104];&quot;, &quot;;[.P104];&quot;, &quot;; [.Q104])" office:value-type="string" office:string-value=", true, Types.GRASS, Types.PSYCHIC, 95, 95, 85, 125, 65" calcext:value-type="string">
            <text:p>, true, Types.GRASS, Types.PSYCHIC, 95, 95, 85, 125, 65</text:p>
          </table:table-cell>
          <table:table-cell table:formula="of:=CONCATENATE(&quot;, &quot;;[.R104];&quot;, &quot;;[.S104];&quot;),&quot;)" office:value-type="string" office:string-value=", 55, 212)," calcext:value-type="string">
            <text:p>, 55, 212),</text:p>
          </table:table-cell>
          <table:table-cell table:style-name="ce5" table:formula="of:=COM.MICROSOFT.CONCAT([.V104:.X104])" office:value-type="string" office:string-value="EXEGGUTOR: new Race('Exeggutor', 'E', 255, 255, 85, true, Types.GRASS, Types.PSYCHIC, 95, 95, 85, 125, 65, 55, 212)," calcext:value-type="string">
            <text:p>EXEGGUTOR: new Race('Exeggutor', 'E', 255, 255, 85, true, Types.GRASS, Types.PSYCHIC, 95, 95, 85, 125, 65, 55, 212),</text:p>
          </table:table-cell>
          <table:table-cell table:style-name="ce7" table:formula="of:=IF([.T104]&lt;&gt;&quot;&quot;;CONCATENATE(&quot;Races.&quot;;[.B104];&quot;.setMainEvolution(&quot;;[.U104];&quot;, Races.&quot;;[.T104];&quot;); 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new Race('&quot;;[.C105];&quot;', '&quot;;[.D105];&quot;', &quot;;[.F105];&quot;, &quot;;[.G105];&quot;, &quot;;[.H105])" office:value-type="string" office:string-value="CUBONE: new Race('Cubone', 'c', 170, 85, 0" calcext:value-type="string">
            <text:p>CUBONE: new Race('Cubone', 'c', 170, 85, 0</text:p>
          </table:table-cell>
          <table:table-cell table:formula="of:=CONCATENATE(&quot;, &quot;;[.J105];&quot;, Types.&quot;;[.K105]; IF([.L105]&lt;&gt;&quot;&quot;;CONCATENATE(&quot;, Types.&quot;;[.L105]);&quot;, null&quot;); &quot;, &quot;;[.M105];&quot;, &quot;;[.N105];&quot;, &quot;;[.O105];&quot;, &quot;;[.P105];&quot;, &quot;; [.Q105])" office:value-type="string" office:string-value=", true, Types.GROUND, null, 50, 50, 95, 40, 50" calcext:value-type="string">
            <text:p>, true, Types.GROUND, null, 50, 50, 95, 40, 50</text:p>
          </table:table-cell>
          <table:table-cell table:formula="of:=CONCATENATE(&quot;, &quot;;[.R105];&quot;, &quot;;[.S105];&quot;),&quot;)" office:value-type="string" office:string-value=", 35, 87)," calcext:value-type="string">
            <text:p>, 35, 87),</text:p>
          </table:table-cell>
          <table:table-cell table:style-name="ce5" table:formula="of:=COM.MICROSOFT.CONCAT([.V105:.X105])" office:value-type="string" office:string-value="CUBONE: new Race('Cubone', 'c', 170, 85, 0, true, Types.GROUND, null, 50, 50, 95, 40, 50, 35, 87)," calcext:value-type="string">
            <text:p>CUBONE: new Race('Cubone', 'c', 170, 85, 0, true, Types.GROUND, null, 50, 50, 95, 40, 50, 35, 87),</text:p>
          </table:table-cell>
          <table:table-cell table:style-name="ce7" table:formula="of:=IF([.T105]&lt;&gt;&quot;&quot;;CONCATENATE(&quot;Races.&quot;;[.B105];&quot;.setMainEvolution(&quot;;[.U105];&quot;, Races.&quot;;[.T105];&quot;); &quot;);&quot;&quot;)" office:value-type="string" office:string-value="Races.CUBONE.setMainEvolution(28, Races.MAROWAK); " calcext:value-type="string">
            <text:p>Races.CUBONE.setMainEvolution(28, Races.MAROWAK);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new Race('&quot;;[.C106];&quot;', '&quot;;[.D106];&quot;', &quot;;[.F106];&quot;, &quot;;[.G106];&quot;, &quot;;[.H106])" office:value-type="string" office:string-value="MAROWAK: new Race('Marowak', 'm', 170, 85, 0" calcext:value-type="string">
            <text:p>MAROWAK: new Race('Marowak', 'm', 170, 85, 0</text:p>
          </table:table-cell>
          <table:table-cell table:formula="of:=CONCATENATE(&quot;, &quot;;[.J106];&quot;, Types.&quot;;[.K106]; IF([.L106]&lt;&gt;&quot;&quot;;CONCATENATE(&quot;, Types.&quot;;[.L106]);&quot;, null&quot;); &quot;, &quot;;[.M106];&quot;, &quot;;[.N106];&quot;, &quot;;[.O106];&quot;, &quot;;[.P106];&quot;, &quot;; [.Q106])" office:value-type="string" office:string-value=", true, Types.GROUND, null, 60, 80, 110, 50, 80" calcext:value-type="string">
            <text:p>, true, Types.GROUND, null, 60, 80, 110, 50, 80</text:p>
          </table:table-cell>
          <table:table-cell table:formula="of:=CONCATENATE(&quot;, &quot;;[.R106];&quot;, &quot;;[.S106];&quot;),&quot;)" office:value-type="string" office:string-value=", 45, 124)," calcext:value-type="string">
            <text:p>, 45, 124),</text:p>
          </table:table-cell>
          <table:table-cell table:style-name="ce5" table:formula="of:=COM.MICROSOFT.CONCAT([.V106:.X106])" office:value-type="string" office:string-value="MAROWAK: new Race('Marowak', 'm', 170, 85, 0, true, Types.GROUND, null, 60, 80, 110, 50, 80, 45, 124)," calcext:value-type="string">
            <text:p>MAROWAK: new Race('Marowak', 'm', 170, 85, 0, true, Types.GROUND, null, 60, 80, 110, 50, 80, 45, 124),</text:p>
          </table:table-cell>
          <table:table-cell table:style-name="ce7" table:formula="of:=IF([.T106]&lt;&gt;&quot;&quot;;CONCATENATE(&quot;Races.&quot;;[.B106];&quot;.setMainEvolution(&quot;;[.U106];&quot;, Races.&quot;;[.T106];&quot;); 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new Race('&quot;;[.C107];&quot;', '&quot;;[.D107];&quot;', &quot;;[.F107];&quot;, &quot;;[.G107];&quot;, &quot;;[.H107])" office:value-type="string" office:string-value="HITMONLEE: new Race('Hitmonlee', 'h', 170, 85, 0" calcext:value-type="string">
            <text:p>HITMONLEE: new Race('Hitmonlee', 'h', 170, 85, 0</text:p>
          </table:table-cell>
          <table:table-cell table:formula="of:=CONCATENATE(&quot;, &quot;;[.J107];&quot;, Types.&quot;;[.K107]; IF([.L107]&lt;&gt;&quot;&quot;;CONCATENATE(&quot;, Types.&quot;;[.L107]);&quot;, null&quot;); &quot;, &quot;;[.M107];&quot;, &quot;;[.N107];&quot;, &quot;;[.O107];&quot;, &quot;;[.P107];&quot;, &quot;; [.Q107])" office:value-type="string" office:string-value=", true, Types.FIGHTING, null, 50, 120, 53, 35, 110" calcext:value-type="string">
            <text:p>, true, Types.FIGHTING, null, 50, 120, 53, 35, 110</text:p>
          </table:table-cell>
          <table:table-cell table:formula="of:=CONCATENATE(&quot;, &quot;;[.R107];&quot;, &quot;;[.S107];&quot;),&quot;)" office:value-type="string" office:string-value=", 87, 139)," calcext:value-type="string">
            <text:p>, 87, 139),</text:p>
          </table:table-cell>
          <table:table-cell table:style-name="ce5" table:formula="of:=COM.MICROSOFT.CONCAT([.V107:.X107])" office:value-type="string" office:string-value="HITMONLEE: new Race('Hitmonlee', 'h', 170, 85, 0, true, Types.FIGHTING, null, 50, 120, 53, 35, 110, 87, 139)," calcext:value-type="string">
            <text:p>HITMONLEE: new Race('Hitmonlee', 'h', 170, 85, 0, true, Types.FIGHTING, null, 50, 120, 53, 35, 110, 87, 139),</text:p>
          </table:table-cell>
          <table:table-cell table:style-name="ce7" table:formula="of:=IF([.T107]&lt;&gt;&quot;&quot;;CONCATENATE(&quot;Races.&quot;;[.B107];&quot;.setMainEvolution(&quot;;[.U107];&quot;, Races.&quot;;[.T107];&quot;); 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new Race('&quot;;[.C108];&quot;', '&quot;;[.D108];&quot;', &quot;;[.F108];&quot;, &quot;;[.G108];&quot;, &quot;;[.H108])" office:value-type="string" office:string-value="HITMONCHAN: new Race('Hitmonchan', 'h', 170, 85, 0" calcext:value-type="string">
            <text:p>HITMONCHAN: new Race('Hitmonchan', 'h', 170, 85, 0</text:p>
          </table:table-cell>
          <table:table-cell table:formula="of:=CONCATENATE(&quot;, &quot;;[.J108];&quot;, Types.&quot;;[.K108]; IF([.L108]&lt;&gt;&quot;&quot;;CONCATENATE(&quot;, Types.&quot;;[.L108]);&quot;, null&quot;); &quot;, &quot;;[.M108];&quot;, &quot;;[.N108];&quot;, &quot;;[.O108];&quot;, &quot;;[.P108];&quot;, &quot;; [.Q108])" office:value-type="string" office:string-value=", true, Types.FIGHTING, null, 50, 105, 79, 35, 110" calcext:value-type="string">
            <text:p>, true, Types.FIGHTING, null, 50, 105, 79, 35, 110</text:p>
          </table:table-cell>
          <table:table-cell table:formula="of:=CONCATENATE(&quot;, &quot;;[.R108];&quot;, &quot;;[.S108];&quot;),&quot;)" office:value-type="string" office:string-value=", 76, 140)," calcext:value-type="string">
            <text:p>, 76, 140),</text:p>
          </table:table-cell>
          <table:table-cell table:style-name="ce5" table:formula="of:=COM.MICROSOFT.CONCAT([.V108:.X108])" office:value-type="string" office:string-value="HITMONCHAN: new Race('Hitmonchan', 'h', 170, 85, 0, true, Types.FIGHTING, null, 50, 105, 79, 35, 110, 76, 140)," calcext:value-type="string">
            <text:p>HITMONCHAN: new Race('Hitmonchan', 'h', 170, 85, 0, true, Types.FIGHTING, null, 50, 105, 79, 35, 110, 76, 140),</text:p>
          </table:table-cell>
          <table:table-cell table:style-name="ce7" table:formula="of:=IF([.T108]&lt;&gt;&quot;&quot;;CONCATENATE(&quot;Races.&quot;;[.B108];&quot;.setMainEvolution(&quot;;[.U108];&quot;, Races.&quot;;[.T108];&quot;); 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new Race('&quot;;[.C109];&quot;', '&quot;;[.D109];&quot;', &quot;;[.F109];&quot;, &quot;;[.G109];&quot;, &quot;;[.H109])" office:value-type="string" office:string-value="LICKITUNG: new Race('Lickitung', 'l', 255, 85, 255" calcext:value-type="string">
            <text:p>LICKITUNG: new Race('Lickitung', 'l', 255, 85, 255</text:p>
          </table:table-cell>
          <table:table-cell table:formula="of:=CONCATENATE(&quot;, &quot;;[.J109];&quot;, Types.&quot;;[.K109]; IF([.L109]&lt;&gt;&quot;&quot;;CONCATENATE(&quot;, Types.&quot;;[.L109]);&quot;, null&quot;); &quot;, &quot;;[.M109];&quot;, &quot;;[.N109];&quot;, &quot;;[.O109];&quot;, &quot;;[.P109];&quot;, &quot;; [.Q109])" office:value-type="string" office:string-value=", true, Types.NORMAL, null, 90, 55, 75, 60, 75" calcext:value-type="string">
            <text:p>, true, Types.NORMAL, null, 90, 55, 75, 60, 75</text:p>
          </table:table-cell>
          <table:table-cell table:formula="of:=CONCATENATE(&quot;, &quot;;[.R109];&quot;, &quot;;[.S109];&quot;),&quot;)" office:value-type="string" office:string-value=", 30, 127)," calcext:value-type="string">
            <text:p>, 30, 127),</text:p>
          </table:table-cell>
          <table:table-cell table:style-name="ce5" table:formula="of:=COM.MICROSOFT.CONCAT([.V109:.X109])" office:value-type="string" office:string-value="LICKITUNG: new Race('Lickitung', 'l', 255, 85, 255, true, Types.NORMAL, null, 90, 55, 75, 60, 75, 30, 127)," calcext:value-type="string">
            <text:p>LICKITUNG: new Race('Lickitung', 'l', 255, 85, 255, true, Types.NORMAL, null, 90, 55, 75, 60, 75, 30, 127),</text:p>
          </table:table-cell>
          <table:table-cell table:style-name="ce7" table:formula="of:=IF([.T109]&lt;&gt;&quot;&quot;;CONCATENATE(&quot;Races.&quot;;[.B109];&quot;.setMainEvolution(&quot;;[.U109];&quot;, Races.&quot;;[.T109];&quot;); 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new Race('&quot;;[.C110];&quot;', '&quot;;[.D110];&quot;', &quot;;[.F110];&quot;, &quot;;[.G110];&quot;, &quot;;[.H110])" office:value-type="string" office:string-value="KOFFING: new Race('Koffing', 'k', 170, 0, 170" calcext:value-type="string">
            <text:p>KOFFING: new Race('Koffing', 'k', 170, 0, 170</text:p>
          </table:table-cell>
          <table:table-cell table:formula="of:=CONCATENATE(&quot;, &quot;;[.J110];&quot;, Types.&quot;;[.K110]; IF([.L110]&lt;&gt;&quot;&quot;;CONCATENATE(&quot;, Types.&quot;;[.L110]);&quot;, null&quot;); &quot;, &quot;;[.M110];&quot;, &quot;;[.N110];&quot;, &quot;;[.O110];&quot;, &quot;;[.P110];&quot;, &quot;; [.Q110])" office:value-type="string" office:string-value=", true, Types.POISON, null, 40, 65, 95, 60, 45" calcext:value-type="string">
            <text:p>, true, Types.POISON, null, 40, 65, 95, 60, 45</text:p>
          </table:table-cell>
          <table:table-cell table:formula="of:=CONCATENATE(&quot;, &quot;;[.R110];&quot;, &quot;;[.S110];&quot;),&quot;)" office:value-type="string" office:string-value=", 35, 114)," calcext:value-type="string">
            <text:p>, 35, 114),</text:p>
          </table:table-cell>
          <table:table-cell table:style-name="ce5" table:formula="of:=COM.MICROSOFT.CONCAT([.V110:.X110])" office:value-type="string" office:string-value="KOFFING: new Race('Koffing', 'k', 170, 0, 170, true, Types.POISON, null, 40, 65, 95, 60, 45, 35, 114)," calcext:value-type="string">
            <text:p>KOFFING: new Race('Koffing', 'k', 170, 0, 170, true, Types.POISON, null, 40, 65, 95, 60, 45, 35, 114),</text:p>
          </table:table-cell>
          <table:table-cell table:style-name="ce7" table:formula="of:=IF([.T110]&lt;&gt;&quot;&quot;;CONCATENATE(&quot;Races.&quot;;[.B110];&quot;.setMainEvolution(&quot;;[.U110];&quot;, Races.&quot;;[.T110];&quot;); &quot;);&quot;&quot;)" office:value-type="string" office:string-value="Races.KOFFING.setMainEvolution(35, Races.WEEZING); " calcext:value-type="string">
            <text:p>Races.KOFFING.setMainEvolution(35, Races.WEEZING);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new Race('&quot;;[.C111];&quot;', '&quot;;[.D111];&quot;', &quot;;[.F111];&quot;, &quot;;[.G111];&quot;, &quot;;[.H111])" office:value-type="string" office:string-value="WEEZING: new Race('Weezing', 'w', 170, 0, 170" calcext:value-type="string">
            <text:p>WEEZING: new Race('Weezing', 'w', 170, 0, 170</text:p>
          </table:table-cell>
          <table:table-cell table:formula="of:=CONCATENATE(&quot;, &quot;;[.J111];&quot;, Types.&quot;;[.K111]; IF([.L111]&lt;&gt;&quot;&quot;;CONCATENATE(&quot;, Types.&quot;;[.L111]);&quot;, null&quot;); &quot;, &quot;;[.M111];&quot;, &quot;;[.N111];&quot;, &quot;;[.O111];&quot;, &quot;;[.P111];&quot;, &quot;; [.Q111])" office:value-type="string" office:string-value=", true, Types.POISON, null, 65, 90, 120, 85, 70" calcext:value-type="string">
            <text:p>, true, Types.POISON, null, 65, 90, 120, 85, 70</text:p>
          </table:table-cell>
          <table:table-cell table:formula="of:=CONCATENATE(&quot;, &quot;;[.R111];&quot;, &quot;;[.S111];&quot;),&quot;)" office:value-type="string" office:string-value=", 60, 173)," calcext:value-type="string">
            <text:p>, 60, 173),</text:p>
          </table:table-cell>
          <table:table-cell table:style-name="ce5" table:formula="of:=COM.MICROSOFT.CONCAT([.V111:.X111])" office:value-type="string" office:string-value="WEEZING: new Race('Weezing', 'w', 170, 0, 170, true, Types.POISON, null, 65, 90, 120, 85, 70, 60, 173)," calcext:value-type="string">
            <text:p>WEEZING: new Race('Weezing', 'w', 170, 0, 170, true, Types.POISON, null, 65, 90, 120, 85, 70, 60, 173),</text:p>
          </table:table-cell>
          <table:table-cell table:style-name="ce7" table:formula="of:=IF([.T111]&lt;&gt;&quot;&quot;;CONCATENATE(&quot;Races.&quot;;[.B111];&quot;.setMainEvolution(&quot;;[.U111];&quot;, Races.&quot;;[.T111];&quot;); 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new Race('&quot;;[.C112];&quot;', '&quot;;[.D112];&quot;', &quot;;[.F112];&quot;, &quot;;[.G112];&quot;, &quot;;[.H112])" office:value-type="string" office:string-value="RHYHORN: new Race('Rhyhorn', 'R', 170, 170, 170" calcext:value-type="string">
            <text:p>RHYHORN: new Race('Rhyhorn', 'R', 170, 170, 170</text:p>
          </table:table-cell>
          <table:table-cell table:formula="of:=CONCATENATE(&quot;, &quot;;[.J112];&quot;, Types.&quot;;[.K112]; IF([.L112]&lt;&gt;&quot;&quot;;CONCATENATE(&quot;, Types.&quot;;[.L112]);&quot;, null&quot;); &quot;, &quot;;[.M112];&quot;, &quot;;[.N112];&quot;, &quot;;[.O112];&quot;, &quot;;[.P112];&quot;, &quot;; [.Q112])" office:value-type="string" office:string-value=", true, Types.GROUND, Types.ROCK, 80, 85, 95, 30, 30" calcext:value-type="string">
            <text:p>, true, Types.GROUND, Types.ROCK, 80, 85, 95, 30, 30</text:p>
          </table:table-cell>
          <table:table-cell table:formula="of:=CONCATENATE(&quot;, &quot;;[.R112];&quot;, &quot;;[.S112];&quot;),&quot;)" office:value-type="string" office:string-value=", 25, 135)," calcext:value-type="string">
            <text:p>, 25, 135),</text:p>
          </table:table-cell>
          <table:table-cell table:style-name="ce5" table:formula="of:=COM.MICROSOFT.CONCAT([.V112:.X112])" office:value-type="string" office:string-value="RHYHORN: new Race('Rhyhorn', 'R', 170, 170, 170, true, Types.GROUND, Types.ROCK, 80, 85, 95, 30, 30, 25, 135)," calcext:value-type="string">
            <text:p>RHYHORN: new Race('Rhyhorn', 'R', 170, 170, 170, true, Types.GROUND, Types.ROCK, 80, 85, 95, 30, 30, 25, 135),</text:p>
          </table:table-cell>
          <table:table-cell table:style-name="ce7" table:formula="of:=IF([.T112]&lt;&gt;&quot;&quot;;CONCATENATE(&quot;Races.&quot;;[.B112];&quot;.setMainEvolution(&quot;;[.U112];&quot;, Races.&quot;;[.T112];&quot;); &quot;);&quot;&quot;)" office:value-type="string" office:string-value="Races.RHYHORN.setMainEvolution(42, Races.RHYDON); " calcext:value-type="string">
            <text:p>Races.RHYHORN.setMainEvolution(42, Races.RHYDON);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new Race('&quot;;[.C113];&quot;', '&quot;;[.D113];&quot;', &quot;;[.F113];&quot;, &quot;;[.G113];&quot;, &quot;;[.H113])" office:value-type="string" office:string-value="RHYDON: new Race('Rhydon', 'R', 170, 170, 170" calcext:value-type="string">
            <text:p>RHYDON: new Race('Rhydon', 'R', 170, 170, 170</text:p>
          </table:table-cell>
          <table:table-cell table:formula="of:=CONCATENATE(&quot;, &quot;;[.J113];&quot;, Types.&quot;;[.K113]; IF([.L113]&lt;&gt;&quot;&quot;;CONCATENATE(&quot;, Types.&quot;;[.L113]);&quot;, null&quot;); &quot;, &quot;;[.M113];&quot;, &quot;;[.N113];&quot;, &quot;;[.O113];&quot;, &quot;;[.P113];&quot;, &quot;; [.Q113])" office:value-type="string" office:string-value=", true, Types.GROUND, Types.ROCK, 105, 130, 120, 45, 45" calcext:value-type="string">
            <text:p>, true, Types.GROUND, Types.ROCK, 105, 130, 120, 45, 45</text:p>
          </table:table-cell>
          <table:table-cell table:formula="of:=CONCATENATE(&quot;, &quot;;[.R113];&quot;, &quot;;[.S113];&quot;),&quot;)" office:value-type="string" office:string-value=", 40, 204)," calcext:value-type="string">
            <text:p>, 40, 204),</text:p>
          </table:table-cell>
          <table:table-cell table:style-name="ce5" table:formula="of:=COM.MICROSOFT.CONCAT([.V113:.X113])" office:value-type="string" office:string-value="RHYDON: new Race('Rhydon', 'R', 170, 170, 170, true, Types.GROUND, Types.ROCK, 105, 130, 120, 45, 45, 40, 204)," calcext:value-type="string">
            <text:p>RHYDON: new Race('Rhydon', 'R', 170, 170, 170, true, Types.GROUND, Types.ROCK, 105, 130, 120, 45, 45, 40, 204),</text:p>
          </table:table-cell>
          <table:table-cell table:style-name="ce7" table:formula="of:=IF([.T113]&lt;&gt;&quot;&quot;;CONCATENATE(&quot;Races.&quot;;[.B113];&quot;.setMainEvolution(&quot;;[.U113];&quot;, Races.&quot;;[.T113];&quot;); 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new Race('&quot;;[.C114];&quot;', '&quot;;[.D114];&quot;', &quot;;[.F114];&quot;, &quot;;[.G114];&quot;, &quot;;[.H114])" office:value-type="string" office:string-value="CHANSEY: new Race('Chansey', 'c', 255, 85, 255" calcext:value-type="string">
            <text:p>CHANSEY: new Race('Chansey', 'c', 255, 85, 255</text:p>
          </table:table-cell>
          <table:table-cell table:formula="of:=CONCATENATE(&quot;, &quot;;[.J114];&quot;, Types.&quot;;[.K114]; IF([.L114]&lt;&gt;&quot;&quot;;CONCATENATE(&quot;, Types.&quot;;[.L114]);&quot;, null&quot;); &quot;, &quot;;[.M114];&quot;, &quot;;[.N114];&quot;, &quot;;[.O114];&quot;, &quot;;[.P114];&quot;, &quot;; [.Q114])" office:value-type="string" office:string-value=", false, Types.NORMAL, null, 250, 5, 5, 35, 105" calcext:value-type="string">
            <text:p>, false, Types.NORMAL, null, 250, 5, 5, 35, 105</text:p>
          </table:table-cell>
          <table:table-cell table:formula="of:=CONCATENATE(&quot;, &quot;;[.R114];&quot;, &quot;;[.S114];&quot;),&quot;)" office:value-type="string" office:string-value=", 50, 255)," calcext:value-type="string">
            <text:p>, 50, 255),</text:p>
          </table:table-cell>
          <table:table-cell table:style-name="ce5" table:formula="of:=COM.MICROSOFT.CONCAT([.V114:.X114])" office:value-type="string" office:string-value="CHANSEY: new Race('Chansey', 'c', 255, 85, 255, false, Types.NORMAL, null, 250, 5, 5, 35, 105, 50, 255)," calcext:value-type="string">
            <text:p>CHANSEY: new Race('Chansey', 'c', 255, 85, 255, false, Types.NORMAL, null, 250, 5, 5, 35, 105, 50, 255),</text:p>
          </table:table-cell>
          <table:table-cell table:style-name="ce7" table:formula="of:=IF([.T114]&lt;&gt;&quot;&quot;;CONCATENATE(&quot;Races.&quot;;[.B114];&quot;.setMainEvolution(&quot;;[.U114];&quot;, Races.&quot;;[.T114];&quot;); 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new Race('&quot;;[.C115];&quot;', '&quot;;[.D115];&quot;', &quot;;[.F115];&quot;, &quot;;[.G115];&quot;, &quot;;[.H115])" office:value-type="string" office:string-value="TANGELA: new Race('Tangela', 't', 85, 85, 255" calcext:value-type="string">
            <text:p>TANGELA: new Race('Tangela', 't', 85, 85, 255</text:p>
          </table:table-cell>
          <table:table-cell table:formula="of:=CONCATENATE(&quot;, &quot;;[.J115];&quot;, Types.&quot;;[.K115]; IF([.L115]&lt;&gt;&quot;&quot;;CONCATENATE(&quot;, Types.&quot;;[.L115]);&quot;, null&quot;); &quot;, &quot;;[.M115];&quot;, &quot;;[.N115];&quot;, &quot;;[.O115];&quot;, &quot;;[.P115];&quot;, &quot;; [.Q115])" office:value-type="string" office:string-value=", false, Types.GRASS, null, 65, 55, 115, 100, 40" calcext:value-type="string">
            <text:p>, false, Types.GRASS, null, 65, 55, 115, 100, 40</text:p>
          </table:table-cell>
          <table:table-cell table:formula="of:=CONCATENATE(&quot;, &quot;;[.R115];&quot;, &quot;;[.S115];&quot;),&quot;)" office:value-type="string" office:string-value=", 60, 166)," calcext:value-type="string">
            <text:p>, 60, 166),</text:p>
          </table:table-cell>
          <table:table-cell table:style-name="ce5" table:formula="of:=COM.MICROSOFT.CONCAT([.V115:.X115])" office:value-type="string" office:string-value="TANGELA: new Race('Tangela', 't', 85, 85, 255, false, Types.GRASS, null, 65, 55, 115, 100, 40, 60, 166)," calcext:value-type="string">
            <text:p>TANGELA: new Race('Tangela', 't', 85, 85, 255, false, Types.GRASS, null, 65, 55, 115, 100, 40, 60, 166),</text:p>
          </table:table-cell>
          <table:table-cell table:style-name="ce7" table:formula="of:=IF([.T115]&lt;&gt;&quot;&quot;;CONCATENATE(&quot;Races.&quot;;[.B115];&quot;.setMainEvolution(&quot;;[.U115];&quot;, Races.&quot;;[.T115];&quot;); 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new Race('&quot;;[.C116];&quot;', '&quot;;[.D116];&quot;', &quot;;[.F116];&quot;, &quot;;[.G116];&quot;, &quot;;[.H116])" office:value-type="string" office:string-value="KANGASKHAN: new Race('Kangaskhan', 'K', 170, 85, 0" calcext:value-type="string">
            <text:p>KANGASKHAN: new Race('Kangaskhan', 'K', 170, 85, 0</text:p>
          </table:table-cell>
          <table:table-cell table:formula="of:=CONCATENATE(&quot;, &quot;;[.J116];&quot;, Types.&quot;;[.K116]; IF([.L116]&lt;&gt;&quot;&quot;;CONCATENATE(&quot;, Types.&quot;;[.L116]);&quot;, null&quot;); &quot;, &quot;;[.M116];&quot;, &quot;;[.N116];&quot;, &quot;;[.O116];&quot;, &quot;;[.P116];&quot;, &quot;; [.Q116])" office:value-type="string" office:string-value=", true, Types.NORMAL, null, 105, 95, 80, 40, 80" calcext:value-type="string">
            <text:p>, true, Types.NORMAL, null, 105, 95, 80, 40, 80</text:p>
          </table:table-cell>
          <table:table-cell table:formula="of:=CONCATENATE(&quot;, &quot;;[.R116];&quot;, &quot;;[.S116];&quot;),&quot;)" office:value-type="string" office:string-value=", 90, 175)," calcext:value-type="string">
            <text:p>, 90, 175),</text:p>
          </table:table-cell>
          <table:table-cell table:style-name="ce5" table:formula="of:=COM.MICROSOFT.CONCAT([.V116:.X116])" office:value-type="string" office:string-value="KANGASKHAN: new Race('Kangaskhan', 'K', 170, 85, 0, true, Types.NORMAL, null, 105, 95, 80, 40, 80, 90, 175)," calcext:value-type="string">
            <text:p>KANGASKHAN: new Race('Kangaskhan', 'K', 170, 85, 0, true, Types.NORMAL, null, 105, 95, 80, 40, 80, 90, 175),</text:p>
          </table:table-cell>
          <table:table-cell table:style-name="ce7" table:formula="of:=IF([.T116]&lt;&gt;&quot;&quot;;CONCATENATE(&quot;Races.&quot;;[.B116];&quot;.setMainEvolution(&quot;;[.U116];&quot;, Races.&quot;;[.T116];&quot;); 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new Race('&quot;;[.C117];&quot;', '&quot;;[.D117];&quot;', &quot;;[.F117];&quot;, &quot;;[.G117];&quot;, &quot;;[.H117])" office:value-type="string" office:string-value="HORSEA: new Race('Horsea', 'h', 85, 85, 255" calcext:value-type="string">
            <text:p>HORSEA: new Race('Horsea', 'h', 85, 85, 255</text:p>
          </table:table-cell>
          <table:table-cell table:formula="of:=CONCATENATE(&quot;, &quot;;[.J117];&quot;, Types.&quot;;[.K117]; IF([.L117]&lt;&gt;&quot;&quot;;CONCATENATE(&quot;, Types.&quot;;[.L117]);&quot;, null&quot;); &quot;, &quot;;[.M117];&quot;, &quot;;[.N117];&quot;, &quot;;[.O117];&quot;, &quot;;[.P117];&quot;, &quot;; [.Q117])" office:value-type="string" office:string-value=", false, Types.WATER, null, 30, 40, 70, 70, 25" calcext:value-type="string">
            <text:p>, false, Types.WATER, null, 30, 40, 70, 70, 25</text:p>
          </table:table-cell>
          <table:table-cell table:formula="of:=CONCATENATE(&quot;, &quot;;[.R117];&quot;, &quot;;[.S117];&quot;),&quot;)" office:value-type="string" office:string-value=", 60, 83)," calcext:value-type="string">
            <text:p>, 60, 83),</text:p>
          </table:table-cell>
          <table:table-cell table:style-name="ce5" table:formula="of:=COM.MICROSOFT.CONCAT([.V117:.X117])" office:value-type="string" office:string-value="HORSEA: new Race('Horsea', 'h', 85, 85, 255, false, Types.WATER, null, 30, 40, 70, 70, 25, 60, 83)," calcext:value-type="string">
            <text:p>HORSEA: new Race('Horsea', 'h', 85, 85, 255, false, Types.WATER, null, 30, 40, 70, 70, 25, 60, 83),</text:p>
          </table:table-cell>
          <table:table-cell table:style-name="ce7" table:formula="of:=IF([.T117]&lt;&gt;&quot;&quot;;CONCATENATE(&quot;Races.&quot;;[.B117];&quot;.setMainEvolution(&quot;;[.U117];&quot;, Races.&quot;;[.T117];&quot;); &quot;);&quot;&quot;)" office:value-type="string" office:string-value="Races.HORSEA.setMainEvolution(32, Races.SEADRA); " calcext:value-type="string">
            <text:p>Races.HORSEA.setMainEvolution(32, Races.SEADRA);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new Race('&quot;;[.C118];&quot;', '&quot;;[.D118];&quot;', &quot;;[.F118];&quot;, &quot;;[.G118];&quot;, &quot;;[.H118])" office:value-type="string" office:string-value="SEADRA: new Race('Seadra', 's', 85, 85, 255" calcext:value-type="string">
            <text:p>SEADRA: new Race('Seadra', 's', 85, 85, 255</text:p>
          </table:table-cell>
          <table:table-cell table:formula="of:=CONCATENATE(&quot;, &quot;;[.J118];&quot;, Types.&quot;;[.K118]; IF([.L118]&lt;&gt;&quot;&quot;;CONCATENATE(&quot;, Types.&quot;;[.L118]);&quot;, null&quot;); &quot;, &quot;;[.M118];&quot;, &quot;;[.N118];&quot;, &quot;;[.O118];&quot;, &quot;;[.P118];&quot;, &quot;; [.Q118])" office:value-type="string" office:string-value=", true, Types.WATER, null, 55, 65, 95, 95, 45" calcext:value-type="string">
            <text:p>, true, Types.WATER, null, 55, 65, 95, 95, 45</text:p>
          </table:table-cell>
          <table:table-cell table:formula="of:=CONCATENATE(&quot;, &quot;;[.R118];&quot;, &quot;;[.S118];&quot;),&quot;)" office:value-type="string" office:string-value=", 85, 155)," calcext:value-type="string">
            <text:p>, 85, 155),</text:p>
          </table:table-cell>
          <table:table-cell table:style-name="ce5" table:formula="of:=COM.MICROSOFT.CONCAT([.V118:.X118])" office:value-type="string" office:string-value="SEADRA: new Race('Seadra', 's', 85, 85, 255, true, Types.WATER, null, 55, 65, 95, 95, 45, 85, 155)," calcext:value-type="string">
            <text:p>SEADRA: new Race('Seadra', 's', 85, 85, 255, true, Types.WATER, null, 55, 65, 95, 95, 45, 85, 155),</text:p>
          </table:table-cell>
          <table:table-cell table:style-name="ce7" table:formula="of:=IF([.T118]&lt;&gt;&quot;&quot;;CONCATENATE(&quot;Races.&quot;;[.B118];&quot;.setMainEvolution(&quot;;[.U118];&quot;, Races.&quot;;[.T118];&quot;); 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new Race('&quot;;[.C119];&quot;', '&quot;;[.D119];&quot;', &quot;;[.F119];&quot;, &quot;;[.G119];&quot;, &quot;;[.H119])" office:value-type="string" office:string-value="GOLDEEN: new Race('Goldeen', 'g', 255, 85, 85" calcext:value-type="string">
            <text:p>GOLDEEN: new Race('Goldeen', 'g', 255, 85, 85</text:p>
          </table:table-cell>
          <table:table-cell table:formula="of:=CONCATENATE(&quot;, &quot;;[.J119];&quot;, Types.&quot;;[.K119]; IF([.L119]&lt;&gt;&quot;&quot;;CONCATENATE(&quot;, Types.&quot;;[.L119]);&quot;, null&quot;); &quot;, &quot;;[.M119];&quot;, &quot;;[.N119];&quot;, &quot;;[.O119];&quot;, &quot;;[.P119];&quot;, &quot;; [.Q119])" office:value-type="string" office:string-value=", false, Types.WATER, null, 45, 67, 60, 35, 50" calcext:value-type="string">
            <text:p>, false, Types.WATER, null, 45, 67, 60, 35, 50</text:p>
          </table:table-cell>
          <table:table-cell table:formula="of:=CONCATENATE(&quot;, &quot;;[.R119];&quot;, &quot;;[.S119];&quot;),&quot;)" office:value-type="string" office:string-value=", 63, 111)," calcext:value-type="string">
            <text:p>, 63, 111),</text:p>
          </table:table-cell>
          <table:table-cell table:style-name="ce5" table:formula="of:=COM.MICROSOFT.CONCAT([.V119:.X119])" office:value-type="string" office:string-value="GOLDEEN: new Race('Goldeen', 'g', 255, 85, 85, false, Types.WATER, null, 45, 67, 60, 35, 50, 63, 111)," calcext:value-type="string">
            <text:p>GOLDEEN: new Race('Goldeen', 'g', 255, 85, 85, false, Types.WATER, null, 45, 67, 60, 35, 50, 63, 111),</text:p>
          </table:table-cell>
          <table:table-cell table:style-name="ce7" table:formula="of:=IF([.T119]&lt;&gt;&quot;&quot;;CONCATENATE(&quot;Races.&quot;;[.B119];&quot;.setMainEvolution(&quot;;[.U119];&quot;, Races.&quot;;[.T119];&quot;); &quot;);&quot;&quot;)" office:value-type="string" office:string-value="Races.GOLDEEN.setMainEvolution(33, Races.SEAKING); " calcext:value-type="string">
            <text:p>Races.GOLDEEN.setMainEvolution(33, Races.SEAKING);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new Race('&quot;;[.C120];&quot;', '&quot;;[.D120];&quot;', &quot;;[.F120];&quot;, &quot;;[.G120];&quot;, &quot;;[.H120])" office:value-type="string" office:string-value="SEAKING: new Race('Seaking', 'S', 255, 85, 85" calcext:value-type="string">
            <text:p>SEAKING: new Race('Seaking', 'S', 255, 85, 85</text:p>
          </table:table-cell>
          <table:table-cell table:formula="of:=CONCATENATE(&quot;, &quot;;[.J120];&quot;, Types.&quot;;[.K120]; IF([.L120]&lt;&gt;&quot;&quot;;CONCATENATE(&quot;, Types.&quot;;[.L120]);&quot;, null&quot;); &quot;, &quot;;[.M120];&quot;, &quot;;[.N120];&quot;, &quot;;[.O120];&quot;, &quot;;[.P120];&quot;, &quot;; [.Q120])" office:value-type="string" office:string-value=", true, Types.WATER, null, 80, 92, 65, 65, 80" calcext:value-type="string">
            <text:p>, true, Types.WATER, null, 80, 92, 65, 65, 80</text:p>
          </table:table-cell>
          <table:table-cell table:formula="of:=CONCATENATE(&quot;, &quot;;[.R120];&quot;, &quot;;[.S120];&quot;),&quot;)" office:value-type="string" office:string-value=", 68, 170)," calcext:value-type="string">
            <text:p>, 68, 170),</text:p>
          </table:table-cell>
          <table:table-cell table:style-name="ce5" table:formula="of:=COM.MICROSOFT.CONCAT([.V120:.X120])" office:value-type="string" office:string-value="SEAKING: new Race('Seaking', 'S', 255, 85, 85, true, Types.WATER, null, 80, 92, 65, 65, 80, 68, 170)," calcext:value-type="string">
            <text:p>SEAKING: new Race('Seaking', 'S', 255, 85, 85, true, Types.WATER, null, 80, 92, 65, 65, 80, 68, 170),</text:p>
          </table:table-cell>
          <table:table-cell table:style-name="ce7" table:formula="of:=IF([.T120]&lt;&gt;&quot;&quot;;CONCATENATE(&quot;Races.&quot;;[.B120];&quot;.setMainEvolution(&quot;;[.U120];&quot;, Races.&quot;;[.T120];&quot;); 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new Race('&quot;;[.C121];&quot;', '&quot;;[.D121];&quot;', &quot;;[.F121];&quot;, &quot;;[.G121];&quot;, &quot;;[.H121])" office:value-type="string" office:string-value="STARYU: new Race('Staryu', 's', 170, 85, 0" calcext:value-type="string">
            <text:p>STARYU: new Race('Staryu', 's', 170, 85, 0</text:p>
          </table:table-cell>
          <table:table-cell table:formula="of:=CONCATENATE(&quot;, &quot;;[.J121];&quot;, Types.&quot;;[.K121]; IF([.L121]&lt;&gt;&quot;&quot;;CONCATENATE(&quot;, Types.&quot;;[.L121]);&quot;, null&quot;); &quot;, &quot;;[.M121];&quot;, &quot;;[.N121];&quot;, &quot;;[.O121];&quot;, &quot;;[.P121];&quot;, &quot;; [.Q121])" office:value-type="string" office:string-value=", true, Types.WATER, null, 30, 45, 55, 70, 55" calcext:value-type="string">
            <text:p>, true, Types.WATER, null, 30, 45, 55, 70, 55</text:p>
          </table:table-cell>
          <table:table-cell table:formula="of:=CONCATENATE(&quot;, &quot;;[.R121];&quot;, &quot;;[.S121];&quot;),&quot;)" office:value-type="string" office:string-value=", 85, 106)," calcext:value-type="string">
            <text:p>, 85, 106),</text:p>
          </table:table-cell>
          <table:table-cell table:style-name="ce5" table:formula="of:=COM.MICROSOFT.CONCAT([.V121:.X121])" office:value-type="string" office:string-value="STARYU: new Race('Staryu', 's', 170, 85, 0, true, Types.WATER, null, 30, 45, 55, 70, 55, 85, 106)," calcext:value-type="string">
            <text:p>STARYU: new Race('Staryu', 's', 170, 85, 0, true, Types.WATER, null, 30, 45, 55, 70, 55, 85, 106),</text:p>
          </table:table-cell>
          <table:table-cell table:style-name="ce7" table:formula="of:=IF([.T121]&lt;&gt;&quot;&quot;;CONCATENATE(&quot;Races.&quot;;[.B121];&quot;.setMainEvolution(&quot;;[.U121];&quot;, Races.&quot;;[.T121];&quot;); 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new Race('&quot;;[.C122];&quot;', '&quot;;[.D122];&quot;', &quot;;[.F122];&quot;, &quot;;[.G122];&quot;, &quot;;[.H122])" office:value-type="string" office:string-value="STARMIE: new Race('Starmie', 's', 170, 0, 170" calcext:value-type="string">
            <text:p>STARMIE: new Race('Starmie', 's', 170, 0, 170</text:p>
          </table:table-cell>
          <table:table-cell table:formula="of:=CONCATENATE(&quot;, &quot;;[.J122];&quot;, Types.&quot;;[.K122]; IF([.L122]&lt;&gt;&quot;&quot;;CONCATENATE(&quot;, Types.&quot;;[.L122]);&quot;, null&quot;); &quot;, &quot;;[.M122];&quot;, &quot;;[.N122];&quot;, &quot;;[.O122];&quot;, &quot;;[.P122];&quot;, &quot;; [.Q122])" office:value-type="string" office:string-value=", true, Types.WATER, Types.PSYCHIC, 60, 75, 85, 100, 85" calcext:value-type="string">
            <text:p>, true, Types.WATER, Types.PSYCHIC, 60, 75, 85, 100, 85</text:p>
          </table:table-cell>
          <table:table-cell table:formula="of:=CONCATENATE(&quot;, &quot;;[.R122];&quot;, &quot;;[.S122];&quot;),&quot;)" office:value-type="string" office:string-value=", 115, 207)," calcext:value-type="string">
            <text:p>, 115, 207),</text:p>
          </table:table-cell>
          <table:table-cell table:style-name="ce5" table:formula="of:=COM.MICROSOFT.CONCAT([.V122:.X122])" office:value-type="string" office:string-value="STARMIE: new Race('Starmie', 's', 170, 0, 170, true, Types.WATER, Types.PSYCHIC, 60, 75, 85, 100, 85, 115, 207)," calcext:value-type="string">
            <text:p>STARMIE: new Race('Starmie', 's', 170, 0, 170, true, Types.WATER, Types.PSYCHIC, 60, 75, 85, 100, 85, 115, 207),</text:p>
          </table:table-cell>
          <table:table-cell table:style-name="ce7" table:formula="of:=IF([.T122]&lt;&gt;&quot;&quot;;CONCATENATE(&quot;Races.&quot;;[.B122];&quot;.setMainEvolution(&quot;;[.U122];&quot;, Races.&quot;;[.T122];&quot;); 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new Race('&quot;;[.C123];&quot;', '&quot;;[.D123];&quot;', &quot;;[.F123];&quot;, &quot;;[.G123];&quot;, &quot;;[.H123])" office:value-type="string" office:string-value="MR_MIME: new Race('Mr. Mime', 'm', 255, 85, 255" calcext:value-type="string">
            <text:p>MR_MIME: new Race('Mr. Mime', 'm', 255, 85, 255</text:p>
          </table:table-cell>
          <table:table-cell table:formula="of:=CONCATENATE(&quot;, &quot;;[.J123];&quot;, Types.&quot;;[.K123]; IF([.L123]&lt;&gt;&quot;&quot;;CONCATENATE(&quot;, Types.&quot;;[.L123]);&quot;, null&quot;); &quot;, &quot;;[.M123];&quot;, &quot;;[.N123];&quot;, &quot;;[.O123];&quot;, &quot;;[.P123];&quot;, &quot;; [.Q123])" office:value-type="string" office:string-value=", false, Types.PSYCHIC, null, 40, 45, 65, 100, 120" calcext:value-type="string">
            <text:p>, false, Types.PSYCHIC, null, 40, 45, 65, 100, 120</text:p>
          </table:table-cell>
          <table:table-cell table:formula="of:=CONCATENATE(&quot;, &quot;;[.R123];&quot;, &quot;;[.S123];&quot;),&quot;)" office:value-type="string" office:string-value=", 90, 136)," calcext:value-type="string">
            <text:p>, 90, 136),</text:p>
          </table:table-cell>
          <table:table-cell table:style-name="ce5" table:formula="of:=COM.MICROSOFT.CONCAT([.V123:.X123])" office:value-type="string" office:string-value="MR_MIME: new Race('Mr. Mime', 'm', 255, 85, 255, false, Types.PSYCHIC, null, 40, 45, 65, 100, 120, 90, 136)," calcext:value-type="string">
            <text:p>MR_MIME: new Race('Mr. Mime', 'm', 255, 85, 255, false, Types.PSYCHIC, null, 40, 45, 65, 100, 120, 90, 136),</text:p>
          </table:table-cell>
          <table:table-cell table:style-name="ce7" table:formula="of:=IF([.T123]&lt;&gt;&quot;&quot;;CONCATENATE(&quot;Races.&quot;;[.B123];&quot;.setMainEvolution(&quot;;[.U123];&quot;, Races.&quot;;[.T123];&quot;); 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new Race('&quot;;[.C124];&quot;', '&quot;;[.D124];&quot;', &quot;;[.F124];&quot;, &quot;;[.G124];&quot;, &quot;;[.H124])" office:value-type="string" office:string-value="SCYTHER: new Race('Scyther', 's', 85, 255, 85" calcext:value-type="string">
            <text:p>SCYTHER: new Race('Scyther', 's', 85, 255, 85</text:p>
          </table:table-cell>
          <table:table-cell table:formula="of:=CONCATENATE(&quot;, &quot;;[.J124];&quot;, Types.&quot;;[.K124]; IF([.L124]&lt;&gt;&quot;&quot;;CONCATENATE(&quot;, Types.&quot;;[.L124]);&quot;, null&quot;); &quot;, &quot;;[.M124];&quot;, &quot;;[.N124];&quot;, &quot;;[.O124];&quot;, &quot;;[.P124];&quot;, &quot;; [.Q124])" office:value-type="string" office:string-value=", true, Types.BUG, Types.FLYING, 70, 110, 80, 55, 80" calcext:value-type="string">
            <text:p>, true, Types.BUG, Types.FLYING, 70, 110, 80, 55, 80</text:p>
          </table:table-cell>
          <table:table-cell table:formula="of:=CONCATENATE(&quot;, &quot;;[.R124];&quot;, &quot;;[.S124];&quot;),&quot;)" office:value-type="string" office:string-value=", 105, 187)," calcext:value-type="string">
            <text:p>, 105, 187),</text:p>
          </table:table-cell>
          <table:table-cell table:style-name="ce5" table:formula="of:=COM.MICROSOFT.CONCAT([.V124:.X124])" office:value-type="string" office:string-value="SCYTHER: new Race('Scyther', 's', 85, 255, 85, true, Types.BUG, Types.FLYING, 70, 110, 80, 55, 80, 105, 187)," calcext:value-type="string">
            <text:p>SCYTHER: new Race('Scyther', 's', 85, 255, 85, true, Types.BUG, Types.FLYING, 70, 110, 80, 55, 80, 105, 187),</text:p>
          </table:table-cell>
          <table:table-cell table:style-name="ce7" table:formula="of:=IF([.T124]&lt;&gt;&quot;&quot;;CONCATENATE(&quot;Races.&quot;;[.B124];&quot;.setMainEvolution(&quot;;[.U124];&quot;, Races.&quot;;[.T124];&quot;); 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new Race('&quot;;[.C125];&quot;', '&quot;;[.D125];&quot;', &quot;;[.F125];&quot;, &quot;;[.G125];&quot;, &quot;;[.H125])" office:value-type="string" office:string-value="JYNX: new Race('Jynx', 'j', 255, 85, 85" calcext:value-type="string">
            <text:p>JYNX: new Race('Jynx', 'j', 255, 85, 85</text:p>
          </table:table-cell>
          <table:table-cell table:formula="of:=CONCATENATE(&quot;, &quot;;[.J125];&quot;, Types.&quot;;[.K125]; IF([.L125]&lt;&gt;&quot;&quot;;CONCATENATE(&quot;, Types.&quot;;[.L125]);&quot;, null&quot;); &quot;, &quot;;[.M125];&quot;, &quot;;[.N125];&quot;, &quot;;[.O125];&quot;, &quot;;[.P125];&quot;, &quot;; [.Q125])" office:value-type="string" office:string-value=", false, Types.ICE, Types.PSYCHIC, 65, 50, 35, 115, 95" calcext:value-type="string">
            <text:p>, false, Types.ICE, Types.PSYCHIC, 65, 50, 35, 115, 95</text:p>
          </table:table-cell>
          <table:table-cell table:formula="of:=CONCATENATE(&quot;, &quot;;[.R125];&quot;, &quot;;[.S125];&quot;),&quot;)" office:value-type="string" office:string-value=", 95, 137)," calcext:value-type="string">
            <text:p>, 95, 137),</text:p>
          </table:table-cell>
          <table:table-cell table:style-name="ce5" table:formula="of:=COM.MICROSOFT.CONCAT([.V125:.X125])" office:value-type="string" office:string-value="JYNX: new Race('Jynx', 'j', 255, 85, 85, false, Types.ICE, Types.PSYCHIC, 65, 50, 35, 115, 95, 95, 137)," calcext:value-type="string">
            <text:p>JYNX: new Race('Jynx', 'j', 255, 85, 85, false, Types.ICE, Types.PSYCHIC, 65, 50, 35, 115, 95, 95, 137),</text:p>
          </table:table-cell>
          <table:table-cell table:style-name="ce7" table:formula="of:=IF([.T125]&lt;&gt;&quot;&quot;;CONCATENATE(&quot;Races.&quot;;[.B125];&quot;.setMainEvolution(&quot;;[.U125];&quot;, Races.&quot;;[.T125];&quot;); 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new Race('&quot;;[.C126];&quot;', '&quot;;[.D126];&quot;', &quot;;[.F126];&quot;, &quot;;[.G126];&quot;, &quot;;[.H126])" office:value-type="string" office:string-value="ELECTABUZZ: new Race('Electabuzz', 'e', 255, 255, 85" calcext:value-type="string">
            <text:p>ELECTABUZZ: new Race('Electabuzz', 'e', 255, 255, 85</text:p>
          </table:table-cell>
          <table:table-cell table:formula="of:=CONCATENATE(&quot;, &quot;;[.J126];&quot;, Types.&quot;;[.K126]; IF([.L126]&lt;&gt;&quot;&quot;;CONCATENATE(&quot;, Types.&quot;;[.L126]);&quot;, null&quot;); &quot;, &quot;;[.M126];&quot;, &quot;;[.N126];&quot;, &quot;;[.O126];&quot;, &quot;;[.P126];&quot;, &quot;; [.Q126])" office:value-type="string" office:string-value=", true, Types.ELECTRIC, null, 65, 83, 57, 95, 85" calcext:value-type="string">
            <text:p>, true, Types.ELECTRIC, null, 65, 83, 57, 95, 85</text:p>
          </table:table-cell>
          <table:table-cell table:formula="of:=CONCATENATE(&quot;, &quot;;[.R126];&quot;, &quot;;[.S126];&quot;),&quot;)" office:value-type="string" office:string-value=", 105, 156)," calcext:value-type="string">
            <text:p>, 105, 156),</text:p>
          </table:table-cell>
          <table:table-cell table:style-name="ce5" table:formula="of:=COM.MICROSOFT.CONCAT([.V126:.X126])" office:value-type="string" office:string-value="ELECTABUZZ: new Race('Electabuzz', 'e', 255, 255, 85, true, Types.ELECTRIC, null, 65, 83, 57, 95, 85, 105, 156)," calcext:value-type="string">
            <text:p>ELECTABUZZ: new Race('Electabuzz', 'e', 255, 255, 85, true, Types.ELECTRIC, null, 65, 83, 57, 95, 85, 105, 156),</text:p>
          </table:table-cell>
          <table:table-cell table:style-name="ce7" table:formula="of:=IF([.T126]&lt;&gt;&quot;&quot;;CONCATENATE(&quot;Races.&quot;;[.B126];&quot;.setMainEvolution(&quot;;[.U126];&quot;, Races.&quot;;[.T126];&quot;); 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new Race('&quot;;[.C127];&quot;', '&quot;;[.D127];&quot;', &quot;;[.F127];&quot;, &quot;;[.G127];&quot;, &quot;;[.H127])" office:value-type="string" office:string-value="MAGMAR: new Race('Magmar', 'm', 255, 85, 85" calcext:value-type="string">
            <text:p>MAGMAR: new Race('Magmar', 'm', 255, 85, 85</text:p>
          </table:table-cell>
          <table:table-cell table:formula="of:=CONCATENATE(&quot;, &quot;;[.J127];&quot;, Types.&quot;;[.K127]; IF([.L127]&lt;&gt;&quot;&quot;;CONCATENATE(&quot;, Types.&quot;;[.L127]);&quot;, null&quot;); &quot;, &quot;;[.M127];&quot;, &quot;;[.N127];&quot;, &quot;;[.O127];&quot;, &quot;;[.P127];&quot;, &quot;; [.Q127])" office:value-type="string" office:string-value=", true, Types.FIRE, null, 65, 95, 57, 100, 85" calcext:value-type="string">
            <text:p>, true, Types.FIRE, null, 65, 95, 57, 100, 85</text:p>
          </table:table-cell>
          <table:table-cell table:formula="of:=CONCATENATE(&quot;, &quot;;[.R127];&quot;, &quot;;[.S127];&quot;),&quot;)" office:value-type="string" office:string-value=", 93, 167)," calcext:value-type="string">
            <text:p>, 93, 167),</text:p>
          </table:table-cell>
          <table:table-cell table:style-name="ce5" table:formula="of:=COM.MICROSOFT.CONCAT([.V127:.X127])" office:value-type="string" office:string-value="MAGMAR: new Race('Magmar', 'm', 255, 85, 85, true, Types.FIRE, null, 65, 95, 57, 100, 85, 93, 167)," calcext:value-type="string">
            <text:p>MAGMAR: new Race('Magmar', 'm', 255, 85, 85, true, Types.FIRE, null, 65, 95, 57, 100, 85, 93, 167),</text:p>
          </table:table-cell>
          <table:table-cell table:style-name="ce7" table:formula="of:=IF([.T127]&lt;&gt;&quot;&quot;;CONCATENATE(&quot;Races.&quot;;[.B127];&quot;.setMainEvolution(&quot;;[.U127];&quot;, Races.&quot;;[.T127];&quot;); 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new Race('&quot;;[.C128];&quot;', '&quot;;[.D128];&quot;', &quot;;[.F128];&quot;, &quot;;[.G128];&quot;, &quot;;[.H128])" office:value-type="string" office:string-value="PINSIR: new Race('Pinsir', 'p', 170, 85, 0" calcext:value-type="string">
            <text:p>PINSIR: new Race('Pinsir', 'p', 170, 85, 0</text:p>
          </table:table-cell>
          <table:table-cell table:formula="of:=CONCATENATE(&quot;, &quot;;[.J128];&quot;, Types.&quot;;[.K128]; IF([.L128]&lt;&gt;&quot;&quot;;CONCATENATE(&quot;, Types.&quot;;[.L128]);&quot;, null&quot;); &quot;, &quot;;[.M128];&quot;, &quot;;[.N128];&quot;, &quot;;[.O128];&quot;, &quot;;[.P128];&quot;, &quot;; [.Q128])" office:value-type="string" office:string-value=", true, Types.BUG, null, 65, 125, 100, 55, 70" calcext:value-type="string">
            <text:p>, true, Types.BUG, null, 65, 125, 100, 55, 70</text:p>
          </table:table-cell>
          <table:table-cell table:formula="of:=CONCATENATE(&quot;, &quot;;[.R128];&quot;, &quot;;[.S128];&quot;),&quot;)" office:value-type="string" office:string-value=", 85, 200)," calcext:value-type="string">
            <text:p>, 85, 200),</text:p>
          </table:table-cell>
          <table:table-cell table:style-name="ce5" table:formula="of:=COM.MICROSOFT.CONCAT([.V128:.X128])" office:value-type="string" office:string-value="PINSIR: new Race('Pinsir', 'p', 170, 85, 0, true, Types.BUG, null, 65, 125, 100, 55, 70, 85, 200)," calcext:value-type="string">
            <text:p>PINSIR: new Race('Pinsir', 'p', 170, 85, 0, true, Types.BUG, null, 65, 125, 100, 55, 70, 85, 200),</text:p>
          </table:table-cell>
          <table:table-cell table:style-name="ce7" table:formula="of:=IF([.T128]&lt;&gt;&quot;&quot;;CONCATENATE(&quot;Races.&quot;;[.B128];&quot;.setMainEvolution(&quot;;[.U128];&quot;, Races.&quot;;[.T128];&quot;); 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new Race('&quot;;[.C129];&quot;', '&quot;;[.D129];&quot;', &quot;;[.F129];&quot;, &quot;;[.G129];&quot;, &quot;;[.H129])" office:value-type="string" office:string-value="TAUROS: new Race('Tauros', 'T', 170, 85, 0" calcext:value-type="string">
            <text:p>TAUROS: new Race('Tauros', 'T', 170, 85, 0</text:p>
          </table:table-cell>
          <table:table-cell table:formula="of:=CONCATENATE(&quot;, &quot;;[.J129];&quot;, Types.&quot;;[.K129]; IF([.L129]&lt;&gt;&quot;&quot;;CONCATENATE(&quot;, Types.&quot;;[.L129]);&quot;, null&quot;); &quot;, &quot;;[.M129];&quot;, &quot;;[.N129];&quot;, &quot;;[.O129];&quot;, &quot;;[.P129];&quot;, &quot;; [.Q129])" office:value-type="string" office:string-value=", true, Types.NORMAL, null, 75, 100, 95, 40, 70" calcext:value-type="string">
            <text:p>, true, Types.NORMAL, null, 75, 100, 95, 40, 70</text:p>
          </table:table-cell>
          <table:table-cell table:formula="of:=CONCATENATE(&quot;, &quot;;[.R129];&quot;, &quot;;[.S129];&quot;),&quot;)" office:value-type="string" office:string-value=", 110, 211)," calcext:value-type="string">
            <text:p>, 110, 211),</text:p>
          </table:table-cell>
          <table:table-cell table:style-name="ce5" table:formula="of:=COM.MICROSOFT.CONCAT([.V129:.X129])" office:value-type="string" office:string-value="TAUROS: new Race('Tauros', 'T', 170, 85, 0, true, Types.NORMAL, null, 75, 100, 95, 40, 70, 110, 211)," calcext:value-type="string">
            <text:p>TAUROS: new Race('Tauros', 'T', 170, 85, 0, true, Types.NORMAL, null, 75, 100, 95, 40, 70, 110, 211),</text:p>
          </table:table-cell>
          <table:table-cell table:style-name="ce7" table:formula="of:=IF([.T129]&lt;&gt;&quot;&quot;;CONCATENATE(&quot;Races.&quot;;[.B129];&quot;.setMainEvolution(&quot;;[.U129];&quot;, Races.&quot;;[.T129];&quot;); 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new Race('&quot;;[.C130];&quot;', '&quot;;[.D130];&quot;', &quot;;[.F130];&quot;, &quot;;[.G130];&quot;, &quot;;[.H130])" office:value-type="string" office:string-value="MAGIKARP: new Race('Magikarp', 'm', 255, 85, 85" calcext:value-type="string">
            <text:p>MAGIKARP: new Race('Magikarp', 'm', 255, 85, 85</text:p>
          </table:table-cell>
          <table:table-cell table:formula="of:=CONCATENATE(&quot;, &quot;;[.J130];&quot;, Types.&quot;;[.K130]; IF([.L130]&lt;&gt;&quot;&quot;;CONCATENATE(&quot;, Types.&quot;;[.L130]);&quot;, null&quot;); &quot;, &quot;;[.M130];&quot;, &quot;;[.N130];&quot;, &quot;;[.O130];&quot;, &quot;;[.P130];&quot;, &quot;; [.Q130])" office:value-type="string" office:string-value=", false, Types.WATER, null, 20, 10, 55, 15, 20" calcext:value-type="string">
            <text:p>, false, Types.WATER, null, 20, 10, 55, 15, 20</text:p>
          </table:table-cell>
          <table:table-cell table:formula="of:=CONCATENATE(&quot;, &quot;;[.R130];&quot;, &quot;;[.S130];&quot;),&quot;)" office:value-type="string" office:string-value=", 80, 20)," calcext:value-type="string">
            <text:p>, 80, 20),</text:p>
          </table:table-cell>
          <table:table-cell table:style-name="ce5" table:formula="of:=COM.MICROSOFT.CONCAT([.V130:.X130])" office:value-type="string" office:string-value="MAGIKARP: new Race('Magikarp', 'm', 255, 85, 85, false, Types.WATER, null, 20, 10, 55, 15, 20, 80, 20)," calcext:value-type="string">
            <text:p>MAGIKARP: new Race('Magikarp', 'm', 255, 85, 85, false, Types.WATER, null, 20, 10, 55, 15, 20, 80, 20),</text:p>
          </table:table-cell>
          <table:table-cell table:style-name="ce7" table:formula="of:=IF([.T130]&lt;&gt;&quot;&quot;;CONCATENATE(&quot;Races.&quot;;[.B130];&quot;.setMainEvolution(&quot;;[.U130];&quot;, Races.&quot;;[.T130];&quot;); &quot;);&quot;&quot;)" office:value-type="string" office:string-value="Races.MAGIKARP.setMainEvolution(20, Races.GYARADOS); " calcext:value-type="string">
            <text:p>Races.MAGIKARP.setMainEvolution(20, Races.GYARADOS);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new Race('&quot;;[.C131];&quot;', '&quot;;[.D131];&quot;', &quot;;[.F131];&quot;, &quot;;[.G131];&quot;, &quot;;[.H131])" office:value-type="string" office:string-value="GYARADOS: new Race('Gyarados', 'G', 85, 85, 255" calcext:value-type="string">
            <text:p>GYARADOS: new Race('Gyarados', 'G', 85, 85, 255</text:p>
          </table:table-cell>
          <table:table-cell table:formula="of:=CONCATENATE(&quot;, &quot;;[.J131];&quot;, Types.&quot;;[.K131]; IF([.L131]&lt;&gt;&quot;&quot;;CONCATENATE(&quot;, Types.&quot;;[.L131]);&quot;, null&quot;); &quot;, &quot;;[.M131];&quot;, &quot;;[.N131];&quot;, &quot;;[.O131];&quot;, &quot;;[.P131];&quot;, &quot;; [.Q131])" office:value-type="string" office:string-value=", true, Types.WATER, Types.FLYING, 95, 125, 79, 60, 100" calcext:value-type="string">
            <text:p>, true, Types.WATER, Types.FLYING, 95, 125, 79, 60, 100</text:p>
          </table:table-cell>
          <table:table-cell table:formula="of:=CONCATENATE(&quot;, &quot;;[.R131];&quot;, &quot;;[.S131];&quot;),&quot;)" office:value-type="string" office:string-value=", 81, 214)," calcext:value-type="string">
            <text:p>, 81, 214),</text:p>
          </table:table-cell>
          <table:table-cell table:style-name="ce5" table:formula="of:=COM.MICROSOFT.CONCAT([.V131:.X131])" office:value-type="string" office:string-value="GYARADOS: new Race('Gyarados', 'G', 85, 85, 255, true, Types.WATER, Types.FLYING, 95, 125, 79, 60, 100, 81, 214)," calcext:value-type="string">
            <text:p>GYARADOS: new Race('Gyarados', 'G', 85, 85, 255, true, Types.WATER, Types.FLYING, 95, 125, 79, 60, 100, 81, 214),</text:p>
          </table:table-cell>
          <table:table-cell table:style-name="ce7" table:formula="of:=IF([.T131]&lt;&gt;&quot;&quot;;CONCATENATE(&quot;Races.&quot;;[.B131];&quot;.setMainEvolution(&quot;;[.U131];&quot;, Races.&quot;;[.T131];&quot;); 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new Race('&quot;;[.C132];&quot;', '&quot;;[.D132];&quot;', &quot;;[.F132];&quot;, &quot;;[.G132];&quot;, &quot;;[.H132])" office:value-type="string" office:string-value="LAPRAS: new Race('Lapras', 'L', 85, 85, 255" calcext:value-type="string">
            <text:p>LAPRAS: new Race('Lapras', 'L', 85, 85, 255</text:p>
          </table:table-cell>
          <table:table-cell table:formula="of:=CONCATENATE(&quot;, &quot;;[.J132];&quot;, Types.&quot;;[.K132]; IF([.L132]&lt;&gt;&quot;&quot;;CONCATENATE(&quot;, Types.&quot;;[.L132]);&quot;, null&quot;); &quot;, &quot;;[.M132];&quot;, &quot;;[.N132];&quot;, &quot;;[.O132];&quot;, &quot;;[.P132];&quot;, &quot;; [.Q132])" office:value-type="string" office:string-value=", true, Types.WATER, Types.ICE, 130, 85, 80, 85, 95" calcext:value-type="string">
            <text:p>, true, Types.WATER, Types.ICE, 130, 85, 80, 85, 95</text:p>
          </table:table-cell>
          <table:table-cell table:formula="of:=CONCATENATE(&quot;, &quot;;[.R132];&quot;, &quot;;[.S132];&quot;),&quot;)" office:value-type="string" office:string-value=", 60, 219)," calcext:value-type="string">
            <text:p>, 60, 219),</text:p>
          </table:table-cell>
          <table:table-cell table:style-name="ce5" table:formula="of:=COM.MICROSOFT.CONCAT([.V132:.X132])" office:value-type="string" office:string-value="LAPRAS: new Race('Lapras', 'L', 85, 85, 255, true, Types.WATER, Types.ICE, 130, 85, 80, 85, 95, 60, 219)," calcext:value-type="string">
            <text:p>LAPRAS: new Race('Lapras', 'L', 85, 85, 255, true, Types.WATER, Types.ICE, 130, 85, 80, 85, 95, 60, 219),</text:p>
          </table:table-cell>
          <table:table-cell table:style-name="ce7" table:formula="of:=IF([.T132]&lt;&gt;&quot;&quot;;CONCATENATE(&quot;Races.&quot;;[.B132];&quot;.setMainEvolution(&quot;;[.U132];&quot;, Races.&quot;;[.T132];&quot;); 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new Race('&quot;;[.C133];&quot;', '&quot;;[.D133];&quot;', &quot;;[.F133];&quot;, &quot;;[.G133];&quot;, &quot;;[.H133])" office:value-type="string" office:string-value="DITTO: new Race('Ditto', 'd', 170, 0, 170" calcext:value-type="string">
            <text:p>DITTO: new Race('Ditto', 'd', 170, 0, 170</text:p>
          </table:table-cell>
          <table:table-cell table:formula="of:=CONCATENATE(&quot;, &quot;;[.J133];&quot;, Types.&quot;;[.K133]; IF([.L133]&lt;&gt;&quot;&quot;;CONCATENATE(&quot;, Types.&quot;;[.L133]);&quot;, null&quot;); &quot;, &quot;;[.M133];&quot;, &quot;;[.N133];&quot;, &quot;;[.O133];&quot;, &quot;;[.P133];&quot;, &quot;; [.Q133])" office:value-type="string" office:string-value=", true, Types.NORMAL, null, 48, 48, 48, 48, 48" calcext:value-type="string">
            <text:p>, true, Types.NORMAL, null, 48, 48, 48, 48, 48</text:p>
          </table:table-cell>
          <table:table-cell table:formula="of:=CONCATENATE(&quot;, &quot;;[.R133];&quot;, &quot;;[.S133];&quot;),&quot;)" office:value-type="string" office:string-value=", 48, 61)," calcext:value-type="string">
            <text:p>, 48, 61),</text:p>
          </table:table-cell>
          <table:table-cell table:style-name="ce5" table:formula="of:=COM.MICROSOFT.CONCAT([.V133:.X133])" office:value-type="string" office:string-value="DITTO: new Race('Ditto', 'd', 170, 0, 170, true, Types.NORMAL, null, 48, 48, 48, 48, 48, 48, 61)," calcext:value-type="string">
            <text:p>DITTO: new Race('Ditto', 'd', 170, 0, 170, true, Types.NORMAL, null, 48, 48, 48, 48, 48, 48, 61),</text:p>
          </table:table-cell>
          <table:table-cell table:style-name="ce7" table:formula="of:=IF([.T133]&lt;&gt;&quot;&quot;;CONCATENATE(&quot;Races.&quot;;[.B133];&quot;.setMainEvolution(&quot;;[.U133];&quot;, Races.&quot;;[.T133];&quot;); 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new Race('&quot;;[.C134];&quot;', '&quot;;[.D134];&quot;', &quot;;[.F134];&quot;, &quot;;[.G134];&quot;, &quot;;[.H134])" office:value-type="string" office:string-value="EEVEE: new Race('Eevee', 'e', 170, 85, 0" calcext:value-type="string">
            <text:p>EEVEE: new Race('Eevee', 'e', 170, 85, 0</text:p>
          </table:table-cell>
          <table:table-cell table:formula="of:=CONCATENATE(&quot;, &quot;;[.J134];&quot;, Types.&quot;;[.K134]; IF([.L134]&lt;&gt;&quot;&quot;;CONCATENATE(&quot;, Types.&quot;;[.L134]);&quot;, null&quot;); &quot;, &quot;;[.M134];&quot;, &quot;;[.N134];&quot;, &quot;;[.O134];&quot;, &quot;;[.P134];&quot;, &quot;; [.Q134])" office:value-type="string" office:string-value=", true, Types.NORMAL, null, 55, 55, 50, 45, 65" calcext:value-type="string">
            <text:p>, true, Types.NORMAL, null, 55, 55, 50, 45, 65</text:p>
          </table:table-cell>
          <table:table-cell table:formula="of:=CONCATENATE(&quot;, &quot;;[.R134];&quot;, &quot;;[.S134];&quot;),&quot;)" office:value-type="string" office:string-value=", 55, 92)," calcext:value-type="string">
            <text:p>, 55, 92),</text:p>
          </table:table-cell>
          <table:table-cell table:style-name="ce5" table:formula="of:=COM.MICROSOFT.CONCAT([.V134:.X134])" office:value-type="string" office:string-value="EEVEE: new Race('Eevee', 'e', 170, 85, 0, true, Types.NORMAL, null, 55, 55, 50, 45, 65, 55, 92)," calcext:value-type="string">
            <text:p>EEVEE: new Race('Eevee', 'e', 170, 85, 0, true, Types.NORMAL, null, 55, 55, 50, 45, 65, 55, 92),</text:p>
          </table:table-cell>
          <table:table-cell table:style-name="ce7" table:formula="of:=IF([.T134]&lt;&gt;&quot;&quot;;CONCATENATE(&quot;Races.&quot;;[.B134];&quot;.setMainEvolution(&quot;;[.U134];&quot;, Races.&quot;;[.T134];&quot;); 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new Race('&quot;;[.C135];&quot;', '&quot;;[.D135];&quot;', &quot;;[.F135];&quot;, &quot;;[.G135];&quot;, &quot;;[.H135])" office:value-type="string" office:string-value="VAPOREON: new Race('Vaporeon', 'v', 85, 85, 255" calcext:value-type="string">
            <text:p>VAPOREON: new Race('Vaporeon', 'v', 85, 85, 255</text:p>
          </table:table-cell>
          <table:table-cell table:formula="of:=CONCATENATE(&quot;, &quot;;[.J135];&quot;, Types.&quot;;[.K135]; IF([.L135]&lt;&gt;&quot;&quot;;CONCATENATE(&quot;, Types.&quot;;[.L135]);&quot;, null&quot;); &quot;, &quot;;[.M135];&quot;, &quot;;[.N135];&quot;, &quot;;[.O135];&quot;, &quot;;[.P135];&quot;, &quot;; [.Q135])" office:value-type="string" office:string-value=", true, Types.WATER, null, 130, 65, 60, 110, 95" calcext:value-type="string">
            <text:p>, true, Types.WATER, null, 130, 65, 60, 110, 95</text:p>
          </table:table-cell>
          <table:table-cell table:formula="of:=CONCATENATE(&quot;, &quot;;[.R135];&quot;, &quot;;[.S135];&quot;),&quot;)" office:value-type="string" office:string-value=", 65, 196)," calcext:value-type="string">
            <text:p>, 65, 196),</text:p>
          </table:table-cell>
          <table:table-cell table:style-name="ce5" table:formula="of:=COM.MICROSOFT.CONCAT([.V135:.X135])" office:value-type="string" office:string-value="VAPOREON: new Race('Vaporeon', 'v', 85, 85, 255, true, Types.WATER, null, 130, 65, 60, 110, 95, 65, 196)," calcext:value-type="string">
            <text:p>VAPOREON: new Race('Vaporeon', 'v', 85, 85, 255, true, Types.WATER, null, 130, 65, 60, 110, 95, 65, 196),</text:p>
          </table:table-cell>
          <table:table-cell table:style-name="ce7" table:formula="of:=IF([.T135]&lt;&gt;&quot;&quot;;CONCATENATE(&quot;Races.&quot;;[.B135];&quot;.setMainEvolution(&quot;;[.U135];&quot;, Races.&quot;;[.T135];&quot;); 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new Race('&quot;;[.C136];&quot;', '&quot;;[.D136];&quot;', &quot;;[.F136];&quot;, &quot;;[.G136];&quot;, &quot;;[.H136])" office:value-type="string" office:string-value="JOLTEON: new Race('Jolteon', 'j', 255, 255, 85" calcext:value-type="string">
            <text:p>JOLTEON: new Race('Jolteon', 'j', 255, 255, 85</text:p>
          </table:table-cell>
          <table:table-cell table:formula="of:=CONCATENATE(&quot;, &quot;;[.J136];&quot;, Types.&quot;;[.K136]; IF([.L136]&lt;&gt;&quot;&quot;;CONCATENATE(&quot;, Types.&quot;;[.L136]);&quot;, null&quot;); &quot;, &quot;;[.M136];&quot;, &quot;;[.N136];&quot;, &quot;;[.O136];&quot;, &quot;;[.P136];&quot;, &quot;; [.Q136])" office:value-type="string" office:string-value=", true, Types.ELECTRIC, null, 65, 65, 60, 110, 95" calcext:value-type="string">
            <text:p>, true, Types.ELECTRIC, null, 65, 65, 60, 110, 95</text:p>
          </table:table-cell>
          <table:table-cell table:formula="of:=CONCATENATE(&quot;, &quot;;[.R136];&quot;, &quot;;[.S136];&quot;),&quot;)" office:value-type="string" office:string-value=", 130, 197)," calcext:value-type="string">
            <text:p>, 130, 197),</text:p>
          </table:table-cell>
          <table:table-cell table:style-name="ce5" table:formula="of:=COM.MICROSOFT.CONCAT([.V136:.X136])" office:value-type="string" office:string-value="JOLTEON: new Race('Jolteon', 'j', 255, 255, 85, true, Types.ELECTRIC, null, 65, 65, 60, 110, 95, 130, 197)," calcext:value-type="string">
            <text:p>JOLTEON: new Race('Jolteon', 'j', 255, 255, 85, true, Types.ELECTRIC, null, 65, 65, 60, 110, 95, 130, 197),</text:p>
          </table:table-cell>
          <table:table-cell table:style-name="ce7" table:formula="of:=IF([.T136]&lt;&gt;&quot;&quot;;CONCATENATE(&quot;Races.&quot;;[.B136];&quot;.setMainEvolution(&quot;;[.U136];&quot;, Races.&quot;;[.T136];&quot;); 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new Race('&quot;;[.C137];&quot;', '&quot;;[.D137];&quot;', &quot;;[.F137];&quot;, &quot;;[.G137];&quot;, &quot;;[.H137])" office:value-type="string" office:string-value="FLAREON: new Race('Flareon', 'f', 255, 85, 85" calcext:value-type="string">
            <text:p>FLAREON: new Race('Flareon', 'f', 255, 85, 85</text:p>
          </table:table-cell>
          <table:table-cell table:formula="of:=CONCATENATE(&quot;, &quot;;[.J137];&quot;, Types.&quot;;[.K137]; IF([.L137]&lt;&gt;&quot;&quot;;CONCATENATE(&quot;, Types.&quot;;[.L137]);&quot;, null&quot;); &quot;, &quot;;[.M137];&quot;, &quot;;[.N137];&quot;, &quot;;[.O137];&quot;, &quot;;[.P137];&quot;, &quot;; [.Q137])" office:value-type="string" office:string-value=", true, Types.FIRE, null, 65, 130, 60, 95, 110" calcext:value-type="string">
            <text:p>, true, Types.FIRE, null, 65, 130, 60, 95, 110</text:p>
          </table:table-cell>
          <table:table-cell table:formula="of:=CONCATENATE(&quot;, &quot;;[.R137];&quot;, &quot;;[.S137];&quot;),&quot;)" office:value-type="string" office:string-value=", 65, 198)," calcext:value-type="string">
            <text:p>, 65, 198),</text:p>
          </table:table-cell>
          <table:table-cell table:style-name="ce5" table:formula="of:=COM.MICROSOFT.CONCAT([.V137:.X137])" office:value-type="string" office:string-value="FLAREON: new Race('Flareon', 'f', 255, 85, 85, true, Types.FIRE, null, 65, 130, 60, 95, 110, 65, 198)," calcext:value-type="string">
            <text:p>FLAREON: new Race('Flareon', 'f', 255, 85, 85, true, Types.FIRE, null, 65, 130, 60, 95, 110, 65, 198),</text:p>
          </table:table-cell>
          <table:table-cell table:style-name="ce7" table:formula="of:=IF([.T137]&lt;&gt;&quot;&quot;;CONCATENATE(&quot;Races.&quot;;[.B137];&quot;.setMainEvolution(&quot;;[.U137];&quot;, Races.&quot;;[.T137];&quot;); 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new Race('&quot;;[.C138];&quot;', '&quot;;[.D138];&quot;', &quot;;[.F138];&quot;, &quot;;[.G138];&quot;, &quot;;[.H138])" office:value-type="string" office:string-value="PORYGON: new Race('Porygon', 'p', 255, 85, 255" calcext:value-type="string">
            <text:p>PORYGON: new Race('Porygon', 'p', 255, 85, 255</text:p>
          </table:table-cell>
          <table:table-cell table:formula="of:=CONCATENATE(&quot;, &quot;;[.J138];&quot;, Types.&quot;;[.K138]; IF([.L138]&lt;&gt;&quot;&quot;;CONCATENATE(&quot;, Types.&quot;;[.L138]);&quot;, null&quot;); &quot;, &quot;;[.M138];&quot;, &quot;;[.N138];&quot;, &quot;;[.O138];&quot;, &quot;;[.P138];&quot;, &quot;; [.Q138])" office:value-type="string" office:string-value=", true, Types.NORMAL, null, 65, 60, 70, 85, 75" calcext:value-type="string">
            <text:p>, true, Types.NORMAL, null, 65, 60, 70, 85, 75</text:p>
          </table:table-cell>
          <table:table-cell table:formula="of:=CONCATENATE(&quot;, &quot;;[.R138];&quot;, &quot;;[.S138];&quot;),&quot;)" office:value-type="string" office:string-value=", 40, 130)," calcext:value-type="string">
            <text:p>, 40, 130),</text:p>
          </table:table-cell>
          <table:table-cell table:style-name="ce5" table:formula="of:=COM.MICROSOFT.CONCAT([.V138:.X138])" office:value-type="string" office:string-value="PORYGON: new Race('Porygon', 'p', 255, 85, 255, true, Types.NORMAL, null, 65, 60, 70, 85, 75, 40, 130)," calcext:value-type="string">
            <text:p>PORYGON: new Race('Porygon', 'p', 255, 85, 255, true, Types.NORMAL, null, 65, 60, 70, 85, 75, 40, 130),</text:p>
          </table:table-cell>
          <table:table-cell table:style-name="ce7" table:formula="of:=IF([.T138]&lt;&gt;&quot;&quot;;CONCATENATE(&quot;Races.&quot;;[.B138];&quot;.setMainEvolution(&quot;;[.U138];&quot;, Races.&quot;;[.T138];&quot;); 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new Race('&quot;;[.C139];&quot;', '&quot;;[.D139];&quot;', &quot;;[.F139];&quot;, &quot;;[.G139];&quot;, &quot;;[.H139])" office:value-type="string" office:string-value="OMANYTE: new Race('Omanyte', 'o', 85, 85, 255" calcext:value-type="string">
            <text:p>OMANYTE: new Race('Omanyte', 'o', 85, 85, 255</text:p>
          </table:table-cell>
          <table:table-cell table:formula="of:=CONCATENATE(&quot;, &quot;;[.J139];&quot;, Types.&quot;;[.K139]; IF([.L139]&lt;&gt;&quot;&quot;;CONCATENATE(&quot;, Types.&quot;;[.L139]);&quot;, null&quot;); &quot;, &quot;;[.M139];&quot;, &quot;;[.N139];&quot;, &quot;;[.O139];&quot;, &quot;;[.P139];&quot;, &quot;; [.Q139])" office:value-type="string" office:string-value=", true, Types.ROCK, Types.WATER, 35, 40, 100, 90, 55" calcext:value-type="string">
            <text:p>, true, Types.ROCK, Types.WATER, 35, 40, 100, 90, 55</text:p>
          </table:table-cell>
          <table:table-cell table:formula="of:=CONCATENATE(&quot;, &quot;;[.R139];&quot;, &quot;;[.S139];&quot;),&quot;)" office:value-type="string" office:string-value=", 35, 120)," calcext:value-type="string">
            <text:p>, 35, 120),</text:p>
          </table:table-cell>
          <table:table-cell table:style-name="ce5" table:formula="of:=COM.MICROSOFT.CONCAT([.V139:.X139])" office:value-type="string" office:string-value="OMANYTE: new Race('Omanyte', 'o', 85, 85, 255, true, Types.ROCK, Types.WATER, 35, 40, 100, 90, 55, 35, 120)," calcext:value-type="string">
            <text:p>OMANYTE: new Race('Omanyte', 'o', 85, 85, 255, true, Types.ROCK, Types.WATER, 35, 40, 100, 90, 55, 35, 120),</text:p>
          </table:table-cell>
          <table:table-cell table:style-name="ce7" table:formula="of:=IF([.T139]&lt;&gt;&quot;&quot;;CONCATENATE(&quot;Races.&quot;;[.B139];&quot;.setMainEvolution(&quot;;[.U139];&quot;, Races.&quot;;[.T139];&quot;); &quot;);&quot;&quot;)" office:value-type="string" office:string-value="Races.OMANYTE.setMainEvolution(40, Races.OMASTAR); " calcext:value-type="string">
            <text:p>Races.OMANYTE.setMainEvolution(40, Races.OMASTAR);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new Race('&quot;;[.C140];&quot;', '&quot;;[.D140];&quot;', &quot;;[.F140];&quot;, &quot;;[.G140];&quot;, &quot;;[.H140])" office:value-type="string" office:string-value="OMASTAR: new Race('Omastar', 'o', 85, 85, 255" calcext:value-type="string">
            <text:p>OMASTAR: new Race('Omastar', 'o', 85, 85, 255</text:p>
          </table:table-cell>
          <table:table-cell table:formula="of:=CONCATENATE(&quot;, &quot;;[.J140];&quot;, Types.&quot;;[.K140]; IF([.L140]&lt;&gt;&quot;&quot;;CONCATENATE(&quot;, Types.&quot;;[.L140]);&quot;, null&quot;); &quot;, &quot;;[.M140];&quot;, &quot;;[.N140];&quot;, &quot;;[.O140];&quot;, &quot;;[.P140];&quot;, &quot;; [.Q140])" office:value-type="string" office:string-value=", true, Types.ROCK, Types.WATER, 70, 60, 125, 115, 70" calcext:value-type="string">
            <text:p>, true, Types.ROCK, Types.WATER, 70, 60, 125, 115, 70</text:p>
          </table:table-cell>
          <table:table-cell table:formula="of:=CONCATENATE(&quot;, &quot;;[.R140];&quot;, &quot;;[.S140];&quot;),&quot;)" office:value-type="string" office:string-value=", 55, 199)," calcext:value-type="string">
            <text:p>, 55, 199),</text:p>
          </table:table-cell>
          <table:table-cell table:style-name="ce5" table:formula="of:=COM.MICROSOFT.CONCAT([.V140:.X140])" office:value-type="string" office:string-value="OMASTAR: new Race('Omastar', 'o', 85, 85, 255, true, Types.ROCK, Types.WATER, 70, 60, 125, 115, 70, 55, 199)," calcext:value-type="string">
            <text:p>OMASTAR: new Race('Omastar', 'o', 85, 85, 255, true, Types.ROCK, Types.WATER, 70, 60, 125, 115, 70, 55, 199),</text:p>
          </table:table-cell>
          <table:table-cell table:style-name="ce7" table:formula="of:=IF([.T140]&lt;&gt;&quot;&quot;;CONCATENATE(&quot;Races.&quot;;[.B140];&quot;.setMainEvolution(&quot;;[.U140];&quot;, Races.&quot;;[.T140];&quot;); 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new Race('&quot;;[.C141];&quot;', '&quot;;[.D141];&quot;', &quot;;[.F141];&quot;, &quot;;[.G141];&quot;, &quot;;[.H141])" office:value-type="string" office:string-value="KABUTO: new Race('Kabuto', 'k', 170, 85, 0" calcext:value-type="string">
            <text:p>KABUTO: new Race('Kabuto', 'k', 170, 85, 0</text:p>
          </table:table-cell>
          <table:table-cell table:formula="of:=CONCATENATE(&quot;, &quot;;[.J141];&quot;, Types.&quot;;[.K141]; IF([.L141]&lt;&gt;&quot;&quot;;CONCATENATE(&quot;, Types.&quot;;[.L141]);&quot;, null&quot;); &quot;, &quot;;[.M141];&quot;, &quot;;[.N141];&quot;, &quot;;[.O141];&quot;, &quot;;[.P141];&quot;, &quot;; [.Q141])" office:value-type="string" office:string-value=", true, Types.ROCK, Types.WATER, 30, 80, 90, 55, 45" calcext:value-type="string">
            <text:p>, true, Types.ROCK, Types.WATER, 30, 80, 90, 55, 45</text:p>
          </table:table-cell>
          <table:table-cell table:formula="of:=CONCATENATE(&quot;, &quot;;[.R141];&quot;, &quot;;[.S141];&quot;),&quot;)" office:value-type="string" office:string-value=", 55, 119)," calcext:value-type="string">
            <text:p>, 55, 119),</text:p>
          </table:table-cell>
          <table:table-cell table:style-name="ce5" table:formula="of:=COM.MICROSOFT.CONCAT([.V141:.X141])" office:value-type="string" office:string-value="KABUTO: new Race('Kabuto', 'k', 170, 85, 0, true, Types.ROCK, Types.WATER, 30, 80, 90, 55, 45, 55, 119)," calcext:value-type="string">
            <text:p>KABUTO: new Race('Kabuto', 'k', 170, 85, 0, true, Types.ROCK, Types.WATER, 30, 80, 90, 55, 45, 55, 119),</text:p>
          </table:table-cell>
          <table:table-cell table:style-name="ce7" table:formula="of:=IF([.T141]&lt;&gt;&quot;&quot;;CONCATENATE(&quot;Races.&quot;;[.B141];&quot;.setMainEvolution(&quot;;[.U141];&quot;, Races.&quot;;[.T141];&quot;); &quot;);&quot;&quot;)" office:value-type="string" office:string-value="Races.KABUTO.setMainEvolution(40, Races.KABUTOPS); " calcext:value-type="string">
            <text:p>Races.KABUTO.setMainEvolution(40, Races.KABUTOPS);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new Race('&quot;;[.C142];&quot;', '&quot;;[.D142];&quot;', &quot;;[.F142];&quot;, &quot;;[.G142];&quot;, &quot;;[.H142])" office:value-type="string" office:string-value="KABUTOPS: new Race('Kabutops', 'K', 170, 85, 0" calcext:value-type="string">
            <text:p>KABUTOPS: new Race('Kabutops', 'K', 170, 85, 0</text:p>
          </table:table-cell>
          <table:table-cell table:formula="of:=CONCATENATE(&quot;, &quot;;[.J142];&quot;, Types.&quot;;[.K142]; IF([.L142]&lt;&gt;&quot;&quot;;CONCATENATE(&quot;, Types.&quot;;[.L142]);&quot;, null&quot;); &quot;, &quot;;[.M142];&quot;, &quot;;[.N142];&quot;, &quot;;[.O142];&quot;, &quot;;[.P142];&quot;, &quot;; [.Q142])" office:value-type="string" office:string-value=", true, Types.ROCK, Types.WATER, 60, 115, 105, 65, 70" calcext:value-type="string">
            <text:p>, true, Types.ROCK, Types.WATER, 60, 115, 105, 65, 70</text:p>
          </table:table-cell>
          <table:table-cell table:formula="of:=CONCATENATE(&quot;, &quot;;[.R142];&quot;, &quot;;[.S142];&quot;),&quot;)" office:value-type="string" office:string-value=", 80, 201)," calcext:value-type="string">
            <text:p>, 80, 201),</text:p>
          </table:table-cell>
          <table:table-cell table:style-name="ce5" table:formula="of:=COM.MICROSOFT.CONCAT([.V142:.X142])" office:value-type="string" office:string-value="KABUTOPS: new Race('Kabutops', 'K', 170, 85, 0, true, Types.ROCK, Types.WATER, 60, 115, 105, 65, 70, 80, 201)," calcext:value-type="string">
            <text:p>KABUTOPS: new Race('Kabutops', 'K', 170, 85, 0, true, Types.ROCK, Types.WATER, 60, 115, 105, 65, 70, 80, 201),</text:p>
          </table:table-cell>
          <table:table-cell table:style-name="ce7" table:formula="of:=IF([.T142]&lt;&gt;&quot;&quot;;CONCATENATE(&quot;Races.&quot;;[.B142];&quot;.setMainEvolution(&quot;;[.U142];&quot;, Races.&quot;;[.T142];&quot;); 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new Race('&quot;;[.C143];&quot;', '&quot;;[.D143];&quot;', &quot;;[.F143];&quot;, &quot;;[.G143];&quot;, &quot;;[.H143])" office:value-type="string" office:string-value="AERODACTYL: new Race('Aerodactyl', 'A', 170, 0, 170" calcext:value-type="string">
            <text:p>AERODACTYL: new Race('Aerodactyl', 'A', 170, 0, 170</text:p>
          </table:table-cell>
          <table:table-cell table:formula="of:=CONCATENATE(&quot;, &quot;;[.J143];&quot;, Types.&quot;;[.K143]; IF([.L143]&lt;&gt;&quot;&quot;;CONCATENATE(&quot;, Types.&quot;;[.L143]);&quot;, null&quot;); &quot;, &quot;;[.M143];&quot;, &quot;;[.N143];&quot;, &quot;;[.O143];&quot;, &quot;;[.P143];&quot;, &quot;; [.Q143])" office:value-type="string" office:string-value=", true, Types.ROCK, Types.FLYING, 80, 105, 65, 60, 75" calcext:value-type="string">
            <text:p>, true, Types.ROCK, Types.FLYING, 80, 105, 65, 60, 75</text:p>
          </table:table-cell>
          <table:table-cell table:formula="of:=CONCATENATE(&quot;, &quot;;[.R143];&quot;, &quot;;[.S143];&quot;),&quot;)" office:value-type="string" office:string-value=", 130, 202)," calcext:value-type="string">
            <text:p>, 130, 202),</text:p>
          </table:table-cell>
          <table:table-cell table:style-name="ce5" table:formula="of:=COM.MICROSOFT.CONCAT([.V143:.X143])" office:value-type="string" office:string-value="AERODACTYL: new Race('Aerodactyl', 'A', 170, 0, 170, true, Types.ROCK, Types.FLYING, 80, 105, 65, 60, 75, 130, 202)," calcext:value-type="string">
            <text:p>AERODACTYL: new Race('Aerodactyl', 'A', 170, 0, 170, true, Types.ROCK, Types.FLYING, 80, 105, 65, 60, 75, 130, 202),</text:p>
          </table:table-cell>
          <table:table-cell table:style-name="ce7" table:formula="of:=IF([.T143]&lt;&gt;&quot;&quot;;CONCATENATE(&quot;Races.&quot;;[.B143];&quot;.setMainEvolution(&quot;;[.U143];&quot;, Races.&quot;;[.T143];&quot;); 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new Race('&quot;;[.C144];&quot;', '&quot;;[.D144];&quot;', &quot;;[.F144];&quot;, &quot;;[.G144];&quot;, &quot;;[.H144])" office:value-type="string" office:string-value="SNORLAX: new Race('Snorlax', 'S', 85, 85, 85" calcext:value-type="string">
            <text:p>SNORLAX: new Race('Snorlax', 'S', 85, 85, 85</text:p>
          </table:table-cell>
          <table:table-cell table:formula="of:=CONCATENATE(&quot;, &quot;;[.J144];&quot;, Types.&quot;;[.K144]; IF([.L144]&lt;&gt;&quot;&quot;;CONCATENATE(&quot;, Types.&quot;;[.L144]);&quot;, null&quot;); &quot;, &quot;;[.M144];&quot;, &quot;;[.N144];&quot;, &quot;;[.O144];&quot;, &quot;;[.P144];&quot;, &quot;; [.Q144])" office:value-type="string" office:string-value=", false, Types.NORMAL, null, 160, 110, 65, 65, 110" calcext:value-type="string">
            <text:p>, false, Types.NORMAL, null, 160, 110, 65, 65, 110</text:p>
          </table:table-cell>
          <table:table-cell table:formula="of:=CONCATENATE(&quot;, &quot;;[.R144];&quot;, &quot;;[.S144];&quot;),&quot;)" office:value-type="string" office:string-value=", 30, 154)," calcext:value-type="string">
            <text:p>, 30, 154),</text:p>
          </table:table-cell>
          <table:table-cell table:style-name="ce5" table:formula="of:=COM.MICROSOFT.CONCAT([.V144:.X144])" office:value-type="string" office:string-value="SNORLAX: new Race('Snorlax', 'S', 85, 85, 85, false, Types.NORMAL, null, 160, 110, 65, 65, 110, 30, 154)," calcext:value-type="string">
            <text:p>SNORLAX: new Race('Snorlax', 'S', 85, 85, 85, false, Types.NORMAL, null, 160, 110, 65, 65, 110, 30, 154),</text:p>
          </table:table-cell>
          <table:table-cell table:style-name="ce7" table:formula="of:=IF([.T144]&lt;&gt;&quot;&quot;;CONCATENATE(&quot;Races.&quot;;[.B144];&quot;.setMainEvolution(&quot;;[.U144];&quot;, Races.&quot;;[.T144];&quot;); 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new Race('&quot;;[.C145];&quot;', '&quot;;[.D145];&quot;', &quot;;[.F145];&quot;, &quot;;[.G145];&quot;, &quot;;[.H145])" office:value-type="string" office:string-value="ARTICUNO: new Race('Articuno', 'A', 85, 85, 255" calcext:value-type="string">
            <text:p>ARTICUNO: new Race('Articuno', 'A', 85, 85, 255</text:p>
          </table:table-cell>
          <table:table-cell table:formula="of:=CONCATENATE(&quot;, &quot;;[.J145];&quot;, Types.&quot;;[.K145]; IF([.L145]&lt;&gt;&quot;&quot;;CONCATENATE(&quot;, Types.&quot;;[.L145]);&quot;, null&quot;); &quot;, &quot;;[.M145];&quot;, &quot;;[.N145];&quot;, &quot;;[.O145];&quot;, &quot;;[.P145];&quot;, &quot;; [.Q145])" office:value-type="string" office:string-value=", true, Types.ICE, Types.FLYING, 90, 85, 100, 95, 125" calcext:value-type="string">
            <text:p>, true, Types.ICE, Types.FLYING, 90, 85, 100, 95, 125</text:p>
          </table:table-cell>
          <table:table-cell table:formula="of:=CONCATENATE(&quot;, &quot;;[.R145];&quot;, &quot;;[.S145];&quot;),&quot;)" office:value-type="string" office:string-value=", 85, 215)," calcext:value-type="string">
            <text:p>, 85, 215),</text:p>
          </table:table-cell>
          <table:table-cell table:style-name="ce5" table:formula="of:=COM.MICROSOFT.CONCAT([.V145:.X145])" office:value-type="string" office:string-value="ARTICUNO: new Race('Articuno', 'A', 85, 85, 255, true, Types.ICE, Types.FLYING, 90, 85, 100, 95, 125, 85, 215)," calcext:value-type="string">
            <text:p>ARTICUNO: new Race('Articuno', 'A', 85, 85, 255, true, Types.ICE, Types.FLYING, 90, 85, 100, 95, 125, 85, 215),</text:p>
          </table:table-cell>
          <table:table-cell table:style-name="ce7" table:formula="of:=IF([.T145]&lt;&gt;&quot;&quot;;CONCATENATE(&quot;Races.&quot;;[.B145];&quot;.setMainEvolution(&quot;;[.U145];&quot;, Races.&quot;;[.T145];&quot;); 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new Race('&quot;;[.C146];&quot;', '&quot;;[.D146];&quot;', &quot;;[.F146];&quot;, &quot;;[.G146];&quot;, &quot;;[.H146])" office:value-type="string" office:string-value="ZAPDOS: new Race('Zapdos', 'Z', 255, 255, 85" calcext:value-type="string">
            <text:p>ZAPDOS: new Race('Zapdos', 'Z', 255, 255, 85</text:p>
          </table:table-cell>
          <table:table-cell table:formula="of:=CONCATENATE(&quot;, &quot;;[.J146];&quot;, Types.&quot;;[.K146]; IF([.L146]&lt;&gt;&quot;&quot;;CONCATENATE(&quot;, Types.&quot;;[.L146]);&quot;, null&quot;); &quot;, &quot;;[.M146];&quot;, &quot;;[.N146];&quot;, &quot;;[.O146];&quot;, &quot;;[.P146];&quot;, &quot;; [.Q146])" office:value-type="string" office:string-value=", true, Types.ELECTRIC, Types.FLYING, 90, 90, 85, 125, 90" calcext:value-type="string">
            <text:p>, true, Types.ELECTRIC, Types.FLYING, 90, 90, 85, 125, 90</text:p>
          </table:table-cell>
          <table:table-cell table:formula="of:=CONCATENATE(&quot;, &quot;;[.R146];&quot;, &quot;;[.S146];&quot;),&quot;)" office:value-type="string" office:string-value=", 100, 216)," calcext:value-type="string">
            <text:p>, 100, 216),</text:p>
          </table:table-cell>
          <table:table-cell table:style-name="ce5" table:formula="of:=COM.MICROSOFT.CONCAT([.V146:.X146])" office:value-type="string" office:string-value="ZAPDOS: new Race('Zapdos', 'Z', 255, 255, 85, true, Types.ELECTRIC, Types.FLYING, 90, 90, 85, 125, 90, 100, 216)," calcext:value-type="string">
            <text:p>ZAPDOS: new Race('Zapdos', 'Z', 255, 255, 85, true, Types.ELECTRIC, Types.FLYING, 90, 90, 85, 125, 90, 100, 216),</text:p>
          </table:table-cell>
          <table:table-cell table:style-name="ce7" table:formula="of:=IF([.T146]&lt;&gt;&quot;&quot;;CONCATENATE(&quot;Races.&quot;;[.B146];&quot;.setMainEvolution(&quot;;[.U146];&quot;, Races.&quot;;[.T146];&quot;); 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new Race('&quot;;[.C147];&quot;', '&quot;;[.D147];&quot;', &quot;;[.F147];&quot;, &quot;;[.G147];&quot;, &quot;;[.H147])" office:value-type="string" office:string-value="MOLTRES: new Race('Moltres', 'M', 255, 255, 85" calcext:value-type="string">
            <text:p>MOLTRES: new Race('Moltres', 'M', 255, 255, 85</text:p>
          </table:table-cell>
          <table:table-cell table:formula="of:=CONCATENATE(&quot;, &quot;;[.J147];&quot;, Types.&quot;;[.K147]; IF([.L147]&lt;&gt;&quot;&quot;;CONCATENATE(&quot;, Types.&quot;;[.L147]);&quot;, null&quot;); &quot;, &quot;;[.M147];&quot;, &quot;;[.N147];&quot;, &quot;;[.O147];&quot;, &quot;;[.P147];&quot;, &quot;; [.Q147])" office:value-type="string" office:string-value=", true, Types.FIRE, Types.FLYING, 90, 100, 90, 125, 85" calcext:value-type="string">
            <text:p>, true, Types.FIRE, Types.FLYING, 90, 100, 90, 125, 85</text:p>
          </table:table-cell>
          <table:table-cell table:formula="of:=CONCATENATE(&quot;, &quot;;[.R147];&quot;, &quot;;[.S147];&quot;),&quot;)" office:value-type="string" office:string-value=", 90, 217)," calcext:value-type="string">
            <text:p>, 90, 217),</text:p>
          </table:table-cell>
          <table:table-cell table:style-name="ce5" table:formula="of:=COM.MICROSOFT.CONCAT([.V147:.X147])" office:value-type="string" office:string-value="MOLTRES: new Race('Moltres', 'M', 255, 255, 85, true, Types.FIRE, Types.FLYING, 90, 100, 90, 125, 85, 90, 217)," calcext:value-type="string">
            <text:p>MOLTRES: new Race('Moltres', 'M', 255, 255, 85, true, Types.FIRE, Types.FLYING, 90, 100, 90, 125, 85, 90, 217),</text:p>
          </table:table-cell>
          <table:table-cell table:style-name="ce7" table:formula="of:=IF([.T147]&lt;&gt;&quot;&quot;;CONCATENATE(&quot;Races.&quot;;[.B147];&quot;.setMainEvolution(&quot;;[.U147];&quot;, Races.&quot;;[.T147];&quot;); 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new Race('&quot;;[.C148];&quot;', '&quot;;[.D148];&quot;', &quot;;[.F148];&quot;, &quot;;[.G148];&quot;, &quot;;[.H148])" office:value-type="string" office:string-value="DRATINI: new Race('Dratini', 'd', 85, 85, 255" calcext:value-type="string">
            <text:p>DRATINI: new Race('Dratini', 'd', 85, 85, 255</text:p>
          </table:table-cell>
          <table:table-cell table:formula="of:=CONCATENATE(&quot;, &quot;;[.J148];&quot;, Types.&quot;;[.K148]; IF([.L148]&lt;&gt;&quot;&quot;;CONCATENATE(&quot;, Types.&quot;;[.L148]);&quot;, null&quot;); &quot;, &quot;;[.M148];&quot;, &quot;;[.N148];&quot;, &quot;;[.O148];&quot;, &quot;;[.P148];&quot;, &quot;; [.Q148])" office:value-type="string" office:string-value=", true, Types.DRAGON, null, 41, 64, 45, 50, 50" calcext:value-type="string">
            <text:p>, true, Types.DRAGON, null, 41, 64, 45, 50, 50</text:p>
          </table:table-cell>
          <table:table-cell table:formula="of:=CONCATENATE(&quot;, &quot;;[.R148];&quot;, &quot;;[.S148];&quot;),&quot;)" office:value-type="string" office:string-value=", 50, 67)," calcext:value-type="string">
            <text:p>, 50, 67),</text:p>
          </table:table-cell>
          <table:table-cell table:style-name="ce5" table:formula="of:=COM.MICROSOFT.CONCAT([.V148:.X148])" office:value-type="string" office:string-value="DRATINI: new Race('Dratini', 'd', 85, 85, 255, true, Types.DRAGON, null, 41, 64, 45, 50, 50, 50, 67)," calcext:value-type="string">
            <text:p>DRATINI: new Race('Dratini', 'd', 85, 85, 255, true, Types.DRAGON, null, 41, 64, 45, 50, 50, 50, 67),</text:p>
          </table:table-cell>
          <table:table-cell table:style-name="ce7" table:formula="of:=IF([.T148]&lt;&gt;&quot;&quot;;CONCATENATE(&quot;Races.&quot;;[.B148];&quot;.setMainEvolution(&quot;;[.U148];&quot;, Races.&quot;;[.T148];&quot;); &quot;);&quot;&quot;)" office:value-type="string" office:string-value="Races.DRATINI.setMainEvolution(30, Races.DRAGONAIR); " calcext:value-type="string">
            <text:p>Races.DRATINI.setMainEvolution(30, Races.DRAGONAIR);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new Race('&quot;;[.C149];&quot;', '&quot;;[.D149];&quot;', &quot;;[.F149];&quot;, &quot;;[.G149];&quot;, &quot;;[.H149])" office:value-type="string" office:string-value="DRAGONAIR: new Race('Dragonair', 'd', 85, 85, 255" calcext:value-type="string">
            <text:p>DRAGONAIR: new Race('Dragonair', 'd', 85, 85, 255</text:p>
          </table:table-cell>
          <table:table-cell table:formula="of:=CONCATENATE(&quot;, &quot;;[.J149];&quot;, Types.&quot;;[.K149]; IF([.L149]&lt;&gt;&quot;&quot;;CONCATENATE(&quot;, Types.&quot;;[.L149]);&quot;, null&quot;); &quot;, &quot;;[.M149];&quot;, &quot;;[.N149];&quot;, &quot;;[.O149];&quot;, &quot;;[.P149];&quot;, &quot;; [.Q149])" office:value-type="string" office:string-value=", true, Types.DRAGON, null, 61, 84, 65, 70, 70" calcext:value-type="string">
            <text:p>, true, Types.DRAGON, null, 61, 84, 65, 70, 70</text:p>
          </table:table-cell>
          <table:table-cell table:formula="of:=CONCATENATE(&quot;, &quot;;[.R149];&quot;, &quot;;[.S149];&quot;),&quot;)" office:value-type="string" office:string-value=", 70, 144)," calcext:value-type="string">
            <text:p>, 70, 144),</text:p>
          </table:table-cell>
          <table:table-cell table:style-name="ce5" table:formula="of:=COM.MICROSOFT.CONCAT([.V149:.X149])" office:value-type="string" office:string-value="DRAGONAIR: new Race('Dragonair', 'd', 85, 85, 255, true, Types.DRAGON, null, 61, 84, 65, 70, 70, 70, 144)," calcext:value-type="string">
            <text:p>DRAGONAIR: new Race('Dragonair', 'd', 85, 85, 255, true, Types.DRAGON, null, 61, 84, 65, 70, 70, 70, 144),</text:p>
          </table:table-cell>
          <table:table-cell table:style-name="ce7" table:formula="of:=IF([.T149]&lt;&gt;&quot;&quot;;CONCATENATE(&quot;Races.&quot;;[.B149];&quot;.setMainEvolution(&quot;;[.U149];&quot;, Races.&quot;;[.T149];&quot;); &quot;);&quot;&quot;)" office:value-type="string" office:string-value="Races.DRAGONAIR.setMainEvolution(55, Races.DRAGONITE); " calcext:value-type="string">
            <text:p>Races.DRAGONAIR.setMainEvolution(55, Races.DRAGONITE);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new Race('&quot;;[.C150];&quot;', '&quot;;[.D150];&quot;', &quot;;[.F150];&quot;, &quot;;[.G150];&quot;, &quot;;[.H150])" office:value-type="string" office:string-value="DRAGONITE: new Race('Dragonite', 'D', 170, 85, 0" calcext:value-type="string">
            <text:p>DRAGONITE: new Race('Dragonite', 'D', 170, 85, 0</text:p>
          </table:table-cell>
          <table:table-cell table:formula="of:=CONCATENATE(&quot;, &quot;;[.J150];&quot;, Types.&quot;;[.K150]; IF([.L150]&lt;&gt;&quot;&quot;;CONCATENATE(&quot;, Types.&quot;;[.L150]);&quot;, null&quot;); &quot;, &quot;;[.M150];&quot;, &quot;;[.N150];&quot;, &quot;;[.O150];&quot;, &quot;;[.P150];&quot;, &quot;; [.Q150])" office:value-type="string" office:string-value=", true, Types.DRAGON, Types.FLYING, 91, 134, 95, 100, 100" calcext:value-type="string">
            <text:p>, true, Types.DRAGON, Types.FLYING, 91, 134, 95, 100, 100</text:p>
          </table:table-cell>
          <table:table-cell table:formula="of:=CONCATENATE(&quot;, &quot;;[.R150];&quot;, &quot;;[.S150];&quot;),&quot;)" office:value-type="string" office:string-value=", 80, 218)," calcext:value-type="string">
            <text:p>, 80, 218),</text:p>
          </table:table-cell>
          <table:table-cell table:style-name="ce5" table:formula="of:=COM.MICROSOFT.CONCAT([.V150:.X150])" office:value-type="string" office:string-value="DRAGONITE: new Race('Dragonite', 'D', 170, 85, 0, true, Types.DRAGON, Types.FLYING, 91, 134, 95, 100, 100, 80, 218)," calcext:value-type="string">
            <text:p>DRAGONITE: new Race('Dragonite', 'D', 170, 85, 0, true, Types.DRAGON, Types.FLYING, 91, 134, 95, 100, 100, 80, 218),</text:p>
          </table:table-cell>
          <table:table-cell table:style-name="ce7" table:formula="of:=IF([.T150]&lt;&gt;&quot;&quot;;CONCATENATE(&quot;Races.&quot;;[.B150];&quot;.setMainEvolution(&quot;;[.U150];&quot;, Races.&quot;;[.T150];&quot;); 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new Race('&quot;;[.C151];&quot;', '&quot;;[.D151];&quot;', &quot;;[.F151];&quot;, &quot;;[.G151];&quot;, &quot;;[.H151])" office:value-type="string" office:string-value="MEWTWO: new Race('Mewtwo', 'M', 170, 0, 170" calcext:value-type="string">
            <text:p>MEWTWO: new Race('Mewtwo', 'M', 170, 0, 170</text:p>
          </table:table-cell>
          <table:table-cell table:formula="of:=CONCATENATE(&quot;, &quot;;[.J151];&quot;, Types.&quot;;[.K151]; IF([.L151]&lt;&gt;&quot;&quot;;CONCATENATE(&quot;, Types.&quot;;[.L151]);&quot;, null&quot;); &quot;, &quot;;[.M151];&quot;, &quot;;[.N151];&quot;, &quot;;[.O151];&quot;, &quot;;[.P151];&quot;, &quot;; [.Q151])" office:value-type="string" office:string-value=", true, Types.PSYCHIC, null, 106, 110, 90, 154, 90" calcext:value-type="string">
            <text:p>, true, Types.PSYCHIC, null, 106, 110, 90, 154, 90</text:p>
          </table:table-cell>
          <table:table-cell table:formula="of:=CONCATENATE(&quot;, &quot;;[.R151];&quot;, &quot;;[.S151];&quot;),&quot;)" office:value-type="string" office:string-value=", 130, 220)," calcext:value-type="string">
            <text:p>, 130, 220),</text:p>
          </table:table-cell>
          <table:table-cell table:style-name="ce5" table:formula="of:=COM.MICROSOFT.CONCAT([.V151:.X151])" office:value-type="string" office:string-value="MEWTWO: new Race('Mewtwo', 'M', 170, 0, 170, true, Types.PSYCHIC, null, 106, 110, 90, 154, 90, 130, 220)," calcext:value-type="string">
            <text:p>MEWTWO: new Race('Mewtwo', 'M', 170, 0, 170, true, Types.PSYCHIC, null, 106, 110, 90, 154, 90, 130, 220),</text:p>
          </table:table-cell>
          <table:table-cell table:style-name="ce7" table:formula="of:=IF([.T151]&lt;&gt;&quot;&quot;;CONCATENATE(&quot;Races.&quot;;[.B151];&quot;.setMainEvolution(&quot;;[.U151];&quot;, Races.&quot;;[.T151];&quot;); 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new Race('&quot;;[.C152];&quot;', '&quot;;[.D152];&quot;', &quot;;[.F152];&quot;, &quot;;[.G152];&quot;, &quot;;[.H152])" office:value-type="string" office:string-value="MEW: new Race('Mew', 'm', 255, 85, 255" calcext:value-type="string">
            <text:p>MEW: new Race('Mew', 'm', 255, 85, 255</text:p>
          </table:table-cell>
          <table:table-cell table:formula="of:=CONCATENATE(&quot;, &quot;;[.J152];&quot;, Types.&quot;;[.K152]; IF([.L152]&lt;&gt;&quot;&quot;;CONCATENATE(&quot;, Types.&quot;;[.L152]);&quot;, null&quot;); &quot;, &quot;;[.M152];&quot;, &quot;;[.N152];&quot;, &quot;;[.O152];&quot;, &quot;;[.P152];&quot;, &quot;; [.Q152])" office:value-type="string" office:string-value=", true, Types.PSYCHIC, null, 100, 100, 100, 100, 100" calcext:value-type="string">
            <text:p>, true, Types.PSYCHIC, null, 100, 100, 100, 100, 100</text:p>
          </table:table-cell>
          <table:table-cell table:formula="of:=CONCATENATE(&quot;, &quot;;[.R152];&quot;, &quot;;[.S152];&quot;),&quot;)" office:value-type="string" office:string-value=", 100, 64)," calcext:value-type="string">
            <text:p>, 100, 64),</text:p>
          </table:table-cell>
          <table:table-cell table:style-name="ce5" table:formula="of:=COM.MICROSOFT.CONCAT([.V152:.X152])" office:value-type="string" office:string-value="MEW: new Race('Mew', 'm', 255, 85, 255, true, Types.PSYCHIC, null, 100, 100, 100, 100, 100, 100, 64)," calcext:value-type="string">
            <text:p>MEW: new Race('Mew', 'm', 255, 85, 255, true, Types.PSYCHIC, null, 100, 100, 100, 100, 100, 100, 64),</text:p>
          </table:table-cell>
          <table:table-cell table:style-name="ce7" table:formula="of:=IF([.T152]&lt;&gt;&quot;&quot;;CONCATENATE(&quot;Races.&quot;;[.B152];&quot;.setMainEvolution(&quot;;[.U152];&quot;, Races.&quot;;[.T152];&quot;); &quot;);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CLEFAIRY.skills.push({skill: Skills.POUND, level: 1});" calcext:value-type="string">
            <text:p>Races.CLEFAIRY.skills.push({skill: Skills.POUND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CLEFAIRY.skills.push({skill: Skills.GROWL, level: 1});" calcext:value-type="string">
            <text:p>Races.CLEFAIRY.skills.push({skill: Skills.GROWL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69];&quot;.skills.push({skill: Skills.&quot;;[.C169];&quot;, level: &quot;;[.D169];&quot;});&quot;)" office:value-type="string" office:string-value="Races.CLEFAIRY.skills.push({skill: Skills.SING, level: 13});" calcext:value-type="string">
            <text:p>Races.CLEFAIRY.skills.push({skill: Skills.SING, level: 13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70];&quot;.skills.push({skill: Skills.&quot;;[.C170];&quot;, level: &quot;;[.D170];&quot;});&quot;)" office:value-type="string" office:string-value="Races.CLEFAIRY.skills.push({skill: Skills.DOUBLE_SLAP, level: 18});" calcext:value-type="string">
            <text:p>Races.CLEFAIRY.skills.push({skill: Skills.DOUBLE_SLAP, level: 18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1];&quot;.skills.push({skill: Skills.&quot;;[.C171];&quot;, level: &quot;;[.D171];&quot;});&quot;)" office:value-type="string" office:string-value="Races.CLEFAIRY.skills.push({skill: Skills.MINIMIZE, level: 24});" calcext:value-type="string">
            <text:p>Races.CLEFAIRY.skills.push({skill: Skills.MINIMIZE, level: 24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72];&quot;.skills.push({skill: Skills.&quot;;[.C172];&quot;, level: &quot;;[.D172];&quot;});&quot;)" office:value-type="string" office:string-value="Races.CLEFAIRY.skills.push({skill: Skills.METRONOME, level: 31});" calcext:value-type="string">
            <text:p>Races.CLEFAIRY.skills.push({skill: Skills.METRONOME, level: 3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73];&quot;.skills.push({skill: Skills.&quot;;[.C173];&quot;, level: &quot;;[.D173];&quot;});&quot;)" office:value-type="string" office:string-value="Races.CLEFAIRY.skills.push({skill: Skills.DEFENSE_CURL, level: 39});" calcext:value-type="string">
            <text:p>Races.CLEFAIRY.skills.push({skill: Skills.DEFENSE_CURL, level: 39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74];&quot;.skills.push({skill: Skills.&quot;;[.C174];&quot;, level: &quot;;[.D174];&quot;});&quot;)" office:value-type="string" office:string-value="Races.CLEFAIRY.skills.push({skill: Skills.LIGHT_SCREEN, level: 48});" calcext:value-type="string">
            <text:p>Races.CLEFAIRY.skills.push({skill: Skills.LIGHT_SCREEN, level: 48});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5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5];&quot;.skills.push({skill: Skills.&quot;;[.C175];&quot;, level: &quot;;[.D175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7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6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6];&quot;.skills.push({skill: Skills.&quot;;[.C176];&quot;, level: &quot;;[.D176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7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77];&quot;.skills.push({skill: Skills.&quot;;[.C177];&quot;, level: &quot;;[.D177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7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8];&quot;.skills.push({skill: Skills.&quot;;[.C178];&quot;, level: &quot;;[.D178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8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9];&quot;.skills.push({skill: Skills.&quot;;[.C179];&quot;, level: &quot;;[.D179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80];&quot;.skills.push({skill: Skills.&quot;;[.C180];&quot;, level: &quot;;[.D180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8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81];&quot;.skills.push({skill: Skills.&quot;;[.C181];&quot;, level: &quot;;[.D181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81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2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8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3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83];&quot;.skills.push({skill: Skills.&quot;;[.C183];&quot;, level: &quot;;[.D183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83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84];&quot;.skills.push({skill: Skills.&quot;;[.C184];&quot;, level: &quot;;[.D184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85];&quot;.skills.push({skill: Skills.&quot;;[.C185];&quot;, level: &quot;;[.D185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85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86];&quot;.skills.push({skill: Skills.&quot;;[.C186];&quot;, level: &quot;;[.D186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86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87];&quot;.skills.push({skill: Skills.&quot;;[.C187];&quot;, level: &quot;;[.D187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87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8];&quot;.skills.push({skill: Skills.&quot;;[.C188];&quot;, level: &quot;;[.D188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9];&quot;.skills.push({skill: Skills.&quot;;[.C189];&quot;, level: &quot;;[.D189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9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0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9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1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91];&quot;.skills.push({skill: Skills.&quot;;[.C191];&quot;, level: &quot;;[.D191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2];&quot;.skills.push({skill: Skills.&quot;;[.C192];&quot;, level: &quot;;[.D192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92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93];&quot;.skills.push({skill: Skills.&quot;;[.C193];&quot;, level: &quot;;[.D193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93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4];&quot;.skills.push({skill: Skills.&quot;;[.C194];&quot;, level: &quot;;[.D194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9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95];&quot;.skills.push({skill: Skills.&quot;;[.C195];&quot;, level: &quot;;[.D195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95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6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96];&quot;.skills.push({skill: Skills.&quot;;[.C196];&quot;, level: &quot;;[.D196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9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7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97];&quot;.skills.push({skill: Skills.&quot;;[.C197];&quot;, level: &quot;;[.D197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9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8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8];&quot;.skills.push({skill: Skills.&quot;;[.C198];&quot;, level: &quot;;[.D198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9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9];&quot;.skills.push({skill: Skills.&quot;;[.C199];&quot;, level: &quot;;[.D199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00];&quot;.skills.push({skill: Skills.&quot;;[.C200];&quot;, level: &quot;;[.D200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20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01];&quot;.skills.push({skill: Skills.&quot;;[.C201];&quot;, level: &quot;;[.D201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20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02];&quot;.skills.push({skill: Skills.&quot;;[.C202];&quot;, level: &quot;;[.D202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20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03];&quot;.skills.push({skill: Skills.&quot;;[.C203];&quot;, level: &quot;;[.D203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203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04];&quot;.skills.push({skill: Skills.&quot;;[.C204];&quot;, level: &quot;;[.D204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204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5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05];&quot;.skills.push({skill: Skills.&quot;;[.C205];&quot;, level: &quot;;[.D205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205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6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06];&quot;.skills.push({skill: Skills.&quot;;[.C206];&quot;, level: &quot;;[.D206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206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07];&quot;.skills.push({skill: Skills.&quot;;[.C207];&quot;, level: &quot;;[.D207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207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8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9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9];&quot;.skills.push({skill: Skills.&quot;;[.C209];&quot;, level: &quot;;[.D209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9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10];&quot;.skills.push({skill: Skills.&quot;;[.C210];&quot;, level: &quot;;[.D210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1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1];&quot;.skills.push({skill: Skills.&quot;;[.C211];&quot;, level: &quot;;[.D211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11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12];&quot;.skills.push({skill: Skills.&quot;;[.C212];&quot;, level: &quot;;[.D212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1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13];&quot;.skills.push({skill: Skills.&quot;;[.C213];&quot;, level: &quot;;[.D213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1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4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4];&quot;.skills.push({skill: Skills.&quot;;[.C214];&quot;, level: &quot;;[.D214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14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5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15];&quot;.skills.push({skill: Skills.&quot;;[.C215];&quot;, level: &quot;;[.D215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16];&quot;.skills.push({skill: Skills.&quot;;[.C216];&quot;, level: &quot;;[.D216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16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7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8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20];&quot;.skills.push({skill: Skills.&quot;;[.C220];&quot;, level: &quot;;[.D220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2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21];&quot;.skills.push({skill: Skills.&quot;;[.C221];&quot;, level: &quot;;[.D221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2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2];&quot;.skills.push({skill: Skills.&quot;;[.C222];&quot;, level: &quot;;[.D222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2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3];&quot;.skills.push({skill: Skills.&quot;;[.C223];&quot;, level: &quot;;[.D223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2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4];&quot;.skills.push({skill: Skills.&quot;;[.C224];&quot;, level: &quot;;[.D224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2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5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5];&quot;.skills.push({skill: Skills.&quot;;[.C225];&quot;, level: &quot;;[.D225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2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6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6];&quot;.skills.push({skill: Skills.&quot;;[.C226];&quot;, level: &quot;;[.D226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26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27];&quot;.skills.push({skill: Skills.&quot;;[.C227];&quot;, level: &quot;;[.D227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8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9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9];&quot;.skills.push({skill: Skills.&quot;;[.C229];&quot;, level: &quot;;[.D229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30];&quot;.skills.push({skill: Skills.&quot;;[.C230];&quot;, level: &quot;;[.D230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30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1];&quot;.skills.push({skill: Skills.&quot;;[.C231];&quot;, level: &quot;;[.D231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31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2];&quot;.skills.push({skill: Skills.&quot;;[.C232];&quot;, level: &quot;;[.D232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3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33];&quot;.skills.push({skill: Skills.&quot;;[.C233];&quot;, level: &quot;;[.D233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33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4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34];&quot;.skills.push({skill: Skills.&quot;;[.C234];&quot;, level: &quot;;[.D234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5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35];&quot;.skills.push({skill: Skills.&quot;;[.C235];&quot;, level: &quot;;[.D235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3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6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6];&quot;.skills.push({skill: Skills.&quot;;[.C236];&quot;, level: &quot;;[.D236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3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7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3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8];&quot;.skills.push({skill: Skills.&quot;;[.C238];&quot;, level: &quot;;[.D238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9];&quot;.skills.push({skill: Skills.&quot;;[.C239];&quot;, level: &quot;;[.D239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9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40];&quot;.skills.push({skill: Skills.&quot;;[.C240];&quot;, level: &quot;;[.D240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4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41];&quot;.skills.push({skill: Skills.&quot;;[.C241];&quot;, level: &quot;;[.D241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42];&quot;.skills.push({skill: Skills.&quot;;[.C242];&quot;, level: &quot;;[.D242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4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3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43];&quot;.skills.push({skill: Skills.&quot;;[.C243];&quot;, level: &quot;;[.D243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4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4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44];&quot;.skills.push({skill: Skills.&quot;;[.C244];&quot;, level: &quot;;[.D244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4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5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5];&quot;.skills.push({skill: Skills.&quot;;[.C245];&quot;, level: &quot;;[.D245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45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6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46];&quot;.skills.push({skill: Skills.&quot;;[.C246];&quot;, level: &quot;;[.D246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4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47];&quot;.skills.push({skill: Skills.&quot;;[.C247];&quot;, level: &quot;;[.D247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47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8];&quot;.skills.push({skill: Skills.&quot;;[.C248];&quot;, level: &quot;;[.D248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9];&quot;.skills.push({skill: Skills.&quot;;[.C249];&quot;, level: &quot;;[.D249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9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5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50];&quot;.skills.push({skill: Skills.&quot;;[.C250];&quot;, level: &quot;;[.D250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5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1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1];&quot;.skills.push({skill: Skills.&quot;;[.C251];&quot;, level: &quot;;[.D251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5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2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52];&quot;.skills.push({skill: Skills.&quot;;[.C252];&quot;, level: &quot;;[.D252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5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53];&quot;.skills.push({skill: Skills.&quot;;[.C253];&quot;, level: &quot;;[.D253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5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4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4];&quot;.skills.push({skill: Skills.&quot;;[.C254];&quot;, level: &quot;;[.D254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5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5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5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56];&quot;.skills.push({skill: Skills.&quot;;[.C256];&quot;, level: &quot;;[.D256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5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57];&quot;.skills.push({skill: Skills.&quot;;[.C257];&quot;, level: &quot;;[.D257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5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8];&quot;.skills.push({skill: Skills.&quot;;[.C258];&quot;, level: &quot;;[.D258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9];&quot;.skills.push({skill: Skills.&quot;;[.C259];&quot;, level: &quot;;[.D259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9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6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60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1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61];&quot;.skills.push({skill: Skills.&quot;;[.C261];&quot;, level: &quot;;[.D261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6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2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62];&quot;.skills.push({skill: Skills.&quot;;[.C262];&quot;, level: &quot;;[.D262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6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3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3];&quot;.skills.push({skill: Skills.&quot;;[.C263];&quot;, level: &quot;;[.D263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6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4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4];&quot;.skills.push({skill: Skills.&quot;;[.C264];&quot;, level: &quot;;[.D264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64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65];&quot;.skills.push({skill: Skills.&quot;;[.C265];&quot;, level: &quot;;[.D265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6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66];&quot;.skills.push({skill: Skills.&quot;;[.C266];&quot;, level: &quot;;[.D266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67];&quot;.skills.push({skill: Skills.&quot;;[.C267];&quot;, level: &quot;;[.D267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6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8];&quot;.skills.push({skill: Skills.&quot;;[.C268];&quot;, level: &quot;;[.D268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9];&quot;.skills.push({skill: Skills.&quot;;[.C269];&quot;, level: &quot;;[.D269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0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70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1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7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7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73];&quot;.skills.push({skill: Skills.&quot;;[.C273];&quot;, level: &quot;;[.D273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73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4];&quot;.skills.push({skill: Skills.&quot;;[.C274];&quot;, level: &quot;;[.D274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7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5];&quot;.skills.push({skill: Skills.&quot;;[.C275];&quot;, level: &quot;;[.D275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75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76];&quot;.skills.push({skill: Skills.&quot;;[.C276];&quot;, level: &quot;;[.D276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7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7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77];&quot;.skills.push({skill: Skills.&quot;;[.C277];&quot;, level: &quot;;[.D277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7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8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8];&quot;.skills.push({skill: Skills.&quot;;[.C278];&quot;, level: &quot;;[.D278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9];&quot;.skills.push({skill: Skills.&quot;;[.C279];&quot;, level: &quot;;[.D279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8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80];&quot;.skills.push({skill: Skills.&quot;;[.C280];&quot;, level: &quot;;[.D280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8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81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1];&quot;.skills.push({skill: Skills.&quot;;[.C281];&quot;, level: &quot;;[.D281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1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2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2];&quot;.skills.push({skill: Skills.&quot;;[.C282];&quot;, level: &quot;;[.D282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2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3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3];&quot;.skills.push({skill: Skills.&quot;;[.C283];&quot;, level: &quot;;[.D283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8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4];&quot;.skills.push({skill: Skills.&quot;;[.C284];&quot;, level: &quot;;[.D284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5];&quot;.skills.push({skill: Skills.&quot;;[.C285];&quot;, level: &quot;;[.D285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6];&quot;.skills.push({skill: Skills.&quot;;[.C286];&quot;, level: &quot;;[.D286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7];&quot;.skills.push({skill: Skills.&quot;;[.C287];&quot;, level: &quot;;[.D287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8];&quot;.skills.push({skill: Skills.&quot;;[.C288];&quot;, level: &quot;;[.D288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9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9];&quot;.skills.push({skill: Skills.&quot;;[.C289];&quot;, level: &quot;;[.D289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0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90];&quot;.skills.push({skill: Skills.&quot;;[.C290];&quot;, level: &quot;;[.D290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90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91];&quot;.skills.push({skill: Skills.&quot;;[.C291];&quot;, level: &quot;;[.D291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9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92];&quot;.skills.push({skill: Skills.&quot;;[.C292];&quot;, level: &quot;;[.D292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9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93];&quot;.skills.push({skill: Skills.&quot;;[.C293];&quot;, level: &quot;;[.D293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93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4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94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5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95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9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8];&quot;.skills.push({skill: Skills.&quot;;[.C298];&quot;, level: &quot;;[.D298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8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9];&quot;.skills.push({skill: Skills.&quot;;[.C299];&quot;, level: &quot;;[.D299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9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0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0];&quot;.skills.push({skill: Skills.&quot;;[.C300];&quot;, level: &quot;;[.D300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1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1];&quot;.skills.push({skill: Skills.&quot;;[.C301];&quot;, level: &quot;;[.D301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2];&quot;.skills.push({skill: Skills.&quot;;[.C302];&quot;, level: &quot;;[.D302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2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3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3];&quot;.skills.push({skill: Skills.&quot;;[.C303];&quot;, level: &quot;;[.D303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4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4];&quot;.skills.push({skill: Skills.&quot;;[.C304];&quot;, level: &quot;;[.D304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4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5];&quot;.skills.push({skill: Skills.&quot;;[.C305];&quot;, level: &quot;;[.D305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5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306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7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7];&quot;.skills.push({skill: Skills.&quot;;[.C307];&quot;, level: &quot;;[.D307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30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8];&quot;.skills.push({skill: Skills.&quot;;[.C308];&quot;, level: &quot;;[.D308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9];&quot;.skills.push({skill: Skills.&quot;;[.C309];&quot;, level: &quot;;[.D309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0];&quot;.skills.push({skill: Skills.&quot;;[.C310];&quot;, level: &quot;;[.D310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10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11];&quot;.skills.push({skill: Skills.&quot;;[.C311];&quot;, level: &quot;;[.D311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1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12];&quot;.skills.push({skill: Skills.&quot;;[.C312];&quot;, level: &quot;;[.D312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1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3];&quot;.skills.push({skill: Skills.&quot;;[.C313];&quot;, level: &quot;;[.D313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4];&quot;.skills.push({skill: Skills.&quot;;[.C314];&quot;, level: &quot;;[.D314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1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5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15];&quot;.skills.push({skill: Skills.&quot;;[.C315];&quot;, level: &quot;;[.D315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15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6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16];&quot;.skills.push({skill: Skills.&quot;;[.C316];&quot;, level: &quot;;[.D316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16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17];&quot;.skills.push({skill: Skills.&quot;;[.C317];&quot;, level: &quot;;[.D317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1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8];&quot;.skills.push({skill: Skills.&quot;;[.C318];&quot;, level: &quot;;[.D318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8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9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0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2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21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22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23];&quot;.skills.push({skill: Skills.&quot;;[.C323];&quot;, level: &quot;;[.D323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23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24];&quot;.skills.push({skill: Skills.&quot;;[.C324];&quot;, level: &quot;;[.D324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2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25];&quot;.skills.push({skill: Skills.&quot;;[.C325];&quot;, level: &quot;;[.D325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25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26];&quot;.skills.push({skill: Skills.&quot;;[.C326];&quot;, level: &quot;;[.D326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2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27];&quot;.skills.push({skill: Skills.&quot;;[.C327];&quot;, level: &quot;;[.D327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2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8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8];&quot;.skills.push({skill: Skills.&quot;;[.C328];&quot;, level: &quot;;[.D328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8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9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9];&quot;.skills.push({skill: Skills.&quot;;[.C329];&quot;, level: &quot;;[.D329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3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30];&quot;.skills.push({skill: Skills.&quot;;[.C330];&quot;, level: &quot;;[.D330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3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1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1];&quot;.skills.push({skill: Skills.&quot;;[.C331];&quot;, level: &quot;;[.D331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2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32];&quot;.skills.push({skill: Skills.&quot;;[.C332];&quot;, level: &quot;;[.D332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3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33];&quot;.skills.push({skill: Skills.&quot;;[.C333];&quot;, level: &quot;;[.D333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33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34];&quot;.skills.push({skill: Skills.&quot;;[.C334];&quot;, level: &quot;;[.D334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34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35];&quot;.skills.push({skill: Skills.&quot;;[.C335];&quot;, level: &quot;;[.D335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3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36];&quot;.skills.push({skill: Skills.&quot;;[.C336];&quot;, level: &quot;;[.D336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36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7];&quot;.skills.push({skill: Skills.&quot;;[.C337];&quot;, level: &quot;;[.D337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3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8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8];&quot;.skills.push({skill: Skills.&quot;;[.C338];&quot;, level: &quot;;[.D338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8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9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9];&quot;.skills.push({skill: Skills.&quot;;[.C339];&quot;, level: &quot;;[.D339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9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4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0];&quot;.skills.push({skill: Skills.&quot;;[.C340];&quot;, level: &quot;;[.D340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0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1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41];&quot;.skills.push({skill: Skills.&quot;;[.C341];&quot;, level: &quot;;[.D341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4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2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42];&quot;.skills.push({skill: Skills.&quot;;[.C342];&quot;, level: &quot;;[.D342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42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3];&quot;.skills.push({skill: Skills.&quot;;[.C343];&quot;, level: &quot;;[.D343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4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4];&quot;.skills.push({skill: Skills.&quot;;[.C344];&quot;, level: &quot;;[.D344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4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5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45];&quot;.skills.push({skill: Skills.&quot;;[.C345];&quot;, level: &quot;;[.D345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46];&quot;.skills.push({skill: Skills.&quot;;[.C346];&quot;, level: &quot;;[.D346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46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47];&quot;.skills.push({skill: Skills.&quot;;[.C347];&quot;, level: &quot;;[.D347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4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8];&quot;.skills.push({skill: Skills.&quot;;[.C348];&quot;, level: &quot;;[.D348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9];&quot;.skills.push({skill: Skills.&quot;;[.C349];&quot;, level: &quot;;[.D349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5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0];&quot;.skills.push({skill: Skills.&quot;;[.C350];&quot;, level: &quot;;[.D350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1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51];&quot;.skills.push({skill: Skills.&quot;;[.C351];&quot;, level: &quot;;[.D351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5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2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2];&quot;.skills.push({skill: Skills.&quot;;[.C352];&quot;, level: &quot;;[.D352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5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3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5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4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54];&quot;.skills.push({skill: Skills.&quot;;[.C354];&quot;, level: &quot;;[.D354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5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55];&quot;.skills.push({skill: Skills.&quot;;[.C355];&quot;, level: &quot;;[.D355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55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56];&quot;.skills.push({skill: Skills.&quot;;[.C356];&quot;, level: &quot;;[.D356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5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57];&quot;.skills.push({skill: Skills.&quot;;[.C357];&quot;, level: &quot;;[.D357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57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8];&quot;.skills.push({skill: Skills.&quot;;[.C358];&quot;, level: &quot;;[.D358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9];&quot;.skills.push({skill: Skills.&quot;;[.C359];&quot;, level: &quot;;[.D359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0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60];&quot;.skills.push({skill: Skills.&quot;;[.C360];&quot;, level: &quot;;[.D360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6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1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61];&quot;.skills.push({skill: Skills.&quot;;[.C361];&quot;, level: &quot;;[.D361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6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2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6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3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63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64];&quot;.skills.push({skill: Skills.&quot;;[.C364];&quot;, level: &quot;;[.D364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6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65];&quot;.skills.push({skill: Skills.&quot;;[.C365];&quot;, level: &quot;;[.D365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65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66];&quot;.skills.push({skill: Skills.&quot;;[.C366];&quot;, level: &quot;;[.D366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6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67];&quot;.skills.push({skill: Skills.&quot;;[.C367];&quot;, level: &quot;;[.D367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67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8];&quot;.skills.push({skill: Skills.&quot;;[.C368];&quot;, level: &quot;;[.D368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9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9];&quot;.skills.push({skill: Skills.&quot;;[.C369];&quot;, level: &quot;;[.D369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9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0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70];&quot;.skills.push({skill: Skills.&quot;;[.C370];&quot;, level: &quot;;[.D370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7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71];&quot;.skills.push({skill: Skills.&quot;;[.C371];&quot;, level: &quot;;[.D371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7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2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2];&quot;.skills.push({skill: Skills.&quot;;[.C372];&quot;, level: &quot;;[.D372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2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3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3];&quot;.skills.push({skill: Skills.&quot;;[.C373];&quot;, level: &quot;;[.D373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74];&quot;.skills.push({skill: Skills.&quot;;[.C374];&quot;, level: &quot;;[.D374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7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75];&quot;.skills.push({skill: Skills.&quot;;[.C375];&quot;, level: &quot;;[.D375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75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76];&quot;.skills.push({skill: Skills.&quot;;[.C376];&quot;, level: &quot;;[.D376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7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77];&quot;.skills.push({skill: Skills.&quot;;[.C377];&quot;, level: &quot;;[.D377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9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0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8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81];&quot;.skills.push({skill: Skills.&quot;;[.C381];&quot;, level: &quot;;[.D381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8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8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83];&quot;.skills.push({skill: Skills.&quot;;[.C383];&quot;, level: &quot;;[.D383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84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5];&quot;.skills.push({skill: Skills.&quot;;[.C385];&quot;, level: &quot;;[.D385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6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86];&quot;.skills.push({skill: Skills.&quot;;[.C386];&quot;, level: &quot;;[.D386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86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7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7];&quot;.skills.push({skill: Skills.&quot;;[.C387];&quot;, level: &quot;;[.D387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8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8];&quot;.skills.push({skill: Skills.&quot;;[.C388];&quot;, level: &quot;;[.D388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9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9];&quot;.skills.push({skill: Skills.&quot;;[.C389];&quot;, level: &quot;;[.D389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9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0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0];&quot;.skills.push({skill: Skills.&quot;;[.C390];&quot;, level: &quot;;[.D390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9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1];&quot;.skills.push({skill: Skills.&quot;;[.C391];&quot;, level: &quot;;[.D391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91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92];&quot;.skills.push({skill: Skills.&quot;;[.C392];&quot;, level: &quot;;[.D392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3];&quot;.skills.push({skill: Skills.&quot;;[.C393];&quot;, level: &quot;;[.D393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9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4];&quot;.skills.push({skill: Skills.&quot;;[.C394];&quot;, level: &quot;;[.D394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94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5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5];&quot;.skills.push({skill: Skills.&quot;;[.C395];&quot;, level: &quot;;[.D395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95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6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96];&quot;.skills.push({skill: Skills.&quot;;[.C396];&quot;, level: &quot;;[.D396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96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7];&quot;.skills.push({skill: Skills.&quot;;[.C397];&quot;, level: &quot;;[.D397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9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8];&quot;.skills.push({skill: Skills.&quot;;[.C398];&quot;, level: &quot;;[.D398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9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9];&quot;.skills.push({skill: Skills.&quot;;[.C399];&quot;, level: &quot;;[.D399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0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0];&quot;.skills.push({skill: Skills.&quot;;[.C400];&quot;, level: &quot;;[.D400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40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1];&quot;.skills.push({skill: Skills.&quot;;[.C401];&quot;, level: &quot;;[.D401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40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02];&quot;.skills.push({skill: Skills.&quot;;[.C402];&quot;, level: &quot;;[.D402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40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03];&quot;.skills.push({skill: Skills.&quot;;[.C403];&quot;, level: &quot;;[.D403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403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04];&quot;.skills.push({skill: Skills.&quot;;[.C404];&quot;, level: &quot;;[.D404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40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05];&quot;.skills.push({skill: Skills.&quot;;[.C405];&quot;, level: &quot;;[.D405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405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06];&quot;.skills.push({skill: Skills.&quot;;[.C406];&quot;, level: &quot;;[.D406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406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7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407];&quot;.skills.push({skill: Skills.&quot;;[.C407];&quot;, level: &quot;;[.D407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40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8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8];&quot;.skills.push({skill: Skills.&quot;;[.C408];&quot;, level: &quot;;[.D408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9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9];&quot;.skills.push({skill: Skills.&quot;;[.C409];&quot;, level: &quot;;[.D409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0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1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1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1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12];&quot;.skills.push({skill: Skills.&quot;;[.C412];&quot;, level: &quot;;[.D412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13];&quot;.skills.push({skill: Skills.&quot;;[.C413];&quot;, level: &quot;;[.D413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13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14];&quot;.skills.push({skill: Skills.&quot;;[.C414];&quot;, level: &quot;;[.D414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14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15];&quot;.skills.push({skill: Skills.&quot;;[.C415];&quot;, level: &quot;;[.D415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1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6];&quot;.skills.push({skill: Skills.&quot;;[.C416];&quot;, level: &quot;;[.D416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1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17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7];&quot;.skills.push({skill: Skills.&quot;;[.C417];&quot;, level: &quot;;[.D417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17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8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8];&quot;.skills.push({skill: Skills.&quot;;[.C418];&quot;, level: &quot;;[.D418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8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9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20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21];&quot;.skills.push({skill: Skills.&quot;;[.C421];&quot;, level: &quot;;[.D421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2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2];&quot;.skills.push({skill: Skills.&quot;;[.C422];&quot;, level: &quot;;[.D422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22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3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3];&quot;.skills.push({skill: Skills.&quot;;[.C423];&quot;, level: &quot;;[.D423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4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4];&quot;.skills.push({skill: Skills.&quot;;[.C424];&quot;, level: &quot;;[.D424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5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5];&quot;.skills.push({skill: Skills.&quot;;[.C425];&quot;, level: &quot;;[.D425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6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6];&quot;.skills.push({skill: Skills.&quot;;[.C426];&quot;, level: &quot;;[.D426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7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2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8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8];&quot;.skills.push({skill: Skills.&quot;;[.C428];&quot;, level: &quot;;[.D428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9];&quot;.skills.push({skill: Skills.&quot;;[.C429];&quot;, level: &quot;;[.D429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9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30];&quot;.skills.push({skill: Skills.&quot;;[.C430];&quot;, level: &quot;;[.D430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30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31];&quot;.skills.push({skill: Skills.&quot;;[.C431];&quot;, level: &quot;;[.D431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3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2];&quot;.skills.push({skill: Skills.&quot;;[.C432];&quot;, level: &quot;;[.D432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3];&quot;.skills.push({skill: Skills.&quot;;[.C433];&quot;, level: &quot;;[.D433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4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4];&quot;.skills.push({skill: Skills.&quot;;[.C434];&quot;, level: &quot;;[.D434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3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5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5];&quot;.skills.push({skill: Skills.&quot;;[.C435];&quot;, level: &quot;;[.D435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3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36];&quot;.skills.push({skill: Skills.&quot;;[.C436];&quot;, level: &quot;;[.D436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3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37];&quot;.skills.push({skill: Skills.&quot;;[.C437];&quot;, level: &quot;;[.D437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37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8];&quot;.skills.push({skill: Skills.&quot;;[.C438];&quot;, level: &quot;;[.D438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9];&quot;.skills.push({skill: Skills.&quot;;[.C439];&quot;, level: &quot;;[.D439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9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40];&quot;.skills.push({skill: Skills.&quot;;[.C440];&quot;, level: &quot;;[.D440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40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1];&quot;.skills.push({skill: Skills.&quot;;[.C441];&quot;, level: &quot;;[.D441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41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2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42];&quot;.skills.push({skill: Skills.&quot;;[.C442];&quot;, level: &quot;;[.D442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42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3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3];&quot;.skills.push({skill: Skills.&quot;;[.C443];&quot;, level: &quot;;[.D443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4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44];&quot;.skills.push({skill: Skills.&quot;;[.C444];&quot;, level: &quot;;[.D444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4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5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5];&quot;.skills.push({skill: Skills.&quot;;[.C445];&quot;, level: &quot;;[.D445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45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6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6];&quot;.skills.push({skill: Skills.&quot;;[.C446];&quot;, level: &quot;;[.D446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47];&quot;.skills.push({skill: Skills.&quot;;[.C447];&quot;, level: &quot;;[.D447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47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8];&quot;.skills.push({skill: Skills.&quot;;[.C448];&quot;, level: &quot;;[.D448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8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9];&quot;.skills.push({skill: Skills.&quot;;[.C449];&quot;, level: &quot;;[.D449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50];&quot;.skills.push({skill: Skills.&quot;;[.C450];&quot;, level: &quot;;[.D450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50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1];&quot;.skills.push({skill: Skills.&quot;;[.C451];&quot;, level: &quot;;[.D451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5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2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52];&quot;.skills.push({skill: Skills.&quot;;[.C452];&quot;, level: &quot;;[.D452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5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3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53];&quot;.skills.push({skill: Skills.&quot;;[.C453];&quot;, level: &quot;;[.D453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53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54];&quot;.skills.push({skill: Skills.&quot;;[.C454];&quot;, level: &quot;;[.D454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5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5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5];&quot;.skills.push({skill: Skills.&quot;;[.C455];&quot;, level: &quot;;[.D455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5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6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5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57];&quot;.skills.push({skill: Skills.&quot;;[.C457];&quot;, level: &quot;;[.D457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57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8];&quot;.skills.push({skill: Skills.&quot;;[.C458];&quot;, level: &quot;;[.D458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8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9];&quot;.skills.push({skill: Skills.&quot;;[.C459];&quot;, level: &quot;;[.D459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9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60];&quot;.skills.push({skill: Skills.&quot;;[.C460];&quot;, level: &quot;;[.D460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6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61];&quot;.skills.push({skill: Skills.&quot;;[.C461];&quot;, level: &quot;;[.D461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6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2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62];&quot;.skills.push({skill: Skills.&quot;;[.C462];&quot;, level: &quot;;[.D462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3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63];&quot;.skills.push({skill: Skills.&quot;;[.C463];&quot;, level: &quot;;[.D463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6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4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64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5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6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6];&quot;.skills.push({skill: Skills.&quot;;[.C466];&quot;, level: &quot;;[.D466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66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7];&quot;.skills.push({skill: Skills.&quot;;[.C467];&quot;, level: &quot;;[.D467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67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8];&quot;.skills.push({skill: Skills.&quot;;[.C468];&quot;, level: &quot;;[.D468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9];&quot;.skills.push({skill: Skills.&quot;;[.C469];&quot;, level: &quot;;[.D469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70];&quot;.skills.push({skill: Skills.&quot;;[.C470];&quot;, level: &quot;;[.D470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7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1];&quot;.skills.push({skill: Skills.&quot;;[.C471];&quot;, level: &quot;;[.D471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7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72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72];&quot;.skills.push({skill: Skills.&quot;;[.C472];&quot;, level: &quot;;[.D472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7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3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3];&quot;.skills.push({skill: Skills.&quot;;[.C473];&quot;, level: &quot;;[.D473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73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4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4];&quot;.skills.push({skill: Skills.&quot;;[.C474];&quot;, level: &quot;;[.D474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74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75];&quot;.skills.push({skill: Skills.&quot;;[.C475];&quot;, level: &quot;;[.D475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76];&quot;.skills.push({skill: Skills.&quot;;[.C476];&quot;, level: &quot;;[.D476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7];&quot;.skills.push({skill: Skills.&quot;;[.C477];&quot;, level: &quot;;[.D477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77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8];&quot;.skills.push({skill: Skills.&quot;;[.C478];&quot;, level: &quot;;[.D478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8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9];&quot;.skills.push({skill: Skills.&quot;;[.C479];&quot;, level: &quot;;[.D479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0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0];&quot;.skills.push({skill: Skills.&quot;;[.C480];&quot;, level: &quot;;[.D480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1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81];&quot;.skills.push({skill: Skills.&quot;;[.C481];&quot;, level: &quot;;[.D481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81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2];&quot;.skills.push({skill: Skills.&quot;;[.C482];&quot;, level: &quot;;[.D482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82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83];&quot;.skills.push({skill: Skills.&quot;;[.C483];&quot;, level: &quot;;[.D483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4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84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5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85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86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87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9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9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0];&quot;.skills.push({skill: Skills.&quot;;[.C490];&quot;, level: &quot;;[.D490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90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1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91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2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2];&quot;.skills.push({skill: Skills.&quot;;[.C492];&quot;, level: &quot;;[.D492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9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93];&quot;.skills.push({skill: Skills.&quot;;[.C493];&quot;, level: &quot;;[.D493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93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94];&quot;.skills.push({skill: Skills.&quot;;[.C494];&quot;, level: &quot;;[.D494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94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95];&quot;.skills.push({skill: Skills.&quot;;[.C495];&quot;, level: &quot;;[.D495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95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96];&quot;.skills.push({skill: Skills.&quot;;[.C496];&quot;, level: &quot;;[.D496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9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7];&quot;.skills.push({skill: Skills.&quot;;[.C497];&quot;, level: &quot;;[.D497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97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8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9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9];&quot;.skills.push({skill: Skills.&quot;;[.C499];&quot;, level: &quot;;[.D499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500];&quot;.skills.push({skill: Skills.&quot;;[.C500];&quot;, level: &quot;;[.D500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50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01];&quot;.skills.push({skill: Skills.&quot;;[.C501];&quot;, level: &quot;;[.D501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50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02];&quot;.skills.push({skill: Skills.&quot;;[.C502];&quot;, level: &quot;;[.D502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50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3];&quot;.skills.push({skill: Skills.&quot;;[.C503];&quot;, level: &quot;;[.D503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503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504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5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5];&quot;.skills.push({skill: Skills.&quot;;[.C505];&quot;, level: &quot;;[.D505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50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6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6];&quot;.skills.push({skill: Skills.&quot;;[.C506];&quot;, level: &quot;;[.D506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506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07];&quot;.skills.push({skill: Skills.&quot;;[.C507];&quot;, level: &quot;;[.D507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507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8];&quot;.skills.push({skill: Skills.&quot;;[.C508];&quot;, level: &quot;;[.D508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8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9];&quot;.skills.push({skill: Skills.&quot;;[.C509];&quot;, level: &quot;;[.D509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9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0];&quot;.skills.push({skill: Skills.&quot;;[.C510];&quot;, level: &quot;;[.D510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1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1];&quot;.skills.push({skill: Skills.&quot;;[.C511];&quot;, level: &quot;;[.D511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1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2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12];&quot;.skills.push({skill: Skills.&quot;;[.C512];&quot;, level: &quot;;[.D512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1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3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13];&quot;.skills.push({skill: Skills.&quot;;[.C513];&quot;, level: &quot;;[.D513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13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14];&quot;.skills.push({skill: Skills.&quot;;[.C514];&quot;, level: &quot;;[.D514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14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15];&quot;.skills.push({skill: Skills.&quot;;[.C515];&quot;, level: &quot;;[.D515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1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6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16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7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17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8];&quot;.skills.push({skill: Skills.&quot;;[.C518];&quot;, level: &quot;;[.D518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9];&quot;.skills.push({skill: Skills.&quot;;[.C519];&quot;, level: &quot;;[.D519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20];&quot;.skills.push({skill: Skills.&quot;;[.C520];&quot;, level: &quot;;[.D520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20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21];&quot;.skills.push({skill: Skills.&quot;;[.C521];&quot;, level: &quot;;[.D521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2];&quot;.skills.push({skill: Skills.&quot;;[.C522];&quot;, level: &quot;;[.D522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3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3];&quot;.skills.push({skill: Skills.&quot;;[.C523];&quot;, level: &quot;;[.D523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2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4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4];&quot;.skills.push({skill: Skills.&quot;;[.C524];&quot;, level: &quot;;[.D524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2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25];&quot;.skills.push({skill: Skills.&quot;;[.C525];&quot;, level: &quot;;[.D525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2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6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7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2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8];&quot;.skills.push({skill: Skills.&quot;;[.C528];&quot;, level: &quot;;[.D528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8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9];&quot;.skills.push({skill: Skills.&quot;;[.C529];&quot;, level: &quot;;[.D529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30];&quot;.skills.push({skill: Skills.&quot;;[.C530];&quot;, level: &quot;;[.D530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30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31];&quot;.skills.push({skill: Skills.&quot;;[.C531];&quot;, level: &quot;;[.D531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31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32];&quot;.skills.push({skill: Skills.&quot;;[.C532];&quot;, level: &quot;;[.D532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32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33];&quot;.skills.push({skill: Skills.&quot;;[.C533];&quot;, level: &quot;;[.D533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3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4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3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5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35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36];&quot;.skills.push({skill: Skills.&quot;;[.C536];&quot;, level: &quot;;[.D536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3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37];&quot;.skills.push({skill: Skills.&quot;;[.C537];&quot;, level: &quot;;[.D537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3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9];&quot;.skills.push({skill: Skills.&quot;;[.C539];&quot;, level: &quot;;[.D539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0];&quot;.skills.push({skill: Skills.&quot;;[.C540];&quot;, level: &quot;;[.D540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4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41];&quot;.skills.push({skill: Skills.&quot;;[.C541];&quot;, level: &quot;;[.D541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41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2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2];&quot;.skills.push({skill: Skills.&quot;;[.C542];&quot;, level: &quot;;[.D542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42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3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3];&quot;.skills.push({skill: Skills.&quot;;[.C543];&quot;, level: &quot;;[.D543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4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44];&quot;.skills.push({skill: Skills.&quot;;[.C544];&quot;, level: &quot;;[.D544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4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45];&quot;.skills.push({skill: Skills.&quot;;[.C545];&quot;, level: &quot;;[.D545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46];&quot;.skills.push({skill: Skills.&quot;;[.C546];&quot;, level: &quot;;[.D546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4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8];&quot;.skills.push({skill: Skills.&quot;;[.C548];&quot;, level: &quot;;[.D548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8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9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9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0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0];&quot;.skills.push({skill: Skills.&quot;;[.C550];&quot;, level: &quot;;[.D550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5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1];&quot;.skills.push({skill: Skills.&quot;;[.C551];&quot;, level: &quot;;[.D551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5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2];&quot;.skills.push({skill: Skills.&quot;;[.C552];&quot;, level: &quot;;[.D552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5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3];&quot;.skills.push({skill: Skills.&quot;;[.C553];&quot;, level: &quot;;[.D553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5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4];&quot;.skills.push({skill: Skills.&quot;;[.C554];&quot;, level: &quot;;[.D554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5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5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55];&quot;.skills.push({skill: Skills.&quot;;[.C555];&quot;, level: &quot;;[.D555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5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6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56];&quot;.skills.push({skill: Skills.&quot;;[.C556];&quot;, level: &quot;;[.D556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5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7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7];&quot;.skills.push({skill: Skills.&quot;;[.C557];&quot;, level: &quot;;[.D557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5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8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8];&quot;.skills.push({skill: Skills.&quot;;[.C558];&quot;, level: &quot;;[.D558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9];&quot;.skills.push({skill: Skills.&quot;;[.C559];&quot;, level: &quot;;[.D559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60];&quot;.skills.push({skill: Skills.&quot;;[.C560];&quot;, level: &quot;;[.D560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6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61];&quot;.skills.push({skill: Skills.&quot;;[.C561];&quot;, level: &quot;;[.D561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2];&quot;.skills.push({skill: Skills.&quot;;[.C562];&quot;, level: &quot;;[.D562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62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63];&quot;.skills.push({skill: Skills.&quot;;[.C563];&quot;, level: &quot;;[.D563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4];&quot;.skills.push({skill: Skills.&quot;;[.C564];&quot;, level: &quot;;[.D564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5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65];&quot;.skills.push({skill: Skills.&quot;;[.C565];&quot;, level: &quot;;[.D565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65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6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66];&quot;.skills.push({skill: Skills.&quot;;[.C566];&quot;, level: &quot;;[.D566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66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7];&quot;.skills.push({skill: Skills.&quot;;[.C567];&quot;, level: &quot;;[.D567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8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8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9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9];&quot;.skills.push({skill: Skills.&quot;;[.C569];&quot;, level: &quot;;[.D569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70];&quot;.skills.push({skill: Skills.&quot;;[.C570];&quot;, level: &quot;;[.D570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7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71];&quot;.skills.push({skill: Skills.&quot;;[.C571];&quot;, level: &quot;;[.D571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7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72];&quot;.skills.push({skill: Skills.&quot;;[.C572];&quot;, level: &quot;;[.D572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7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73];&quot;.skills.push({skill: Skills.&quot;;[.C573];&quot;, level: &quot;;[.D573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73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74];&quot;.skills.push({skill: Skills.&quot;;[.C574];&quot;, level: &quot;;[.D574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7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5];&quot;.skills.push({skill: Skills.&quot;;[.C575];&quot;, level: &quot;;[.D575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6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6];&quot;.skills.push({skill: Skills.&quot;;[.C576];&quot;, level: &quot;;[.D576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7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7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7];&quot;.skills.push({skill: Skills.&quot;;[.C577];&quot;, level: &quot;;[.D577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7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8];&quot;.skills.push({skill: Skills.&quot;;[.C578];&quot;, level: &quot;;[.D578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8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9];&quot;.skills.push({skill: Skills.&quot;;[.C579];&quot;, level: &quot;;[.D579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0];&quot;.skills.push({skill: Skills.&quot;;[.C580];&quot;, level: &quot;;[.D580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80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1];&quot;.skills.push({skill: Skills.&quot;;[.C581];&quot;, level: &quot;;[.D581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81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2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82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3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83];&quot;.skills.push({skill: Skills.&quot;;[.C583];&quot;, level: &quot;;[.D583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8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84];&quot;.skills.push({skill: Skills.&quot;;[.C584];&quot;, level: &quot;;[.D584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84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85];&quot;.skills.push({skill: Skills.&quot;;[.C585];&quot;, level: &quot;;[.D585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85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86];&quot;.skills.push({skill: Skills.&quot;;[.C586];&quot;, level: &quot;;[.D586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8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87];&quot;.skills.push({skill: Skills.&quot;;[.C587];&quot;, level: &quot;;[.D587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87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8];&quot;.skills.push({skill: Skills.&quot;;[.C588];&quot;, level: &quot;;[.D588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9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0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0];&quot;.skills.push({skill: Skills.&quot;;[.C590];&quot;, level: &quot;;[.D590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90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91];&quot;.skills.push({skill: Skills.&quot;;[.C591];&quot;, level: &quot;;[.D591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91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92];&quot;.skills.push({skill: Skills.&quot;;[.C592];&quot;, level: &quot;;[.D592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92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93];&quot;.skills.push({skill: Skills.&quot;;[.C593];&quot;, level: &quot;;[.D593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93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4];&quot;.skills.push({skill: Skills.&quot;;[.C594];&quot;, level: &quot;;[.D594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9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95];&quot;.skills.push({skill: Skills.&quot;;[.C595];&quot;, level: &quot;;[.D595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95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6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6];&quot;.skills.push({skill: Skills.&quot;;[.C596];&quot;, level: &quot;;[.D596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96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7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7];&quot;.skills.push({skill: Skills.&quot;;[.C597];&quot;, level: &quot;;[.D597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9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8];&quot;.skills.push({skill: Skills.&quot;;[.C598];&quot;, level: &quot;;[.D598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8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9];&quot;.skills.push({skill: Skills.&quot;;[.C599];&quot;, level: &quot;;[.D599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00];&quot;.skills.push({skill: Skills.&quot;;[.C600];&quot;, level: &quot;;[.D600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600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1];&quot;.skills.push({skill: Skills.&quot;;[.C601];&quot;, level: &quot;;[.D601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60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2];&quot;.skills.push({skill: Skills.&quot;;[.C602];&quot;, level: &quot;;[.D602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0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3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3];&quot;.skills.push({skill: Skills.&quot;;[.C603];&quot;, level: &quot;;[.D603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603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4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4];&quot;.skills.push({skill: Skills.&quot;;[.C604];&quot;, level: &quot;;[.D604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60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05];&quot;.skills.push({skill: Skills.&quot;;[.C605];&quot;, level: &quot;;[.D605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60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606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07];&quot;.skills.push({skill: Skills.&quot;;[.C607];&quot;, level: &quot;;[.D607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607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8];&quot;.skills.push({skill: Skills.&quot;;[.C608];&quot;, level: &quot;;[.D608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9];&quot;.skills.push({skill: Skills.&quot;;[.C609];&quot;, level: &quot;;[.D609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0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0];&quot;.skills.push({skill: Skills.&quot;;[.C610];&quot;, level: &quot;;[.D610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10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1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1];&quot;.skills.push({skill: Skills.&quot;;[.C611];&quot;, level: &quot;;[.D611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1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12];&quot;.skills.push({skill: Skills.&quot;;[.C612];&quot;, level: &quot;;[.D612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12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13];&quot;.skills.push({skill: Skills.&quot;;[.C613];&quot;, level: &quot;;[.D613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1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14];&quot;.skills.push({skill: Skills.&quot;;[.C614];&quot;, level: &quot;;[.D614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1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15];&quot;.skills.push({skill: Skills.&quot;;[.C615];&quot;, level: &quot;;[.D615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16];&quot;.skills.push({skill: Skills.&quot;;[.C616];&quot;, level: &quot;;[.D616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1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7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7];&quot;.skills.push({skill: Skills.&quot;;[.C617];&quot;, level: &quot;;[.D617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8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8];&quot;.skills.push({skill: Skills.&quot;;[.C618];&quot;, level: &quot;;[.D618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9];&quot;.skills.push({skill: Skills.&quot;;[.C619];&quot;, level: &quot;;[.D619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20];&quot;.skills.push({skill: Skills.&quot;;[.C620];&quot;, level: &quot;;[.D620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2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21];&quot;.skills.push({skill: Skills.&quot;;[.C621];&quot;, level: &quot;;[.D621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2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22];&quot;.skills.push({skill: Skills.&quot;;[.C622];&quot;, level: &quot;;[.D622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3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23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4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24];&quot;.skills.push({skill: Skills.&quot;;[.C624];&quot;, level: &quot;;[.D624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2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5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2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6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26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7];&quot;.skills.push({skill: Skills.&quot;;[.C627];&quot;, level: &quot;;[.D627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2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8];&quot;.skills.push({skill: Skills.&quot;;[.C628];&quot;, level: &quot;;[.D628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9];&quot;.skills.push({skill: Skills.&quot;;[.C629];&quot;, level: &quot;;[.D629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0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30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1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32];&quot;.skills.push({skill: Skills.&quot;;[.C632];&quot;, level: &quot;;[.D632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3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33];&quot;.skills.push({skill: Skills.&quot;;[.C633];&quot;, level: &quot;;[.D633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3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34];&quot;.skills.push({skill: Skills.&quot;;[.C634];&quot;, level: &quot;;[.D634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3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5];&quot;.skills.push({skill: Skills.&quot;;[.C635];&quot;, level: &quot;;[.D635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3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36];&quot;.skills.push({skill: Skills.&quot;;[.C636];&quot;, level: &quot;;[.D636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3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37];&quot;.skills.push({skill: Skills.&quot;;[.C637];&quot;, level: &quot;;[.D637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3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8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8];&quot;.skills.push({skill: Skills.&quot;;[.C638];&quot;, level: &quot;;[.D638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8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9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9];&quot;.skills.push({skill: Skills.&quot;;[.C639];&quot;, level: &quot;;[.D639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0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0];&quot;.skills.push({skill: Skills.&quot;;[.C640];&quot;, level: &quot;;[.D640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40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1];&quot;.skills.push({skill: Skills.&quot;;[.C641];&quot;, level: &quot;;[.D641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4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2];&quot;.skills.push({skill: Skills.&quot;;[.C642];&quot;, level: &quot;;[.D642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42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3];&quot;.skills.push({skill: Skills.&quot;;[.C643];&quot;, level: &quot;;[.D643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4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44];&quot;.skills.push({skill: Skills.&quot;;[.C644];&quot;, level: &quot;;[.D644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4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5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6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4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5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5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3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4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5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5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57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9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6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60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1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61];&quot;.skills.push({skill: Skills.&quot;;[.C661];&quot;, level: &quot;;[.D661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6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2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62];&quot;.skills.push({skill: Skills.&quot;;[.C662];&quot;, level: &quot;;[.D662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6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63];&quot;.skills.push({skill: Skills.&quot;;[.C663];&quot;, level: &quot;;[.D663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63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64];&quot;.skills.push({skill: Skills.&quot;;[.C664];&quot;, level: &quot;;[.D664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6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5];&quot;.skills.push({skill: Skills.&quot;;[.C665];&quot;, level: &quot;;[.D665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6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66];&quot;.skills.push({skill: Skills.&quot;;[.C666];&quot;, level: &quot;;[.D666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6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67];&quot;.skills.push({skill: Skills.&quot;;[.C667];&quot;, level: &quot;;[.D667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67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8];&quot;.skills.push({skill: Skills.&quot;;[.C668];&quot;, level: &quot;;[.D668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8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9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0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0];&quot;.skills.push({skill: Skills.&quot;;[.C670];&quot;, level: &quot;;[.D670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70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1];&quot;.skills.push({skill: Skills.&quot;;[.C671];&quot;, level: &quot;;[.D671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71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72];&quot;.skills.push({skill: Skills.&quot;;[.C672];&quot;, level: &quot;;[.D672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7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73];&quot;.skills.push({skill: Skills.&quot;;[.C673];&quot;, level: &quot;;[.D673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7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74];&quot;.skills.push({skill: Skills.&quot;;[.C674];&quot;, level: &quot;;[.D674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7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75];&quot;.skills.push({skill: Skills.&quot;;[.C675];&quot;, level: &quot;;[.D675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75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6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7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7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77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0];&quot;.skills.push({skill: Skills.&quot;;[.C680];&quot;, level: &quot;;[.D680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80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1];&quot;.skills.push({skill: Skills.&quot;;[.C681];&quot;, level: &quot;;[.D681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2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2];&quot;.skills.push({skill: Skills.&quot;;[.C682];&quot;, level: &quot;;[.D682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8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3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3];&quot;.skills.push({skill: Skills.&quot;;[.C683];&quot;, level: &quot;;[.D683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4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8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5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8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86];&quot;.skills.push({skill: Skills.&quot;;[.C686];&quot;, level: &quot;;[.D686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8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87];&quot;.skills.push({skill: Skills.&quot;;[.C687];&quot;, level: &quot;;[.D687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8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8];&quot;.skills.push({skill: Skills.&quot;;[.C688];&quot;, level: &quot;;[.D688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9];&quot;.skills.push({skill: Skills.&quot;;[.C689];&quot;, level: &quot;;[.D689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0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90];&quot;.skills.push({skill: Skills.&quot;;[.C690];&quot;, level: &quot;;[.D690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9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1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91];&quot;.skills.push({skill: Skills.&quot;;[.C691];&quot;, level: &quot;;[.D691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9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2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92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3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3];&quot;.skills.push({skill: Skills.&quot;;[.C693];&quot;, level: &quot;;[.D693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9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94];&quot;.skills.push({skill: Skills.&quot;;[.C694];&quot;, level: &quot;;[.D694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9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95];&quot;.skills.push({skill: Skills.&quot;;[.C695];&quot;, level: &quot;;[.D695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9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96];&quot;.skills.push({skill: Skills.&quot;;[.C696];&quot;, level: &quot;;[.D696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9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97];&quot;.skills.push({skill: Skills.&quot;;[.C697];&quot;, level: &quot;;[.D697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97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8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9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9];&quot;.skills.push({skill: Skills.&quot;;[.C699];&quot;, level: &quot;;[.D699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0];&quot;.skills.push({skill: Skills.&quot;;[.C700];&quot;, level: &quot;;[.D700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700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01];&quot;.skills.push({skill: Skills.&quot;;[.C701];&quot;, level: &quot;;[.D701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701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702];&quot;.skills.push({skill: Skills.&quot;;[.C702];&quot;, level: &quot;;[.D702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70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703];&quot;.skills.push({skill: Skills.&quot;;[.C703];&quot;, level: &quot;;[.D703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70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704];&quot;.skills.push({skill: Skills.&quot;;[.C704];&quot;, level: &quot;;[.D704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704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5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5];&quot;.skills.push({skill: Skills.&quot;;[.C705];&quot;, level: &quot;;[.D705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70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6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6];&quot;.skills.push({skill: Skills.&quot;;[.C706];&quot;, level: &quot;;[.D706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70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7];&quot;.skills.push({skill: Skills.&quot;;[.C707];&quot;, level: &quot;;[.D707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70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8];&quot;.skills.push({skill: Skills.&quot;;[.C708];&quot;, level: &quot;;[.D708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9];&quot;.skills.push({skill: Skills.&quot;;[.C709];&quot;, level: &quot;;[.D709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0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0];&quot;.skills.push({skill: Skills.&quot;;[.C710];&quot;, level: &quot;;[.D710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1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1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1];&quot;.skills.push({skill: Skills.&quot;;[.C711];&quot;, level: &quot;;[.D711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11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2];&quot;.skills.push({skill: Skills.&quot;;[.C712];&quot;, level: &quot;;[.D712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1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3];&quot;.skills.push({skill: Skills.&quot;;[.C713];&quot;, level: &quot;;[.D713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4];&quot;.skills.push({skill: Skills.&quot;;[.C714];&quot;, level: &quot;;[.D714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1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5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5];&quot;.skills.push({skill: Skills.&quot;;[.C715];&quot;, level: &quot;;[.D715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1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6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6];&quot;.skills.push({skill: Skills.&quot;;[.C716];&quot;, level: &quot;;[.D716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1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7];&quot;.skills.push({skill: Skills.&quot;;[.C717];&quot;, level: &quot;;[.D717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1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8];&quot;.skills.push({skill: Skills.&quot;;[.C718];&quot;, level: &quot;;[.D718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9];&quot;.skills.push({skill: Skills.&quot;;[.C719];&quot;, level: &quot;;[.D719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9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0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2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1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22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23];&quot;.skills.push({skill: Skills.&quot;;[.C723];&quot;, level: &quot;;[.D723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2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24];&quot;.skills.push({skill: Skills.&quot;;[.C724];&quot;, level: &quot;;[.D724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25];&quot;.skills.push({skill: Skills.&quot;;[.C725];&quot;, level: &quot;;[.D725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25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26];&quot;.skills.push({skill: Skills.&quot;;[.C726];&quot;, level: &quot;;[.D726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2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7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27];&quot;.skills.push({skill: Skills.&quot;;[.C727];&quot;, level: &quot;;[.D727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27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8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8];&quot;.skills.push({skill: Skills.&quot;;[.C728];&quot;, level: &quot;;[.D728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9];&quot;.skills.push({skill: Skills.&quot;;[.C729];&quot;, level: &quot;;[.D729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30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30];&quot;.skills.push({skill: Skills.&quot;;[.C730];&quot;, level: &quot;;[.D730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30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1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3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2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3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33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34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36];&quot;.skills.push({skill: Skills.&quot;;[.C736];&quot;, level: &quot;;[.D736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3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37];&quot;.skills.push({skill: Skills.&quot;;[.C737];&quot;, level: &quot;;[.D737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37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8];&quot;.skills.push({skill: Skills.&quot;;[.C738];&quot;, level: &quot;;[.D738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9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9];&quot;.skills.push({skill: Skills.&quot;;[.C739];&quot;, level: &quot;;[.D739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0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40];&quot;.skills.push({skill: Skills.&quot;;[.C740];&quot;, level: &quot;;[.D740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4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1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41];&quot;.skills.push({skill: Skills.&quot;;[.C741];&quot;, level: &quot;;[.D741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41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2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42];&quot;.skills.push({skill: Skills.&quot;;[.C742];&quot;, level: &quot;;[.D742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42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3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43];&quot;.skills.push({skill: Skills.&quot;;[.C743];&quot;, level: &quot;;[.D743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43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43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43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22:12:36.497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5T00:38:24.349140000</dc:date>
    <meta:editing-duration>P1DT9H15M58S</meta:editing-duration>
    <meta:editing-cycles>62</meta:editing-cycles>
    <meta:generator>LibreOffice/5.2.3.3$MacOSX_X86_64 LibreOffice_project/d54a8868f08a7b39642414cf2c8ef2f228f780cf</meta:generator>
    <meta:document-statistic meta:table-count="5" meta:cell-count="12425" meta:object-count="0"/>
    <meta:user-defined meta:name=""/>
  </office:meta>
</office:document-meta>
</file>